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984in"/>
    </style:style>
    <style:style style:name="co2" style:family="table-column">
      <style:table-column-properties fo:break-before="auto" style:column-width="2.783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929in" fo:break-before="auto" style:use-optimal-row-height="true"/>
    </style:style>
    <style:style style:name="ro3" style:family="table-row">
      <style:table-row-properties style:row-height="1.2882in" fo:break-before="auto" style:use-optimal-row-height="true"/>
    </style:style>
    <style:style style:name="ro4" style:family="table-row">
      <style:table-row-properties style:row-height="1.6063in" fo:break-before="auto" style:use-optimal-row-height="true"/>
    </style:style>
    <style:style style:name="ro5" style:family="table-row">
      <style:table-row-properties style:row-height="0.652in" fo:break-before="auto" style:use-optimal-row-height="true"/>
    </style:style>
    <style:style style:name="ro6" style:family="table-row">
      <style:table-row-properties style:row-height="0.9701in" fo:break-before="auto" style:use-optimal-row-height="true"/>
    </style:style>
    <style:style style:name="ro7" style:family="table-row">
      <style:table-row-properties style:row-height="0.811in" fo:break-before="auto" style:use-optimal-row-height="true"/>
    </style:style>
    <style:style style:name="ro8" style:family="table-row">
      <style:table-row-properties style:row-height="1.9244in" fo:break-before="auto" style:use-optimal-row-height="true"/>
    </style:style>
    <style:style style:name="ro9" style:family="table-row">
      <style:table-row-properties style:row-height="3.8402in" fo:break-before="auto" style:use-optimal-row-height="true"/>
    </style:style>
    <style:style style:name="ro10" style:family="table-row">
      <style:table-row-properties style:row-height="1.7654in" fo:break-before="auto" style:use-optimal-row-height="true"/>
    </style:style>
    <style:style style:name="ro11" style:family="table-row">
      <style:table-row-properties style:row-height="1.1291in" fo:break-before="auto" style:use-optimal-row-height="true"/>
    </style:style>
    <style:style style:name="ro12" style:family="table-row">
      <style:table-row-properties style:row-height="1.4472in" fo:break-before="auto" style:use-optimal-row-height="true"/>
    </style:style>
    <style:style style:name="ro13" style:family="table-row">
      <style:table-row-properties style:row-height="2.0917in" fo:break-before="auto" style:use-optimal-row-height="true"/>
    </style:style>
    <style:style style:name="ro14" style:family="table-row">
      <style:table-row-properties style:row-height="2.25in" fo:break-before="auto" style:use-optimal-row-height="true"/>
    </style:style>
    <style:style style:name="ro15" style:family="table-row">
      <style:table-row-properties style:row-height="2.4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style>
  </office:automatic-styles>
  <office:body>
    <office:spreadsheet>
      <table:calculation-settings table:automatic-find-labels="false" table:use-regular-expressions="false" table:use-wildcards="true"/>
      <table:table table:name="Articles" table:style-name="ta1">
        <table:table-column table:style-name="co1" table:number-columns-repeated="16384" table:default-cell-style-name="ce1"/>
        <table:table-row table:style-name="ro1">
          <table:table-cell office:value-type="string" calcext:value-type="string">
            <text:p>Articles</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cell office:value-type="string" calcext:value-type="string">
            <text:p>Reference 21</text:p>
          </table:table-cell>
          <table:table-cell office:value-type="string" calcext:value-type="string">
            <text:p>Reference 22</text:p>
          </table:table-cell>
          <table:table-cell office:value-type="string" calcext:value-type="string">
            <text:p>Reference 23</text:p>
          </table:table-cell>
          <table:table-cell office:value-type="string" calcext:value-type="string">
            <text:p>Reference 24</text:p>
          </table:table-cell>
          <table:table-cell office:value-type="string" calcext:value-type="string">
            <text:p>Reference 25</text:p>
          </table:table-cell>
          <table:table-cell office:value-type="string" calcext:value-type="string">
            <text:p>Reference 26</text:p>
          </table:table-cell>
          <table:table-cell office:value-type="string" calcext:value-type="string">
            <text:p>Reference 27</text:p>
          </table:table-cell>
          <table:table-cell office:value-type="string" calcext:value-type="string">
            <text:p>Reference 28</text:p>
          </table:table-cell>
          <table:table-cell office:value-type="string" calcext:value-type="string">
            <text:p>Reference 29</text:p>
          </table:table-cell>
          <table:table-cell office:value-type="string" calcext:value-type="string">
            <text:p>Reference 30</text:p>
          </table:table-cell>
          <table:table-cell office:value-type="string" calcext:value-type="string">
            <text:p>Reference 31</text:p>
          </table:table-cell>
          <table:table-cell office:value-type="string" calcext:value-type="string">
            <text:p>Reference 32</text:p>
          </table:table-cell>
          <table:table-cell office:value-type="string" calcext:value-type="string">
            <text:p>Reference 33</text:p>
          </table:table-cell>
          <table:table-cell office:value-type="string" calcext:value-type="string">
            <text:p>Reference 34</text:p>
          </table:table-cell>
          <table:table-cell office:value-type="string" calcext:value-type="string">
            <text:p>Reference 35</text:p>
          </table:table-cell>
          <table:table-cell office:value-type="string" calcext:value-type="string">
            <text:p>Reference 36</text:p>
          </table:table-cell>
          <table:table-cell office:value-type="string" calcext:value-type="string">
            <text:p>Reference 37</text:p>
          </table:table-cell>
          <table:table-cell office:value-type="string" calcext:value-type="string">
            <text:p>Reference 38</text:p>
          </table:table-cell>
          <table:table-cell office:value-type="string" calcext:value-type="string">
            <text:p>Reference 39</text:p>
          </table:table-cell>
          <table:table-cell office:value-type="string" calcext:value-type="string">
            <text:p>Reference 40</text:p>
          </table:table-cell>
          <table:table-cell office:value-type="string" calcext:value-type="string">
            <text:p>Reference 41</text:p>
          </table:table-cell>
          <table:table-cell office:value-type="string" calcext:value-type="string">
            <text:p>Reference 42</text:p>
          </table:table-cell>
          <table:table-cell office:value-type="string" calcext:value-type="string">
            <text:p>Reference 43</text:p>
          </table:table-cell>
          <table:table-cell office:value-type="string" calcext:value-type="string">
            <text:p>Reference 44</text:p>
          </table:table-cell>
          <table:table-cell office:value-type="string" calcext:value-type="string">
            <text:p>Reference 45</text:p>
          </table:table-cell>
          <table:table-cell table:number-columns-repeated="16338"/>
        </table:table-row>
        <table:table-row table:style-name="ro2">
          <table:table-cell office:value-type="string" calcext:value-type="string">
            <text:p>1971 Cold-Inactivated Enzymes as Metabolic Controls </text:p>
          </table:table-cell>
          <table:table-cell office:value-type="string" calcext:value-type="string">
            <text:p>[19] O. Warburg, in Aspects of Yeast Metabolism, A. K. Mills, ed., Blackwell, Oxford, 1968. </text:p>
          </table:table-cell>
          <table:table-cell table:number-columns-repeated="16382"/>
        </table:table-row>
        <table:table-row table:style-name="ro3">
          <table:table-cell office:value-type="string" calcext:value-type="string">
            <text:p>1972 Estrogen Stimulated Pathway Changes and Cold-Inactivated Enzymes </text:p>
          </table:table-cell>
          <table:table-cell office:value-type="string" calcext:value-type="string">
            <text:p>[03] Bernal, J. D. "The structure of water and its biological implications."'Symposia of the Society for Experimental Biology. Vol. 19. 1965.</text:p>
            <text:p/>
            <text:p/>
          </table:table-cell>
          <table:table-cell office:value-type="string" calcext:value-type="string">
            <text:p>[04] Derjaguin, B. V. "Recent research into the properties of water in thin films and in microcapillaries." Symposia of the Society for Experimental Biology. Vol. 19. 1965.</text:p>
          </table:table-cell>
          <table:table-cell office:value-type="string" calcext:value-type="string">
            <text:p>[06] Hazlewood CF, Nichols BL, Chang DC, Brown B. On the state of water in developing muscle: a study of the major phase of ordered water in skeletal muscle and its relationship to sodium concentration. Johns Hopkins Med J. 1971 Mar;128(3):117-31. PMID: 5553118. </text:p>
          </table:table-cell>
          <table:table-cell office:value-type="string" calcext:value-type="string">
            <text:p>[10] I. M. Klotz, Fed. Proc., 24, Suppl. 15, 5 (1965). </text:p>
          </table:table-cell>
          <table:table-cell office:value-type="string" calcext:value-type="string">
            <text:p>[25] Takeuchi, Tadao, Masando Hayashi, and William H. Fishman. "Mucinogenesis and enzymorphology of rat vagina; Phosphorylase, ?-glucuronidase, DPNH-diaphorase and phosphatases."'European Journal of Endocrinology'39.3 (1962): 395-406. </text:p>
          </table:table-cell>
          <table:table-cell office:value-type="string" calcext:value-type="string">
            <text:p>[46] O. Warburg, A. W. Geissler and S. Lorenz, in Aspects of Yeast Metabolism, A. K. Mills, Ed., Blackwell, Oxford, 1967, p. 327. </text:p>
          </table:table-cell>
          <table:table-cell table:number-columns-repeated="16377"/>
        </table:table-row>
        <table:table-row table:style-name="ro4">
          <table:table-cell office:value-type="string" calcext:value-type="string">
            <text:p>1975-11 A Biophysical Approach to Altered Consciousness </text:p>
          </table:table-cell>
          <table:table-cell office:value-type="string" calcext:value-type="string">
            <text:p>[07] Ressler, N. "Resonant energy as a mechanism for mental activity."'Physiological chemistry and physics'4.4 (1972): 361-369. </text:p>
          </table:table-cell>
          <table:table-cell office:value-type="string" calcext:value-type="string">
            <text:p>[08] COPE, F. W.: Evidence from activation energies for superconductive tunneling</text:p>
            <text:p>in biological systems at physiological temperatures. Physiol. Chem. and</text:p>
            <text:p>Physics 4:4, 403, 1971.</text:p>
          </table:table-cell>
          <table:table-cell office:value-type="string" calcext:value-type="string">
            <text:p>[09] NASONOV, D.N , and ALEKSANDROV, V. Ya : The Reactions of Living</text:p>
            <text:p>Tissue to External Influences. Pub. A S USSR, Moscow-Leningrad, 1940.</text:p>
            <text:p/>
          </table:table-cell>
          <table:table-cell office:value-type="string" calcext:value-type="string">
            <text:p>[11] EONOV, A., and LEBEDEV, V.: Space and Time Perception by the</text:p>
            <text:p>Cosmonaut. Mir. Pubis , Moscow, p. 173, 1971</text:p>
          </table:table-cell>
          <table:table-cell office:value-type="string" calcext:value-type="string">
            <text:p>[18] LING, G N.: Discussion at conference Annals New York Acad of Sci. p. 376</text:p>
            <text:p>of Vol. 196, 1972</text:p>
          </table:table-cell>
          <table:table-cell office:value-type="string" calcext:value-type="string">
            <text:p>[19] DAMADIAN, R . Discussion at conference Annals New York Acad, of Sci. p.</text:p>
            <text:p>49 of Vol 196. 1972</text:p>
          </table:table-cell>
          <table:table-cell office:value-type="string" calcext:value-type="string">
            <text:p>[23] COTT, A.: Orthomolecular Treatment: A Biochemical Approach to Treatment</text:p>
            <text:p>of Schizophrenia. American Schizophrenia Assoc, NY</text:p>
          </table:table-cell>
          <table:table-cell office:value-type="string" calcext:value-type="string">
            <text:p>[24] Hoffer, Abram. "The effect of nicotinic acid on the frequency and duration of re-hospitalization of schizophrenic patients; a controlled comparison study."'International journal of neuropsychiatry'2.3 (1966): 234-240. </text:p>
          </table:table-cell>
          <table:table-cell office:value-type="string" calcext:value-type="string">
            <text:p>[25] NEWBOLD, H L: Discussion at conference. Annals New York Acad. Sci. p.</text:p>
            <text:p>375, Vol. 196, 1972b.</text:p>
          </table:table-cell>
          <table:table-cell office:value-type="string" calcext:value-type="string">
            <text:p>[30] Proctor, P. E. T. E. R. "Electron-transfer factors in psychosis and dyskinesia."'Physiological chemistry and physics'4.4 (1972): 349-360. </text:p>
          </table:table-cell>
          <table:table-cell office:value-type="string" calcext:value-type="string">
            <text:p>[38] CHERNIGOVSKII, V. N.: Interoceptors. American Psychological Association,</text:p>
            <text:p>Washington. 1967.</text:p>
          </table:table-cell>
          <table:table-cell office:value-type="string" calcext:value-type="string">
            <text:p>[41] Kinosita, Haruo. 'Studies on the Mechanism of Pigment Migration within Fish Melanophores with Special Reference to Their Electric Potentials.' (1953). </text:p>
          </table:table-cell>
          <table:table-cell office:value-type="string" calcext:value-type="string">
            <text:p>[42] LAPAYEV, E. V., UDALOV, Yu. F., and KHALATOV, O. P.: The</text:p>
            <text:p>Pharmacological Effect of Pyridoxine and its Combination With Adenosine</text:p>
            <text:p>Triphosphoric Acid on the Functional State of the Vestibular Analysor.</text:p>
            <text:p>Zhurnal Ushnykh, Nosoryk i Gorlovykh Bolezney No. 5: 15-19, 1971.</text:p>
            <text:p/>
          </table:table-cell>
          <table:table-cell office:value-type="string" calcext:value-type="string">
            <text:p>[43] Vovsi, B. M. "Treatment of wounds of the cornea under high-altitude conditions."'Vestnik oftalmologii'1 (1972): 70-74. </text:p>
          </table:table-cell>
          <table:table-cell office:value-type="string" calcext:value-type="string">
            <text:p>[51] BELENKIY, B.: LIDA apparatus for biorhythmological studies. Sov. Mold. p. 4, December 8, 1973.</text:p>
          </table:table-cell>
          <table:table-cell office:value-type="string" calcext:value-type="string">
            <text:p>[52] KONDRASHCHENKO, V. T., GLANTS, B. R., and MAYEROVICH, I. M.:</text:p>
            <text:p>Hyperbaric Oxygen Therapy of Hypoxia in Acute Brain Injuries and Acute</text:p>
            <text:p>Exogenous Psychoses. Zh. neuropatologii i psikhiatrii, No. 2: 271-277, 1971.</text:p>
            <text:p/>
          </table:table-cell>
          <table:table-cell office:value-type="string" calcext:value-type="string">
            <text:p>[53] MIRRAKHIMOV, M. M.: Human High-altitude Pathology in Kirgiz SSR.</text:p>
            <text:p>Klinicheskava Meditsina 50:12, 104-109, 1972</text:p>
          </table:table-cell>
          <table:table-cell office:value-type="string" calcext:value-type="string">
            <text:p>[54] MEYERSON, F. Z., POMOYNITSKIY, V. D., and YAMPOL'SKAYA, B. A.:</text:p>
            <text:p>Role of the Biogenesis of Mitochondria in the Adaptation of the Organism to</text:p>
            <text:p>Altitude Hypoxia. Dokl. Ak. Nauk. SSSR Vol. 203:4, 973-976, 1972.</text:p>
            <text:p/>
          </table:table-cell>
          <table:table-cell office:value-type="string" calcext:value-type="string">
            <text:p>[55] KHVATOVA, Ye. M., RUBANOVA, N.A., and ZHILINA, I. A.: The Activity</text:p>
            <text:p>of Monoaminooxidase and Respiratory Chain Enzyme in Acute Hypoxia.</text:p>
            <text:p>Voprosy Meditsinskoy Khimii 19:1, 3-5, 1973.</text:p>
          </table:table-cell>
          <table:table-cell office:value-type="string" calcext:value-type="string">
            <text:p>[56] DARDYMOV, I. V.: The Effect of Ginseng and Eleutherococ-cus Preparation</text:p>
            <text:p>on Metabolism During Physical Loading. Pp. 76-82 in Protein Synthesis and</text:p>
            <text:p>Cell Resistance, Nauka, Leningrad, 1971.</text:p>
          </table:table-cell>
          <table:table-cell office:value-type="string" calcext:value-type="string">
            <text:p>[57] ROZIN, M. A.: Study of the Role of Protein Synthesis in the Mechanism of</text:p>
            <text:p>Action of Pharmacological Substances on Cell Resistance. Nauka, Leningrad,</text:p>
            <text:p>1971.</text:p>
          </table:table-cell>
          <table:table-cell office:value-type="string" calcext:value-type="string">
            <text:p>[58] RUSIN, V. Ya.: The Effect of Dibazole on the Resistance of Cells to Damage.</text:p>
            <text:p>Pp. 58-61 in Protein Synthesis and Cell Resistance, Nauka, Leningrad, 1971.</text:p>
            <text:p/>
          </table:table-cell>
          <table:table-cell office:value-type="string" calcext:value-type="string">
            <text:p>[60] US, Z. G., and BOZHKO, G. J. H.: Effect of Blood Serum From Schizophrenics on the Renewal of Brain Proteins in Rats. Zh. Neuropatologii i</text:p>
            <text:p>Psikhiatrii, No. 2: 253-255, 1971.</text:p>
          </table:table-cell>
          <table:table-cell office:value-type="string" calcext:value-type="string">
            <text:p>[62] IL'YUCHENOV, R. Yu.: Some Aspects of the Pharmacology of Memory. Aktualnyye Problemy Farmakologii i Farmatsii. 37-43, 1971. </text:p>
          </table:table-cell>
          <table:table-cell office:value-type="string" calcext:value-type="string">
            <text:p>[63] KHARKEVICH, D. A.: The Effect of Lipophilic Radicals in the Molecule of</text:p>
            <text:p>Curanform Substances on their Mechanism of Action Dokl. Acad. Nauk.</text:p>
            <text:p>SSSR, 198:4, 985-988, 1971.</text:p>
          </table:table-cell>
          <table:table-cell office:value-type="string" calcext:value-type="string">
            <text:p>[64] IL'ICHEVA, S.: Compounds Related to Diamond. Sovetskaya Latviya, p. 3,</text:p>
            <text:p>January 1, 1973, Riga.</text:p>
          </table:table-cell>
          <table:table-cell office:value-type="string" calcext:value-type="string">
            <text:p>[65] STUDNITSYNA, L. A.: Electrosleep as a Therapeutic Factor. Method and</text:p>
            <text:p>Indications. Meditsinskaya Sestra, No. 5: 32-34, 1972</text:p>
          </table:table-cell>
          <table:table-cell office:value-type="string" calcext:value-type="string">
            <text:p>[66] RUBAKOV, A. M.: Characteristics of Equipment Designed to Act Electrically</text:p>
            <text:p>on the Organism in Biological Research. Meditsinskaya Tekhnika No. 1: 6-9,</text:p>
            <text:p>1973.</text:p>
            <text:p/>
          </table:table-cell>
          <table:table-cell office:value-type="string" calcext:value-type="string">
            <text:p>[67] SPERANSKIY, A.: Magnetic fields. Meditsinskaya Gazeta, p 3: May 5, 1973.</text:p>
            <text:p/>
          </table:table-cell>
          <table:table-cell table:number-columns-repeated="16354"/>
        </table:table-row>
        <table:table-row table:style-name="ro5">
          <table:table-cell office:value-type="string" calcext:value-type="string">
            <text:p>1984 Education as Advertised in Napoleonic Times </text:p>
          </table:table-cell>
          <table:table-cell office:value-type="string" calcext:value-type="string">
            <text:p>[01] James Potter's letter, dated Feb. 1st, 1785 S.R.O.</text:p>
          </table:table-cell>
          <table:table-cell office:value-type="string" calcext:value-type="string">
            <text:p>[02] [08] MS Autobiography of William King M.A., M.D., F.R.C.S. (1786-1865) S.R.O. S/92/KIN/16284.</text:p>
          </table:table-cell>
          <table:table-cell office:value-type="string" calcext:value-type="string">
            <text:p>[03] Ipswich Journal, January 1st, 1798 </text:p>
          </table:table-cell>
          <table:table-cell office:value-type="string" calcext:value-type="string">
            <text:p>[04] Ibid, January 5th, 1799</text:p>
          </table:table-cell>
          <table:table-cell office:value-type="string" calcext:value-type="string">
            <text:p>[05] Ibid, January 8th, 1803</text:p>
          </table:table-cell>
          <table:table-cell office:value-type="string" calcext:value-type="string">
            <text:p>[06] Suffolk Review Vol. 5 No.2. p. 70. </text:p>
          </table:table-cell>
          <table:table-cell office:value-type="string" calcext:value-type="string">
            <text:p>[07] A Portrait of Jane Austen, David Cecil (Penguin 1980), p. 29. </text:p>
          </table:table-cell>
          <table:table-cell office:value-type="string" calcext:value-type="string">
            <text:p>[09] Ipswich Journal, July 31st, 1792 </text:p>
          </table:table-cell>
          <table:table-cell office:value-type="string" calcext:value-type="string">
            <text:p>[13] The Norwich Diocesan Subscription Books, ed. E. H. Carter. 1937</text:p>
          </table:table-cell>
          <table:table-cell office:value-type="string" calcext:value-type="string">
            <text:p>[14] Dictionary of the Vulgar Tongue, a Dictionary of Buckish Slang, University Wit and Pickpocket Eloquence, (Papermac reproduction 1981) </text:p>
          </table:table-cell>
          <table:table-cell office:value-type="string" calcext:value-type="string">
            <text:p>[16] Ipswich Journal, July 27th, August 10th, November 16th, 1799. </text:p>
          </table:table-cell>
          <table:table-cell office:value-type="string" calcext:value-type="string">
            <text:p>[17] Ibid, September 28th, 1799</text:p>
          </table:table-cell>
          <table:table-cell table:number-columns-repeated="16371"/>
        </table:table-row>
        <table:table-row table:style-name="ro5">
          <table:table-cell office:value-type="string" calcext:value-type="string">
            <text:p>1984 Response to Recent Pop-Medicine Articles on Progesterone Therapy </text:p>
          </table:table-cell>
          <table:table-cell office:value-type="string" calcext:value-type="string">
            <text:p>[01] Witt, Reni L., 'Dangerous New Fad Therapy for Premenstrual Syndrome?', Medical Month, pp.25-31, February 1984.</text:p>
          </table:table-cell>
          <table:table-cell table:number-columns-repeated="16382"/>
        </table:table-row>
        <table:table-row table:style-name="ro6">
          <table:table-cell office:value-type="string" calcext:value-type="string">
            <text:p>1986-01 Hormone Balancing </text:p>
          </table:table-cell>
          <table:table-cell office:value-type="string" calcext:value-type="string">
            <text:p>[01] Meerson, F. Z. "Role of stress in the mechanism of long-term-adaptation and the prevention of stress injuries."'Patologicheskaia Fiziologiia i Eksperimental'naia Terapiia'5 (1980): 3-16. </text:p>
          </table:table-cell>
          <table:table-cell office:value-type="string" calcext:value-type="string">
            <text:p>[04] Rosenfeld, A. "Superpowder."'Omni magazine'(1980). </text:p>
          </table:table-cell>
          <table:table-cell table:number-columns-repeated="16381"/>
        </table:table-row>
        <table:table-row table:style-name="ro7">
          <table:table-cell office:value-type="string" calcext:value-type="string">
            <text:p>1987 The Progesterone Deception </text:p>
          </table:table-cell>
          <table:table-cell office:value-type="string" calcext:value-type="string">
            <text:p>[03] Djerassi, Carl. "The making of the pill; Russell Marker's extraction of sex hormones from Mexican yams was only the beginning."'Science'84'5 (1984): 127-130. </text:p>
          </table:table-cell>
          <table:table-cell office:value-type="string" calcext:value-type="string">
            <text:p>[04] R. Kehl, Les Glandes Endocrines, Presses Universitaires de France, Paris, 1952. </text:p>
          </table:table-cell>
          <table:table-cell office:value-type="string" calcext:value-type="string">
            <text:p>[09] Fraschini, A. "Il metodo biologico di rinvigorimento."'Edizioni Minerva Medica, Milan'(1954). </text:p>
          </table:table-cell>
          <table:table-cell table:number-columns-repeated="16380"/>
        </table:table-row>
        <table:table-row table:style-name="ro3">
          <table:table-cell office:value-type="string" calcext:value-type="string">
            <text:p>1997 Estriol, DES, DDT, etc </text:p>
          </table:table-cell>
          <table:table-cell office:value-type="string" calcext:value-type="string">
            <text:p>[01] Alleva, E., et al. "Consensus statement from the work session on environmental endocrine disrupting chemicals: neural, endocrine and behavioural effects. held in Erice."'Sicily, November'(1995): 5-10. </text:p>
          </table:table-cell>
          <table:table-cell office:value-type="string" calcext:value-type="string">
            <text:p>[03] Kundu, N., et al. "Sequential determination of serum human placental lactogen, estriol, and estetrol for assessment of fetal morbidity."'Obstetrics &amp; Gynecology'52.5 (1978): 513-520. </text:p>
          </table:table-cell>
          <table:table-cell office:value-type="string" calcext:value-type="string">
            <text:p>[05] Lippman M, Monaco ME, Bolan G. Effects of estrone, estradiol, and estriol on hormone-responsive human breast cancer in long-term tissue culture. Cancer Res. 1977 Jun;37(6):1901-7. PMID: 870192.</text:p>
          </table:table-cell>
          <table:table-cell office:value-type="string" calcext:value-type="string">
            <text:p>[07] Bauld, William S., Morris L. Givner, and Ian G. Milne. "Abnormality of estrogen metabolism in human subjects with myocardial infarction."'Canadian Journal of Biochemistry and Physiology'35.12 (1957): 1277-1288. </text:p>
          </table:table-cell>
          <table:table-cell office:value-type="string" calcext:value-type="string">
            <text:p>[21] P. Vega Ramos, et al., "Formation of oestriol from C19, 16-oxygenated steroids by microsomal preparations of human placenta," Res. on Steroids, vol. V, page 79, Proc. of the Fifth Meeting of the International Study Group for Steroid Hormones, edited by M. Finkelstein, et al., 1973. </text:p>
          </table:table-cell>
          <table:table-cell office:value-type="string" calcext:value-type="string">
            <text:p>[22] Ibid, G. S. Rao, "Enzymes in steroid metabolism," page 175</text:p>
          </table:table-cell>
          <table:table-cell table:number-columns-repeated="16377"/>
        </table:table-row>
        <table:table-row table:style-name="ro4">
          <table:table-cell office:value-type="string" calcext:value-type="string">
            <text:p>1997 Iron-Cumulative Danger </text:p>
          </table:table-cell>
          <table:table-cell office:value-type="string" calcext:value-type="string">
            <text:p>[05] Chiao, J. J., Richard E. Kirschner, and Gary A. Fantini. "Iron delocalization occurs during ischemia and persists on reoxygenation of skeletal muscle."'The Journal of laboratory and clinical medicine'124.3 (1994): 432-438. </text:p>
          </table:table-cell>
          <table:table-cell office:value-type="string" calcext:value-type="string">
            <text:p>[12] Hirsch, E. C. "Biochemistry of Parkinson's disease with special reference to the dopaminergic systems."'Molecular neurobiology'9 (1994): 135-142. </text:p>
          </table:table-cell>
          <table:table-cell office:value-type="string" calcext:value-type="string">
            <text:p>[15] Kligman, Lorraine H., and Peishu Zheng. "The protective effect of a broad-spectrum sunscreen against chronic UVA radiation in hairless mice: a histologic and ultrastructural assessment."'Journal of the Society of Cosmetic Chemists'45.1 (1994): 21-33. </text:p>
          </table:table-cell>
          <table:table-cell office:value-type="string" calcext:value-type="string">
            <text:p>[18] Kozlov, A. V., et al. "Role of endogenous free iron in the activation of lipid peroxidation at ishemia disease."'Bulletin of Experimental Biology and Medicine'99.1 (1985): 47-50. </text:p>
          </table:table-cell>
          <table:table-cell office:value-type="string" calcext:value-type="string">
            <text:p>[27] Savoiardo, M., et al. "Magnetic resonance imaging in progressive supranuclear palsy and other parkinsonian disorders."'Progressive Supranuclear Palsy: Diagnosis, Pathology, and Therapy'(1994): 93-110. </text:p>
          </table:table-cell>
          <table:table-cell office:value-type="string" calcext:value-type="string">
            <text:p>[28] Strain, J. J. "Putative role of dietary trace elements in coronary heart disease and cancer."'British journal of biomedical science'51.3 (1994): 241-251. </text:p>
          </table:table-cell>
          <table:table-cell office:value-type="string" calcext:value-type="string">
            <text:p>[31] Vlad, M., et al. "Concentration of copper, zinc, chromium, iron and nickel in the abdominal aorta of patients deceased with coronary heart disease."'Journal of trace elements and electrolytes in health and disease'8.2 (1994): 111-114. </text:p>
          </table:table-cell>
          <table:table-cell office:value-type="string" calcext:value-type="string">
            <text:p>[34] Transfusions: Amer. J. of Surgery 155, p. 43, 1988. </text:p>
          </table:table-cell>
          <table:table-cell office:value-type="string" calcext:value-type="string">
            <text:p>[35] Salonen, JT, Nyyssonen, K, Korpela, H, Tuomilehto, J, Seppanen, R, Salonen, R. High stored iron levels are associated with excess risk of myocardial infarction in eastern Finnish men.'Circulation'1992;86:803-811 </text:p>
          </table:table-cell>
          <table:table-cell office:value-type="string" calcext:value-type="string">
            <text:p>[36] Sullivan, J. (1981). Iron and the sex difference in heart disease risk.'The Lancet,'317(8233), 1293-1294. </text:p>
          </table:table-cell>
          <table:table-cell office:value-type="string" calcext:value-type="string">
            <text:p>[38] Ascherio, Alberto, et al. "Dietary iron intake and risk of coronary disease among men."'Circulation'89.3 (1994): 969-974. </text:p>
          </table:table-cell>
          <table:table-cell office:value-type="string" calcext:value-type="string">
            <text:p>[39] Stevens, Richard G., et al. "Body iron stores and the risk of cancer."'New England Journal of Medicine'319.16 (1988): 1047-1052. </text:p>
          </table:table-cell>
          <table:table-cell office:value-type="string" calcext:value-type="string">
            <text:p>[40] Knekt, Paul, et al. "Body iron stores and risk of cancer."'International journal of cancer'56.3 (1994): 379-382. </text:p>
          </table:table-cell>
          <table:table-cell office:value-type="string" calcext:value-type="string">
            <text:p>[41] Erickson, Kent L. "Dietary fat modulation of immune response."'International journal of immunopharmacology'8.6 (1986): 529-543. </text:p>
          </table:table-cell>
          <table:table-cell office:value-type="string" calcext:value-type="string">
            <text:p>[42] Lauffer, Randall B. "Iron stores and the international variation in mortality from coronary artery disease."'Medical Hypotheses'35.2 (1991): 96-102. </text:p>
          </table:table-cell>
          <table:table-cell office:value-type="string" calcext:value-type="string">
            <text:p>[43] Kozlov AV, Shinkarenko LI, Vladimirov IuA, Azizova OA. Rol' 'ndogennogo svobodnogo zheleza v aktivatsii perekisnogo okisleniia lipidov pri ishemii [Role of endogenous free iron in activating lipid peroxidation in ischemia]. Biull Eksp Biol Med. 1985 Jan;99(1):38-41. Russian. PMID: 2981578.</text:p>
            <text:p/>
          </table:table-cell>
          <table:table-cell table:number-columns-repeated="16367"/>
        </table:table-row>
        <table:table-row table:style-name="ro8">
          <table:table-cell office:value-type="string" calcext:value-type="string">
            <text:p>2006 Aging Eyes, Infant Eyes, and Excitable Tissues </text:p>
          </table:table-cell>
          <table:table-cell office:value-type="string" calcext:value-type="string">
            <text:p>[01] Arushanian EB, Ovanesov KB. Melatonin snizhaet porog svetochuvstvitel'nosti setchatki glaza cheloveka [Melatonin lowers the threshold of light sensitivity of the human retina]. Eksp Klin Farmakol. 1999 Mar-Apr;62(2):58-60. Russian. PMID: 10340133.</text:p>
            <text:p/>
          </table:table-cell>
          <table:table-cell office:value-type="string" calcext:value-type="string">
            <text:p>[03] Bazan NG. The metabolism of omega-3 polyunsaturated fatty acids in the eye: the possible role of docosahexaenoic acid and docosanoids in retinal physiology and ocular pathology. Prog Clin Biol Res. 1989;312:95-112. PMID: 2529559. </text:p>
          </table:table-cell>
          <table:table-cell office:value-type="string" calcext:value-type="string">
            <text:p>[04] Biull Eksp Biol Med 1976 Oct;82(10):1181-3. [Role of the biological activity of serotonin in the production of the "shock lung" syndrome.] ; Bazarevich GI, Deviataev AM, Likhtenshtein AO, Natsvlishvili BP, Sadeko MK </text:p>
          </table:table-cell>
          <table:table-cell office:value-type="string" calcext:value-type="string">
            <text:p>[11] Chen, Enping. "Inhibition of enzymes by short-wave optical radiation and its effect on the retina."'Acta ophthalmologica. Supplement'208 (1993): 1-50. </text:p>
          </table:table-cell>
          <table:table-cell office:value-type="string" calcext:value-type="string">
            <text:p>[14] Dubocovich ML. Luzindole (N-0774): a novel melatonin receptor antagonist. J Pharmacol Exp Ther. 1988 Sep;246(3):902-10. PMID: 2843633.</text:p>
          </table:table-cell>
          <table:table-cell office:value-type="string" calcext:value-type="string">
            <text:p>[18] Fielder, Alistiar R., et al. "Light and retinopathy of prematurity: does retinal location offer a clue?."'Pediatrics'89.4 (1992): 648-653. </text:p>
          </table:table-cell>
          <table:table-cell office:value-type="string" calcext:value-type="string">
            <text:p>[32] John TM, George JC. Diurnal variation in the effect of melatonin on plasma and muscle free fatty acid levels in the pigeon. Endocrinol Exp. 1976 Jun;10(2):131-7. PMID: 1084268.</text:p>
            <text:p/>
          </table:table-cell>
          <table:table-cell office:value-type="string" calcext:value-type="string">
            <text:p>[35] Housset B. Toxicit' pulmonaire de l'oxyg'ne [Pulmonary toxicity of oxygen]. Presse Med. 1984 Oct 20;13(37):2257-60. French. PMID: 6239171.</text:p>
            <text:p/>
          </table:table-cell>
          <table:table-cell office:value-type="string" calcext:value-type="string">
            <text:p>[37] Mironova EM, Pavlova ON, Ronkina TI. Ranniaia diagnostika, otsenka rezul'tatov lecheniia i modelirovanie nekotorykh storon patogeneza distrofii setchatki [The early diagnosis, evaluation of treatment results and modelling of certain aspects of the pathogenesis of retinal dystrophy]. Oftalmol Zh. 1989;(8):469-73. Russian. PMID: 2636347.</text:p>
            <text:p/>
          </table:table-cell>
          <table:table-cell office:value-type="string" calcext:value-type="string">
            <text:p>[52] Bunatian AF, Levin IaI, Meshcheriakova SA, Gitel' EP, Bol'shakova TD. Osobennosti funktsionirovaniia gipofizarno-gonadno? sistemy cheloveka v usloviiakh odnokratno? deprivatsii sna [Characteristics of the functioning of the human hypophyseal-gonadal system during 1-time sleep deprivation]. Probl Endokrinol (Mosk). 1986 Sep-Oct;32(5):45-8. Russian. PMID: 3786303. </text:p>
          </table:table-cell>
          <table:table-cell office:value-type="string" calcext:value-type="string">
            <text:p>[58] Srinivasan BD, Kulkarni PS. Inhibitors of the arachidonic acid cascade in the management of ocular inflammation. Prog Clin Biol Res. 1989;312:229-49. PMID: 2508126.</text:p>
            <text:p/>
          </table:table-cell>
          <table:table-cell office:value-type="string" calcext:value-type="string">
            <text:p>[61] van Bel F. Toediening van glucocorticostero'den aan de te vroeg geborene: steeds meer aanwijzingen voor ongewenste bijwerkingen [Administration of glucocorticosteroids to premature infants: increasing evidence of adverse effects]. Ned Tijdschr Geneeskd. 2001 Dec 29;145(52):2521-5. Dutch. PMID: 11793826. </text:p>
          </table:table-cell>
          <table:table-cell office:value-type="string" calcext:value-type="string">
            <text:p>[64] Weinstock, M., S. Blotnick, and M. Segal. "Seasonal variation in the development of stress-induced systolic hypertension in the rat."'Journal of hypertension. Supplement: Official Journal of the International Society of Hypertension'3.3 (1985): S107-9. </text:p>
          </table:table-cell>
          <table:table-cell table:number-columns-repeated="16370"/>
        </table:table-row>
        <table:table-row table:style-name="ro4">
          <table:table-cell office:value-type="string" calcext:value-type="string">
            <text:p>2006 Aging, estrogen, and progesterone </text:p>
          </table:table-cell>
          <table:table-cell office:value-type="string" calcext:value-type="string">
            <text:p>[03] Carrizo PH, Dubin M, Stoppani AO. Efectos fisiopatol'gicos del 'xido n'trico y su relaci'n con el estr's oxidativo [Physiopathologic effects of nitric oxide and their relationship with oxidative stress]. Medicina (B Aires). 1998;58(4):367-73. Spanish. PMID: 9816698.</text:p>
          </table:table-cell>
          <table:table-cell office:value-type="string" calcext:value-type="string">
            <text:p>[06] Dickey RP, Hower JF. Relationship of estradiol and progesterone levels to uterine blood flow during early pregnancy. Early Pregnancy. 1996 Jun;2(2):113-20. PMID: 9363208.</text:p>
            <text:p/>
          </table:table-cell>
          <table:table-cell office:value-type="string" calcext:value-type="string">
            <text:p>[10] Guti'rrez Correa J, Stoppani AO. La mieloperoxidasa como factor de da'o oxidativo del miocardio: inactivaci'n de la dihidrolipoamida deshidrogenasa [Myeloperoxidase as a factor of oxidative damage of the myocardium: inactivation of dihydrolipoamide dehydrogenase]. Medicina (B Aires). 1998;58(2):171-8. Spanish. PMID: 9706251. </text:p>
          </table:table-cell>
          <table:table-cell office:value-type="string" calcext:value-type="string">
            <text:p>[15] L'szl' FA. Renal cortical necrosis. Experimental induction by hormones. Contrib Nephrol. 1981;28:1-216. PMID: 6269802. </text:p>
          </table:table-cell>
          <table:table-cell office:value-type="string" calcext:value-type="string">
            <text:p>[20] Reed LL, Manglano R, Martin M, Hochman M, Kocka F, Barrett J. The effect of hypertonic saline resuscitation on bacterial translocation after hemorrhagic shock in rats. Surgery. 1991 Oct;110(4):685-8; discussion 688-90. PMID: 1925957.</text:p>
            <text:p/>
          </table:table-cell>
          <table:table-cell table:number-columns-repeated="16378"/>
        </table:table-row>
        <table:table-row table:style-name="ro8">
          <table:table-cell office:value-type="string" calcext:value-type="string">
            <text:p>2006 Altitude and Mortality </text:p>
          </table:table-cell>
          <table:table-cell office:value-type="string" calcext:value-type="string">
            <text:p>[03] Cuzzocrea S, Zingarelli B, Costantino G, Sottile A, Teti D, Caputi AP. Protective effect of poly(ADP-ribose) synthetase inhibition on multiple organ failure after zymosan-induced peritonitis in the rat. Crit Care Med. 1999 Aug;27(8):1517-23. doi: 10.1097/00003246-199908000-00020. PMID: 10470759. </text:p>
          </table:table-cell>
          <table:table-cell office:value-type="string" calcext:value-type="string">
            <text:p>[05] Folgering H. The pathophysiology of hyperventilation syndrome. Monaldi Arch Chest Dis. 1999 Aug;54(4):365-72. PMID: 10546483.</text:p>
            <text:p/>
          </table:table-cell>
          <table:table-cell office:value-type="string" calcext:value-type="string">
            <text:p>[12] Zhaparov B, Kamitov SKh, Mirrakhimov MM. Morfologicheskaia kharakteristika serdtsa arkharov, postoianno obitaiushchikh na bol'shikh gornykh vysotakh [Morphologic characteristics of the hearts of argali continuously dwelling at high mountain altitudes]. Biull Eksp Biol Med. 1980 Apr;89(4):498-501. Russian. PMID: 7388172. </text:p>
          </table:table-cell>
          <table:table-cell office:value-type="string" calcext:value-type="string">
            <text:p>[13] Harding JE, Charlton VE. Effect of lactate and beta-hydroxybutyrate infusions on brain metabolism in the fetal sheep. J Dev Physiol. 1990 Sep;14(3):139-46. PMID: 2100739.</text:p>
            <text:p/>
          </table:table-cell>
          <table:table-cell office:value-type="string" calcext:value-type="string">
            <text:p>[14] Todd GP, Chadwick IG, Yeo WW, Jackson PR, Ramsay LE. Pressor effect of hyperventilation in healthy subjects. J Hum Hypertens. 1995 Feb;9(2):119-22. PMID: 7752173.</text:p>
            <text:p/>
          </table:table-cell>
          <table:table-cell office:value-type="string" calcext:value-type="string">
            <text:p>[16] Farmakol Toksikol 1977. Sep-Oct; 40(5):620-3.. [Effect of combinations of apressin, obsidan, diprazin, adenosine, NAD and nicotinamide on the resistance of rats to hypoxia and on carbohydrate metabolic indices] </text:p>
          </table:table-cell>
          <table:table-cell office:value-type="string" calcext:value-type="string">
            <text:p>[17] Moret PR, Lutzen U. Effet protecteur du piridoxilate sur le myocarde hypoxique. Etudes exp'rimentales [Protective effect of pyridoxilate on the hypoxic myocardium. Experimental studies]. Schweiz Med Wochenschr. 1977 Nov 5;107(44):1585-6. French. PMID: 918622.</text:p>
          </table:table-cell>
          <table:table-cell office:value-type="string" calcext:value-type="string">
            <text:p>[21] Todd GP, Chadwick IG, Yeo WW, Jackson PR, Ramsay LE. Pressor effect of hyperventilation in healthy subjects. J Hum Hypertens. 1995 Feb;9(2):119-22. PMID: 7752173.</text:p>
            <text:p/>
          </table:table-cell>
          <table:table-cell office:value-type="string" calcext:value-type="string">
            <text:p>[24] Chen CH, Chen AC, Liu HJ. Involvement of nitric oxide and N-methyl-D-aspartate in acute hypoxic altitude convulsion in mice. Aviat Space Environ Med. 1997 Apr;68(4):296-9. PMID: 9096824. </text:p>
          </table:table-cell>
          <table:table-cell office:value-type="string" calcext:value-type="string">
            <text:p>[30] Franken NA, Hollaar L, Bosker FJ, van Ravels FJ, van der Laarse A, Wondergem J. Effects of in vivo heart irradiation on myocardial energy metabolism in rats. Radiat Res. 1993 Apr;134(1):79-85. PMID: 8475257. </text:p>
          </table:table-cell>
          <table:table-cell office:value-type="string" calcext:value-type="string">
            <text:p>[33] Sugimoto H. [Energy substrate metabolism during stress]. Nihon Geka Gakkai Zasshi. 1996 Sep;97(9):726-32. Japanese. PMID: 8940683.</text:p>
            <text:p/>
          </table:table-cell>
          <table:table-cell office:value-type="string" calcext:value-type="string">
            <text:p>[36] Barashkova NL, Kartamysheva NL, Krasnova VP, Kriuchkova LN, Miasoedova ES. "Sukhie" uglekislye vanny v lechenii bo'lnykh infarktom miokarda na sanatornom 'tape reabilitatsii ["Dry" carbon dioxide baths in treating patients with myocardial infarction at the sanatorium stage of rehabilitation]. Klin Med (Mosk). 1989 May;67(5):38-41. Russian. PMID: 2528025.</text:p>
            <text:p/>
          </table:table-cell>
          <table:table-cell office:value-type="string" calcext:value-type="string">
            <text:p>[37] Reuter JH, Donovan EF, Kotagal UR. Haemodynamic effects of respiratory alkalosis independent of changes in airway pressure in anaesthetized newborn dogs. J Dev Physiol. 1989 Nov;12(5):283-6. PMID: 2634068.</text:p>
            <text:p/>
          </table:table-cell>
          <table:table-cell office:value-type="string" calcext:value-type="string">
            <text:p>[38] Savitt MA, Rankin JS, Elberry JR, Owen CH, Camporesi EM. Influence of hyperbaric oxygen on left ventricular contractility, total coronary blood flow, and myocardial oxygen consumption in the conscious dog. Undersea Hyperb Med. 1994 Jun;21(2):169-83. PMID: 8061558.</text:p>
            <text:p/>
          </table:table-cell>
          <table:table-cell office:value-type="string" calcext:value-type="string">
            <text:p>[39] Mirrakhimov MM, Meimanaliev TS. Heart rhythm disturbances in the inhabitants of mountainous regions. Cor Vasa. 1981;23(5):359-65. PMID: 6459210.</text:p>
            <text:p/>
          </table:table-cell>
          <table:table-cell table:number-columns-repeated="16368"/>
        </table:table-row>
        <table:table-row table:style-name="ro9">
          <table:table-cell office:value-type="string" calcext:value-type="string">
            <text:p>2006 Aspirin, brain, and cancer </text:p>
          </table:table-cell>
          <table:table-cell office:value-type="string" calcext:value-type="string">
            <text:p>[12] Cotlier E. Senile cataracts: evidence for acceleration by diabetes and deceleration by salicylate. Can J Ophthalmol. 1981 Jul;16(3):113-8. PMID: 7296356. </text:p>
          </table:table-cell>
          <table:table-cell office:value-type="string" calcext:value-type="string">
            <text:p>[16] FitzGerald GA, Austin S, Egan K, Cheng Y, Pratico D. Cyclo-oxygenase products and atherothrombosis. Ann Med. 2000 Dec;32 Suppl 1:21-6. PMID: 11209977. </text:p>
          </table:table-cell>
          <table:table-cell office:value-type="string" calcext:value-type="string">
            <text:p>[19] Gomes I. Aspirin: a neuroprotective agent at high doses? Natl Med J India. 1998 Jan-Feb;11(1):14-7. PMID: 9557513.</text:p>
            <text:p/>
          </table:table-cell>
          <table:table-cell office:value-type="string" calcext:value-type="string">
            <text:p>[22] J Pharmacol Exp Ther 1981 Aug;218(2):464-9. Protective effects of aspirin in endotoxic shock. Halushka PV, Wise WC, Cook JA. </text:p>
          </table:table-cell>
          <table:table-cell office:value-type="string" calcext:value-type="string">
            <text:p>[27] Kalinka J, Sieroszewski P, Hanke W, Lauda?ski T, Suzin J. Ocena skuteczno?ci leczenia hipotrofii p?odu przy uzyciu ma?ych dawek kwasu acetylosalicylowego [Evaluation of the effectiveness of a low-dose aspirin in the treatment of intrauterine growth retardation (IUGR)]. Ginekol Pol. 1999 Mar;70(3):126-34. Polish. PMID: 10390914. </text:p>
          </table:table-cell>
          <table:table-cell office:value-type="string" calcext:value-type="string">
            <text:p>[33] Orlowski JP, Gillis J, Kilham HA. A catch in the Reye. Pediatrics. 1987 Nov;80(5):638-42. PMID: 3670965. </text:p>
          </table:table-cell>
          <table:table-cell office:value-type="string" calcext:value-type="string">
            <text:p>[39] Saini T, Bagchi M, Bagchi D, Jaeger S, Hosoyama S, Stohs SJ. Protective ability of acetylsalicylic acid (aspirin) to scavenge radiation induced free radicals in J774A.1 macrophage cells. Res Commun Mol Pathol Pharmacol. 1998 Sep;101(3):259-68. PMID: 9874284.</text:p>
            <text:p/>
          </table:table-cell>
          <table:table-cell office:value-type="string" calcext:value-type="string">
            <text:p>[43] Tewari S, Kaushish R, Sharma S, Gulati N. Role of low dose aspirin in prevention of pregnancy induced hypertension. J Indian Med Assoc. 1997 Feb;95(2):43-4, 47. PMID: 9357241. </text:p>
          </table:table-cell>
          <table:table-cell office:value-type="string" calcext:value-type="string">
            <text:p>[47] Walsh SW, Parisi VM. The role of arachidonic acid metabolites in preeclampsia. Semin Perinatol. 1986 Oct;10(4):334-55. PMID: 3031819.</text:p>
            <text:p/>
          </table:table-cell>
          <table:table-cell office:value-type="string" calcext:value-type="string">
            <text:p>[53] Wollenhaupt K, Steger H. Untersuchungen zur Beeinflussung des Implantationsgeschehens bei Ratten und Sauen durch perorale Verabreichung von Prostaglandinsynthetasehemmern. 2. Mitteilung: Untersuchung des Einflusses von Prostaglandin F2 alpha, Progesteron/Ostron und Azetylsalizyls'ure auf das Implantationsergehnis sowie einige biochemische Parameter der Amnionfl'ssigkeit der Ratte [Control of implantation in rats and sows by peroral administration of prostaglandin synthetase inhibitors. 2. Effects of prostaglandin F2 alpha, progesterone/estrone, and acetylsalicylic acid on implantation and various biochemical parameters of amniotic fluid in the rat]. Arch Exp Veterinarmed. 1981;35(3):465-70. German. PMID: 7283650.</text:p>
            <text:p/>
          </table:table-cell>
          <table:table-cell table:number-columns-repeated="16373"/>
        </table:table-row>
        <table:table-row table:style-name="ro10">
          <table:table-cell office:value-type="string" calcext:value-type="string">
            <text:p>2006 Autonomic systems </text:p>
          </table:table-cell>
          <table:table-cell office:value-type="string" calcext:value-type="string">
            <text:p>[06] Breton L, Clot JP, Bouriannes J, Baudry M. L'adr'naline active les phosphorylations oxydatives des mitochondries h'patiques de rat par la mise en jeu des r'cepteurs alpha 1 [Adrenaline activates oxidative phosphorylation of rat liver mitochondria through alpha 1-receptors]. C R Seances Soc Biol Fil. 1987;181(3):242-8. French. PMID: 2888518. </text:p>
          </table:table-cell>
          <table:table-cell office:value-type="string" calcext:value-type="string">
            <text:p>[09] Yasue H. Role of autonomic nervous system in the pathogenesis of angina pectoris. Arch Mal Coeur Vaiss. 1983 Feb;76 Spec No:3-6. PMID: 6305298. </text:p>
          </table:table-cell>
          <table:table-cell office:value-type="string" calcext:value-type="string">
            <text:p>[13] Kalsner S. Coronary artery reactivity in human vessels: some questions and some answers. Fed Proc. 1985 Feb;44(2):321-5. PMID: 3967774. </text:p>
          </table:table-cell>
          <table:table-cell office:value-type="string" calcext:value-type="string">
            <text:p>[15] Kavetsky RE, (editor) The Neoplastic Process and the Nervous System,Kiev, 1958. </text:p>
          </table:table-cell>
          <table:table-cell office:value-type="string" calcext:value-type="string">
            <text:p>[17] Patol Fiziol Eksp Ter 1971 Sep-Oct;15(5):3-10. [Role of disorders in intra-cellular and neuro-humoral regulation in the development of the tumor process] </text:p>
          </table:table-cell>
          <table:table-cell office:value-type="string" calcext:value-type="string">
            <text:p>[18] Mil'man, M.S., The sympathetic nervous system and the source of tumors, Problems of Oncology IX, 162-173, 1936. </text:p>
          </table:table-cell>
          <table:table-cell office:value-type="string" calcext:value-type="string">
            <text:p>[21] Jaiswal K, Krishna A. Effects of hormones on the number, distribution and degranulation of mast cells in the ovarian complex of mice. Acta Physiol Hung. 1996;84(2):183-90. PMID: 9046364. </text:p>
          </table:table-cell>
          <table:table-cell office:value-type="string" calcext:value-type="string">
            <text:p>[26] Munchen Med Wochenschr 1966 Mar 18;108(11):589-92. [Changes of the neurovegetative reactivity of the skin after Alpine climatic therapy]. </text:p>
          </table:table-cell>
          <table:table-cell office:value-type="string" calcext:value-type="string">
            <text:p>[29] Biull Eksp Biol Med 1978 Nov;86(11):525-8. [Effect of neuromediators on acid-base status]. [Article in Russian] Lazareva LV</text:p>
          </table:table-cell>
          <table:table-cell office:value-type="string" calcext:value-type="string">
            <text:p>[31] Polezhaev LV, Cherkasova LV, Vitvitsky VN, Timonin AV. Normalization of protein synthesis and the structure of brain dystrophic neurons after the action of hypoxia, 10% NaCl and organ-specific RNA. J Hirnforsch. 1991;32(5):659-64. PMID: 1725877. </text:p>
          </table:table-cell>
          <table:table-cell office:value-type="string" calcext:value-type="string">
            <text:p>[32] Winther K. The effect of beta-blockade on platelet function and fibrinolytic activity. J Cardiovasc Pharmacol. 1987;10 Suppl 2:S94-8; discussion S99. PMID: 2481178. </text:p>
          </table:table-cell>
          <table:table-cell office:value-type="string" calcext:value-type="string">
            <text:p>[42] Kuttenn F. L'hyperestrog'nie chez la femme en p'riode d'activit' g'nitale [Hyperestrogenism in the woman during the reproductive period]. Ann Endocrinol (Paris). 1977;38(6):421-6. French. PMID: 612279. </text:p>
          </table:table-cell>
          <table:table-cell office:value-type="string" calcext:value-type="string">
            <text:p>[44] Passouant P, Crastes de Paulet A, Descomps B, Besset A, Billiard M. S'cr'tions des gonadotrophines au cours du sommeil. Modifications au cours d' am'norrh'es secondaires [Secretion of gonadotropins during sleep. Changes during secondary amenorrheas]. Nouv Presse Med. 1976 Apr 10;5(15):975-9. French. PMID: 934819. </text:p>
          </table:table-cell>
          <table:table-cell office:value-type="string" calcext:value-type="string">
            <text:p>[49] Soboleva EL, Komarov EK, Potin VV, Svechnikova FA. Lechebny? 'ffekt parlodela pri sindrome polikistoznykh iaichnikov [The therapeutic effect of parlodel in the polycystic ovary syndrome]. Akush Ginekol (Mosk). 1990 Sep;(9):61-3. Russian. PMID: 2278313. </text:p>
          </table:table-cell>
          <table:table-cell table:number-columns-repeated="16369"/>
        </table:table-row>
        <table:table-row table:style-name="ro8">
          <table:table-cell office:value-type="string" calcext:value-type="string">
            <text:p>2006 Bleeding, clotting, cancer </text:p>
          </table:table-cell>
          <table:table-cell office:value-type="string" calcext:value-type="string">
            <text:p>[01] Allen BV. Relationships between the erythrocyte sedimentation rate, plasma proteins and viscosity, and leucocyte counts in thoroughbred racehorses. Vet Rec. 1988 Apr 2;122(14):329-32. doi: 10.1136/vr.122.14.329. PMID: 3381437. </text:p>
          </table:table-cell>
          <table:table-cell office:value-type="string" calcext:value-type="string">
            <text:p>[04] Botella Llusi' J. S'ndrome de HELLP y gestosis hemorr'gica [HELLP syndrome and hemorrhagic gestosis]. An R Acad Nac Med (Madr). 2002;119(1):163-73; discussion 173-4. Spanish. PMID: 12197203. </text:p>
          </table:table-cell>
          <table:table-cell office:value-type="string" calcext:value-type="string">
            <text:p>[05] Buchanan MR, Richardson M, Haas TA, Hirsh J, Madri JA. The basement membrane underlying the vascular endothelium is not thrombogenic: in vivo and in vitro studies with rabbit and human tissue. Thromb Haemost. 1987 Aug 4;58(2):698-704. PMID: 3672420. </text:p>
          </table:table-cell>
          <table:table-cell office:value-type="string" calcext:value-type="string">
            <text:p>[12] Dong Z, Patel Y, Saikumar P, Weinberg JM, Venkatachalam MA. Development of porous defects in plasma membranes of adenosine triphosphate-depleted Madin-Darby canine kidney cells and its inhibition by glycine. Lab Invest. 1998 Jun;78(6):657-68. PMID: 9645756. </text:p>
          </table:table-cell>
          <table:table-cell office:value-type="string" calcext:value-type="string">
            <text:p>[16] Gmoshinski? IV, Ermekpaeva RA, Lysikov IuA, Kulakova SN, Mazo VK, Morozov IA. Vliianie zhirovogo komponenta ratsiona na pronitsaemost' dlia makromolekul zashchitnogo bar'era kishki pri 'ksperimental'no? anafilaksii [Effects of dietary fat on permeability of the protective intestinal barrier to macromolecules in experimental anaphylaxis]. Vopr Pitan. 1995;(1):7-11. Russian. PMID: 7653080. </text:p>
          </table:table-cell>
          <table:table-cell office:value-type="string" calcext:value-type="string">
            <text:p>[18] Hankins GD, Snyder R, Dinh T, Van Hook J, Clark S, Vandelan A. Documentation of amniotic fluid embolism via lung histopathology. Fact or fiction? J Reprod Med. 2002 Dec;47(12):1021-4. PMID: 12516321. </text:p>
          </table:table-cell>
          <table:table-cell office:value-type="string" calcext:value-type="string">
            <text:p>[22] Lindquist O, Bagge L, Saldeen T. Induction of endogenous fibrinolysis inhibition in the dog. Effect of intravascular coagulation and release of free fatty acids. Acta Chir Scand. 1976;142(1):20-5. PMID: 1266538. </text:p>
          </table:table-cell>
          <table:table-cell office:value-type="string" calcext:value-type="string">
            <text:p>[28] Rickles FR, Hair GA, Zeff RA, Lee E, Bona RD. Tissue factor expression in human leukocytes and tumor cells. Thromb Haemost. 1995 Jul;74(1):391-5. PMID: 8578492. </text:p>
          </table:table-cell>
          <table:table-cell office:value-type="string" calcext:value-type="string">
            <text:p>[32] Tersenov OA, Mikhaleva IV, Usol'tseva VA, Byshevski? ASh. O svertyvaiushche? aktivnosti okoloplodnykh vod [Coagulative activity of the amniotic fluid]. Akush Ginekol (Mosk). 1989 Jan;(1):43-6. Russian. PMID: 2712221.</text:p>
          </table:table-cell>
          <table:table-cell office:value-type="string" calcext:value-type="string">
            <text:p>[39] Zacharski LR, Loynes JT. Low-molecular-weight heparin in oncology. Anticancer Res. 2003 May-Jun;23(3C):2789-93. PMID: 12926114. </text:p>
          </table:table-cell>
          <table:table-cell office:value-type="string" calcext:value-type="string">
            <text:p>needs fixed whole list, missing [21] changes in flow etc</text:p>
          </table:table-cell>
          <table:table-cell table:number-columns-repeated="16372"/>
        </table:table-row>
        <table:table-row table:style-name="ro8">
          <table:table-cell office:value-type="string" calcext:value-type="string">
            <text:p>2006 Bone Density First Do No Harm </text:p>
          </table:table-cell>
          <table:table-cell office:value-type="string" calcext:value-type="string">
            <text:p>[01] Kassem M, Okazaki R, De Le'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office:value-type="string" calcext:value-type="string">
            <text:p>[14] Przeglad Lekarski 2000; 57(2):93-9. [No title available]. Polish</text:p>
          </table:table-cell>
          <table:table-cell office:value-type="string" calcext:value-type="string">
            <text:p>[16] Michalsk' D, Zik'n V, St?p'n J, Weichetov' M, Kubov' V, Krenkov' J, Masatov' A. Rentgenov' denzitometrie a ultrasonometrie patn' kosti--presnost a srovn'n' s denzitometri' osov'ho skeletu [X-ray densitometry and ultrasonography of the heel bone--sensitivity and comparison with densitometry of the axial skeleton]. Cas Lek Cesk. 2000 Apr 26;139(8):231-6. Czech. PMID: 10916211. </text:p>
          </table:table-cell>
          <table:table-cell office:value-type="string" calcext:value-type="string">
            <text:p>[17] John Gofman, M.D. (biographical chapter. pages 401-412.) In Studs Terkel's book Coming of Age. The Story of our Century by Those Who Lived It. The New Press. NY. 1995 </text:p>
          </table:table-cell>
          <table:table-cell office:value-type="string" calcext:value-type="string">
            <text:p>[18] Gofman, J.W. An irreverent, illustrated view of nuclear power. Committee for Nuclear Responsibility. San Francisco, CA. pp. 227-8, 1979.</text:p>
          </table:table-cell>
          <table:table-cell office:value-type="string" calcext:value-type="string">
            <text:p>[21] [31] Schabel F, Zieglauer H. Untersuchungen zur Pathogenese der distalen renalen tubul'ren Azidose [Investigations on the pathogenesis of distal renal tubular acidosis (author's transl)]. Wien Klin Wochenschr. 1979 Apr 27;91(9):304-7. German. PMID: 36716. </text:p>
          </table:table-cell>
          <table:table-cell table:number-columns-repeated="16377"/>
        </table:table-row>
        <table:table-row table:style-name="ro11">
          <table:table-cell office:value-type="string" calcext:value-type="string">
            <text:p>2006 Breast Cancer </text:p>
          </table:table-cell>
          <table:table-cell office:value-type="string" calcext:value-type="string">
            <text:p>[16] Simon N. Cancer of the breast--induction by radiation and role of mammography. Rev Interam Radiol. 1977 Oct;2(4):199-203. PMID: 145649. </text:p>
          </table:table-cell>
          <table:table-cell office:value-type="string" calcext:value-type="string">
            <text:p>[18] Strong, Leonell C, Biological Aspects of Cancer and Aging, Oxford, Pergamon Press, 1968. </text:p>
          </table:table-cell>
          <table:table-cell office:value-type="string" calcext:value-type="string">
            <text:p>[19] Wattigney WA, Srinivasan SR, Chen W, Greenlund KJ, Berenson GS. Secular trend of earlier onset of menarche with increasing obesity in black and white girls: the Bogalusa Heart Study. Ethn Dis. 1999 Spring-Summer;9(2):181-9. PMID: 10421080. </text:p>
          </table:table-cell>
          <table:table-cell table:number-columns-repeated="16380"/>
        </table:table-row>
        <table:table-row table:style-name="ro10">
          <table:table-cell office:value-type="string" calcext:value-type="string">
            <text:p>2006 Caffeine A vitamin-like nutrient, or adaptogen </text:p>
          </table:table-cell>
          <table:table-cell office:value-type="string" calcext:value-type="string">
            <text:p>[01] Krasil'nikov VG. Izmeneniia soprotivleniia i emkosti sosudistogo rusla golovnogo mozga pod vliianiem vazoaktivnykh veshchestv [Changes in the resistance and capacity of the cerebral vascular bed under the influence of vasoactive substances]. Fiziol Zh SSSR Im I M Sechenova. 1975 Oct;61(10):1531-8. Russian. PMID: 1204863. </text:p>
          </table:table-cell>
          <table:table-cell office:value-type="string" calcext:value-type="string">
            <text:p>[09] VanderPloeg LC, Wolfrom DM, Rao AR, Braselton WE, Welsch CW. Caffeine, theophylline, theobromine, and developmental growth of the mouse mammary gland. J Environ Pathol Toxicol Oncol. 1992 May-Jun;11(3):177-89. PMID: 1625188. </text:p>
          </table:table-cell>
          <table:table-cell office:value-type="string" calcext:value-type="string">
            <text:p>[10] Welsch CW, VanderPloeg LC. Enhancement by caffeine of mammary gland lobulo-alveolar development in mice: a function of increased corticosterone. J Environ Pathol Toxicol Oncol. 1994;13(2):81-8. PMID: 7884647. </text:p>
          </table:table-cell>
          <table:table-cell office:value-type="string" calcext:value-type="string">
            <text:p>[13] Nagasawa H, Yasuda M, Sakamoto S, Inatomi H. Suppression by coffee cherry of the growth of spontaneous mammary tumours in SHN mice. Anticancer Res. 1996 Jan-Feb;16(1):151-3. PMID: 8615601. </text:p>
          </table:table-cell>
          <table:table-cell office:value-type="string" calcext:value-type="string">
            <text:p>[15] Linos A, Linos DA, Vgotza N, Souvatzoglou A, Koutras DA. Does coffee consumption protect against thyroid disease? Acta Chir Scand. 1989 Jun-Jul;155(6-7):317-20. PMID: 2816215. </text:p>
          </table:table-cell>
          <table:table-cell office:value-type="string" calcext:value-type="string">
            <text:p>[22] Rusakov DIu, Val'dman AV. Primenenie plavatel'nogo testa dlia vyiavleniia antidepressivno? aktivnosti pri odnokratnom i khronicheskom vvedenii veshchestv [Use of the swimming test for demonstrating antidepressive activity of drugs during single and repeated administration]. Farmakol Toksikol. 1983 Sep-Oct;46(5):107-11. Russian. PMID: 6226535. </text:p>
          </table:table-cell>
          <table:table-cell office:value-type="string" calcext:value-type="string">
            <text:p>[25] Lam SC, Guccione MA, Packham MA, Mustard JF. Effect of cAMP phosphodiesterase inhibitors on ADP-induced shape change, cAMP and nucleoside diphosphokinase activity of rabbit platelets. Thromb Haemost. 1982 Apr 30;47(2):90-5. PMID: 6285543. </text:p>
          </table:table-cell>
          <table:table-cell office:value-type="string" calcext:value-type="string">
            <text:p>[34] Wagner JC. Abuse of drugs used to enhance athletic performance. Am J Hosp Pharm. 1989 Oct;46(10):2059-67. PMID: 2683762. </text:p>
          </table:table-cell>
          <table:table-cell table:number-columns-repeated="16375"/>
        </table:table-row>
        <table:table-row table:style-name="ro3">
          <table:table-cell office:value-type="string" calcext:value-type="string">
            <text:p>2006 Diabetes, scleroderma, oils and hormones </text:p>
          </table:table-cell>
          <table:table-cell office:value-type="string" calcext:value-type="string">
            <text:p>[09] Bj'rntorp P. Insulin resistance: the consequence of a neuroendocrine disturbance? Int J Obes Relat Metab Disord. 1995 May;19 Suppl 1:S6-10. PMID: 7550539. </text:p>
          </table:table-cell>
          <table:table-cell office:value-type="string" calcext:value-type="string">
            <text:p>[18] Girard J. R'le des acides gras libres dans l'insulino-r'sistance du diab'te non-insulino-d'pendant [Role of free fatty acids in the insulin resistance of non-insulin-dependent diabetes]. Diabete Metab. 1995 Apr;21(2):79-88. French. PMID: 7621976. </text:p>
          </table:table-cell>
          <table:table-cell office:value-type="string" calcext:value-type="string">
            <text:p>[28] A. M. Kahn and T. Song, "Insulin inhibits dog vascular smooth muscle contraction and lowers Ca++[i] by inhibiting Ca++ influx," J. of Nutrition 125(6 Suppl.), S1732-S1737, 1995. </text:p>
          </table:table-cell>
          <table:table-cell office:value-type="string" calcext:value-type="string">
            <text:p>[29] F. Kuhlencordt, et al., "Examination of the skeleton in diabetic patients up to age 45," Deutsche med. Wchnschr. 91, 1913-1917, 1966. "Some </text:p>
          </table:table-cell>
          <table:table-cell office:value-type="string" calcext:value-type="string">
            <text:p>[31] LAZAROW A. Protection against alloxan diabetes. Anat Rec. 1947 Mar;97(3):353. PMID: 20289367. </text:p>
          </table:table-cell>
          <table:table-cell office:value-type="string" calcext:value-type="string">
            <text:p>[51] Vague P, Raccah D, Scelles V. Hypofibrinolysis and the insulin resistance syndrome. Int J Obes Relat Metab Disord. 1995 May;19 Suppl 1:S11-5. PMID: 7550531. </text:p>
          </table:table-cell>
          <table:table-cell table:number-columns-repeated="16377"/>
        </table:table-row>
        <table:table-row table:style-name="ro12">
          <table:table-cell office:value-type="string" calcext:value-type="string">
            <text:p>2006 Epilepsy and Progesterone </text:p>
          </table:table-cell>
          <table:table-cell office:value-type="string" calcext:value-type="string">
            <text:p>[13-B] Bauer J, Hocke A, Elger CE. Katameniale Anf'lle--eine Analyse [Catamenial seizures--an analysis]. Nervenarzt. 1995 Oct;66(10):760-9. German. PMID: 7501092. </text:p>
          </table:table-cell>
          <table:table-cell office:value-type="string" calcext:value-type="string">
            <text:p>[13-C] "Seizure frequency and the menstrual cycle: a clinical study," Epilepsia 22, 242, 1981. </text:p>
          </table:table-cell>
          <table:table-cell office:value-type="string" calcext:value-type="string">
            <text:p>[16] G. Holmes, "Anticonvulsant effect of hormones on seizures in animals," 265-268, in: R. Porter, R. H. Mattson, A. Ward, and M. Dam, eds., Advances in Epileptology, 15th Epilepsy International Symposium, New York, Raven Press, 1984. </text:p>
          </table:table-cell>
          <table:table-cell office:value-type="string" calcext:value-type="string">
            <text:p>[17-G] (Adenosine has potent anticonvulsive effects in various seizure models.) P. S. Timiras and H. F. Hill, Chapter 43, in Antiepileptic Drugs: Mechanisms of Action, ed. by G. H. Glaser, et al, Raven Press, N.Y., 1980 </text:p>
          </table:table-cell>
          <table:table-cell office:value-type="string" calcext:value-type="string">
            <text:p>[34-B] Murri L, Bonuccelli U, Melis GB. Neuroendocrine evaluation in catamenial epilepsy. Funct Neurol. 1986 Oct-Dec;1(4):399-403. PMID: 3111947. </text:p>
          </table:table-cell>
          <table:table-cell office:value-type="string" calcext:value-type="string">
            <text:p>[35-A] Balabolkin MI, Karlov VA, Vlasov PN. Rol' zhenskikh polovykh gormonov v patogeneze katamenial'nykh 'pilepticheskikh pripadkov [The role of the female sex hormones in the pathogenesis of catamenial epileptic seizures]. Ter Arkh. 1994;66(4):68-71. Russian. PMID: 8016736. </text:p>
          </table:table-cell>
          <table:table-cell office:value-type="string" calcext:value-type="string">
            <text:p>[44] Iron-binding capacity, total, serum decrease. F. Mora, et al.</text:p>
          </table:table-cell>
          <table:table-cell office:value-type="string" calcext:value-type="string">
            <text:p>[45] Magnesium, serum, decreased; between seizures. C S Babel, et al </text:p>
          </table:table-cell>
          <table:table-cell office:value-type="string" calcext:value-type="string">
            <text:p>Prealbumin, CSF, increased, the only protein to increase in epileptics. F. Mora, et al. </text:p>
          </table:table-cell>
          <table:table-cell table:number-columns-repeated="16374"/>
        </table:table-row>
        <table:table-row table:style-name="ro13">
          <table:table-cell office:value-type="string" calcext:value-type="string">
            <text:p>2006 Estrogen and Osteoporosis </text:p>
          </table:table-cell>
          <table:table-cell office:value-type="string" calcext:value-type="string">
            <text:p>[01] Abraham GE, Grewal H. A total dietary program emphasizing magnesium instead of calcium. Effect on the mineral density of calcaneous bone in postmenopausal women on hormonal therapy. J Reprod Med. 1990 May;35(5):503-7. PMID: 2352244. </text:p>
          </table:table-cell>
          <table:table-cell office:value-type="string" calcext:value-type="string">
            <text:p>[09] Murrillo-Uribe A, Delez'-Hinojosa M, Aguirre E, Villa A, Calva J, Cons F, Brise'o A, Gonz'lez G, Morales J, Pe'a H, Guerrero G, Orozco J, Morales G, Elizondo J. Osteoporosis en la mujer postmenop'usica mexicana. Magnitud del problema. Estudio multic'ntrico [Osteoporosis in Mexican postmenopausal women. Magnitude of the problem. Multicenter study]. Ginecol Obstet Mex. 1999 May;67:227-33. Spanish. PMID: 10363426. </text:p>
          </table:table-cell>
          <table:table-cell office:value-type="string" calcext:value-type="string">
            <text:p>[20] Kassem M, Okazaki R, De Le'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table:number-columns-repeated="16380"/>
        </table:table-row>
        <table:table-row table:style-name="ro14">
          <table:table-cell office:value-type="string" calcext:value-type="string">
            <text:p>2006 Immunodeficiency, dioxins, stress, and the hormones </text:p>
          </table:table-cell>
          <table:table-cell office:value-type="string" calcext:value-type="string">
            <text:p>[06] Pala S, Crimaldi G, Consolini R, Macchia P. Studio della risposta cellulo-mediata dopo vaccinazione anti-morbillosa [The cell-mediated response after measles vaccination]. Pediatr Med Chir. 1998 May-Jun;20(3):213-6. Italian. PMID: 9744016. </text:p>
          </table:table-cell>
          <table:table-cell office:value-type="string" calcext:value-type="string">
            <text:p>[11] K'ch K, Kossmann T, Trentz O. Nekrotisierende Weichteilinfekte [Necrotizing soft tissue infections]. Unfallchirurg. 1993 Apr;96(4):181-91. German. PMID: 8484137. </text:p>
          </table:table-cell>
          <table:table-cell office:value-type="string" calcext:value-type="string">
            <text:p>[12] Simonart T, Simonart JM, Schoutens C, Ledoux M, De Dobbeleer G. Epid'miologie et 'tiopathog'nie des fasciites n'crosantes et du syndrome de choc streptococcique [Epidemiology and etiopathogeny of necrotizing fasciitis and streptococcal shock syndrome]. Ann Dermatol Venereol. 1993;120(6-7):469-72. French. PMID: 8279795. </text:p>
          </table:table-cell>
          <table:table-cell office:value-type="string" calcext:value-type="string">
            <text:p>[22] Krzanowska H, Szo?tys M. Preovulatory dynamics of ovarian steroid hormones in two mouse strains differing in the rate of meiotic maturation. Folia Biol (Krakow). 1996;44(3-4):111-6. PMID: 9342935. </text:p>
          </table:table-cell>
          <table:table-cell office:value-type="string" calcext:value-type="string">
            <text:p>[27] Potapova GI, Shapot VS. Sopriazhennost' immunodepresii i narusheni? nukleinovogo obmena limfoidno? tkani kak proiavlenie paraneoplasticheskogo sindroma [Combination of immunodepression and disorders in nucleic acid metabolism of lymphoid tissue as a manifestation of a paraneoplastic syndrome]. Arkh Patol. 1987;49(6):10-8. Russian. PMID: 3310967. </text:p>
          </table:table-cell>
          <table:table-cell office:value-type="string" calcext:value-type="string">
            <text:p>[28] Shelepov VP, Pasha-zade GR, Chekulaev VA, Shapot VS. Vzaimosviaz' narusheni? obmena gliukozy i sekretsii somatotropnogo gormona, tiroksina, tirotropina, pokazatelia gematokrita u krys s perevivnymi gepatomami [Relation between disorders of glucose metabolism, secretion of somatotropic hormone, thyroxine, thyrotropin and hematocrit indices in rats with transplanted hepatomas]. Eksp Onkol. 1987;9(6):62-7. Russian. PMID: 3436292. </text:p>
          </table:table-cell>
          <table:table-cell office:value-type="string" calcext:value-type="string">
            <text:p>[36] Hendrickse RG. Clinical implications of food contaminated by aflatoxins. Ann Acad Med Singap. 1991 Jan;20(1):84-90. PMID: 2029170. </text:p>
          </table:table-cell>
          <table:table-cell office:value-type="string" calcext:value-type="string">
            <text:p>[42] Talal N, Dang H, Ahmed SA, Kraig E, Fischbach M. Interleukin 2, T cell receptor and sex hormone studies in autoimmune mice. J Rheumatol Suppl. 1987 Jun;14 Suppl 13:21-5. PMID: 3112377. </text:p>
          </table:table-cell>
          <table:table-cell office:value-type="string" calcext:value-type="string">
            <text:p>[49] Malpuech-Brug're C, Kuryszko J, Nowacki W, Rock E, Rayssiguier Y, Mazur A. Early morphological and immunological alterations in the spleen during magnesium deficiency in the rat. Magnes Res. 1998 Sep;11(3):161-9. PMID: 9800684. </text:p>
          </table:table-cell>
          <table:table-cell office:value-type="string" calcext:value-type="string">
            <text:p>[52] Kitchen LW, Cotter SM. Effect of diethylcarbamazine on serum antibody to feline oncornavirus-associated cell membrane antigen in feline leukemia virus cats. J Clin Lab Immunol. 1988 Feb;25(2):101-3. PMID: 2836593. </text:p>
          </table:table-cell>
          <table:table-cell table:number-columns-repeated="16373"/>
        </table:table-row>
        <table:table-row table:style-name="ro6">
          <table:table-cell office:value-type="string" calcext:value-type="string">
            <text:p>2006 Iron's Dangers </text:p>
          </table:table-cell>
          <table:table-cell office:value-type="string" calcext:value-type="string">
            <text:p>[06] Chiao JJ, Kirschner RE, Fantini GA. Iron delocalization occurs during ischemia and persists on reoxygenation of skeletal muscle. J Lab Clin Med. 1994 Sep;124(3):432-8. PMID: 8083587.</text:p>
          </table:table-cell>
          <table:table-cell office:value-type="string" calcext:value-type="string">
            <text:p>[07] Choi JH, Kim DW, Yu B. Modulation of age-related alterations of iron, ferritin, and lipid peroxidation in rat brain synaptosomes. J Nutr Health Aging. 1998;2(3):133-7. PMID: 10995054. </text:p>
          </table:table-cell>
          <table:table-cell office:value-type="string" calcext:value-type="string">
            <text:p>[22] Strain JJ. Putative role of dietary trace elements in coronary heart disease and cancer. Br J Biomed Sci. 1994 Sep;51(3):241-51. PMID: 7881323. </text:p>
          </table:table-cell>
          <table:table-cell office:value-type="string" calcext:value-type="string">
            <text:p>[25] Amer. J. of Surgery 155, p. 43, 1988.</text:p>
          </table:table-cell>
          <table:table-cell office:value-type="string" calcext:value-type="string">
            <text:p>[26] Transfusions: Amer. J. of Surgery 155, p. 43, 1988. </text:p>
          </table:table-cell>
          <table:table-cell office:value-type="string" calcext:value-type="string">
            <text:p>[27] Salonen, JT, Nyyssonen, K, Korpela, H, Tuomilehto, J, Seppanen, R, Salonen, R. High stored iron levels are associated with excess risk of myocardial infarction in eastern Finnish men.'Circulation'1992;86:803-811 </text:p>
          </table:table-cell>
          <table:table-cell office:value-type="string" calcext:value-type="string">
            <text:p>[28] Sullivan, J. (1981). Iron and the sex difference in heart disease risk.'The Lancet,'317(8233), 1293-1294. </text:p>
          </table:table-cell>
          <table:table-cell office:value-type="string" calcext:value-type="string">
            <text:p>[30] Stevens, Richard G., et al. "Body iron stores and the risk of cancer."'New England Journal of Medicine'319.16 (1988): 1047-1052. </text:p>
          </table:table-cell>
          <table:table-cell table:number-columns-repeated="16375"/>
        </table:table-row>
        <table:table-row table:style-name="ro11">
          <table:table-cell office:value-type="string" calcext:value-type="string">
            <text:p>2006 Menopause and its causes </text:p>
          </table:table-cell>
          <table:table-cell office:value-type="string" calcext:value-type="string">
            <text:p>[01] L. C. Strong, Biological Aspects of Cancer and Aging, Pergamon Press, 1968. </text:p>
          </table:table-cell>
          <table:table-cell office:value-type="string" calcext:value-type="string">
            <text:p>[04] P. M. Wise, "Influence of estrogen on aging of the central nervous system: Its role in declining female reproductive function," in Menopause: Evaluation, Treatment, and Health Concerns, pages 53-70, 1989. </text:p>
          </table:table-cell>
          <table:table-cell office:value-type="string" calcext:value-type="string">
            <text:p>[05] Nencioni, T., and F. Polvani, Calcitonin, p. 297-305, A. Pecile, editor, Elsevier, N.Y., 1985.</text:p>
          </table:table-cell>
          <table:table-cell office:value-type="string" calcext:value-type="string">
            <text:p>[06] T. I. Belova, "Structural damage to the mesencephalic reticular formation induced by immobilization stress," Bull. Exp. Biol. &amp; Med. 108(7), 126030, 1989 </text:p>
          </table:table-cell>
          <table:table-cell office:value-type="string" calcext:value-type="string">
            <text:p>[07] Fourrier F, Jallot A, Leclerc L, Jourdain M, Racadot A, Chagnon JL, Rime A, Chopin C. Sex steroid hormones in circulatory shock, sepsis syndrome, and septic shock. Circ Shock. 1994 Aug;43(4):171-8. PMID: 7895322. </text:p>
          </table:table-cell>
          <table:table-cell table:number-columns-repeated="16378"/>
        </table:table-row>
        <table:table-row table:style-name="ro4">
          <table:table-cell office:value-type="string" calcext:value-type="string">
            <text:p>2006 Oils in Context </text:p>
          </table:table-cell>
          <table:table-cell office:value-type="string" calcext:value-type="string">
            <text:p>[06] Lemeshko VV, Nikitchenko IuV, Kaliman PA. Vozrastnye ocobennosti induktsii perekisnogo okisleniia lipidov v pecheni krys pri golodanii [Age characteristics of lipid peroxide oxidation induction in the rat liver during fasting]. Ukr Biokhim Zh (1978). 1982 May-Jun;54(3):325-7. Russian. PMID: 7101479. </text:p>
          </table:table-cell>
          <table:table-cell office:value-type="string" calcext:value-type="string">
            <text:p>[09] Abuirmeileh, N. M., "The effect of dietary fats on liver mitochondrial fatty acid profiles in the rat," Dirasat (Ser.): Nat. Sci. (Univ. Jordan) 7(2), 51-7, 1980. </text:p>
          </table:table-cell>
          <table:table-cell office:value-type="string" calcext:value-type="string">
            <text:p>[11] Vladimirov YA, Olenev VI, Suslova TB, Cheremisina ZP. Lipid peroxidation in mitochondrial membrane. Adv Lipid Res. 1980;17:173-249. doi: 10.1016/b978-0-12-024917-6.50011-2. PMID: 6992527. </text:p>
          </table:table-cell>
          <table:table-cell office:value-type="string" calcext:value-type="string">
            <text:p>[23] Prof. Ray Wolfe, "Chemistry of nutrients and world food," Univ. of Ore. Chem. 121, October 16, 1986. </text:p>
          </table:table-cell>
          <table:table-cell office:value-type="string" calcext:value-type="string">
            <text:p>[47] Lankin, V. Z., and E. A. Neifakh, Izv. Akad. Nauk SSR, Ser. Biol. 2, 263. : Izv Akad Nauk SSSR Biol 1968 Mar-Apr;2:263-8 [Higher fatty acids in the process of malignant growth].[Article in Russian] </text:p>
          </table:table-cell>
          <table:table-cell office:value-type="string" calcext:value-type="string">
            <text:p>[49-B] , "Le fonction immunologique et le cancer," Ann. Biol. XVI95-6), 271-6, 1977 </text:p>
          </table:table-cell>
          <table:table-cell office:value-type="string" calcext:value-type="string">
            <text:p>[49-C] Vladimirov YA, Olenev VI, Suslova TB, Cheremisina ZP. Lipid peroxidation in mitochondrial membrane. Adv Lipid Res. 1980;17:173-249. doi: 10.1016/b978-0-12-024917-6.50011-2. PMID: 6992527. </text:p>
          </table:table-cell>
          <table:table-cell office:value-type="string" calcext:value-type="string">
            <text:p>[51] Jurkowski JJ, Cave WT Jr. Dietary effects of menhaden oil on the growth and membrane lipid composition of rat mammary tumors. J Natl Cancer Inst. 1985 May;74(5):1145-50. PMID: 3858582. </text:p>
          </table:table-cell>
          <table:table-cell office:value-type="string" calcext:value-type="string">
            <text:p>[55-B] KLINE BE, MILLER JA, et al. The carcinogenicity of p-dimethylaminoazobenzene in diets containing the fatty acids of hydrogenated coconut oil or of corn oil. Cancer Res. 1946 Jan;6:1-4. PMID: 21008267. </text:p>
          </table:table-cell>
          <table:table-cell office:value-type="string" calcext:value-type="string">
            <text:p>[70-C] Harman D. Lipofuscin and ceroid formation: the cellular recycling system. Adv Exp Med Biol. 1989;266:3-15. doi: 10.1007/978-1-4899-5339-1_1. PMID: 2486157. </text:p>
          </table:table-cell>
          <table:table-cell office:value-type="string" calcext:value-type="string">
            <text:p>[76] Laitinen, M., et al., "Effects of dietary cholesterol feeding on the membranes of liver ce ls and on the cholesterol metabolism in the rat," Int. J. Bioch. 14(3), 239 41, 1982 </text:p>
          </table:table-cell>
          <table:table-cell office:value-type="string" calcext:value-type="string">
            <text:p>[80] Tarayre JP, Delhon A, Lauressergues H, Stenger A, Barbara M, Bru M, Villanova G, Caillol V, Aliaga M. Action anti-oed'mateuse d'un extrait hexanique de drupes de Serenoa repens Bartr [Anti-edematous action of a hexane extract of the stone fruit of Serenoa repens Bartr]. Ann Pharm Fr. 1983;41(6):559-70. French. PMID: 6677168. </text:p>
          </table:table-cell>
          <table:table-cell table:number-columns-repeated="16371"/>
        </table:table-row>
        <table:table-row table:style-name="ro4">
          <table:table-cell office:value-type="string" calcext:value-type="string">
            <text:p>2006 Osteoporosis, harmful calcification, and nervemusc </text:p>
          </table:table-cell>
          <table:table-cell office:value-type="string" calcext:value-type="string">
            <text:p>[02] Bushinsky DA. Acidosis and bone. Miner Electrolyte Metab. 1994;20(1-2):40-52. PMID: 8202051. </text:p>
          </table:table-cell>
          <table:table-cell office:value-type="string" calcext:value-type="string">
            <text:p>[04-B] A. H. Knell, I. J. Fairchild, and K. Swett, Palaios 8, 512-525, 1993. (Late proterozoic ocean was supersaturated with calcium carbonate.)</text:p>
          </table:table-cell>
          <table:table-cell office:value-type="string" calcext:value-type="string">
            <text:p>[05-A] Dallemagne, M. J. "Acquisitions recentes dans Ie domaine de la biochimie de 1'os."'Acta Physiother. RheumatoI. Belg'3 (1947): 77. </text:p>
          </table:table-cell>
          <table:table-cell office:value-type="string" calcext:value-type="string">
            <text:p>[07-B] P. S. Dannies, "Control of prolactin production by estrogen," chapter 9, p. 289-310, in Biochemical Actions of Hormones XII, Academic Press, 1985. </text:p>
          </table:table-cell>
          <table:table-cell office:value-type="string" calcext:value-type="string">
            <text:p>[07-D] Nencioni, T. O. R. Q. U. A. T. O., and F. I. L. I. P. P. O. Polvani. "Rationale for the use of calcitonin in the prevention of postmenopausal osteoporosis."'Calcitonin: Chemistry, physiology, pharmacology and clinical aspects. Elsevier Amsterdam, 1984. 297-305. </text:p>
          </table:table-cell>
          <table:table-cell office:value-type="string" calcext:value-type="string">
            <text:p>[08-A] Johnston Jr, C. C., et al. "Age-related bone loss."'Osteoporosis II'(1979): 91-100.</text:p>
            <text:p/>
          </table:table-cell>
          <table:table-cell office:value-type="string" calcext:value-type="string">
            <text:p>[14-A] Silberberg, M., and R. Silberberg. "Effect of progesterone on growing cartilage and bone in immature guinea pigs." (1941): 85- </text:p>
          </table:table-cell>
          <table:table-cell office:value-type="string" calcext:value-type="string">
            <text:p>[15-B] Carpenter, K. L. H., et al. "Production of ceroid and oxidized lipids by macrophages in vitro."'Lipofuscin-1987: State of the Art. Budapest: Akademlal Kiado Amsterdam: Elsevier Science'(1988): 245-268. </text:p>
          </table:table-cell>
          <table:table-cell office:value-type="string" calcext:value-type="string">
            <text:p>[17] S. M. Plotnikov, et al., "Anxiety, atherogenesis, and antioxidant protection: Clinico-pathogenetic relationships," Bull. Exp. Biol. &amp; Medicine 117(2), 221, 1994 </text:p>
          </table:table-cell>
          <table:table-cell office:value-type="string" calcext:value-type="string">
            <text:p>[22-B] Toussirot E, Kremer P, Benmansour A, Wendling D. Giant calcification in soft tissue after shoulder corticosteroid injection. J Rheumatol. 1996 Jan;23(1):181-2. PMID: 8838530. </text:p>
          </table:table-cell>
          <table:table-cell office:value-type="string" calcext:value-type="string">
            <text:p>[27-B] Etcharry-Bouyx F, Ceccaldi M, Poncet M, Pellissier JF. Maladie de Fahr et mitochondriopathie [Fahr's disease and mitochondrial myopathy]. Rev Neurol (Paris). 1995 Dec;151(12):731-3. French. PMID: 8787104. </text:p>
          </table:table-cell>
          <table:table-cell office:value-type="string" calcext:value-type="string">
            <text:p>[30-A] J. P. Bonjour and R. Rizzoli, "Inadequate protein intake and osteoporosis: Possible involvement of the IGF system,:" Nutritional Aspects of Osteoporosis '84, Challenges of Mod. Med. 7, 399-406, 1995. </text:p>
          </table:table-cell>
          <table:table-cell office:value-type="string" calcext:value-type="string">
            <text:p>[33-B] Reichart E, Claudon F, Sabli're S. Le stockage carbonique dans divers organes au cours de l'hypercapnie chronique exp'rimentale [CO2 storage in various organs during chronic experimental hypercapnia (author's transl)]. Bull Eur Physiopathol Respir. 1976 Jan-Feb;12(1):19-32. French. PMID: 1016773. </text:p>
          </table:table-cell>
          <table:table-cell office:value-type="string" calcext:value-type="string">
            <text:p>[34-C] Guly? MF. O roli uglekisloty i ammoni?nogo azota v reguliatsii obemna veshchestv i fiziologicheskikh funktsi? u geterotrofnykh organizmov [Role of carbonic acid and ammonium nitrogen in regulation of metabolism and physiological function in heterotrophic organisms]. Ukr Biokhim Zh (1978). 1980 Mar-Apr;52(2):141-5. Russian. PMID: 6770510. </text:p>
          </table:table-cell>
          <table:table-cell office:value-type="string" calcext:value-type="string">
            <text:p>[35] Schaefer KE, Carey CR, Dougherty JH Jr, Morgan C, Messier AA. Effect of intermittent exposure to 3% CO2 on respiration, acid-base balance, and calcium-phosphorus metabolism. Undersea Biomed Res. 1979;6 Suppl:S115-34. PMID: 505620. </text:p>
          </table:table-cell>
          <table:table-cell table:number-columns-repeated="16368"/>
        </table:table-row>
        <table:table-row table:style-name="ro10">
          <table:table-cell office:value-type="string" calcext:value-type="string">
            <text:p>2006 The problem of Alzheimer's disease as a clue to immortality</text:p>
          </table:table-cell>
          <table:table-cell office:value-type="string" calcext:value-type="string">
            <text:p>[05] A. I. Zotin, "Aging and rejuvenation from the standpoint of the thermodynamics of irreversible processes," Priroda 9, 49-55, 1970. </text:p>
          </table:table-cell>
          <table:table-cell office:value-type="string" calcext:value-type="string">
            <text:p>[06] Tikhomirova MM, Vatti KV, Mamon LA, Barabanova LV, Kutskova IuA. Mekhanizmy, obespechivaiushchie usto?chivost' geneticheskogo materiala kletki k stressovym vozde?stviiam [Mechanisms ensuring the resistance of the genetic material of the cell to stress exposures]. Genetika. 1994 Aug;30(8):1097-104. Russian. PMID: 7995514. </text:p>
          </table:table-cell>
          <table:table-cell office:value-type="string" calcext:value-type="string">
            <text:p>[08] Jendryczko A, Tomala J, Janosz P. Effects of two low-dose oral contraceptives on erythrocyte superoxide dismutase, catalase and glutathione peroxidase activities. Zentralbl Gynakol. 1993;115(11):469-72. PMID: 8296490. </text:p>
          </table:table-cell>
          <table:table-cell office:value-type="string" calcext:value-type="string">
            <text:p>[09] Olney JW. Excitotoxins in foods. Neurotoxicology. 1994 Fall;15(3):535-44. PMID: 7854587. </text:p>
          </table:table-cell>
          <table:table-cell office:value-type="string" calcext:value-type="string">
            <text:p>[10] Savolainen K, Hirvonen MR, Naarala J. Phosphoinositide second messengers in cholinergic excitotoxicity. Neurotoxicology. 1994 Fall;15(3):493-502. PMID: 7854583. </text:p>
          </table:table-cell>
          <table:table-cell office:value-type="string" calcext:value-type="string">
            <text:p>[11] L. N. Simanovskiy and Zh. A. Chotoyev, "The effect of hypoxia on glycogenolysis and glycolysis rates in the rat brain," Zhurnal Evolyutsionnoy Biokhimii i Fiziologii 6(5), 577-579, 1970 </text:p>
          </table:table-cell>
          <table:table-cell office:value-type="string" calcext:value-type="string">
            <text:p>[12] Ye. Sadovskiy, "For the prolongation of human life," Sovetskaya Belorussiya 23, page 4, Dec. 1970. "...the accumulation of </text:p>
          </table:table-cell>
          <table:table-cell office:value-type="string" calcext:value-type="string">
            <text:p>[30] Vannucci RC, Towfighi J, Heitjan DF, Brucklacher RM. Carbon dioxide protects the perinatal brain from hypoxic-ischemic damage: an experimental study in the immature rat. Pediatrics. 1995 Jun;95(6):868-74. PMID: 7761212. </text:p>
          </table:table-cell>
          <table:table-cell office:value-type="string" calcext:value-type="string">
            <text:p>[41-E] Schwartz, Michal, et al. "GROWTH-ASSOCIATED TRIGGERING FACTORS AND CENTRAL-NERVOUS-SYSTEM REGENERATION."'Trophic Factors And The Nervous System'3 (1990): 47-56. </text:p>
          </table:table-cell>
          <table:table-cell office:value-type="string" calcext:value-type="string">
            <text:p>[43-A] Autore G, Cicala C, Cirino G, Maiello FM, Mascolo N, Capasso F. Essential fatty acid-deficient diet modifies PAF levels in stomach and duodenum of endotoxin-treated rats. J Lipid Mediat Cell Signal. 1994 Mar;9(2):145-53. PMID: 8012761. </text:p>
          </table:table-cell>
          <table:table-cell office:value-type="string" calcext:value-type="string">
            <text:p>[57] ASCHHEIM, PIERRE. "Aging in the hypothalamichypophyseal ovarian axis in the rat."'Hypothalamus, pituitary and aging'(1976): 376-418. </text:p>
          </table:table-cell>
          <table:table-cell office:value-type="string" calcext:value-type="string">
            <text:p>[65] Pasqualini JR, Maloche C, Maroni M, Chetrite G. Effect of the progestagen Promegestone (R-5020) on mRNA of the oestrone sulphatase in the MCF-7 human mammary cancer cells. Anticancer Res. 1994 Jul-Aug;14(4A):1589-93. PMID: 7979190. </text:p>
          </table:table-cell>
          <table:table-cell office:value-type="string" calcext:value-type="string">
            <text:p>[66] Trooster, W. J., et al. "Treatment of acute experimental allergic encephalomyelitis in the lewis rat with the sex-hormone progesterone."'International journal of immunopathology and pharmacology'7.3 (1994): 183-192. </text:p>
          </table:table-cell>
          <table:table-cell office:value-type="string" calcext:value-type="string">
            <text:p>[93] Norris LA, Bonnar J. Effect of oestrogen dose on whole blood platelet activation in women taking new low dose oral contraceptives. Thromb Haemost. 1994 Dec;72(6):926-30. PMID: 7740465.</text:p>
            <text:p/>
          </table:table-cell>
          <table:table-cell office:value-type="string" calcext:value-type="string">
            <text:p>[95] Autore G, Cicala C, Cirino G, Maiello FM, Mascolo N, Capasso F. Essential fatty acid-deficient diet modifies PAF levels in stomach and duodenum of endotoxin-treated rats. J Lipid Mediat Cell Signal. 1994 Mar;9(2):145-53. PMID: 8012761. </text:p>
          </table:table-cell>
          <table:table-cell office:value-type="string" calcext:value-type="string">
            <text:p>[97] . K. Clinton, et al., "The combined effects of dietary fat and estrogen on survival, 7,12-dimethyl- benz(a)-anthracene induced breast cancer and prolactin metabolism in rats," J. Nutr. 125(5), 1192-1204, 1995. </text:p>
          </table:table-cell>
          <table:table-cell office:value-type="string" calcext:value-type="string">
            <text:p>[116] Court, Jennifer A., and Elaine K. Perry. "CNS Nicotinic Receptors: Possible Therapeutic Targets in Neurodegenerative Disorders."'CNS Drugs'2.3 (1994): 216-233.</text:p>
          </table:table-cell>
          <table:table-cell office:value-type="string" calcext:value-type="string">
            <text:p>[126] Loeb, Leo, V. Suntzeff, and E. L. Burns. "Changes in the nature of the stroma in vagina, cervix and uterus of the mouse produced by long-continued injections of estrogen and by advancing age."'The American Journal of Cancer'35.2 (1939): 159-174. </text:p>
          </table:table-cell>
          <table:table-cell office:value-type="string" calcext:value-type="string">
            <text:p>[139] Fourrier, Francois, et al. "Sex steroid hormones in circulatory shock, sepsis syndrome, and septic shock."'Circulatory shock'43.4 (1994): 171-178. </text:p>
          </table:table-cell>
          <table:table-cell table:number-columns-repeated="16364"/>
        </table:table-row>
        <table:table-row table:style-name="ro3">
          <table:table-cell office:value-type="string" calcext:value-type="string">
            <text:p>2006 The transparency of life Cataracts as a model of age </text:p>
          </table:table-cell>
          <table:table-cell office:value-type="string" calcext:value-type="string">
            <text:p>[07] Tsubota K, Laing RA, Kenyon KR. Noninvasive measurements of pyridine nucleotide and flavoprotein in the lens. Invest Ophthalmol Vis Sci. 1987 May;28(5):785-9. PMID: 3570689.</text:p>
            <text:p/>
          </table:table-cell>
          <table:table-cell office:value-type="string" calcext:value-type="string">
            <text:p>[08] Larionov, L. N. "Use of pyrimidine bases and ATP for conservative treatment of early cataracts."'Oftalmologicheskii zhurnal'32.3 (1977): 221-222.</text:p>
            <text:p/>
          </table:table-cell>
          <table:table-cell office:value-type="string" calcext:value-type="string">
            <text:p>[11] Avarachan PJ, Rawal UM. State of electrolytes, osmotic balance and the activity of ATPase in the lenses of selenite--induced cataracts. Indian J Ophthalmol. 1987;35(5-6):210-3. PMID: 2977778. </text:p>
          </table:table-cell>
          <table:table-cell office:value-type="string" calcext:value-type="string">
            <text:p>[15] McNamara NA, Polse KA, Bonanno JA. Stromal acidosis modulates corneal swelling. Invest Ophthalmol Vis Sci. 1994 Mar;35(3):846-50. PMID: 8125747. </text:p>
          </table:table-cell>
          <table:table-cell office:value-type="string" calcext:value-type="string">
            <text:p>[25] Mizuno A, Nishigori H, Iwatsuru M. Glucocorticoid-induced cataract in chick embryo monitored by Raman spectroscopy. Invest Ophthalmol Vis Sci. 1989 Jan;30(1):132-7. PMID: 2912907.</text:p>
            <text:p/>
          </table:table-cell>
          <table:table-cell office:value-type="string" calcext:value-type="string">
            <text:p>[26] Babizhaev, M. A., A. I. Deev, and G. M. Nikolaev. "NMR study of the state of water in the human lens during cataract development."'Biofizika'30.4 (1985): 671-674.</text:p>
            <text:p/>
            <text:p/>
          </table:table-cell>
          <table:table-cell office:value-type="string" calcext:value-type="string">
            <text:p>[27] Hightower KR, Reddy VN. Ca++-induced cataract. Invest Ophthalmol Vis Sci. 1982 Feb;22(2):263-7. PMID: 7056640.</text:p>
            <text:p/>
          </table:table-cell>
          <table:table-cell office:value-type="string" calcext:value-type="string">
            <text:p>[28] Larionov, L. N. "Use of pyrimidine bases and ATP for conservative treatment of early cataracts."'Oftalmologicheskii zhurnal'32.3 (1977): 221-222. </text:p>
          </table:table-cell>
          <table:table-cell office:value-type="string" calcext:value-type="string">
            <text:p>[29] Tsubota K, Laing RA, Kenyon KR. Noninvasive measurements of pyridine nucleotide and flavoprotein in the lens. Invest Ophthalmol Vis Sci. 1987 May;28(5):785-9. PMID: 3570689. </text:p>
          </table:table-cell>
          <table:table-cell table:number-columns-repeated="16374"/>
        </table:table-row>
        <table:table-row table:style-name="ro12">
          <table:table-cell office:value-type="string" calcext:value-type="string">
            <text:p>2006 Thyroid Therapies, Confusion, and Fraud </text:p>
          </table:table-cell>
          <table:table-cell office:value-type="string" calcext:value-type="string">
            <text:p>[18] Novik V, C'rdenas IE, Gonz'lez R, Pe'a M, L'pez Moreno JM. Insuficiencia card'aca grave como complicaci'n de hipotiroidismo primario [Severe cardiac failure as complication of primary hypothyroidism]. Rev Med Chil. 1996 Oct;124(10):1248-50. Spanish. PMID: 9239915. </text:p>
          </table:table-cell>
          <table:table-cell table:number-columns-repeated="16382"/>
        </table:table-row>
        <table:table-row table:style-name="ro8">
          <table:table-cell office:value-type="string" calcext:value-type="string">
            <text:p>2006 Tryptophan, serotonin, and aging </text:p>
          </table:table-cell>
          <table:table-cell office:value-type="string" calcext:value-type="string">
            <text:p>[15] File SE, Fluck E, Fernandes C. Beneficial effects of glycine (bioglycin) on memory and attention in young and middle-aged adults. J Clin Psychopharmacol. 1999 Dec;19(6):506-12. doi: 10.1097/00004714-199912000-00004. PMID: 10587285. </text:p>
          </table:table-cell>
          <table:table-cell office:value-type="string" calcext:value-type="string">
            <text:p>[20] Gross B, Ronen N, Honigman S, Livne E. Tryptophan toxicity--time and dose response in rats. Adv Exp Med Biol. 1999;467:507-16. PMID: 10721094. </text:p>
          </table:table-cell>
          <table:table-cell office:value-type="string" calcext:value-type="string">
            <text:p>[21] Gusev EI, Skvortsova VI, Komissarova IA, Dambinova SA, Raevski? KS, Alekseev AA, Bashkatova VG, Kovalenko AV, Kudrin VS, Iakovleva EV. Ne?roprotektivnoe de?stvie glitsina v ostrom periode ishemicheskogo insul'ta [Neuroprotective effects of glycine in the acute period of ischemic stroke]. Zh Nevrol Psikhiatr Im S S Korsakova. 1999;99(2):12-20. Russian. PMID: 10081129. </text:p>
          </table:table-cell>
          <table:table-cell office:value-type="string" calcext:value-type="string">
            <text:p>[26] Hern'ndez-Rodr'guez J, Chagoya G. Brain serotonin synthesis and Na+,K+-ATPase activity are increased postnatally after prenatal administration of L-tryptophan. Brain Res. 1986 Mar;390(2):221-6. doi: 10.1016/s0006-8993(86)80230-x. PMID: 3006868. </text:p>
          </table:table-cell>
          <table:table-cell office:value-type="string" calcext:value-type="string">
            <text:p>[32] Levine ME, Duffy LK. Seasonal variation of the amino acid, L-tryptophan, in interior Alaska. Int J Circumpolar Health. 1998;57 Suppl 1:386-8. PMID: 10093312. </text:p>
          </table:table-cell>
          <table:table-cell table:number-columns-repeated="16378"/>
        </table:table-row>
        <table:table-row table:style-name="ro6">
          <table:table-cell office:value-type="string" calcext:value-type="string">
            <text:p>2006 Unsaturated Vegetable Oils Toxic </text:p>
          </table:table-cell>
          <table:table-cell office:value-type="string" calcext:value-type="string">
            <text:p>[03] Britton RS, Bacon BR. Role of free radicals in liver diseases and hepatic fibrosis. Hepatogastroenterology. 1994 Aug;41(4):343-8. PMID: 7959569. </text:p>
          </table:table-cell>
          <table:table-cell office:value-type="string" calcext:value-type="string">
            <text:p>[13] Gutteridge JM. Antioxidants, nutritional supplements and life-threatening diseases. Br J Biomed Sci. 1994 Sep;51(3):288-95. PMID: 7881327. </text:p>
          </table:table-cell>
          <table:table-cell office:value-type="string" calcext:value-type="string">
            <text:p>[15] Hartroft, W. S., and E. A. Porta. "Ceroid pigments."'chapter VIII in Present Knowledge in Nutrition, 3rd Edition, Nutrition Foundation, NY'(1967).</text:p>
          </table:table-cell>
          <table:table-cell office:value-type="string" calcext:value-type="string">
            <text:p>[16-A] Helbock HJ, Motchnik PA, Ames BN. Toxic hydroperoxides in intravenous lipid emulsions used in preterm infants. Pediatrics. 1993 Jan;91(1):83-7. Doi: 10.1542/peds.91.1.83 PMID: 8416510. </text:p>
          </table:table-cell>
          <table:table-cell office:value-type="string" calcext:value-type="string">
            <text:p>[16-B] Science News 143, p.78, 1993. "Toxic 'fats' in preemie supplement."</text:p>
          </table:table-cell>
          <table:table-cell office:value-type="string" calcext:value-type="string">
            <text:p>[19] Johnston PV. Dietary fat, eicosanoids, and immunity. Adv Lipid Res. 1985;21:103-41. doi: 10.1016/b978-0-12-024921-3.50010-1. PMID: 3895844. </text:p>
          </table:table-cell>
          <table:table-cell office:value-type="string" calcext:value-type="string">
            <text:p>[22] J. K. G. Kramer, et al., Lipids 17, p.372, 1983. </text:p>
          </table:table-cell>
          <table:table-cell table:number-columns-repeated="16376"/>
        </table:table-row>
        <table:table-row table:style-name="ro3">
          <table:table-cell office:value-type="string" calcext:value-type="string">
            <text:p>2006 Vegetables, etc. ' Who Defines Food </text:p>
          </table:table-cell>
          <table:table-cell office:value-type="string" calcext:value-type="string">
            <text:p>[04] Balachandran B, Sivaswamy SN, Sivaramakrishnan VM. Genotoxic effects of some foods &amp; food components in Swiss mice. Indian J Med Res. 1991 Oct;94:378-83. PMID: 1794895. </text:p>
          </table:table-cell>
          <table:table-cell office:value-type="string" calcext:value-type="string">
            <text:p>[05] Zusman I. Comparative anticancer effects of vaccination and dietary factors on experimentally-induced cancers. In Vivo. 1998 Nov-Dec;12(6):675-89. PMID: 9891232. </text:p>
          </table:table-cell>
          <table:table-cell office:value-type="string" calcext:value-type="string">
            <text:p>[15] Pan, X. Y. "Comparison of the cytotoxic effect of fresh garlic, diallyl trisulfide, 5-fluorouracil (5-FU), mitomycin C (MMC) and Cis-DDP on two lines of gastric cancer cells."'Zhonghua zhong liu za zhi [Chinese journal of oncology]'7.2 (1985): 103-105. </text:p>
          </table:table-cell>
          <table:table-cell office:value-type="string" calcext:value-type="string">
            <text:p>[17] Davidson J. Attempts to overcome anti-nutritive factors in field beans (Vicia faba L) and field peas (Pisum sativum) fed in diets to laying hens. Proc Nutr Soc. 1977 Sep;36(2):51A. PMID: 905287. </text:p>
          </table:table-cell>
          <table:table-cell table:number-columns-repeated="16379"/>
        </table:table-row>
        <table:table-row table:style-name="ro3">
          <table:table-cell office:value-type="string" calcext:value-type="string">
            <text:p>2006 Vitamin E Estrogen antagonist, energy promoter, a </text:p>
          </table:table-cell>
          <table:table-cell office:value-type="string" calcext:value-type="string">
            <text:p>[09] Davidson J. Attempts to overcome anti-nutritive factors in field beans (Vicia faba L) and field peas (Pisum sativum) fed in diets to laying hens. Proc Nutr Soc. 1977 Sep;36(2):51A. PMID: 905287. </text:p>
          </table:table-cell>
          <table:table-cell office:value-type="string" calcext:value-type="string">
            <text:p>[11] JL, Lepe Z''iga. "Jaundice caused by microangiopathic hemolysis associated to septicemia in the newborn."'Bolet'n M'dico del Hospital Infantil de M'xico'37.3 (1980): 457-467. </text:p>
          </table:table-cell>
          <table:table-cell office:value-type="string" calcext:value-type="string">
            <text:p>[26] Parkhomets, V. P., S. B. Silonov, and H. V. Donchenko. "Effect of alpha-tocopherol, tocopheryl quinone and other complexes with tocopherol-binding proteins on the activity of enzymes metabolizing arachidonic acid."'Ukrains' kyi Biokhimichnyi Zhurnal (1999)'73.1 (2001): 43-47. </text:p>
          </table:table-cell>
          <table:table-cell office:value-type="string" calcext:value-type="string">
            <text:p>[27] Patzelt-Wenczler R. Einfluss von Vitamin E auf dis Synthese von unges'ttigten Fetts'uren [Effect of vitamin E on the synthesis of polyunsaturated fatty acids (author's transl)]. Int J Vitam Nutr Res. 1981;51(1):26-33. German. PMID: 7239794. </text:p>
          </table:table-cell>
          <table:table-cell office:value-type="string" calcext:value-type="string">
            <text:p>[31] Simon-Schnass I, Korniszewski L. The influence of vitamin E on rheological parameters in high altitude mountaineers. Int J Vitam Nutr Res. 1990;60(1):26-34. PMID: 2387667. </text:p>
          </table:table-cell>
          <table:table-cell table:number-columns-repeated="16378"/>
        </table:table-row>
        <table:table-row table:style-name="ro4">
          <table:table-cell office:value-type="string" calcext:value-type="string">
            <text:p>2007 BSE ' mad cow ' scrapie, etc. Stimulated amyloi </text:p>
          </table:table-cell>
          <table:table-cell office:value-type="string" calcext:value-type="string">
            <text:p>[19] Dawson G, Dawson SA, Siakotos AN. Phospholipases and the molecular basis for the formation of ceroid in Batten disease. Adv Exp Med Biol. 1989;266:259-70; discussion 271. doi: 10.1007/978-1-4899-5339-1_18. PMID: 2486153. </text:p>
          </table:table-cell>
          <table:table-cell office:value-type="string" calcext:value-type="string">
            <text:p>[49] Harris C. A lipofuscin-like pigment in the kidneys of estrogen-treated rats. Arch Pathol. 1966 Oct;82(4):353-5. PMID: 5954049. </text:p>
          </table:table-cell>
          <table:table-cell office:value-type="string" calcext:value-type="string">
            <text:p>[56] Kulagina TP. Kholesterin i zhirnye kisloty iader i khromatina timusa krys v otdalennye sroki posle gamma-oblucheniia [Cholesterol and fatty acids of the nuclei and chromatin of the rat thymus at long intervals following gamma irradiation]. Radiobiologiia. 1990 May-Jun;30(3):317-20. Russian. PMID: 2371388. </text:p>
          </table:table-cell>
          <table:table-cell office:value-type="string" calcext:value-type="string">
            <text:p>[57] Mandybur TJ, Gore I. Amyloid in late postradiation necrosis of brain. J Neuropathol Exp Neurol. 1968 Jan;27(1):157-8. PMID: 5656571. </text:p>
          </table:table-cell>
          <table:table-cell office:value-type="string" calcext:value-type="string">
            <text:p>[69] Savolainen K, Hirvonen MR, Naarala J. Phosphoinositide second messengers in cholinergic excitotoxicity. Neurotoxicology. 1994 Fall;15(3):493-502. PMID: 7854583. </text:p>
          </table:table-cell>
          <table:table-cell office:value-type="string" calcext:value-type="string">
            <text:p>[71] Annual Meeting of the American Psychological Association, New York, New York, September 3, 1979, "Fallout and the Decline of Scholastic Aptitude Scores," Ernest Sternglass and Stephen Bell. </text:p>
          </table:table-cell>
          <table:table-cell table:number-columns-repeated="16377"/>
        </table:table-row>
        <table:table-row table:style-name="ro8">
          <table:table-cell office:value-type="string" calcext:value-type="string">
            <text:p>2007 Cholesterol, longevity, intelligence, and health </text:p>
          </table:table-cell>
          <table:table-cell office:value-type="string" calcext:value-type="string">
            <text:p>[04] Allen DR, Browse NL, Rutt DL, Butler L, Fletcher C. The effect of cigarette smoke, nicotine, and carbon monoxide on the permeability of the arterial wall. J Vasc Surg. 1988 Jan;7(1):139-52. PMID: 3336120. </text:p>
          </table:table-cell>
          <table:table-cell office:value-type="string" calcext:value-type="string">
            <text:p>[05] Ziegler's Beitrage, 1913, lvi, 379; 1914, lvii, 201. Anitschkow, N.N. </text:p>
          </table:table-cell>
          <table:table-cell office:value-type="string" calcext:value-type="string">
            <text:p>[07] Baev, V. I., et al. "The unknown physiological role of carbon dioxide."'Fiziologicheski? zhurnal imeni IM Sechenova/Rossi?skaia akademiia nauk.'81.2 (1995): 47-52.</text:p>
            <text:p/>
            <text:p/>
          </table:table-cell>
          <table:table-cell office:value-type="string" calcext:value-type="string">
            <text:p>[12] Burlakova EB. Molekuliarnye mekhanizym de?stviia antioksidantov pri lechenii serdechno-sosudistykh zabolevani? [Molecular mechanisms of the action of antioxidants in treating cardiovascular diseases]. Kardiologiia. 1980 Aug;20(8):48-52. Russian. PMID: 7412096. </text:p>
          </table:table-cell>
          <table:table-cell office:value-type="string" calcext:value-type="string">
            <text:p>[20] Feng ZH, Cheng S. [Relationship between oxysterols and atherosclerosis]. Sheng Li Ke Xue Jin Zhan. 1999 Jan;30(1):23-8. Chinese. PMID: 12532844. </text:p>
          </table:table-cell>
          <table:table-cell office:value-type="string" calcext:value-type="string">
            <text:p>[31] Kang BP, Mehta U, Bansal MP. Selenium supplementation protects from high fat diet-induced atherogenesis in rats: role of mitogen stimulated lymphocytes and macrophage NO production. Indian J Exp Biol. 2001 Aug;39(8):793-7. PMID: 12018582. </text:p>
          </table:table-cell>
          <table:table-cell office:value-type="string" calcext:value-type="string">
            <text:p>[49] Posokhov VS, Rozenberg OA, Khanson KP. Modifikatsiia radiochuvstvitel'nosti limfotsitov timusa krys s pomoshch'iu obogashchennykh kholesterinom autoliposom [Modification of radiation sensitivity of lymphocytes of the rat thymus gland using cholesterol-enriched autoliposomes]. Biull Eksp Biol Med. 1992 Feb;113(2):136-8. Russian. PMID: 1611053. </text:p>
          </table:table-cell>
          <table:table-cell office:value-type="string" calcext:value-type="string">
            <text:p>[68] Voskresenski? ON, Vitt VV. Izmeneniia v arterial'no? stenke krolikov pri dlitel'nom kormlenii ikh nativnym i okislennym zhirom (k voprosu o beskholesterinovo? modeli ateroskleroza [Changes in the arterial wall in rabbits following their prolonged ingestion of native and oxidized fat (a non-cholesterol model of arteriosclerosis)]. Arkh Patol. 1971;33(6):51-5. Russian. PMID: 5141383. </text:p>
          </table:table-cell>
          <table:table-cell table:number-columns-repeated="16375"/>
        </table:table-row>
        <table:table-row table:style-name="ro4">
          <table:table-cell office:value-type="string" calcext:value-type="string">
            <text:p>2007 Eclampsia in the Real Organism A Paradigm of General Distress Applicable in Infants, Adults, Etc </text:p>
          </table:table-cell>
          <table:table-cell office:value-type="string" calcext:value-type="string">
            <text:p>[02] Chase A. The great pellagra cover-up: eugenics v. poor white trash. Psychol Today. 1975 Feb;8(9):82-6. PMID: 11661227. </text:p>
          </table:table-cell>
          <table:table-cell office:value-type="string" calcext:value-type="string">
            <text:p>[03] Prevention Handbook, Natl. Assoc. for Retarded Citizens, 1974. </text:p>
          </table:table-cell>
          <table:table-cell office:value-type="string" calcext:value-type="string">
            <text:p>[09] D. Shanklin and J. Hodin, Maternal Nutrition and Child Health, C. C. Thomas, 1978. </text:p>
          </table:table-cell>
          <table:table-cell office:value-type="string" calcext:value-type="string">
            <text:p>[10] H.H. Reese, H. A. Paskind, and E. L. Sevringhaus, 1936 Year Book of Neurology, Psychiatry and Endocrinology, Year Book Publishers, Chicago, 1937 </text:p>
          </table:table-cell>
          <table:table-cell office:value-type="string" calcext:value-type="string">
            <text:p>[11] Strauss, Maurice B. "Observations on the etiology of the toxemias of pregnancy. The relationship of nutritional deficiency, hypoproteinuria, and elevated venous pressure to water retention in pregnancy." (1935): 811-824. </text:p>
          </table:table-cell>
          <table:table-cell office:value-type="string" calcext:value-type="string">
            <text:p>[12] "Albumin concentration can be used for mild preeclampsia," Obstet. Gynecol. News, October 1, 1974. </text:p>
          </table:table-cell>
          <table:table-cell office:value-type="string" calcext:value-type="string">
            <text:p>[15] "Plasma volume 'a clue' to hypertension risks," Obstet. Gynecol. Observer, August/September, 1975. </text:p>
          </table:table-cell>
          <table:table-cell office:value-type="string" calcext:value-type="string">
            <text:p>[19] Uzan S, Merviel P, Beaufils M, Br'art G, Salat-Baroux J. Aspirine pendant la grossesse indications et modalit's de prescription apr's la publication des derniers essais [Aspirin during pregnancy. Indications and modalities of prescription after the publication of the later trials]. Presse Med. 1996 Jan 6-13;25(1):31-6. French. PMID: 8728890. </text:p>
          </table:table-cell>
          <table:table-cell office:value-type="string" calcext:value-type="string">
            <text:p>[22] Sibai BM. An aspirin a day to prevent prematurity. Clin Perinatol. 1992 Jun;19(2):305-17. PMID: 1617877. </text:p>
          </table:table-cell>
          <table:table-cell table:number-columns-repeated="16374"/>
        </table:table-row>
        <table:table-row table:style-name="ro13">
          <table:table-cell office:value-type="string" calcext:value-type="string">
            <text:p>2007 Estrogen, progesterone, and cancer Conflicts of int </text:p>
          </table:table-cell>
          <table:table-cell office:value-type="string" calcext:value-type="string">
            <text:p>[01] National Toxicology Program (US).'Annual Report on Carcinogens: Summary. US Department of Health and Human Services, Public Health Service, 1998. </text:p>
          </table:table-cell>
          <table:table-cell office:value-type="string" calcext:value-type="string">
            <text:p>[15] Letter addressed to Dr. Wendell Kilgore from Helen P. Shu, Ph.D., Syntex (U.S.A.) Inc., dated December 3, 1987. </text:p>
          </table:table-cell>
          <table:table-cell office:value-type="string" calcext:value-type="string">
            <text:p>[16] Barrat J, de Ligni'res B, Marpeau L, Larue L, Fournier S, Nahoul K, Linares G, Giorgi H, Contesso G. Effet in vivo de l'administration locale de progest'rone sur l'activit' mitotique des galactophores humains. R'sultat d'une 'tude pilote [The in vivo effect of the local administration of progesterone on the mitotic activity of human ductal breast tissue. Results of a pilot study]. J Gynecol Obstet Biol Reprod (Paris). 1990;19(3):269-74. French. PMID: 2345268. </text:p>
          </table:table-cell>
          <table:table-cell office:value-type="string" calcext:value-type="string">
            <text:p>[18] Brisson, Jacques, Sylvie B'rub', and Caroline Diorio. "Breast density: a biomarker to better understand and prevent breast cancer."'Bulletin du cancer'93.9 (2006): 847-855. </text:p>
          </table:table-cell>
          <table:table-cell office:value-type="string" calcext:value-type="string">
            <text:p>[28] Formby B, Wiley TS. Progesterone inhibits growth and induces apoptosis in breast cancer cells: inverse effects on Bcl-2 and p53. Ann Clin Lab Sci. 1998 Nov-Dec;28(6):360-9. PMID: 9846203. </text:p>
          </table:table-cell>
          <table:table-cell office:value-type="string" calcext:value-type="string">
            <text:p>[36] Hu Z, Deng X. [The effect of progesterone on proliferation and apoptosis in ovarian cancer cell]. Zhonghua Fu Chan Ke Za Zhi. 2000 Jul;35(7):423-6. Chinese. PMID: 11776191. </text:p>
          </table:table-cell>
          <table:table-cell office:value-type="string" calcext:value-type="string">
            <text:p>[53] Sturtevant FM. Breast cancer and oral contraceptives: critique of the proposition that high potency progestogen products confer excess risk. Biomed Pharmacother. 1984;38(8):371-9. PMID: 6525434. </text:p>
          </table:table-cell>
          <table:table-cell table:number-columns-repeated="16376"/>
        </table:table-row>
        <table:table-row table:style-name="ro5">
          <table:table-cell office:value-type="string" calcext:value-type="string">
            <text:p>2007 How do you know Students, patients, and discovery </text:p>
          </table:table-cell>
          <table:table-cell office:value-type="string" calcext:value-type="string">
            <text:p>[01] Anokhin, P. K. "Essays on the physiology of functional systems."'Medicine'448 (1975): 307-321. </text:p>
          </table:table-cell>
          <table:table-cell office:value-type="string" calcext:value-type="string">
            <text:p>[02] Anokhin, P. K. "Philosophical aspects of the theory of functional systems: Selected Works."'Moscow: Science'(1978). </text:p>
          </table:table-cell>
          <table:table-cell office:value-type="string" calcext:value-type="string">
            <text:p>[03] Anokhin, P. K. "Cybernetics of functional systems."'Moscow: Meditsina, p. 400'(1998). </text:p>
          </table:table-cell>
          <table:table-cell table:number-columns-repeated="16380"/>
        </table:table-row>
        <table:table-row table:style-name="ro13">
          <table:table-cell office:value-type="string" calcext:value-type="string">
            <text:p>2007 Preventing and treating cancer with progesterone </text:p>
          </table:table-cell>
          <table:table-cell office:value-type="string" calcext:value-type="string">
            <text:p>[05] Barrat J, de Ligni'res B, Marpeau L, Larue L, Fournier S, Nahoul K, Linares G, Giorgi H, Contesso G. Effet in vivo de l'administration locale de progest'rone sur l'activit' mitotique des galactophores humains. R'sultat d'une 'tude pilote [The in vivo effect of the local administration of progesterone on the mitotic activity of human ductal breast tissue. Results of a pilot study]. J Gynecol Obstet Biol Reprod (Paris). 1990;19(3):269-74. French. PMID: 2345268. </text:p>
          </table:table-cell>
          <table:table-cell office:value-type="string" calcext:value-type="string">
            <text:p>[32] Laborit H, Lamothe C, Thuret F. Action inhibitrice sur la respiration des coupes de tissus du rat (cerveau, foie) d'atmosph'res oxyg'n'es sans CO2. Implications physico-pathologiques [The inhibiting effect of atmospheres oxygenated without CO2 on the respiration of rat tissue slices (brain, liver). Physiopathological implications]. Agressologie. 1971;12(2):105-12. French. PMID: 5166324. </text:p>
          </table:table-cell>
          <table:table-cell office:value-type="string" calcext:value-type="string">
            <text:p>[68] Sturtevant FM. Breast cancer and oral contraceptives: critique of the proposition that high potency progestogen products confer excess risk. Biomed Pharmacother. 1984;38(8):371-9. PMID: 6525434. </text:p>
          </table:table-cell>
          <table:table-cell office:value-type="string" calcext:value-type="string">
            <text:p>[75] Van Vugt DA, Meites J. Influence of endogenous opiates on anterior pituitary function. Fed Proc. 1980 Jun;39(8):2533-8. PMID: 6247213. </text:p>
          </table:table-cell>
          <table:table-cell table:number-columns-repeated="16379"/>
        </table:table-row>
        <table:table-row table:style-name="ro7">
          <table:table-cell office:value-type="string" calcext:value-type="string">
            <text:p>2007 Progesterone Deceptions </text:p>
          </table:table-cell>
          <table:table-cell office:value-type="string" calcext:value-type="string">
            <text:p>[03] Djerassi, Carl. "The making of the pill; Russell Marker's extraction of sex hormones from Mexican yams was only the beginning."'Science'84'5 (1984): 127-130. </text:p>
          </table:table-cell>
          <table:table-cell office:value-type="string" calcext:value-type="string">
            <text:p>[04] 4. R. Kehl, Les Glandes Endocrines, Presses Universitaires de France, Paris, 1952. </text:p>
          </table:table-cell>
          <table:table-cell office:value-type="string" calcext:value-type="string">
            <text:p>[09] Fraschini, A. "Il metodo biologico di rinvigorimento."'Edizioni Minerva Medica, Milan'(1954). </text:p>
          </table:table-cell>
          <table:table-cell table:number-columns-repeated="16380"/>
        </table:table-row>
        <table:table-row table:style-name="ro11">
          <table:table-cell office:value-type="string" calcext:value-type="string">
            <text:p>2007 Progesterone, not estrogen, is the coronary protec </text:p>
          </table:table-cell>
          <table:table-cell office:value-type="string" calcext:value-type="string">
            <text:p>[09] Raddino R, Manca C, Poli E, Bolognesi R, Visioli O. Effects of 17 beta-estradiol on the isolated rabbit heart. Arch Int Pharmacodyn Ther. 1986 May;281(1):57-65. PMID: 3092754.</text:p>
            <text:p/>
          </table:table-cell>
          <table:table-cell table:number-columns-repeated="16382"/>
        </table:table-row>
        <table:table-row table:style-name="ro13">
          <table:table-cell office:value-type="string" calcext:value-type="string">
            <text:p>2007 RU486, Cancer, Estrogen, and Progesterone </text:p>
          </table:table-cell>
          <table:table-cell office:value-type="string" calcext:value-type="string">
            <text:p>[28] Kalinina EV, Novichkova MD, Shcherbak NP, Saprin AN. Ingibiruiushchee de?stvie progesterona na glutation-s-transferazy P1-1 i ego antiproliferativny? 'ffekt na kletki linii K562 'ritrole?kemii cheloveka [Inhibitory effect of progesterone P1-1 on glutathione-s-transferase and its antiproliferative effect on human erythroleukemia K562 cells]. Vopr Onkol. 2000;46(1):68-73. Russian. PMID: 10789228. </text:p>
          </table:table-cell>
          <table:table-cell office:value-type="string" calcext:value-type="string">
            <text:p>[30] Lin VC, Ng EH, Aw SE, Tan MG, Ng EH, Chan VS, Ho GH. Progestins inhibit the growth of MDA-MB-231 cells transfected with progesterone receptor complementary DNA. Clin Cancer Res. 1999 Feb;5(2):395-403. PMID: 10037189. </text:p>
          </table:table-cell>
          <table:table-cell office:value-type="string" calcext:value-type="string">
            <text:p>[33] Lin VC, Ng EH, Aw SE, Tan MG, Ng EH, Chan VS, Ho GH. Progestins inhibit the growth of MDA-MB-231 cells transfected with progesterone receptor complementary DNA. Clin Cancer Res. 1999 Feb;5(2):395-403. PMID: 10037189. </text:p>
          </table:table-cell>
          <table:table-cell office:value-type="string" calcext:value-type="string">
            <text:p>[39] Macaione S, Ientile R, Lentini M, Di Giorgio RM. Effects of estrogens and progesterone on GABA system in ovariectomized rat retina. Ital J Biochem. 1981 Jul-Aug;30(4):279-89. PMID: 7298312. </text:p>
          </table:table-cell>
          <table:table-cell office:value-type="string" calcext:value-type="string">
            <text:p>[41] Mauvais-Jarvis P, Gompel A, Malet C, Kuttenn F. Antiestrog'nes et prolif'ration cellulaire mammaire normale humaine [Antiestrogens and normal human breast cell proliferation]. Ann Endocrinol (Paris). 1989;50(3):181-8. French. PMID: 2683973. </text:p>
          </table:table-cell>
          <table:table-cell table:number-columns-repeated="16378"/>
        </table:table-row>
        <table:table-row table:style-name="ro4">
          <table:table-cell office:value-type="string" calcext:value-type="string">
            <text:p>2007 Salt, energy, metabolic rate, and longevity </text:p>
          </table:table-cell>
          <table:table-cell office:value-type="string" calcext:value-type="string">
            <text:p>[13] Bryant KR, Rothwell NJ, Stock MJ. Influence of sodium intake on thermogenesis and brown adipose tissue in the rat. Int J Obes. 1984;8(3):221-31. PMID: 6086543. </text:p>
          </table:table-cell>
          <table:table-cell office:value-type="string" calcext:value-type="string">
            <text:p>[14] Cara DC, Malucelli BE. Effect of hyperosmotic sodium chloride solution on vascular permeability and inflammatory edema in rats. Braz J Med Biol Res. 1988;21(2):281-3. PMID: 3144402. </text:p>
          </table:table-cell>
          <table:table-cell office:value-type="string" calcext:value-type="string">
            <text:p>[27] Girardier L, Seydoux J. Tissu adipeux brun, pompe ' sodium et thermog'n'se [Brown fat, sodium pump and thermogenesis]. J Physiol (Paris). 1972 Oct;65:Suppl:234A. French. PMID: 4649916. </text:p>
          </table:table-cell>
          <table:table-cell office:value-type="string" calcext:value-type="string">
            <text:p>[38] Junger WG, Liu FC, Loomis WH, Hoyt DB. Hypertonic saline enhances cellular immune function. Circ Shock. 1994 Apr;42(4):190-6. PMID: 8055665. </text:p>
          </table:table-cell>
          <table:table-cell office:value-type="string" calcext:value-type="string">
            <text:p>[44] Komatsu S, Fukao A, Hisamichi S. [Stomach cancer mortality and nutrition intake in northern Japan--especially on relation to sodium chloride]. Gan No Rinsho. 1990 Feb;Spec No:275-84. Japanese. PMID: 2313882. </text:p>
          </table:table-cell>
          <table:table-cell office:value-type="string" calcext:value-type="string">
            <text:p>[47] Levine TB, Cohn JN, Vrobel T, Franciosa JA. High renin in heart failure: a manifestation of hyponatremia. Trans Assoc Am Physicians. 1979;92:203-7. PMID: 398618. </text:p>
          </table:table-cell>
          <table:table-cell office:value-type="string" calcext:value-type="string">
            <text:p>[49] Luypaert P, Vincent JL, Domb M, Van der Linden P, Blecic S, Azimi G, Bernard A. Fluid resuscitation with hypertonic saline in endotoxic shock. Circ Shock. 1986;20(4):311-20. PMID: 3791579. </text:p>
          </table:table-cell>
          <table:table-cell office:value-type="string" calcext:value-type="string">
            <text:p>[54] Matsuoka T, Wisner DH. Resuscitation of uncontrolled liver hemorrhage: effects on bleeding, oxygen delivery, and oxygen consumption. J Trauma. 1996 Sep;41(3):439-45. Doi: 10.1097/00005373-199609000-00009. PMID: 8810960. </text:p>
          </table:table-cell>
          <table:table-cell office:value-type="string" calcext:value-type="string">
            <text:p>[68] Podvigina TT. Vliianie kortikosteroidnykh gormonov na potrevlenie kisloroda mitokhondriiami i gomogenatami kory i gippokampa krys [Corticosteroid hormone effect on oxygen consumption of rat brain and hippocampus mitochondria and homogenates]. Ukr Biokhim Zh (1978). 1980 Jan-Feb;52(1):36-9. Russian. PMID: 7376273. </text:p>
          </table:table-cell>
          <table:table-cell office:value-type="string" calcext:value-type="string">
            <text:p>[89] Tarazi RC. Hemodynamic role of extracellular fluid in hypertension. Circ Res. 1976 Jun;38(6 Suppl 2):73-83. doi: 10.1161/01.res.38.6.73. PMID: 773571. </text:p>
          </table:table-cell>
          <table:table-cell table:number-columns-repeated="16373"/>
        </table:table-row>
        <table:table-row table:style-name="ro12">
          <table:table-cell office:value-type="string" calcext:value-type="string">
            <text:p>2007 Stem cells, cell culture, and culture Issues in regener </text:p>
          </table:table-cell>
          <table:table-cell office:value-type="string" calcext:value-type="string">
            <text:p>[08] Vrach delp. 1937, 20: 803-820. Summary of 20 years' achievements in ophthalmology. Filatov VP. </text:p>
          </table:table-cell>
          <table:table-cell office:value-type="string" calcext:value-type="string">
            <text:p>[09] Filatov, V. P. "Tissue transplantation in intra-ocular diseases."'Vestnik oftal'12 (1938): 107-159. </text:p>
          </table:table-cell>
          <table:table-cell office:value-type="string" calcext:value-type="string">
            <text:p>[10] Filatov, V. P., and E. A. Verbitska. "Intramuscular injections of cod liver oil in therapy of pigmented retinitis."'Med zhur'9 (1937): 847-853. </text:p>
          </table:table-cell>
          <table:table-cell office:value-type="string" calcext:value-type="string">
            <text:p>FILATOV VP, VERBITSKA VA. The treatment of retinitis pigmentosa with intramuscular injections of cod liver oil. <text:s/>American review of Soviet medicine Vol 3, 1946 Jun; p. 388-95. PMID: 20985825. </text:p>
          </table:table-cell>
          <table:table-cell office:value-type="string" calcext:value-type="string">
            <text:p>[12] Ibid, 'Retinitis pigmentosa.' <text:s/>p.395-7. PMID: 20985826.</text:p>
          </table:table-cell>
          <table:table-cell office:value-type="string" calcext:value-type="string">
            <text:p>[13] Ibid, 'The implantation of preserved placenta in retinitis pigmentosa' p 397. PMID: 20985827.</text:p>
          </table:table-cell>
          <table:table-cell office:value-type="string" calcext:value-type="string">
            <text:p>[16] Guimar'es AR, Costa Rosa LF, Safi DA, Curi R. Metabolic and functional changes in macrophages of rats fed polyunsaturated or saturated fatty acid rich-diets during ageing. Biochem Int. 1992 Jun;27(1):9-16. PMID: 1627181. </text:p>
          </table:table-cell>
          <table:table-cell office:value-type="string" calcext:value-type="string">
            <text:p>[17] Guimar'es AR, Costa Rosa LF, Sitnik RH, Curi R. Effect of polyunsaturated (PUFA n-6) and saturated fatty acids-rich diets on macrophage metabolism and function. Biochem Int. 1991 Feb;23(3):533-43. PMID: 1877991. </text:p>
          </table:table-cell>
          <table:table-cell office:value-type="string" calcext:value-type="string">
            <text:p>[18] He MC, Li J, Zhao CH. [Effect of hypoxia on mesenchymal stem cells - review]. Zhongguo Shi Yan Xue Ye Xue Za Zhi. 2007 Apr;15(2):433-6. Chinese. PMID: 17493364. </text:p>
          </table:table-cell>
          <table:table-cell office:value-type="string" calcext:value-type="string">
            <text:p>[26] Knopov MSh, Kliasov AV. Zhizn', otdannaia bor'be so slepoto?. (k 130-letiiu so dnia rozhdeniia V. P. Filatova) [Life devoted to fight against blindness (on the occasion of the 130th birthday anniversary of V. P. Filatov)]. Vestn Oftalmol. 2005 Jan-Feb;121(1):54-6. Russian. PMID: 15759855. </text:p>
          </table:table-cell>
          <table:table-cell office:value-type="string" calcext:value-type="string">
            <text:p>[33] L. V. Polezhaev and E. N. Karnaukhova, "Stimulation of physiologic regeneration of nervous tissue of the cerebral cortex and its significance for biogenic therapy of neuro-mental diseases," pages 86-116 in Sbornik: Klinicheskie eksperimentalnye osnovy biogennoi terapii psikhozov, 1962. </text:p>
          </table:table-cell>
          <table:table-cell office:value-type="string" calcext:value-type="string">
            <text:p>[34] Doklady AN SSSR 150, 430-433, 1963., "Stimulation of nerve cell reproduction of cerebral cortex in mammals," L. V. Polezhaev and E. N. Karnaukhove </text:p>
          </table:table-cell>
          <table:table-cell office:value-type="string" calcext:value-type="string">
            <text:p>[38] Polezhaev LV, Cherkasova LV, Vitvitsky VN, Timonin AV. Normalization of protein synthesis and the structure of brain dystrophic neurons after the action of hypoxia, 10% NaCl and organ-specific RNA. J Hirnforsch. 1991;32(5):659-64. PMID: 1725877. </text:p>
          </table:table-cell>
          <table:table-cell table:number-columns-repeated="16370"/>
        </table:table-row>
        <table:table-row table:style-name="ro4">
          <table:table-cell office:value-type="string" calcext:value-type="string">
            <text:p>2007 Suitable Fats, Unsuitable Fats - Issues in Nutrition </text:p>
          </table:table-cell>
          <table:table-cell office:value-type="string" calcext:value-type="string">
            <text:p>[10] Bursten SL, Federighi DA, Parsons P, Harris WE, Abraham E, Moore EE Jr, Moore FA, Bianco JA, Singer JW, Repine JE. An increase in serum C18 unsaturated free fatty acids as a predictor of the development of acute respiratory distress syndrome. Crit Care Med. 1996 Jul;24(7):1129-36. doi: 10.1097/00003246-199607000-00011. PMID: 8674324. </text:p>
          </table:table-cell>
          <table:table-cell office:value-type="string" calcext:value-type="string">
            <text:p>[29] Mascolo N, Izzo AA, Autore G, Maiello FM, Di Carlo G, Capasso F. Acetic acid-induced colitis in normal and essential fatty acid deficient rats. J Pharmacol Exp Ther. 1995 Jan;272(1):469-75. PMID: 7815363. </text:p>
          </table:table-cell>
          <table:table-cell office:value-type="string" calcext:value-type="string">
            <text:p>[41] Steerenberg PA, Beekhof PK, Feskens EJ, Lips CJ, H'ppener JW, Beems RB. Long-term effect of fish oil diet on basal and stimulated plasma glucose and insulin levels in ob/ob mice. Diabetes Nutr Metab. 2002 Aug;15(4):205-14. PMID: 12416657. </text:p>
          </table:table-cell>
          <table:table-cell table:number-columns-repeated="16380"/>
        </table:table-row>
        <table:table-row table:style-name="ro4">
          <table:table-cell office:value-type="string" calcext:value-type="string">
            <text:p>2007 TSH, Temperature, pulse rate, and other indicators</text:p>
          </table:table-cell>
          <table:table-cell office:value-type="string" calcext:value-type="string">
            <text:p>[02] Boeskor A, Gabbiani G. Der Einfluss der Hypophysektomie und der Hormone der Hypophyse auf das Dextran'dem der Ratte [Influence of hypophysectomy and pituitary hormones on dextran edema in rats]. Endokrinologie. 1968;53(3):217-21. German. PMID: 4305991. </text:p>
          </table:table-cell>
          <table:table-cell office:value-type="string" calcext:value-type="string">
            <text:p>[05] Ghawche F, Bordet R, Dest'e A. Enc'phalopathie d'Hashimoto: toxique ou auto-immune? [Hashimoto's encephalopathy: toxic or autoimmune mechanism?]. Rev Neurol (Paris). 1992;148(5):371-3. French. PMID: 1448653. </text:p>
          </table:table-cell>
          <table:table-cell office:value-type="string" calcext:value-type="string">
            <text:p>[13] Latinville D, Bernardi O, Cougoule JP, Bioulac B, Henry P, Loiseau P, Mauriac L. Thyro'dite d'Hashimoto et enc'phalopathie myoclonique. Hypoth'ses pathog'niques [Hashimoto's thyroiditis and myoclonic encephalopathy. Pathogenic hypothesis]. Rev Neurol (Paris). 1985;141(1):55-8. French. PMID: 3920744. </text:p>
          </table:table-cell>
          <table:table-cell office:value-type="string" calcext:value-type="string">
            <text:p>[19] Mizia-Stec K, Zych F, Widala E. Mastopatia a wole obojetne--wzajemne powiazania [Mastopathy and simple goiter--mutual relationships]. Przegl Lek. 1998;55(5):250-8. Polish. PMID: 9741192. </text:p>
          </table:table-cell>
          <table:table-cell office:value-type="string" calcext:value-type="string">
            <text:p>[24] Vrancken AF, Braun KP, de Valk HW, Rinkel GJ. Epilepsie, stoornissen van gedrag en bewustzijn bij normale thyroxinewaarden: denk t'ch aan de schildklier [Epilepsy, disturbances of behavior and consciousness in presence of normal thyroxine levels: still, consider the thyroid gland]. Ned Tijdschr Geneeskd. 2000 Jan 1;144(1):5-8. Dutch. PMID: 10665296. </text:p>
          </table:table-cell>
          <table:table-cell table:number-columns-repeated="16378"/>
        </table:table-row>
        <table:table-row table:style-name="ro11">
          <table:table-cell office:value-type="string" calcext:value-type="string">
            <text:p>2008 Adaptive substance, creative regeneration </text:p>
          </table:table-cell>
          <table:table-cell office:value-type="string" calcext:value-type="string">
            <text:p>[08] Cone CD Jr. Autosynchrony and self-induced mitosis in sarcoma cell networks. Acta Cytol. 1969 Oct;13(10):576-82. PMID: 5260008. </text:p>
          </table:table-cell>
          <table:table-cell office:value-type="string" calcext:value-type="string">
            <text:p>[16] Kryukov V.I. An attention model based on the principle of dominanta // Proceedings in Nonlinear Science. Neurocomputers and Attention. I: Neurobiology, Synchronization, and Chaos. 1989. Ed. by A.Y. Holden and V.I. Kryukov, pp. 319-351 </text:p>
          </table:table-cell>
          <table:table-cell office:value-type="string" calcext:value-type="string">
            <text:p>[19] Kryukov V.I. An attention model based on the principle of dominanta // Proceedings in Nonlinear Science. Neurocomputers and Attention. I: Neurobiology, Synchronization, and Chaos. 1989. Ed. by A.Y. Holden and V.I. Kryukov, pp. 319-351 </text:p>
          </table:table-cell>
          <table:table-cell office:value-type="string" calcext:value-type="string">
            <text:p>[20] John TM, George JC. Diurnal variation in the effect of melatonin on plasma and muscle free fatty acid levels in the pigeon. Endocrinol Exp. 1976 Jun;10(2):131-7. PMID: 1084268. </text:p>
          </table:table-cell>
          <table:table-cell table:number-columns-repeated="16379"/>
        </table:table-row>
        <table:table-row table:style-name="ro12">
          <table:table-cell office:value-type="string" calcext:value-type="string">
            <text:p>2008 Natural Estrogens </text:p>
          </table:table-cell>
          <table:table-cell office:value-type="string" calcext:value-type="string">
            <text:p>[01] Petrakis NL, Barnes S, King EB, Lowenstein J, Wiencke J, Lee MM, Miike R, Kirk M, Coward L. Stimulatory influence of soy protein isolate on breast secretion in pre- and postmenopausal women. Cancer Epidemiol Biomarkers Prev. 1996 Oct;5(10):785-94. PMID: 8896889. </text:p>
          </table:table-cell>
          <table:table-cell office:value-type="string" calcext:value-type="string">
            <text:p>[07] Grubeck-Loebenstein B, Kletter K, Kiss A, Vierhapper H, Waldh'usl W. Endemische Struma in Osterreich. Ist Jodmangel die prim're Kropfursache? [Endemic goiter in Austria. Is iodine deficiency the primary cause of goiter?]. Schweiz Med Wochenschr. 1982 Oct 30;112(44):1526-30. German. PMID: 7156942. </text:p>
          </table:table-cell>
          <table:table-cell office:value-type="string" calcext:value-type="string">
            <text:p>[09] Whitten PL, Lewis C, Russell E, Naftolin F. Potential adverse effects of phytoestrogens. J Nutr. 1995 Mar;125(3 Suppl):771S-776S. doi: 10.1093/jn/125.3_Suppl.771S. PMID: 7884563. </text:p>
          </table:table-cell>
          <table:table-cell office:value-type="string" calcext:value-type="string">
            <text:p>[27] Rubio Lotvin B. Estr'genos de origen vegetal. Actualizaci'n [Estrogens of vegetable origin]. Ginecol Obstet Mex. 1998 Mar;66:111-8. Spanish. PMID: 9608188. </text:p>
          </table:table-cell>
          <table:table-cell table:number-columns-repeated="16379"/>
        </table:table-row>
        <table:table-row table:style-name="ro12">
          <table:table-cell office:value-type="string" calcext:value-type="string">
            <text:p>2009 Calcium and Disease Hypertension, organ calcificat </text:p>
          </table:table-cell>
          <table:table-cell office:value-type="string" calcext:value-type="string">
            <text:p>[07] Canzanello VJ, Kraut JA, Holick MF, Johns C, Liu CC, Madias NE. Effect of chronic respiratory acidosis on calcium metabolism in the rat. J Lab Clin Med. 1995 Jul;126(1):81-7. PMID: 7602239. </text:p>
          </table:table-cell>
          <table:table-cell office:value-type="string" calcext:value-type="string">
            <text:p>[11] Cogen PH, Zimmerman EA. Ovarian steroid hormones and cerebral function. Adv Neurol. 1979;26:123-33. PMID: 42283. </text:p>
          </table:table-cell>
          <table:table-cell office:value-type="string" calcext:value-type="string">
            <text:p>[14] Dyro FM. Quadriparesis as an unusual manifestation of hypercalcemia. J Maine Med Assoc. 1977 Oct;68(10):370-1. PMID: 908889. </text:p>
          </table:table-cell>
          <table:table-cell office:value-type="string" calcext:value-type="string">
            <text:p>[21] Gannag'-Yared MH, Tohm' A, Halaby G. L'hypovitaminose D, probl'me mondial majeur de sant' publique [Hypovitaminosis D: a major worldwide public health problem]. Presse Med. 2001 Apr 7;30(13):653-8. French. PMID: 11346909. </text:p>
          </table:table-cell>
          <table:table-cell office:value-type="string" calcext:value-type="string">
            <text:p>[29] Haas PJ. Antiallergische Wirkung von Kalzium per os. Eine klinisch-experimentelle Studie [Antiallergic effect of oral calcium. A clinico-experimental study]. Fortschr Med. 1985 Mar 28;103(12):328-30. German. PMID: 3872822. </text:p>
          </table:table-cell>
          <table:table-cell office:value-type="string" calcext:value-type="string">
            <text:p>[30] Hilgard P, Hohage R, Schmitt W, Minne H, Ziegler R. The possible role of platelets as trigger in intravascular coagulation associated with acute hyperparathyroidism. Acta Univ Carol Med Monogr. 1972;53:427-32. PMID: 4670750. </text:p>
          </table:table-cell>
          <table:table-cell office:value-type="string" calcext:value-type="string">
            <text:p>[34] Massry SG. Pathogenesis of the anemia of uremia: role of secondary hyperparathyroidism. Kidney Int Suppl. 1983 Dec;16:S204-7. PMID: 6376915. </text:p>
          </table:table-cell>
          <table:table-cell office:value-type="string" calcext:value-type="string">
            <text:p>[49] Ouchi Y, Orimo H. [Calcium and magnesium metabolism in the aged]. Nihon Ronen Igakkai Zasshi. 1989 May;26(3):216-22. Japanese. PMID: 2795971. </text:p>
          </table:table-cell>
          <table:table-cell office:value-type="string" calcext:value-type="string">
            <text:p>[59] Rude RK, Kirchen ME, Gruber HE, Meyer MH, Luck JS, Crawford DL. Magnesium deficiency-induced osteoporosis in the rat: uncoupling of bone formation and bone resorption. Magnes Res. 1999 Dec;12(4):257-67. PMID: 10612083. </text:p>
          </table:table-cell>
          <table:table-cell office:value-type="string" calcext:value-type="string">
            <text:p>[60] Schmid C. Hyperkalz'mie [Hypercalcemia]. Schweiz Med Wochenschr. 1994 Jun 25;124(25):1122-8. German. PMID: 8029686. </text:p>
          </table:table-cell>
          <table:table-cell office:value-type="string" calcext:value-type="string">
            <text:p>[69] Utz G, Hauck AM. Orale anwendung von Kalzium plus Vitamin D2 bei allergischem Asthma bronchiale [Oral application of calcium and vitamin D2 in allergic bronchial asthma (author's transl)]. MMW Munch Med Wochenschr. 1976 Oct 22;118(43):1395-8. German. PMID: 825744. </text:p>
          </table:table-cell>
          <table:table-cell office:value-type="string" calcext:value-type="string">
            <text:p>[76] Zofkov' I, Kanceva RL. Nov' l'tky s pozitivn'm 'cinkem na kost [New drugs with positive effects on bones]. Cas Lek Cesk. 1997 Jul 30;136(15):459-63. Czech. PMID: 9340191. </text:p>
          </table:table-cell>
          <table:table-cell table:number-columns-repeated="16371"/>
        </table:table-row>
        <table:table-row table:style-name="ro13">
          <table:table-cell office:value-type="string" calcext:value-type="string">
            <text:p>2009 Estrogen, memory and heredity Imprinting and </text:p>
          </table:table-cell>
          <table:table-cell office:value-type="string" calcext:value-type="string">
            <text:p>[15] Beliaeva ES, Pasiukova EG, Gvozdev VA. "Adaptivnye transpozitsii" retrotranspozonov v genome Drosophila melanogaster, soprovozdaiushchiesia uvelicheniem presposoblennosti osobe? ["Adaptive transposition" of retrotransposons in the Drosophila melanogaster genome accompanying the increase in features of adaptability]. Genetika. 1994 Jun;30(6):725-30. Russian. PMID: 7958784. </text:p>
          </table:table-cell>
          <table:table-cell office:value-type="string" calcext:value-type="string">
            <text:p>[16] Vasil'eva LA, Ratner VA, Bubenshchikova EV. Stressovaia induktsiia transpozitsi? retrotranspozonov drozofily: real'nost' iavleniia, kharakternye osobennosti i vozmozhnaia rol' v bystro? 'voliutsii [Stress induction of retrotransposon transposition in Drosophila: reality of the phenomenon, characteristic features, possible role in rapid evolution]. Genetika. 1997 Aug;33(8):1083-93. Russian. PMID: 9378300. </text:p>
          </table:table-cell>
          <table:table-cell office:value-type="string" calcext:value-type="string">
            <text:p>[17] Kanapin AA, Ivanov VA, Il'in IuV. Konservativnye oblasti potentsial'nykh belkovykh produktov ORF1 mobil'nykh 'lementov i belkov retrovirusov, kodiruemykh genom gag [Conserved regions of potential ORF1 protein products of mobile elements and retroviral proteins, encoded by the gag gene]. Mol Biol (Mosk). 1995 May-Jun;29(3):522-8. Russian. PMID: 8552056. </text:p>
          </table:table-cell>
          <table:table-cell office:value-type="string" calcext:value-type="string">
            <text:p>[18] Belokhvostov AS, Osipovich VK, Veselova OM, Kolodiazhnaia VA. Analiz DNK retrotranspozonpodobnykh geneticheskikh 'lementov LINE v plazme krovi krys, podvergshikhsia vozde?stviiu 'lektromagnitnykh voli radiodiapazona [DNA analysis of retroposon-like genetic LINE elements in blood plasma of rats exposed to radio-diapason electromagnetic waves]. Radiats Biol Radioecol. 1995 May-Jun;35(3):356-63. Russian. PMID: 7550893. </text:p>
          </table:table-cell>
          <table:table-cell office:value-type="string" calcext:value-type="string">
            <text:p>[19] Reznik NL, Zolotova LI, Shuppe NG. Induktsiia virusopodobnykh chastits Tu1 mini-Tu1-'lementom v SPT3-mutantom shtamme Saccharomyces cerevisiae [Induction of virus-like particles Tu1 by the mini-Tu1 element in the SPT3 mutant strain of Saccharomyces cerevisiae]. Dokl Akad Nauk. 1995 Jan;340(1):138-40. Russian. PMID: 7703889. </text:p>
          </table:table-cell>
          <table:table-cell office:value-type="string" calcext:value-type="string">
            <text:p>[20] Semin BV, Il'in IuV. Vnekletochnye virusopodobnye chastitsy retrotranspozona Gypsy (MDG 4) kak faktor infektsionnosti [Extracellular virus-like particles retrotransposon Gypsy (MDG 4) as an infectivity factor]. Dokl Akad Nauk. 1994 Dec;339(6):838-41. Russian. PMID: 7888999. </text:p>
          </table:table-cell>
          <table:table-cell office:value-type="string" calcext:value-type="string">
            <text:p>[21] Avedisov SN, Il'in IuV. Ekspressiia tret'e? otkryto? ramki schityvaniia retrotranspozona drozofily MDG4, podobno retrovirusnym env-genam, osushchestvliaetsiia cherez spla?sing [Expression of the third open reading frame of the drosophila MDG4 retrotransposon similar to the retroviral env-genes, occurring through splicing]. Mol Biol (Mosk). 1994 Jul-Aug;28(4):813-21. Russian. PMID: 7990809. </text:p>
          </table:table-cell>
          <table:table-cell office:value-type="string" calcext:value-type="string">
            <text:p>[23] Glushkova IV, Beliaeva ESp, Gvozdev VA. Podderzhanie chisla kopi? retrotranspozona MDG3 v genome Drosophila melanogaster [Maintenance of the copy number of retrotransposon MDG3 in the Drosophila melanogaster genome]. Genetika. 1991 Mar;27(3):404-10. Russian. PMID: 1649781. </text:p>
          </table:table-cell>
          <table:table-cell office:value-type="string" calcext:value-type="string">
            <text:p>[25] Ratner VA, Amikishiev VG. Analiz motivov funktsional'nykh sa?tov MDG2 v obespechenii ego vozmozhnykh molekuliarnykh funktsi? [Analysis of motifs of functional MDG2 sites in assuring its possible molecular functions]. Genetika. 1996 Jul;32(7):902-13. Russian. PMID: 8974911. </text:p>
          </table:table-cell>
          <table:table-cell office:value-type="string" calcext:value-type="string">
            <text:p>[33] Andrianov BV, Shuppe NG. Tv1--novoe seme?stvo retrotranspozonov Drosophila virilis [Tv1--a new family of Drosophila virilis retrotransposons]. Genetika. 1994 Apr;30(4):437-44. Russian. PMID: 8045392. </text:p>
          </table:table-cell>
          <table:table-cell office:value-type="string" calcext:value-type="string">
            <text:p>[34] Gerasimova TI, Ladvishchenko AB, Mogila VA, Georgieva SG, Kiselev SL, Maksymiv DV. Transpozitsionnye vzryvy i khromosomnye perestro?ki v nestabil'nykh liniiakh drozofily [Transpositional bursts and chromosome rearrangements in unstable lines of Drosophila]. Genetika. 1990 Mar;26(3):399-411. Russian. PMID: 1972365. </text:p>
          </table:table-cell>
          <table:table-cell office:value-type="string" calcext:value-type="string">
            <text:p>[35] Korokhov NP, Pyrinova GB, Kurtsman MIa, Tomsons VP, Salganik RI. Issledovanie prirody 'ndogennykh retrovirusopodobnykh chastits pecheni krys [Nature of the endogenous retrovirus-like particles of the rat liver]. Eksp Onkol. 1986;8(2):29-32. Russian. PMID: 2421998. </text:p>
          </table:table-cell>
          <table:table-cell table:number-columns-repeated="16371"/>
        </table:table-row>
        <table:table-row table:style-name="ro13">
          <table:table-cell office:value-type="string" calcext:value-type="string">
            <text:p>2009 Fats and degeneration </text:p>
          </table:table-cell>
          <table:table-cell office:value-type="string" calcext:value-type="string">
            <text:p>[05] Barousse AP. Fibromatosis, relaxina y progesterona [Fibromatosis, relaxin and progesterone]. Medicina (B Aires). 1978 Mar-Apr;38(2):215-6. Spanish. PMID: 682940. </text:p>
          </table:table-cell>
          <table:table-cell office:value-type="string" calcext:value-type="string">
            <text:p>[06] Bilder CR, Barousse AP, Mazure PA. Progesterone as therapy for retroperitoneal fibrosis. Medicina (B Aires). 1985;45(2):159-63. PMID: 3841924. </text:p>
          </table:table-cell>
          <table:table-cell office:value-type="string" calcext:value-type="string">
            <text:p>[11] Calder PC, Newsholme EA. Influence of antioxidant vitamins on fatty acid inhibition of lymphocyte proliferation. Biochem Mol Biol Int. 1993 Jan;29(1):175-83. PMID: 8490563. </text:p>
          </table:table-cell>
          <table:table-cell office:value-type="string" calcext:value-type="string">
            <text:p>[22] Griffini P, Fehres O, Klieverik L, Vogels IM, Tigchelaar W, Smorenburg SM, Van Noorden CJ. Dietary omega-3 polyunsaturated fatty acids promote colon carcinoma metastasis in rat liver. Cancer Res. 1998 Aug 1;58(15):3312-9. PMID: 9699661. </text:p>
          </table:table-cell>
          <table:table-cell office:value-type="string" calcext:value-type="string">
            <text:p>[23] Gupta R, Prakash H. Association of dietary ghee intake with coronary heart disease and risk factor prevalence in rural males. J Indian Med Assoc. 1997 Mar;95(3):67-9, 83. PMID: 9212571. </text:p>
          </table:table-cell>
          <table:table-cell office:value-type="string" calcext:value-type="string">
            <text:p>[29] Hoffmann H. Zur Altersabh'ngigkeit von Ketecholaminwirkungen beim Menschen IV. Beeinflussung der lipolytischen Wirkung von alpha- und beta-Adrenergika durch spezifische Hemmstoffe [Age-dependence of catecholamine effects in man. IV. Effects of specific inhibitors on the lipolytic action of alpha and beta adrenergics]. Z Gesamte Inn Med. 1976 Oct 15;31(20):838-43. German. PMID: 14447. </text:p>
          </table:table-cell>
          <table:table-cell office:value-type="string" calcext:value-type="string">
            <text:p>[33] Bilder CR, Barousse AP, Mazure PA. Progesterone as therapy for retroperitoneal fibrosis. Medicina (B Aires). 1985;45(2):159-63. PMID: 3841924. </text:p>
          </table:table-cell>
          <table:table-cell office:value-type="string" calcext:value-type="string">
            <text:p>[34] Ip C, Carter CA, Ip MM. Requirement of essential fatty acid for mammary tumorigenesis in the rat. Cancer Res. 1985 May;45(5):1997-2001. PMID: 3921234. </text:p>
          </table:table-cell>
          <table:table-cell office:value-type="string" calcext:value-type="string">
            <text:p>[37] Krantz S, Lober M. Ubersicht: H'morrhagische Diathese als Folge einer akuten Einwirkung von ionisierenden Strahlen [Review: hemorrhagic diathesis resulting from acute exposure to ionizing radiation]. Folia Haematol Int Mag Klin Morphol Blutforsch. 1977;104(1):1-10. German. PMID: 69565. </text:p>
          </table:table-cell>
          <table:table-cell office:value-type="string" calcext:value-type="string">
            <text:p>[39] Lanari A, Molinas FC, Castro R'os M, Paz RA. Eficaz tratamiento de diversas fibromatosis con progesterona. Mediastinitis fibrosa, tumores desmoides, fibrosis paraneopl'sica [Effective treatment of several types of fibromatosis with progesterone. Fibrous mediastinitis, desmoid tumors, paraneoplastic fibrosis]. Medicina (B Aires). 1978 Mar-Apr;38(2):123-32. Spanish. PMID: 682926. </text:p>
          </table:table-cell>
          <table:table-cell office:value-type="string" calcext:value-type="string">
            <text:p>[40] Lanari A. Progesterona en fibromatosis y en aterosclerosis [Progesterone in fibromatosis and atherosclerosis]. Medicina (B Aires). 1979 Nov-Dec;39(6):826-35. Spanish. PMID: 550047. </text:p>
          </table:table-cell>
          <table:table-cell office:value-type="string" calcext:value-type="string">
            <text:p>[43] Lindquist O, Bagge L, Saldeen T. Induction of endogenous fibrinolysis inhibition in the dog. Effect of intravascular coagulation and release of free fatty acids. Acta Chir Scand. 1976;142(1):20-5. PMID: 1266538. </text:p>
          </table:table-cell>
          <table:table-cell office:value-type="string" calcext:value-type="string">
            <text:p>[56] Nanji AA, Yang EK, Fogt F, Sadrzadeh SM, Dannenberg AJ. Medium chain triglycerides and vitamin E reduce the severity of established experimental alcoholic liver disease. J Pharmacol Exp Ther. 1996 Jun;277(3):1694-700. PMID: 8667240. </text:p>
          </table:table-cell>
          <table:table-cell office:value-type="string" calcext:value-type="string">
            <text:p>[58] Nanji AA, Jokelainen K, Tipoe GL, Rahemtulla A, Dannenberg AJ. Dietary saturated fatty acids reverse inflammatory and fibrotic changes in rat liver despite continued ethanol administration. J Pharmacol Exp Ther. 2001 Nov;299(2):638-44. PMID: 11602676. </text:p>
          </table:table-cell>
          <table:table-cell office:value-type="string" calcext:value-type="string">
            <text:p>[61] Pozharisskaia TD, Vasil'eva TP, Sokolova EN, Alekseeva II. K mekhanizmu rasstro?stv krovoobrashcheniia u zhivotnykh, obluchennykh v bol'shih dozakh [Mechanism of circulatory disorders in animals irradiated at high doses]. Radiobiologiia. 1985 Nov-Dec;25(6):763-7. Russian. PMID: 4080994. </text:p>
          </table:table-cell>
          <table:table-cell office:value-type="string" calcext:value-type="string">
            <text:p>[69] Sm'dov' L, Base J, Mourek J, Cechov' I. Proportion of individual fatty acids in the non-esterified (free) fatty acid (FFA) fraction in the serum of laboratory rats of different ages. Physiol Bohemoslov. 1990;39(2):125-34. PMID: 2144352. </text:p>
          </table:table-cell>
          <table:table-cell table:number-columns-repeated="16367"/>
        </table:table-row>
        <table:table-row table:style-name="ro10">
          <table:table-cell office:value-type="string" calcext:value-type="string">
            <text:p>2009 Gelatin, stress, longevity </text:p>
          </table:table-cell>
          <table:table-cell office:value-type="string" calcext:value-type="string">
            <text:p>[04] Durelli L, Quattrocolo G, Buffa C, Valentini C, Mutani R. Antagonismo fra epilessia focale e taurina somministrata per perfusione corticale [Antagonism between focal epilepsy and taurine administered by cortical perfusion]. Riv Neurol. 1976 Mar-Jun;46(3):254-61. Italian. PMID: 191897. </text:p>
          </table:table-cell>
          <table:table-cell office:value-type="string" calcext:value-type="string">
            <text:p>[08] Rinc'n J, Greenblatt RB, Schwartz RP. 'Not Cushing's syndrome'. Am Fam Physician. 1979 May;19(5):77-86. PMID: 220864. </text:p>
          </table:table-cell>
          <table:table-cell office:value-type="string" calcext:value-type="string">
            <text:p>[16] Stamm H. Purpura des Pr'menstrums und des Klimakteriums [Purpura of the premenstrum and climacteric]. Thromb Diath Haemorrh Suppl. 1968;30:165-9. German. PMID: 5761048. </text:p>
          </table:table-cell>
          <table:table-cell office:value-type="string" calcext:value-type="string">
            <text:p>[18] Wang Q. [The roles of estrogen and progestin in epileptogenesis and their mechanisms of action]. Sheng Li Ke Xue Jin Zhan. 2000 Jul;31(3):231-3. Chinese. PMID: 12545710. </text:p>
          </table:table-cell>
          <table:table-cell office:value-type="string" calcext:value-type="string">
            <text:p>[22] Za?denberg MA, Pisarzhevski? SA, Nosova IM, Kerova AN, Dudnikova GN. Issledovanie reparativnykh protsessov v tkaniakh ran 'ksperimental'nykh zhivotnykh posle vvedeniia glitsina [Repair processes in wound tissues of experimental animals following administration of glycine]. Biull Eksp Biol Med. 1981 Nov;92(11):599-601. Russian. PMID: 6274451. </text:p>
          </table:table-cell>
          <table:table-cell table:number-columns-repeated="16378"/>
        </table:table-row>
        <table:table-row table:style-name="ro8">
          <table:table-cell office:value-type="string" calcext:value-type="string">
            <text:p>2009 Glycemia, starch, and sugar in context </text:p>
          </table:table-cell>
          <table:table-cell office:value-type="string" calcext:value-type="string">
            <text:p>[17] Girard J. R'le des acides gras libres dans l'insulino-r'sistance du diab'te non-insulino-d'pendant [Role of free fatty acids in the insulin resistance of non-insulin-dependent diabetes]. Diabete Metab. 1995 Apr;21(2):79-88. French. PMID: 7621976. </text:p>
          </table:table-cell>
          <table:table-cell office:value-type="string" calcext:value-type="string">
            <text:p>[23] Grynberg A. Modifications du m'tabolisme 'nerg'tique cardiaque chez le diab'tique [Modifications in myocardial energy metabolism in diabetic patients]]. Diabetes Metab. 2001 Nov;27(5 Pt 2):S12-9. French. PMID: 11910980. </text:p>
          </table:table-cell>
          <table:table-cell office:value-type="string" calcext:value-type="string">
            <text:p>[37] Kodentsova VM, Sadykova RE, Dreval' AV, Vrzhesinskaia OA, Sokol'nikov AA, Beketova NA. Vliianie urovnia belka v ratsione krys na obmen vodorastvorimykh vitaminov pri streptozototsinovom diabete [Effect of protein content in rat diet on water-soluble vitamin metabolism in streptozotocin-induced diabetes]. Probl Endokrinol (Mosk). 1992 Nov-Dec;38(6):53-4. Russian. PMID: 1302852. </text:p>
          </table:table-cell>
          <table:table-cell office:value-type="string" calcext:value-type="string">
            <text:p>[41] LAZAROW A. Protection against alloxan diabetes. Anat Rec. 1947 Mar;97(3):353. PMID: 20289367. </text:p>
          </table:table-cell>
          <table:table-cell office:value-type="string" calcext:value-type="string">
            <text:p>[43] Macor C, De Palo C, Vettor R, Sicolo N, De Palo E, Federspil G. Termogenesi postprandiale ed obesit': effetto del glucosio e del fruttosio [Postprandial thermogenesis and obesity: effects of glucose and fructose]. Minerva Endocrinol. 1990 Oct-Dec;15(4):273-7. Italian. PMID: 2099997. </text:p>
          </table:table-cell>
          <table:table-cell office:value-type="string" calcext:value-type="string">
            <text:p>[66] Yamazaki N, Suzuki Y, Kamikawa T, Ogawa K, Mizutani K, Kakizawa N, Yamamoto M. Arrhythmogenic effects of acute free fatty acid mobilization on ischemic heart. Recent Adv Stud Cardiac Struct Metab. 1976 May 26-29;12:271-7. PMID: 201997. </text:p>
          </table:table-cell>
          <table:table-cell table:number-columns-repeated="16377"/>
        </table:table-row>
        <table:table-row table:style-name="ro8">
          <table:table-cell office:value-type="string" calcext:value-type="string">
            <text:p>2009 Intelligence and metabolism </text:p>
          </table:table-cell>
          <table:table-cell office:value-type="string" calcext:value-type="string">
            <text:p>[04] Ivan Illich and Etienne Verne, Imprisoned in the global classroom. London, Writers and Readers Publishing Cooperative, 1976. </text:p>
          </table:table-cell>
          <table:table-cell office:value-type="string" calcext:value-type="string">
            <text:p>[22] Probl Endokrinol (Mosk) 1979 May-Jun;25(3):49-52 [Role of serotonin receptors of the medial-basal hypothalamus in the mechanisms of negative feedback of the hypophyseal-testicular complex]. </text:p>
          </table:table-cell>
          <table:table-cell office:value-type="string" calcext:value-type="string">
            <text:p>[23] Kamoun A, Delalleau B, Ozun M. Un stimulant de la capture de s'rotonine peut-il 'tre un authentique antid'presseur? R'sultats d'un essai th'rapeutique multicentrique multinational [Can a serotonin uptake agonist be an authentic antidepressant? Results of a multicenter, multinational therapeutic trial]. Encephale. 1994 Sep-Oct;20(5):521-5. French. PMID: 7828515. </text:p>
          </table:table-cell>
          <table:table-cell office:value-type="string" calcext:value-type="string">
            <text:p>[27]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office:value-type="string" calcext:value-type="string">
            <text:p>[28] Kurskii MD, Tugai VA, Fedoriv AN. Vplyv serotoninu ? kal'tsiiu na okremi komponenty dykhe'noho lantsiuga mitolhondri? deiakykh tkanyn kroliv [Effect of serotonin and calcium on separate components of respiratory chain of mitochondria in some rabbit tissues]. Ukr Biokhim Zh. 1970;42(5):584-8. Ukrainian. PMID: 4324481. </text:p>
          </table:table-cell>
          <table:table-cell office:value-type="string" calcext:value-type="string">
            <text:p>[32] Zubovskaia AM. Vliianie serotonika na otdel'nye zven'ia okislitelnogo obmena mitokhondri? serdechno? myshtsy krolikov [Effect of serotonin on some pathways of oxidative metabolism in the mitochondria of rabbit heart muscle]. Vopr Med Khim. 1968 Mar-Apr;14(2):152-7. Russian. PMID: 4300755. </text:p>
          </table:table-cell>
          <table:table-cell office:value-type="string" calcext:value-type="string">
            <text:p>[33] Warashina Y. [On the effect of serotonin on phosphorylation of rat liver mitochondria] . Hoppe-Seylers Zeitschrift fur Physiologische Chemie, 1967 Feb, 348(2):139-48.</text:p>
          </table:table-cell>
          <table:table-cell table:number-columns-repeated="16376"/>
        </table:table-row>
        <table:table-row table:style-name="ro15">
          <table:table-cell office:value-type="string" calcext:value-type="string">
            <text:p>2009 Intuitive knowledge and its development </text:p>
          </table:table-cell>
          <table:table-cell office:value-type="string" calcext:value-type="string">
            <text:p>[04] Starchenko MG, Vorob'ev VA, Kliucharev VA, Bekhtereva NP, Medevedev SV. Issledovanie mozgovo? organizatsii tvorchestva. Soobshchenie I. Razrabotka psikhologicheskogo testa [The cerebral organization of creativity. I. The development of a psychological test]. Fiziol Cheloveka. 2000 Mar-Apr;26(2):5-9. Russian. PMID: 10816932. </text:p>
          </table:table-cell>
          <table:table-cell office:value-type="string" calcext:value-type="string">
            <text:p>[05] Vorob'ev VA, Korotkov AD, Pakhomov SV, Rozhdestvenski? DG, Rudas MS, Bekhtereva NP, Medvedev SV. Mozgovoe obespechenie obrabotki zritel'no pred''iavliaemykh rechevykh stimulov na razlichnykh urovniakh ikh integratsii. Soobshchenie II. Orfograficheskie i sintaksicheskie aspekty [Brain processing of visually presented verbal stimuli at different levels of their integration. II. The orthographic and syntactic aspects]. Fiziol Cheloveka. 1998 Jul-Aug;24(4):55-63. Russian. PMID: 9778898. </text:p>
          </table:table-cell>
          <table:table-cell office:value-type="string" calcext:value-type="string">
            <text:p>[08] Bekhtereva NP, Gogolitsyn IuL, Pakhomov SV. O fiziologichesko? znachimosti izmeneni? chastoty razriadov mozga cheloveka pri odnokratnykh myslitel'nykh aktakh [Physiologic role of changes in the human neuron discharge rate during a single mental act]. Dokl Akad Nauk SSSR. 1986;289(5):1276-80. Russian. PMID: 3769753. </text:p>
          </table:table-cell>
          <table:table-cell office:value-type="string" calcext:value-type="string">
            <text:p>[09] Bekhtereva NP, Kropotov IuD, Ponomarev VA. Ne?rony-detektory oshibok v podkorkovykh strukturakh mozga cheloveka [Neurons-detectors of errors in subcortical structures of human brain]. Doklady Akademii Nauk SSSR. 1985;285(5):1233-5. Russian. PMID: 4085343. </text:p>
          </table:table-cell>
          <table:table-cell office:value-type="string" calcext:value-type="string">
            <text:p>[11] Bekhtereva NP, Dambinova SA, Gurchin FA, Smirnov VM, Korol'kov AV, Fiziol Zh SSSR Im I M Sechenova 1984 Aug;70(8):1092-9 [Neurochemical aspects of therapeutic electric stimulation]. </text:p>
          </table:table-cell>
          <table:table-cell office:value-type="string" calcext:value-type="string">
            <text:p>[12] Bekhtereva NP, Medvedev SV, Krol' EM. Issledovanie sviazannosti distantno raspolozhennykh ne?ronakh populiatsi? golovnogo mozga cheloveka pri realizatsii myslitel'no? deiatel'nosti [Relationships of distantly located neuronal populations in the human brain in the realization of the thinking process]. Fiziol Zh SSSR Im I M Sechenova. 1984 Jul;70(7):892-903. Russian. PMID: 6489565. </text:p>
          </table:table-cell>
          <table:table-cell office:value-type="string" calcext:value-type="string">
            <text:p>[13] Bekhtereva NP. Ob otrazhenii smyslovykh kharakteristik myslitel'no? deitel'nosti v impul'sno? aktivnosti ne?ronov [Reflection of the semantic characteristics of the thinking process in the impulse activity of neurons]. Fiziol Zh SSSR Im I M Sechenova. 1984 Jul;70(7):881-91. Russian. PMID: 6386545. </text:p>
          </table:table-cell>
          <table:table-cell office:value-type="string" calcext:value-type="string">
            <text:p>[14] Iliukhina VA. Natal'ia Petrovna Bekhtereva (k 60-letiiu so dnia rozhdeniia) [Natal'ia Petrovna Bekhtereva (on her 60th birthday)]. Fiziol Zh SSSR Im I M Sechenova. 1984 Jul;70(7):1071-5. Russian. PMID: 6386544. </text:p>
          </table:table-cell>
          <table:table-cell office:value-type="string" calcext:value-type="string">
            <text:p>[15] Bekhtereva NP, Kambarova DK, Ivanov GG. Cerebral organization of emotional reactions and states. Hum Physiol. 1982 Sep-Oct;8(5):303-16. PMID: 6985254. </text:p>
          </table:table-cell>
          <table:table-cell office:value-type="string" calcext:value-type="string">
            <text:p>[17] Bekhtereva NP. Vozmozhnosti ne?rofiziologii v izuchenii usto?chivogo patologicheskogo sostoianiia [Potentials of neurophysiology in the study of a resistant pathological state]. Vestn Akad Med Nauk SSSR. 1979;(7):30-7. Russian. PMID: 539093. </text:p>
          </table:table-cell>
          <table:table-cell office:value-type="string" calcext:value-type="string">
            <text:p>[19] Bekhtereva NP, Smirnov VM. Mozgovaia organizatsiia 'motsi? cheloveka [Cerebral organization of human emotions]. Vestn Akad Med Nauk SSSR. 1975;(8):8-19. Russian. PMID: 1080623. </text:p>
          </table:table-cell>
          <table:table-cell office:value-type="string" calcext:value-type="string">
            <text:p>[20] Bekhtereva NP, Bundzen PV, Ka?del VD, David EE. Printsipy organizatsii struktury prostanstvenno-vremennogo koda kratkosrochno? verbal'no? pamiati [Principles of the organization of the structure of the space-time code of short-term verbal memory]. Fiziol Zh SSSR Im I M Sechenova. 1973 Dec;59(12):1785-802. Russian. PMID: 4790816. </text:p>
          </table:table-cell>
          <table:table-cell office:value-type="string" calcext:value-type="string">
            <text:p>[21] Bekhtereva NP, Bondarchuk AN, Smirnov VM, Meliucheva LA. Lechebnye 'lectrostimuliatsii glubokikh struktur mozga [Therapeutic electric stimulation of deep brain structures]. Vopr Neirokhir. 1972 Jan-Feb;36(1):7-12. Russian. PMID: 5013728. </text:p>
          </table:table-cell>
          <table:table-cell office:value-type="string" calcext:value-type="string">
            <text:p>[22] Bekhtereva NP. Printsipy funktsional'no? organizatsii mozga cheloveka [Principles of functional organization of the human brain]. Vestn Akad Med Nauk SSSR. 1972;27(9):43-9. Russian. PMID: 4344853. </text:p>
          </table:table-cell>
          <table:table-cell office:value-type="string" calcext:value-type="string">
            <text:p>[23] Bekhtereva NP, Bundzen PV, Matveev IuK, Kaplunovski? AS. Funktsional'naia reorganizatsiia aktivnosti ne?ronnykh populiatsi? mozga cheloveka pri kratkovremenno? verbal'no? pamiati [Functional reorganization of the activity of human brain neuron populations during short-term verbal memory]. Fiziol Zh SSSR Im I M Sechenova. 1971 Dec;57(12):1745-61. Russian. PMID: 4334295. </text:p>
          </table:table-cell>
          <table:table-cell table:number-columns-repeated="16368"/>
        </table:table-row>
        <table:table-row table:style-name="ro6">
          <table:table-cell office:value-type="string" calcext:value-type="string">
            <text:p>2009 Lactate vs. CO2 in wounds, sickness, and aging; </text:p>
          </table:table-cell>
          <table:table-cell office:value-type="string" calcext:value-type="string">
            <text:p>[11] Burk D, Woods M. Newer aspects of glucose fermentation in cancer growth and control. Arch Geschwulstforsch. 1967;28(4):305-19. PMID: 4300243. </text:p>
          </table:table-cell>
          <table:table-cell office:value-type="string" calcext:value-type="string">
            <text:p>[22] HERSHEY FB. An estradiol sensitive transhydrogenase in normal and malignant breast tissue. Surg Forum. 1958;9:614-9. PMID: 13635463. </text:p>
          </table:table-cell>
          <table:table-cell office:value-type="string" calcext:value-type="string">
            <text:p>[50] Schmid-Sch'nbein H. Blood rheology and physiology of microcirculation. Ric Clin Lab. 1981;11 Suppl 1:13-33. PMID: 7188106. </text:p>
          </table:table-cell>
          <table:table-cell office:value-type="string" calcext:value-type="string">
            <text:p>[57] Yamazaki Y, Saito A, Hasegawa K, Takahashi H. [Blood lactate concentrations as predictors of outcome in serious hemorrhagic shock patients]. Masui. 2006 Jun;55(6):699-703. Japanese. PMID: 16780079. </text:p>
          </table:table-cell>
          <table:table-cell table:number-columns-repeated="16379"/>
        </table:table-row>
        <table:table-row table:style-name="ro11">
          <table:table-cell office:value-type="string" calcext:value-type="string">
            <text:p>2009 Membranes, plasma membranes, and surfaces </text:p>
          </table:table-cell>
          <table:table-cell office:value-type="string" calcext:value-type="string">
            <text:p>[09] Cope FW, Damadian R. Biological ion exchanger resins. IV. Evidence for potassium association with fixed charges in muscle and brain by pulsed nuclear magnetic resonance of 39K. Physiol Chem Phys. 1974;6(1):17-30. PMID: 4836049. </text:p>
          </table:table-cell>
          <table:table-cell office:value-type="string" calcext:value-type="string">
            <text:p>[19] Damadian R, Cope FW. Potassium nuclear magnetic resonance relaxations in muscle and brain, and in normal E. coli and a potassium transport mutant. Physiol Chem Phys. 1973;5(6):511-4. PMID: 4594813. </text:p>
          </table:table-cell>
          <table:table-cell office:value-type="string" calcext:value-type="string">
            <text:p>[21] D. N. Nasonov, Local Reaction of Protoplasm and Gradual Excitation, Israel Program for Scientific Translations, Jerusalem, Office of Technical Services, U.S. Dept.of Commerce, Washington, DC, 1962. </text:p>
          </table:table-cell>
          <table:table-cell office:value-type="string" calcext:value-type="string">
            <text:p>[22] Nathansohn, Alexander.'Ueber die Regulation der Aufnahme anorganischer Salze durch die Knollen von Dahlia. Jahrb. Wiss. Bot. 39, p.607, 1903. </text:p>
          </table:table-cell>
          <table:table-cell office:value-type="string" calcext:value-type="string">
            <text:p>[24] Troshin, A. S. "The distribution of creatinine between frog muscles and the surrounding solution."'Byull Eksp Biol i Med'34 (1952): 59-63. </text:p>
          </table:table-cell>
          <table:table-cell table:number-columns-repeated="16378"/>
        </table:table-row>
        <table:table-row table:style-name="ro8">
          <table:table-cell office:value-type="string" calcext:value-type="string">
            <text:p>2009 Multiple sclerosis, protein, fats, and progesterone </text:p>
          </table:table-cell>
          <table:table-cell office:value-type="string" calcext:value-type="string">
            <text:p>[16] Greco A, Minghetti L, Sette G, Fieschi C, Levi G. Cerebrospinal fluid isoprostane shows oxidative stress in patients with multiple sclerosis. Neurology. 1999 Nov 10;53(8):1876-9. doi: 10.1212/wnl.53.8.1876. PMID: 10563647. </text:p>
          </table:table-cell>
          <table:table-cell office:value-type="string" calcext:value-type="string">
            <text:p>[18] Gupta JK, Ingegno AP, Cook AW, Pertschuk LP. Multiple sclerosis and malabsorption. Am J Gastroenterol. 1977 Dec;68(6):560-5. PMID: 612212. </text:p>
          </table:table-cell>
          <table:table-cell office:value-type="string" calcext:value-type="string">
            <text:p>[21] Irke' C, Ercan S, Irke' M. Leukotrienler ve n'rolojik hastaliklar [Leukotrienes and neurological diseases]. Mikrobiyol Bul. 1989 Oct;23(4):342-7. Turkish. PMID: 2488942. </text:p>
          </table:table-cell>
          <table:table-cell office:value-type="string" calcext:value-type="string">
            <text:p>[24] Jim'nez R, Jim'nez E, Mora LA, Vargas W, Atmetlla F, Carrillo JM. Pretrombosis en la desnutrici'n infantil [Prethrombosis in child malnutrition]. Arch Latinoam Nutr. 1980 Dec;30(4):580-9. Spanish. PMID: 6793001. </text:p>
          </table:table-cell>
          <table:table-cell office:value-type="string" calcext:value-type="string">
            <text:p>[26] Karlov VA, Makarov VA, Savina EB, Seleznev AN, Savin AA. Rol' narusheni? sistemy gemostaza v patogeneze rasseiannogo skleroza i puti ikh korrektsii [Role of disorders of the hemostatic system in the pathogenesis of multiple sclerosis and ways of correcting them]. Zh Nevropatol Psikhiatr Im S S Korsakova. 1985;85(2):198-206. Russian. PMID: 3984606. </text:p>
          </table:table-cell>
          <table:table-cell office:value-type="string" calcext:value-type="string">
            <text:p>[27] Karlov VA, Savin AA, Smertina LP, Redchits EG, Seleznev AN, Sveta?lo LIu, Margosiuk NV, Stulin ID. Izmeneniia reologicheskikh svo?stv krovi pri rasseiannom skleroze i ikh korrektsiia [Changes in rheological properties of blood in multiple sclerosis and their correction]. Zh Nevropatol Psikhiatr Im S S Korsakova. 1990;90(11):47-50. Russian. PMID: 1706550. </text:p>
          </table:table-cell>
          <table:table-cell office:value-type="string" calcext:value-type="string">
            <text:p>[29] Li EJ, Cook JA, Spicer KM, Wise WC, Rokach J, Halushka PV. Resistance of essential fatty acid-deficient rats to endotoxin-induced increases in vascular permeability. Circ Shock. 1990 Jun;31(2):159-70. PMID: 2188748. </text:p>
          </table:table-cell>
          <table:table-cell office:value-type="string" calcext:value-type="string">
            <text:p>[33] Mayer M. Essential fatty acids and related molecular and cellular mechanisms in multiple sclerosis: new looks at old concepts. Folia Biol (Praha). 1999;45(4):133-41. PMID: 10732726. </text:p>
          </table:table-cell>
          <table:table-cell office:value-type="string" calcext:value-type="string">
            <text:p>[39] Ogata J, Feigin I. Schwann cells and regenerated peripheral myelin in multiple sclerosis: an ultrastructural study. Neurology. 1975 Aug;25(8):713-6. doi: 10.1212/wnl.25.8.713. PMID: 1171404. </text:p>
          </table:table-cell>
          <table:table-cell office:value-type="string" calcext:value-type="string">
            <text:p>[42] Paterson PY, Koh CS, Kwaan HC. Role of the clotting system in the pathogenesis of neuroimmunologic disease. Fed Proc. 1987 Jan;46(1):91-6. PMID: 2433164. </text:p>
          </table:table-cell>
          <table:table-cell office:value-type="string" calcext:value-type="string">
            <text:p>[43] Parsons RB, Waring RH, Ramsden DB, Williams AC. In vitro effect of the cysteine metabolites homocysteic acid, homocysteine and cysteic acid upon human neuronal cell lines. Neurotoxicology. 1998 Aug-Oct;19(4-5):599-603. PMID: 9745917. </text:p>
          </table:table-cell>
          <table:table-cell office:value-type="string" calcext:value-type="string">
            <text:p>[44] Pechenova TN, Sushkova VV, Solodova EV, Guly? MF. Vliianie izbytka triptofana v ratsione na aminokislotny? sostav kollagena kozhi i nachal'ny? 'tap biosinteza belka v pecheni krys [Effect of tryptophan excess in a diet on amino acid composition of skin collagen and on an initial stage of protein biosynthesis in rat liver]. Ukr Biokhim Zh (1978). 1983 Mar-Apr;55(2):146-50. Ukrainian. PMID: 6845440. </text:p>
          </table:table-cell>
          <table:table-cell office:value-type="string" calcext:value-type="string">
            <text:p>[45] Paterson PY, Koh CS, Kwaan HC. Role of the clotting system in the pathogenesis of neuroimmunologic disease. Fed Proc. 1987 Jan;46(1):91-6. PMID: 2433164. </text:p>
          </table:table-cell>
          <table:table-cell office:value-type="string" calcext:value-type="string">
            <text:p>[48] del Real MA, Hern'ndez A, Vaamonde J, Gud'n M. Exacerbaci'n de la espasticidad inducida por inhibidores de la recaptaci'n de serotonina [Exacerbation of spasticity induced by serotonin reuptake inhibitors. Letter]. Neurologia. 1996 Aug-Sep;11(7):272. Spanish. PMID: 8974431. </text:p>
          </table:table-cell>
          <table:table-cell office:value-type="string" calcext:value-type="string">
            <text:p>[50] R'o J, Col'n A, Salvador F, Tintor' M, Viguera ML, Montalb'n J, Codina A. Periflebitis retiniana en la esclerosis m'ltiple. Estudio prospectivo [Retinal periphlebitis in multiple sclerosis. A prospective study]. Neurologia. 1993 Oct;8(8):252-5. Spanish. PMID: 8240837. </text:p>
          </table:table-cell>
          <table:table-cell office:value-type="string" calcext:value-type="string">
            <text:p>[59] Talal N. Sex hormones and modulation of immune response in SLE. Clin Rheum Dis. 1982 Apr;8(1):23-8. Doi: 10.1016/S0307-742X(21)00196-X, PMID: 6749398. </text:p>
          </table:table-cell>
          <table:table-cell office:value-type="string" calcext:value-type="string">
            <text:p>[62] Vinegar R, Truax JF, Selph JL, Johnston PR, Venable AL, McKenzie KK. Pathway to carrageenan-induced inflammation in the hind limb of the rat. Fed Proc. 1987 Jan;46(1):118-26. PMID: 3100339. </text:p>
          </table:table-cell>
          <table:table-cell table:number-columns-repeated="16366"/>
        </table:table-row>
        <table:table-row table:style-name="ro15">
          <table:table-cell office:value-type="string" calcext:value-type="string">
            <text:p>2009 Thyroid, insomnia, and the insanities Commonalities in disease </text:p>
          </table:table-cell>
          <table:table-cell office:value-type="string" calcext:value-type="string">
            <text:p>[02] Semenov VL. Vliianie mediatorov vospaleniia na dykhanie mitokhondri? pecheni krys [Effect of inflammatory mediators on respiration in rat liver mitochondria]. Ukr Biokhim Zh (1978). 1990 Nov-Dec;62(6):93-7. Russian. PMID: 2087796. </text:p>
          </table:table-cell>
          <table:table-cell office:value-type="string" calcext:value-type="string">
            <text:p>[04] Medvedev AE, Gorkin VZ. Rol' monoaminoksidaz v reguliatsii 'nergeticheskikh funktsi? mitokhondri? [The role of monoamine oxidase in the regulation of mitochondrial energy functions]. Vopr Med Khim. 1991 Sep-Oct;37(5):2-6. Russian. PMID: 1759390. </text:p>
          </table:table-cell>
          <table:table-cell office:value-type="string" calcext:value-type="string">
            <text:p>[05] Kut'ko II, Frolov VM, Rachkauskas GS, Pavlenko VV, Petrunia AM. Sostoianie mikrogemodinamiki i 'nergeticheskogo obmena u bol'nykh shizofrenie? [Microhemodynamics and energy metabolism in schizophrenia patients]. Lik Sprava. 1997 Jan-Feb;(1):61-5. Russian. PMID: 9221148. </text:p>
          </table:table-cell>
          <table:table-cell office:value-type="string" calcext:value-type="string">
            <text:p>[11] Ichida S, Oda Y, Tokunaga H, Hayashi T, Murakami T, Kita T. Mechanisms of specific change by estradiol in sensitivity of rat uterus to serotonin. J Pharmacol Exp Ther. 1984 Apr;229(1):244-9. PMID: 6538599. </text:p>
          </table:table-cell>
          <table:table-cell office:value-type="string" calcext:value-type="string">
            <text:p>[23] Gulidova GP, Khzardzhian VG, Mikha?lova NM. Vliianie litiia na 'nergeticheski? metabolizm nervnoi tkani [Effect of lithium on the energy metabolism of nervous tissue]. Zh Nevropatol Psikhiatr Im S S Korsakova. 1977;77(8):1179-86. Russian. PMID: 143178.</text:p>
          </table:table-cell>
          <table:table-cell office:value-type="string" calcext:value-type="string">
            <text:p>[24] Ambanelli U, Manganelli P. Sifnificato clinico delle alterazioni del metabolismo del triptofano [Clinical significance of changes in tryptophan metabolism]. Ateneo Parmense Acta Biomed. 1975 Jan-Apr;46(1-2):5-19. Italian. PMID: 1095026. </text:p>
          </table:table-cell>
          <table:table-cell office:value-type="string" calcext:value-type="string">
            <text:p>[38] Katz G, Durst R, Zislin J, Knobler H, Knobler HY. [Jet lag causing or exacerbating psychiatric disorders]. Harefuah. 2000 May 15;138(10):809-12, 912. Hebrew. PMID: 10883240. </text:p>
          </table:table-cell>
          <table:table-cell office:value-type="string" calcext:value-type="string">
            <text:p>[41] Wang X. [Developments observation of serum thyrohormone level in schizophrenics]. Zhonghua Shen Jing Jing Shen Ke Za Zhi. 1991 Oct;24(5):268-71, 316-7. Chinese. PMID: 1752176. </text:p>
          </table:table-cell>
          <table:table-cell office:value-type="string" calcext:value-type="string">
            <text:p>[43] Turianitsa IM, Lavka? IIu, Mishanich II, Margitich VM, Razhov KF. Tireoidny? status bol'nykh shizofrenie? [Status of the thyroid gland in patients with schizophrenia]. Zh Nevropatol Psikhiatr Im S S Korsakova. 1991;91(1):122-3. Russian. PMID: 1647093. </text:p>
          </table:table-cell>
          <table:table-cell office:value-type="string" calcext:value-type="string">
            <text:p>[49] Pic'-Santiago G. La enfermedad de Alzheimer: la historia que no se ha contado [Alzheimer's disease: the untold story]. P R Health Sci J. 1993 Jun;12(2):85-7. Spanish. PMID: 8210290. </text:p>
          </table:table-cell>
          <table:table-cell office:value-type="string" calcext:value-type="string">
            <text:p>[51] Kovaleva ES, Orlov ON, Tsutsu'lkovskaia MIa, Vladimirova TV, Beliaev BS. Dinamika protsessov perekisnogo okisleniia lipidov v organizme bo'lnykh shizofrenie? [Lipid peroxidation processes in patients with schizophrenia]. Zh Nevropatol Psikhiatr Im S S Korsakova. 1989;89(5):108-10. Russian. PMID: 2781907. </text:p>
          </table:table-cell>
          <table:table-cell office:value-type="string" calcext:value-type="string">
            <text:p>[52] Govorin NV, Govorin AV, Skazhutin SA. Znachenie narusheni? protsessov perekisnogo okisleniia lipidov u bol'nykh nepreryvno? paranoidno? shizofrenie? s terapevtichesko? rezistentnost'iu [Significance of disorders of the processes of lipid peroxidation in patients with persistent paranoid schizophrenia resistant to the treatment]. Zh Nevropatol Psikhiatr Im S S Korsakova. 1991;91(7):121-4. Russian. PMID: 1684458. </text:p>
          </table:table-cell>
          <table:table-cell office:value-type="string" calcext:value-type="string">
            <text:p>[53] Bastrikova NA, Shestakova SV, Antonova SV, Krushinskaia IaV, Goncharenko EN, Kudriashova NIu, Novoderzhkina IS, Sokolova NA, Kozhura VL. Soderzhanie biogennykh aminov v tkaniakh krys v postreanimatsionnom periode posle gemorragicheskogo shoka i vliianie preparata semaks [The biogenic amine content of rat tissues in the postresuscitation period following hemorrhagic shock and the effect of the preparation semax]. Patol Fiziol Eksp Ter. 1999 Jul-Sep;(3):19-22. Russian. PMID: 10498989. </text:p>
          </table:table-cell>
          <table:table-cell office:value-type="string" calcext:value-type="string">
            <text:p>[58] Ermolov AS, Epifanova NM, Romasenko MV, Luzhnikov EA, Ishmukhametov AI, Golikov PP, Khvatov VB, Kukshina AA, Davydov BV, Kuksova NS, et al. Rol' giperbarichesko? oksigenatsii v lechenii postgipoksichesko? 'ntsefalopatii toksicheskogo geneza [Role of hyperbaric oxygenation in the treatment of posthypoxic encephalopathy of toxic etiology]. Anesteziol Reanimatol. 1998 Nov-Dec;(6):20-5. Russian. PMID: 10050327. </text:p>
          </table:table-cell>
          <table:table-cell office:value-type="string" calcext:value-type="string">
            <text:p>[60] Ne?koya M. Lechenie ostro? shizofrenii antibiotikami, gamma-globulinom i vitaminami [Treatment of acute schizophrenia with antibiotics, gamma-globulin and vitamins]. Zh Nevropatol Psikhiatr Im S S Korsakova. 1966;66(6):912-7. Russian. PMID: 4174770. </text:p>
          </table:table-cell>
          <table:table-cell office:value-type="string" calcext:value-type="string">
            <text:p>[65] Deimel H, Lohmann S. Zur k'rperlichen Leistungsf'higkeit von schizophren erkrankten Patienten [Physical capacity of schizophrenic patients]. Rehabilitation (Stuttg). 1983 May;22(2):81-5. German. PMID: 6867458. </text:p>
          </table:table-cell>
          <table:table-cell office:value-type="string" calcext:value-type="string">
            <text:p>[83] Lin B, Zhu S, Shao B. [Changes of plasma levels of monoamines in normal pregnancy and pregnancy-induced hypertension women and their significance]. Zhonghua Fu Chan Ke Za Zhi. 1996 Nov;31(11):670-2. Chinese. PMID: 9387528. </text:p>
          </table:table-cell>
          <table:table-cell office:value-type="string" calcext:value-type="string">
            <text:p>[84] Kodama C, Mizoguchi Y, Kawada N, Sakagami Y, Seki S, Kobayashi K, Morisawa S. Serotonin and tryptamine metabolism in the acute hepatic failure model: changes in tryptophan and its metabolites in the liver, brain and kidney. Osaka City Med J. 1989 Jun;35(1):1-11. PMID: 2748146. </text:p>
          </table:table-cell>
          <table:table-cell table:number-columns-repeated="16365"/>
        </table:table-row>
        <table:table-row table:style-name="ro12">
          <table:table-cell office:value-type="string" calcext:value-type="string">
            <text:p>2009 Water swelling, tension, pain, fatigue, aging </text:p>
          </table:table-cell>
          <table:table-cell office:value-type="string" calcext:value-type="string">
            <text:p>[04] Bekker VI, Svechnikova NV. Vozrastnye i polovye razlichiia v soderzhanii al'dosterona v plazme periferichesko? krovi [Sex and age differences in the peripheral blood aldosterone levels]. Probl Endokrinol (Mosk). 1981 Sep-Oct;27(5):42-5. Russian. PMID: 7291159. </text:p>
          </table:table-cell>
          <table:table-cell office:value-type="string" calcext:value-type="string">
            <text:p>[21] Inoue Y, Kaneko T. [Effects of pH on the endocrine system and metabolism]. Nihon Rinsho. 1992 Sep;50(9):2124-8. Japanese. PMID: 1434002. </text:p>
          </table:table-cell>
          <table:table-cell office:value-type="string" calcext:value-type="string">
            <text:p>[24] Iartsev VN, Karachentseva OV, Dvoretski? DP. Effekty 'kzogennogo noradrenalina i melatonina na ne?rogennuiu vazoreaktivnost' [Effects of exogenic noradrenaline and melatonin on the neurogenic vasoreactivity]. Ross Fiziol Zh Im I M Sechenova. 2004 Nov;90(11):1363-9. Russian. PMID: 15646204. </text:p>
          </table:table-cell>
          <table:table-cell office:value-type="string" calcext:value-type="string">
            <text:p>[28] Korey M, Peyman GA, Berkowitz R. The effect of hypertonic ointments on corneal alkali burns. Ann Ophthalmol. 1977 Nov;9(11):1383-7. PMID: 931280. </text:p>
          </table:table-cell>
          <table:table-cell office:value-type="string" calcext:value-type="string">
            <text:p>[32] Lux HD, Heinemann U, Dietzel I. Ionic changes and alterations in the size of the extracellular space during epileptic activity. Adv Neurol. 1986;44:619-39. PMID: 3518349. </text:p>
          </table:table-cell>
          <table:table-cell office:value-type="string" calcext:value-type="string">
            <text:p>[42] Nazarov AN, Lobachik VI, Zhidkov VV, Borisov GI, Abrosimov SV. Osobennosti gidratatsionnogo statusa u bol'nykh gipotireozom [Characteristics of the hydration status of patients with hypothyroidism]. Probl Endokrinol (Mosk). 1987 Jan-Feb;33(1):18-21. Russian. PMID: 3823017. </text:p>
          </table:table-cell>
          <table:table-cell office:value-type="string" calcext:value-type="string">
            <text:p>[44] Norby L, Mark AL, Kaloyanides GJ. On the pathogenesis of Bartter's syndrome: report of studies in a patient with this disorder. Clin Nephrol. 1976 Sep;6(3):404-13. PMID: 991467. </text:p>
          </table:table-cell>
          <table:table-cell office:value-type="string" calcext:value-type="string">
            <text:p>[46] Surg. Gynec. Obst. 52, 941 (May), 1931. [Hypertonic saline and peristalsis] Orr, FG, Johnstone, PN, and Haden, RL. </text:p>
          </table:table-cell>
          <table:table-cell office:value-type="string" calcext:value-type="string">
            <text:p>[59] Schreiber V, Pribyl T. Antioestrogenic action of the aldosterone antagonist canrenoate K in the rat (adenohypophysis, ceruloplasmin). Physiol Bohemoslov. 1977;26(5):385-95. PMID: 144921. </text:p>
          </table:table-cell>
          <table:table-cell office:value-type="string" calcext:value-type="string">
            <text:p>[61] D. Shanklin and J. Hodin, Maternal Nutrition and Child Health, CC Thomas, 1979. </text:p>
          </table:table-cell>
          <table:table-cell office:value-type="string" calcext:value-type="string">
            <text:p>[62] Shmidt AN. K ucheniiu o miotonii. Miotoniia u miks'dematika [On myotonia doctrine. Myotonia in myxedema patients. 1903]. Zh Nevrol Psikhiatr Im S S Korsakova. 2000;100(8):4-9. Russian. PMID: 10983359. </text:p>
          </table:table-cell>
          <table:table-cell office:value-type="string" calcext:value-type="string">
            <text:p>[76] Zahner SL, Prahlad KV, Mitchell JL. Regulation of ODC activity in the thymus and liver of rats by adrenal hormones. Cytobios. 1986;45(180):25-34. PMID: 3709232. </text:p>
          </table:table-cell>
          <table:table-cell table:number-columns-repeated="16371"/>
        </table:table-row>
        <table:table-row table:style-name="ro12">
          <table:table-cell office:value-type="string" calcext:value-type="string">
            <text:p>2011 Milk in context allergies, ecology, and some myths </text:p>
          </table:table-cell>
          <table:table-cell office:value-type="string" calcext:value-type="string">
            <text:p>[12] Denko CW, Whitehouse MW. Experimental inflammation induced by naturally occurring microcrystalline calcium salts. J Rheumatol. 1976 Mar;3(1):54-62. PMID: 1271389. </text:p>
          </table:table-cell>
          <table:table-cell office:value-type="string" calcext:value-type="string">
            <text:p>[24] [39] Kanbara Y, Kono N, Nakaya M, Ishikawa Y, Fujiwara O, Kitazawa R, Kitazawa S. [Immunohistological evaluation of parathyroid hormone-related protein in breast cancer with and without calcification on mammography]. Nihon Geka Gakkai Zasshi. 1993 Apr;94(4):394-9. Japanese. PMID: 8321185. </text:p>
          </table:table-cell>
          <table:table-cell table:number-columns-repeated="16381"/>
        </table:table-row>
        <table:table-row table:style-name="ro12">
          <table:table-cell office:value-type="string" calcext:value-type="string">
            <text:p>2012 Cascara, energy, cancer and the FDA's laxative abu </text:p>
          </table:table-cell>
          <table:table-cell office:value-type="string" calcext:value-type="string">
            <text:p>[04] Chang CJ, Ashendel CL, Geahlen RL, McLaughlin JL, Waters DJ. Oncogene signal transduction inhibitors from medicinal plants. In Vivo. 1996 Mar-Apr;10(2):185-90. PMID: 8744799. </text:p>
          </table:table-cell>
          <table:table-cell office:value-type="string" calcext:value-type="string">
            <text:p>[18] Kim MS, Park MJ, Kim SJ, Lee CH, Yoo H, Shin SH, Song ES, Lee SH. Emodin suppresses hyaluronic acid-induced MMP-9 secretion and invasion of glioma cells. Int J Oncol. 2005 Sep;27(3):839-46. PMID: 16077936. </text:p>
          </table:table-cell>
          <table:table-cell office:value-type="string" calcext:value-type="string">
            <text:p>[20] Li HL, Chen HL, Li H, Zhang KL, Chen XY, Wang XW, Kong QY, Liu J. Regulatory effects of emodin on NF-kappaB activation and inflammatory cytokine expression in RAW 264.7 macrophages. Int J Mol Med. 2005 Jul;16(1):41-7. PMID: 15942676. </text:p>
          </table:table-cell>
          <table:table-cell office:value-type="string" calcext:value-type="string">
            <text:p>[25] Miller FN, Sims DE. Contractile elements in the regulation of macromolecular permeability. Fed Proc. 1986 Feb;45(2):84-8. PMID: 3510914. </text:p>
          </table:table-cell>
          <table:table-cell office:value-type="string" calcext:value-type="string">
            <text:p>[38] Wang XH, Wu SY, Zhen YS. Inhibitory effects of emodin on angiogenesis. Yao Xue Xue Bao. 2004 Apr;39(4):254-8. PMID: 15303652. </text:p>
          </table:table-cell>
          <table:table-cell office:value-type="string" calcext:value-type="string">
            <text:p>[43] Zhan Y, Wei H, Wang Z, Huang X, Xu Q, Li D, Lu H. [Effects of emodin on hepatic fibrosis in rats]. Zhonghua Gan Zang Bing Za Zhi. 2001 Aug;9(4):235-6. Chinese. PMID: 11602058. </text:p>
          </table:table-cell>
          <table:table-cell office:value-type="string" calcext:value-type="string">
            <text:p>[46] Zhang L, Hung MC. Sensitization of HER-2/neu-overexpressing non-small cell lung cancer cells to chemotherapeutic drugs by tyrosine kinase inhibitor emodin. Oncogene. 1996 Feb 1;12(3):571-6. PMID: 8637714. </text:p>
          </table:table-cell>
          <table:table-cell office:value-type="string" calcext:value-type="string">
            <text:p>[47] Zhang L, Lau YK, Xia W, Hortobagyi GN, Hung MC. Tyrosine kinase inhibitor emodin suppresses growth of HER-2/neu-overexpressing breast cancer cells in athymic mice and sensitizes these cells to the inhibitory effect of paclitaxel. Clin Cancer Res. 1999 Feb;5(2):343-53. PMID: 10037184. </text:p>
          </table:table-cell>
          <table:table-cell table:number-columns-repeated="16375"/>
        </table:table-row>
        <table:table-row table:style-name="ro13">
          <table:table-cell office:value-type="string" calcext:value-type="string">
            <text:p>2012 Genes, Carbon Dioxide and Adaptation </text:p>
          </table:table-cell>
          <table:table-cell office:value-type="string" calcext:value-type="string">
            <text:p>[03] Boljevic S, Kogan AH, Gracev SV, Jelisejeva SV, Daniljak IG. Osobina ugljen dioksida da inhibise stvaranje aktivnih oblika kiseonika u ?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office:value-type="string" calcext:value-type="string">
            <text:p>[04] Baev VI, Kuprava MV. Funktsional'naia aktivnost' ne?trofilov periferichesko? krovi krys pri sochetannom de?stvii gipoksii, giperkapnii i okhlazhdeniia [Functional activity of peripheral blood neutrophils of rats during combined effects of hypoxia, hypercapnia and cooling]. Aviakosm Ekolog Med. 1997;31(6):56-9. Russian. PMID: 9483283. </text:p>
          </table:table-cell>
          <table:table-cell office:value-type="string" calcext:value-type="string">
            <text:p>[05] Kogan AKh, Grachev SV, Eliseeva SV, Bolevich S. Uglekisly? gaz--universal'ny? ingibitor generatsii aktivnykh form kisloroda kletkami (k rasshifrovke odno? zagadki 'voliutsii) [Carbon dioxide--a universal inhibitor of the generation of active oxygen forms by cells (deciphering one enigma of evolution)]. Izv Akad Nauk Ser Biol. 1997 Mar-Apr;(2):204-17. Russian. PMID: 9190222. </text:p>
          </table:table-cell>
          <table:table-cell office:value-type="string" calcext:value-type="string">
            <text:p>[06] Ukr Biokhim Zh 1978 Mar-Apr;50(2):150-4.. [Content of adenine nucleotides and creatinephosphate in brain, myocardium, liver and skeletal muscle under combined action of hypercapnia, hypoxia and cooling]. Baev VI, Drukina MA </text:p>
          </table:table-cell>
          <table:table-cell office:value-type="string" calcext:value-type="string">
            <text:p>[07] Baev VI, Vasil'ev VV, Nikolaeva EN. Rol' fiksatsii CO2 v povyshenii usto?chivosti organizma k ostro? gipoksii [Role of CO2 fixation in increasing the body's resistance to acute hypoxia]. Fiziol Zh SSSR Im I M Sechenova. 1978 Oct;64(10):1456-62. Russian. PMID: 720676. </text:p>
          </table:table-cell>
          <table:table-cell office:value-type="string" calcext:value-type="string">
            <text:p>[08] Baev VI, Drukina MA. Soderzhanie piridinnukleotidov v mozge i miokarde krys pri sochetannom vozde?stvii giperkapnii, gipoksii i okhlazhdeniia [Pyridine nucleotide content in the brain and myocardium of rats under combined effect of hypercapnia, hypoxia and cooling]. Vopr Med Khim. 1976 Jan-Feb;22(1):37-41. Russian. PMID: 16390. </text:p>
          </table:table-cell>
          <table:table-cell table:number-columns-repeated="16377"/>
        </table:table-row>
        <table:table-row table:style-name="ro10">
          <table:table-cell office:value-type="string" calcext:value-type="string">
            <text:p>2012 Glucose and sucrose for diabetes </text:p>
          </table:table-cell>
          <table:table-cell office:value-type="string" calcext:value-type="string">
            <text:p>[01] Artus M. Etude, chez le jeune rat en croissance, des effets de l'administration d'un r'gime a base d'amidon ou de saccharose sur certains param'tres du m'tabolisme calcique [Effects of administering diets with starch or sucrose basis on certain parameters of calcium metabolism in the young, growing rat]. Ann Nutr Aliment. 1975;29(4):305-12. French. PMID: 1221903. </text:p>
          </table:table-cell>
          <table:table-cell office:value-type="string" calcext:value-type="string">
            <text:p>[08] Girard J. R'le des acides gras libres dans l'insulino-r'sistance du diab'te non-insulino-d'pendant [Role of free fatty acids in the insulin resistance of non-insulin-dependent diabetes]. Diabete Metab. 1995 Apr;21(2):79-88. French. PMID: 7621976. </text:p>
          </table:table-cell>
          <table:table-cell office:value-type="string" calcext:value-type="string">
            <text:p>[09] Girard J. R'le des acides gras libres dans la s'cr'tion et l'action de l'insuline: m'canismes de la lipotoxicit' [Contribution of free fatty acids to impairment of insulin secretion and action. mechanism of beta-cell lipotoxicity]. Med Sci (Paris). 2005 Dec;21 Spec No:19-25. French. PMID: 16598900. </text:p>
          </table:table-cell>
          <table:table-cell office:value-type="string" calcext:value-type="string">
            <text:p>[22] Lezcano Meza D, Ter'n Ortiz L, Carvajal Sandoval G, Guti'rrez de la Cadena M, Ter'n Escand'n D, Estrada Parra S. Effect of glycine on the immune response of the experimentally diabetic rats. Rev Alerg Mex. 2006 Nov-Dec;53(6):212-6. PMID: 17361755. </text:p>
          </table:table-cell>
          <table:table-cell office:value-type="string" calcext:value-type="string">
            <text:p>[27] Muggeo M. Accelerated complications in Type 2 diabetes mellitus: the need for greater awareness and earlier detection. Diabet Med. 1998;15 Suppl 4:S60-2. doi: 10.1002/(sici)1096-9136(1998120)15:4+3.3.co;2-a. PMID: 9868995. </text:p>
          </table:table-cell>
          <table:table-cell table:number-columns-repeated="16378"/>
        </table:table-row>
        <table:table-row table:style-name="ro10">
          <table:table-cell office:value-type="string" calcext:value-type="string">
            <text:p>2012 Osteoporosis, aging, tissue renewal, and product science </text:p>
          </table:table-cell>
          <table:table-cell office:value-type="string" calcext:value-type="string">
            <text:p>[01] Artus M. Etude, chez le jeune rat en croissance, des effets de l'administration d'un r'gime a base d'amidon ou de saccharose sur certains param'tres du m'tabolisme calcique [Effects of administering diets with starch or sucrose basis on certain parameters of calcium metabolism in the young, growing rat]. Ann Nutr Aliment. 1975;29(4):305-12. French. PMID: 1221903. </text:p>
          </table:table-cell>
          <table:table-cell office:value-type="string" calcext:value-type="string">
            <text:p>[06] Bunyaratavej N, Kittimanon N, Jitivirai T, Tongthongthip B. Highly recommended dose of MK4 for osteoporosis. J Med Assoc Thai. 2009 Sep;92 Suppl5:S4-6. PMID: 19894328. </text:p>
          </table:table-cell>
          <table:table-cell office:value-type="string" calcext:value-type="string">
            <text:p>[07] Bushinsky DA, Ori Y. Effects of metabolic and respiratory acidosis on bone. Curr Opin Nephrol Hypertens. 1993 Jul;2(4):588-96. PMID: 7859021. </text:p>
          </table:table-cell>
          <table:table-cell office:value-type="string" calcext:value-type="string">
            <text:p>[17] Chen ZW, Wu ZX, Sang HX, Qin GL, Wang LS, Feng J, Wang J, Li XJ, Wang JC, Zhang D. [Effect of aspirin administration for the treatment of osteoporosis in ovariectomized rat model]. Zhonghua Yi Xue Za Zhi. 2011 Apr 5;91(13):925-9. Chinese. PMID: 21600123. </text:p>
          </table:table-cell>
          <table:table-cell office:value-type="string" calcext:value-type="string">
            <text:p>[18] Colle M, Ruffie A, Ruedas E, Chebbo M. L'ost'ocalcine chez l'enfant de petite taille et ses variations nocturnes [Osteocalcin in children of short stature and its nocturnal variations]. Arch Fr Pediatr. 1987 Dec;44(10):839-41. French. PMID: 3502236. </text:p>
          </table:table-cell>
          <table:table-cell office:value-type="string" calcext:value-type="string">
            <text:p>[20] DeSanto NG, DiIorio B, Capasso G, Capodicasa G, Giordano DR, Aulisio M, Paduano C, Stamler J. Circadian rhythm with acrophase at night for urinary excretion of calcium and magnesium in childhood: population-based data of the cimitile study in southern Italy. Miner Electrolyte Metab. 1988;14(4):235-9. PMID: 3211091. </text:p>
          </table:table-cell>
          <table:table-cell office:value-type="string" calcext:value-type="string">
            <text:p>[40] Litovka IH, Berezovs'ka OP. Kysneva depryvatsiia iak initsiator osteohenezu pry hipokinezi' [Oxygen deprivation as the initiator of osteogenesis in hypokinesia]. Fiziol Zh (1994). 2003;49(2):58-65. Ukrainian. PMID: 12945116. </text:p>
          </table:table-cell>
          <table:table-cell office:value-type="string" calcext:value-type="string">
            <text:p>[42] Lorinet A. Etude compar'e de l'effet du glucose et du fructose libres et combin's sur l'absorption et la r'tention du calcium [Comparative study of the effect of free and combined glucose and fructose on the absorption and retention of calcium]. Ann Nutr Aliment. 1975;29(4):313-9. French. PMID: 1221904. </text:p>
          </table:table-cell>
          <table:table-cell office:value-type="string" calcext:value-type="string">
            <text:p>[61] Rovensk' J, Stanc'kov' M, Masaryk P, Sv'k K, Istok R. Eggshell calcium in the prevention and treatment of osteoporosis. Int J Clin Pharmacol Res. 2003;23(2-3):83-92. PMID: 15018022. </text:p>
          </table:table-cell>
          <table:table-cell office:value-type="string" calcext:value-type="string">
            <text:p>[64] Semenov VL. Vliianie mediatorov vospaleniia na dykhanie mitokhondri? pecheni krys [Effect of inflammatory mediators on respiration in rat liver mitochondria]. Ukr Biokhim Zh (1978). 1990 Nov-Dec;62(6):93-7. Russian. PMID: 2087796. </text:p>
          </table:table-cell>
          <table:table-cell office:value-type="string" calcext:value-type="string">
            <text:p>[67] Strizhkov VV. Metabolizm kletok shchitovidno? zhelezy pod vliianiem prolaktina i 'motsional'no-fizicheskogo stressa [Metabolism of thyroid gland cells as affected by prolactin and emotional-physical stress]. Probl Endokrinol (Mosk). 1991 Sep-Oct;37(5):54-8. Russian. PMID: 1780295. </text:p>
          </table:table-cell>
          <table:table-cell table:number-columns-repeated="16372"/>
        </table:table-row>
        <table:table-row table:style-name="ro6">
          <table:table-cell office:value-type="string" calcext:value-type="string">
            <text:p>2012 Pathological Science &amp; General Electric - Threatenin </text:p>
          </table:table-cell>
          <table:table-cell office:value-type="string" calcext:value-type="string">
            <text:p>[09] Popular Science, June 1973, How you can grow your own polywater, PA Christian and LH Berka</text:p>
          </table:table-cell>
          <table:table-cell office:value-type="string" calcext:value-type="string">
            <text:p>[16] Eldarov, A. L., and Iu A. KHOLODOV. "EFFECT OF A CONSTANT MAGNETIC FIELD ON THE MOTOR ACTIVITY OF BIRDS."'Zhurnal obshchei biologii'25 (1964): 224-229. </text:p>
          </table:table-cell>
          <table:table-cell office:value-type="string" calcext:value-type="string">
            <text:p>[20] D. Green-Kelly, B.V. Derjaguin, Research in Surface Forces vol. 2, p. 117, Consultants Bureau, NY (1966).</text:p>
          </table:table-cell>
          <table:table-cell table:number-columns-repeated="16380"/>
        </table:table-row>
        <table:table-row table:style-name="ro14">
          <table:table-cell office:value-type="string" calcext:value-type="string">
            <text:p>2012 Protective CO2 and aging </text:p>
          </table:table-cell>
          <table:table-cell office:value-type="string" calcext:value-type="string">
            <text:p>[02] Baev VI, Vasil'ev VV, Nikolaeva EN. Rol' fiksatsii CO2 v povyshenii usto?chivosti organizma k ostro? gipoksii [Role of CO2 fixation in increasing the body's resistance to acute hypoxia]. Fiziol Zh SSSR Im I M Sechenova. 1978 Oct;64(10):1456-62. Russian. PMID: 720676. </text:p>
          </table:table-cell>
          <table:table-cell office:value-type="string" calcext:value-type="string">
            <text:p>[03] Baev VI, Vasil'eva IV, L'vov SN, Shugale? IV. O neizvestno? fiziologichesko? roli uglekisloty [The unknown physiological role of carbon dioxide]. Fiziol Zh Im I M Sechenova. 1995 Feb;81(2):47-52. Russian. PMID: 7581542. </text:p>
          </table:table-cell>
          <table:table-cell office:value-type="string" calcext:value-type="string">
            <text:p>[05] Boljevic S, Kogan AH, Gracev SV, Jelisejeva SV, Daniljak IG. Osobina ugljen dioksida da inhibise stvaranje aktivnih oblika kiseonika u ?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office:value-type="string" calcext:value-type="string">
            <text:p>[11] Daniliak IG, Kogan AKh, Sumarokov AV, Bolevich S. Izmenenie chuvstvitel'nosti le?kotsitov k ingibiruiushchemu vliianiiu CO2 na generatsiiu imi aktivnykh form kisloroda u bol'nykh bronkhial'no? astmo? [Changes in the sensitivity of leukocytes to the inhibiting effect of CO2 on their generation of active forms of oxygen in bronchial asthma patients]. Ter Arkh. 1995;67(3):23-6. Russian. PMID: 7770796. </text:p>
          </table:table-cell>
          <table:table-cell office:value-type="string" calcext:value-type="string">
            <text:p>[17] Kogan AKh, Manu?lov BM, Grachev SV, Bolevich S, Tsypin AB, Daniliak IG. CO2--prirodny? ingibitor generatsii aktivnykh form kisloroda fagotsitami [CO2--a natural inhibitor of active oxygen form generation by phagocytes]. Biull Eksp Biol Med. 1994 Oct;118(10):395-8. Russian. PMID: 7865818. </text:p>
          </table:table-cell>
          <table:table-cell office:value-type="string" calcext:value-type="string">
            <text:p>[18] Kogan AKh, Grachev SV, Eliseeva SV, Bolevich S. Uglekisly? gaz--universal'ny? ingibitor generatsii aktivnykh form kisloroda kletkami (k rasshifrovke odno? zagadki 'voliutsii) [Carbon dioxide--a universal inhibitor of the generation of active oxygen forms by cells (deciphering one enigma of evolution)]. Izv Akad Nauk Ser Biol. 1997 Mar-Apr;(2):204-17. Russian. PMID: 9190222. </text:p>
          </table:table-cell>
          <table:table-cell office:value-type="string" calcext:value-type="string">
            <text:p>[20] Dokl Akad Nauk. 1996 May;348(3):413-6. [New evidence for the inhibitory action of CO2 on generation of superoxide anion radicals by phagocytes in various tissues. (Mechanism of bio- and eco-effects of CO2)] Kogan AKh, Grachev SV, Bolevich S, Eliseeva S </text:p>
          </table:table-cell>
          <table:table-cell office:value-type="string" calcext:value-type="string">
            <text:p>[21] Kogan AKh, Grachev SV, Eliseeva SV. Ingibirovanie uglekislym gazom generatsii aktivnykh form kisloroda kletkami vnutrennikh organov i ego biologicheskoe znachenie [Carbon dioxide gas inhibition of active forms of oxygen generation by cells in the internal organs and its biological significance]. Biull Eksp Biol Med. 1996 Apr;121(4):407-10. Russian. PMID: 8829452. </text:p>
          </table:table-cell>
          <table:table-cell office:value-type="string" calcext:value-type="string">
            <text:p>[22] Fiziol Cheloveka. 1995 Jul-Aug;21(4):128-36. [CO2--a natural inhibitor of the generation of active species of oxygen in phagocytes] </text:p>
          </table:table-cell>
          <table:table-cell office:value-type="string" calcext:value-type="string">
            <text:p>[23] Kogan AKh, Bolevich S, Daniliak IG. Sravnitel'noe issledovanie vliianiia dioksida ugleroda na generatsiiu aktivnykh form kisloroda le?kotsitami v norme i pri bronkhial'no? astme [Comparative study of the effect of carbon dioxide on the generation of active forms of oxygen by leukocytes in health and in bronchial asthma]. Patol Fiziol Eksp Ter. 1995 Jul-Sep;(3):34-40. Russian. PMID: 7501434. </text:p>
          </table:table-cell>
          <table:table-cell office:value-type="string" calcext:value-type="string">
            <text:p>[26] Malyshev VV, Vasil'eva LS, Belogorov SB, Nefedova TV. Adaptatsiia k vysotno? gipoksii pozvoliaet ogranichit' aktivatsiiu perekisnogo okisleniia lipidov pri vospalenii i stresse [Adaptation to high altitude hypoxia facilitates a limitation of lipid peroxidation activation in inflammation and stress]. Biull Eksp Biol Med. 1995 Jun;119(6):590-3. Russian. PMID: 8589380. </text:p>
          </table:table-cell>
          <table:table-cell office:value-type="string" calcext:value-type="string">
            <text:p>[28] Pikulev AT, Dzhugurian NA, Zyrianova TN, Lavrova VM, Mostovnikov VA. Aktivnost' nekotorykh fermentov obmena glutaminovo? kisloty i tsikla Krebsa v golovnom mozge krys pri lazernom obluchenii na fone izmenennogo funktsional'nogo sostoianiia adrenoretseptorov [Enzyme activity of glutamic acid metabolism and the Krebs cycle in the brain of rats laser-irradiated against a background of altered adrenoreceptor function]. Radiobiologiia. 1984 Jan-Feb;24(1):29-34. Russian. PMID: 6143345. </text:p>
          </table:table-cell>
          <table:table-cell office:value-type="string" calcext:value-type="string">
            <text:p>[32] Shugale? IV, L'vov SN, Baev VI, Tselinski? IV. Zashchitnoe de?stvie bikarbonata natriia pri intoksikatsii nitrit-ionom [Protective effect of sodium bicarbonate in nitrite ion poisoning]. Ukr Biokhim Zh (1978). 1994 Jan-Feb;66(1):109-12. Russian. PMID: 7974833. </text:p>
          </table:table-cell>
          <table:table-cell office:value-type="string" calcext:value-type="string">
            <text:p>[33] Stofan DA, Callahan LA, DiMARCO AF, Nethery DE, Supinski GS. Modulation of release of reactive oxygen species by the contracting diaphragm. Am J Respir Crit Care Med. 2000 Mar;161(3 Pt 1):891-8. PMID: 10712339. </text:p>
          </table:table-cell>
          <table:table-cell office:value-type="string" calcext:value-type="string">
            <text:p>[36] Tarakanov IA, Dymetska A, Tarasova NN. [The effect of the NMDA-receptor blocker MK-801 on sensitivity of the respiratory system to carbon dioxide]. Patol Fiziol Eksp Ter. 2005 Apr-Jun;(2):13-5. Russian. PMID: 16078649. </text:p>
          </table:table-cell>
          <table:table-cell office:value-type="string" calcext:value-type="string">
            <text:p>[39] Vannucci RC, Towfighi J, Heitjan DF, Brucklacher RM. Carbon dioxide protects the perinatal brain from hypoxic-ischemic damage: an experimental study in the immature rat. Pediatrics. 1995 Jun;95(6):868-74. PMID: 7761212. </text:p>
          </table:table-cell>
          <table:table-cell office:value-type="string" calcext:value-type="string">
            <text:p>[40] Vannucci RC, Brucklacher RM, Vannucci SJ. Effect of carbon dioxide on cerebral metabolism during hypoxia-ischemia in the immature rat. Pediatr Res. 1997 Jul;42(1):24-9. doi: 10.1203/00006450-199707000-00005. PMID: 9212033. </text:p>
          </table:table-cell>
          <table:table-cell table:number-columns-repeated="16366"/>
        </table:table-row>
        <table:table-row table:style-name="ro10">
          <table:table-cell office:value-type="string" calcext:value-type="string">
            <text:p>2012 Regeneration and degeneration Types of inflammati </text:p>
          </table:table-cell>
          <table:table-cell office:value-type="string" calcext:value-type="string">
            <text:p>[01] Adam O. Dietary fatty acids and immune reactions in synovial tissue. Eur J Med Res. 2003 Aug 20;8(8):381-7. PMID: 12915334. </text:p>
          </table:table-cell>
          <table:table-cell office:value-type="string" calcext:value-type="string">
            <text:p>[04] Baev VI, Kuprava MV. Funktsional'naia aktivnost' ne?trofilov periferichesko? krovi krys pri sochetannom de?stvii gipoksii, giperkapnii i okhlazhdeniia [Functional activity of peripheral blood neutrophils of rats during combined effects of hypoxia, hypercapnia and cooling]. Aviakosm Ekolog Med. 1997;31(6):56-9. Russian. PMID: 9483283. </text:p>
          </table:table-cell>
          <table:table-cell office:value-type="string" calcext:value-type="string">
            <text:p>[20] Krasi?ski R, Tch'rzewski H. Hialuronian jako czynnik regulujacy proces zapalenia [Hyaluronan-mediated regulation of inflammation]. Postepy Hig Med Dosw (Online). 2007 Nov 19;61:683-9. Polish. PMID: 18033205. </text:p>
          </table:table-cell>
          <table:table-cell office:value-type="string" calcext:value-type="string">
            <text:p>[26] Lewin-Kowalik J, Go?ka B, Larysz-Brysz M, Swiech-Sabuda E, Granek A. Experimental hyperthyroidism increases the effectiveness of predegenerated peripheral nerve graft implantation into hippocampus of adult rats. Restor Neurol Neurosci. 2002;20(5):181-7. PMID: 12515894. </text:p>
          </table:table-cell>
          <table:table-cell office:value-type="string" calcext:value-type="string">
            <text:p>[29] Morykwas MJ, Perry SL, Argenta LC. Effects of prostaglandins and indomethacin on the cellular inflammatory response following surgical trauma in fetal rabbits. Int J Tissue React. 1993;15(4):151-6. PMID: 8188454. </text:p>
          </table:table-cell>
          <table:table-cell office:value-type="string" calcext:value-type="string">
            <text:p>[32] Ozbek A, Ozbek E. Monon'kleer fagositik sistem 'yesi olarak adrenal makrofajlarin histolojik olarak kobay modelinde g'sterilmesi [Histologic demonstration of adrenal macrophages as a member of mononuclear phagocytic system in guinea pig models]. Mikrobiyol Bul. 2006 Oct;40(4):325-32. Turkish. PMID: 17205690. </text:p>
          </table:table-cell>
          <table:table-cell office:value-type="string" calcext:value-type="string">
            <text:p>[43] Winkelmann E, Winkelmann A. Experimentelle Untersuchungen zur Regeneration des Telencephalon von Ambystoma mesicanum nach Resektion beider Hemisph'ren [Experimental studies on the regeneration of the telencephalon of Ambystoma mexicanum after the resection of both hemispheres]. Z Mikrosk Anat Forsch. 1970;82(2):149-71. German. PMID: 5509326. </text:p>
          </table:table-cell>
          <table:table-cell table:number-columns-repeated="16376"/>
        </table:table-row>
        <table:table-row table:style-name="ro4">
          <table:table-cell office:value-type="string" calcext:value-type="string">
            <text:p>2012 Serotonin, depression, and aggression The problem of brain energy </text:p>
          </table:table-cell>
          <table:table-cell office:value-type="string" calcext:value-type="string">
            <text:p>[04]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office:value-type="string" calcext:value-type="string">
            <text:p>[05] Kurskii MD, Tugai VA, Fedoriv AN. Vplyv serotoninu ? kal'tsiiu na okremi komponenty dykhe'noho lantsiuga mitolhondri? deiakykh tkanyn kroliv [Effect of serotonin and calcium on separate components of respiratory chain of mitochondria in some rabbit tissues]. Ukr Biokhim Zh. 1970;42(5):584-8. Ukrainian. PMID: 4324481. </text:p>
          </table:table-cell>
          <table:table-cell office:value-type="string" calcext:value-type="string">
            <text:p>[09] Zubovskaia AM. Vliianie serotonika na otdel'nye zven'ia okislitelnogo obmena mitokhondri? serdechno? myshtsy krolikov [Effect of serotonin on some pathways of oxidative metabolism in the mitochondria of rabbit heart muscle]. Vopr Med Khim. 1968 Mar-Apr;14(2):152-7. Russian. PMID: 4300755. </text:p>
          </table:table-cell>
          <table:table-cell office:value-type="string" calcext:value-type="string">
            <text:p>[10] Warashina Y. [On the effect of serotonin on phosphorylation of rat liver mitochondria]. Hoppe-Seylers Zeitschrift fur Physiologische Chemie, 1967 Feb, 348(2):139-48 </text:p>
          </table:table-cell>
          <table:table-cell table:number-columns-repeated="16379"/>
        </table:table-row>
        <table:table-row table:style-name="ro13">
          <table:table-cell office:value-type="string" calcext:value-type="string">
            <text:p>2012 Sugar issues </text:p>
          </table:table-cell>
          <table:table-cell office:value-type="string" calcext:value-type="string">
            <text:p>[01] Adolph M, Eckart A, Eckart J. Fruktose vs. Glukose in der total parenteralen Ern'hrung kritisch kranker Patienten [Fructose vs. glucose in total parenteral nutrition in critically ill patients]. Anaesthesist. 1995 Nov;44(11):770-81. German. doi: 10.1007/s001010050212. PMID: 8678268. </text:p>
          </table:table-cell>
          <table:table-cell office:value-type="string" calcext:value-type="string">
            <text:p>[21] Guala A, Pastore G, Liverani ME, Giroletti G, Gulino E, Meriggi AL, Licardi G, Garipoli V. Glucose or sucrose as an analgesic for newborns: a randomised controlled blind trial. Minerva Pediatr. 2001 Aug;53(4):271-4. PMID: 11573063. </text:p>
          </table:table-cell>
          <table:table-cell office:value-type="string" calcext:value-type="string">
            <text:p>[37] Nigerian J. Biochem. Mol Biology 23(1): 12-14, 2008. Depleted blood</text:p>
            <text:p>fructose in diabetes. Osuagwu CG and Madumere HE</text:p>
          </table:table-cell>
          <table:table-cell office:value-type="string" calcext:value-type="string">
            <text:p>[57] Paulin Nadi Wahjudi, Emmelyn Hsieh, Mary E Patterson, Catherine S Mao, WN Paul Lee, Carbohydrate Analysis of High Fructose Corn Syrup (HFCS) Containing Commercial Beverages, Jo urnal of the American Medical Association November 10, 2010; doi: 10.1096/fasebj.24.1_supplement.562.1</text:p>
          </table:table-cell>
          <table:table-cell office:value-type="string" calcext:value-type="string">
            <text:p>[60] Witt KA, Huber JD, Egleton RD, Davis TP. Insulin enhancement of opioid peptide transport across the blood-brain barrier and assessment of analgesic effect. J Pharmacol Exp Ther. 2000 Dec;295(3):972-8. PMID: 11082431. </text:p>
          </table:table-cell>
          <table:table-cell office:value-type="string" calcext:value-type="string">
            <text:p>[04] Artus M. Etude, chez le jeune rat en croissance, des effets de l'administration d'un r'gime a base d'amidon ou de saccharose sur certains param'tres du m'tabolisme calcique [Effects of administering diets with starch or sucrose basis on certain parameters of calcium metabolism in the young, growing rat]. Ann Nutr Aliment. 1975;29(4):305-12. French. PMID: 1221903. </text:p>
          </table:table-cell>
          <table:table-cell office:value-type="string" calcext:value-type="string">
            <text:p>[56] Villaume C, Rousselle D, Mejean L, Beck B, Drouin P, Debry G. Glucose et C-peptide plasmatiques apr's ingestion de saccharose et d'amidon chez le diab'tique insulino-d'pendant 'quilibr'. Importance de la disponibilit' du glucose [Plasma glucose and C-peptide after ingestion of sucrose and starch in controlled insulin-dependent diabetics. Importance of glucose availability]. Diabete Metab. 1984 Sep;10(3):206-10. French. PMID: 6489578. </text:p>
          </table:table-cell>
          <table:table-cell office:value-type="string" calcext:value-type="string">
            <text:p>[22] Ishiguro K. [Involvement of tau protein kinase in amyloid-beta-induced neurodegeneration]. Rinsho Byori. 1998 Oct;46(10):1003-7. Japanese. PMID: 9816911. </text:p>
          </table:table-cell>
          <table:table-cell office:value-type="string" calcext:value-type="string">
            <text:p>[31] Macor C, De Palo C, Vettor R, Sicolo N, De Palo E, Federspil G. Termogenesi postprandiale ed obesit': effetto del glucosio e del fruttosio [Postprandial thermogenesis and obesity: effects of glucose and fructose]. Minerva Endocrinol. 1990 Oct-Dec;15(4):273-7. Italian. PMID: 2099997. </text:p>
          </table:table-cell>
          <table:table-cell office:value-type="string" calcext:value-type="string">
            <text:p>idk this whole list needs redone</text:p>
          </table:table-cell>
          <table:table-cell table:number-columns-repeated="16373"/>
        </table:table-row>
        <table:table-row table:style-name="ro10">
          <table:table-cell office:value-type="string" calcext:value-type="string">
            <text:p>2013 Fatigue, aging, and recuperation </text:p>
          </table:table-cell>
          <table:table-cell office:value-type="string" calcext:value-type="string">
            <text:p>[01] Angelino PF, Gallo C, Vacca G. L'iposistolia cronica nel cuore senile [Chronic hyposystole in the senile heart]. Minerva Med. 1966 Feb 21;57(15):599-604. Italian. PMID: 5929997. </text:p>
          </table:table-cell>
          <table:table-cell office:value-type="string" calcext:value-type="string">
            <text:p>[08] De Nardo D, Franconi G, Sabino D. Iperammoniemia in corso di ipotiroidismo: un insolito reperto bioumorale normalizzato con il trattamento ormonale sostitutivo [Hyperammonemia during hypothyroidism: an unusual biohumoral finding normalized by hormonal replacement treatment]. Ann Ital Med Int. 1999 Jul-Sep;14(3):196-201. Italian. PMID: 10566186. </text:p>
          </table:table-cell>
          <table:table-cell office:value-type="string" calcext:value-type="string">
            <text:p>[14] Drost-Hansen W. Effects of pressure on the structure of water in various aqueous systems. Symp Soc Exp Biol. 1972;26:61-101. PMID: 4574863. </text:p>
          </table:table-cell>
          <table:table-cell office:value-type="string" calcext:value-type="string">
            <text:p>[15] Drost-Hansen W. Temperature effects on cell-functioning--a critical role for vicinal water. Cell Mol Biol (Noisy-le-grand). 2001 Jul;47(5):865-83. PMID: 11728100. </text:p>
          </table:table-cell>
          <table:table-cell office:value-type="string" calcext:value-type="string">
            <text:p>[26] Ing RD, Nazeeri MN, Zeldes S, Dulchavsky SA, Diebel LN. Hypertonic saline/dextran improves septic myocardial performance. Am Surg. 1994 Jul;60(7):505-7; discussion 508. PMID: 7516630. </text:p>
          </table:table-cell>
          <table:table-cell office:value-type="string" calcext:value-type="string">
            <text:p>[28] Kuch'r S, Mozes S, Boda K, Koppel J. The effect of androgen and estrogen on food intake and body weight in rats--age dependency. Endokrinologie. 1982 Nov;80(3):294-8. PMID: 7166161. </text:p>
          </table:table-cell>
          <table:table-cell office:value-type="string" calcext:value-type="string">
            <text:p>[34] Lutsenko NI, Mel'nichuk DA, Zhuravski? NI. Vliianie razlichnykh kontsentratsi? uglekisloty na protsessy glikoliza i tsikl trikarbonovykh kislot v tkani pecheni krys [Effect of carbonic acid of different concentrations of the glycolysis processes and tricarboxylic acid cycle in rat liver tissues]. Ukr Biokhim Zh (1978). 1978 Sep-Oct;50(5):635-40. Russian. PMID: 726098. </text:p>
          </table:table-cell>
          <table:table-cell office:value-type="string" calcext:value-type="string">
            <text:p>[36] Kosm Biol Aviakosm Med. 1983 Nov-Dec;17(6):46-9. [Metabolic disorders in men kept in an environment with a low ammonia content and their correction by physical exercise] [Article in Russian] Mukhamedieva LN, Zhuravlev VV, Nikitin EI, Grishina KV, Ivanova SM. </text:p>
            <text:p/>
          </table:table-cell>
          <table:table-cell office:value-type="string" calcext:value-type="string">
            <text:p>[53] STERNBERG J, PASCOE-DAWSON E. Studies on the mechanism of the catabolic action of estrogens. Rev Can Biol. 1959 Apr;18(1):23-52. PMID: 13646238. </text:p>
          </table:table-cell>
          <table:table-cell office:value-type="string" calcext:value-type="string">
            <text:p>[54] Tasaki I, Byrne PM. The origin of rapid changes in birefringence, light scattering and dye absorbance associated with excitation of nerve fibers. Jpn J Physiol. 1993;43 Suppl 1:S67-75. PMID: 7505858. </text:p>
          </table:table-cell>
          <table:table-cell office:value-type="string" calcext:value-type="string">
            <text:p>list needs redone, two 45's</text:p>
          </table:table-cell>
          <table:table-cell table:number-columns-repeated="16372"/>
        </table:table-row>
        <table:table-row table:style-name="ro3">
          <table:table-cell office:value-type="string" calcext:value-type="string">
            <text:p>2013 Fats, functions &amp; malfunctions </text:p>
          </table:table-cell>
          <table:table-cell office:value-type="string" calcext:value-type="string">
            <text:p>[01] Program No. 680.23. 2004 Washington, DC: Society for Neuroscience, 2004. Online.Postmortem rat brain analysis of phospholipid composition using P31 NMR spectroscopy,Adineh M, Kent M, Shah S, Polelstra R, White P, Simkins R </text:p>
          </table:table-cell>
          <table:table-cell office:value-type="string" calcext:value-type="string">
            <text:p>[04] Autore G, Cicala C, Cirino G, Maiello FM, Mascolo N, Capasso F. Essential fatty acid-deficient diet modifies PAF levels in stomach and duodenum of endotoxin-treated rats. J Lipid Mediat Cell Signal. 1994 Mar;9(2):145-53. PMID: 8012761. </text:p>
          </table:table-cell>
          <table:table-cell office:value-type="string" calcext:value-type="string">
            <text:p>[07] B'lint Z, Holczinger L. Neutral lipids in nuclei and chromatin fraction of young and old Ehrlich ascites tumor cells. Neoplasma. 1978;25(1):25-9. PMID: 634406. </text:p>
          </table:table-cell>
          <table:table-cell office:value-type="string" calcext:value-type="string">
            <text:p>[18] Cook JA, Wise WC, Callihan CS. Resistance of essential fatty acid-deficient rats to endotoxic shock. Circ Shock. 1979;6(4):333-42. PMID: 394879. </text:p>
          </table:table-cell>
          <table:table-cell office:value-type="string" calcext:value-type="string">
            <text:p>[24] Durand G, Desnoyers F. Acides gras polyinsatur's et vieillissement. Les lipofuscines : structure, origine, 'volution [Polyunsaturated fatty acids and aging. Lipofuscins : structure, origin and development]. Ann Nutr Aliment. 1980;34(2):317-32. French. PMID: 7001991. </text:p>
          </table:table-cell>
          <table:table-cell office:value-type="string" calcext:value-type="string">
            <text:p>[27] Fabiano G, Pezzolla A, Filograna MA, Ferrarese F. Lo shock traumatico. Aspetti fisiopatologici [Traumatic shock--physiopathologic aspects]. G Chir. 2008 Jan-Feb;29(1-2):51-7. Italian. PMID: 18252151. </text:p>
          </table:table-cell>
          <table:table-cell office:value-type="string" calcext:value-type="string">
            <text:p>[30] Grigorov IuG, Kozlovskaia SG, Semes'ko TM, Asadov ShA. Osobennosti fakticheskogo pitaniia populiatsii dolgozhitele? v Azerba?dzhane [Characteristics of actual nutrition of the long-lived population of Azerbaijan]. Vopr Pitan. 1991 Mar-Apr;(2):36-40. Russian. PMID: 1830710. </text:p>
          </table:table-cell>
          <table:table-cell office:value-type="string" calcext:value-type="string">
            <text:p>[32] Hawley HP, Gordon GB. The effects of long chain free fatty acids on human neutrophil function and structure. Lab Invest. 1976 Feb;34(2):216-22. PMID: 175217. </text:p>
          </table:table-cell>
          <table:table-cell office:value-type="string" calcext:value-type="string">
            <text:p>[76] Singh RK, Hardy RW, Wang MH, Williford J, Gladson CL, McDonald JM, Siegal GP. Stearate inhibits human tumor cell invasion. Invasion Metastasis. 1995;15(3-4):144-55. PMID: 8621270. </text:p>
          </table:table-cell>
          <table:table-cell office:value-type="string" calcext:value-type="string">
            <text:p>[77] Sm'dov' L, Base J, Mourek J, Cechov' I. Proportion of individual fatty acids in the non-esterified (free) fatty acid (FFA) fraction in the serum of laboratory rats of different ages. Physiol Bohemoslov. 1990;39(2):125-34. PMID: 2144352. </text:p>
          </table:table-cell>
          <table:table-cell table:number-columns-repeated="16373"/>
        </table:table-row>
        <table:table-row table:style-name="ro3">
          <table:table-cell office:value-type="string" calcext:value-type="string">
            <text:p>2013 Growth hormone Hormone of Stress, Aging, &amp; Death </text:p>
          </table:table-cell>
          <table:table-cell office:value-type="string" calcext:value-type="string">
            <text:p>[10] Shorey CD, Manning LA, Grant AL, Everitt AV. Morphometrical analysis of the short-term effects of hypophysectomy and food restriction on skeletal muscle fibers in relation to growth and aging changes in the rat. Growth Dev Aging. 1992 Summer;56(2):85-93. PMID: 1517008. </text:p>
          </table:table-cell>
          <table:table-cell table:number-columns-repeated="16382"/>
        </table:table-row>
        <table:table-row table:style-name="ro10">
          <table:table-cell office:value-type="string" calcext:value-type="string">
            <text:p>2013 Hot flashes, energy, and aging </text:p>
          </table:table-cell>
          <table:table-cell office:value-type="string" calcext:value-type="string">
            <text:p>[02] Aoki TT. Metabolic adaptations to starvation, semistarvation, and carbohydrate restriction. Prog Clin Biol Res. 1981;67:161-77. PMID: 7029558. </text:p>
          </table:table-cell>
          <table:table-cell office:value-type="string" calcext:value-type="string">
            <text:p>[08] Butareva LB, I'lina EM, Balan VE. Patogeneticheskie mekhanizmy vozniknoveniia "prilivov" u bo'lnykh s klimaktericheskimi rasstro?stvami simpatiko-adrenalovogo kharaktera [Pathogenetic mechanisms of the development of "hot flushes" in patients with climacteric disorders of the sympathetic-adrenal type]. Akush Ginekol (Mosk). 1989 Oct;(10):30-3. Russian. PMID: 2618952. </text:p>
          </table:table-cell>
          <table:table-cell office:value-type="string" calcext:value-type="string">
            <text:p>[11] Chen Y, L' X, Huang Y, Xin X, Ye X. [Changes of plasma serotonin precursor metabolite concentrations in postmenopausal women with hot flushes]. Zhonghua Fu Chan Ke Za Zhi. 2002 Dec;37(12):726-8. Chinese. PMID: 12622915. </text:p>
          </table:table-cell>
          <table:table-cell office:value-type="string" calcext:value-type="string">
            <text:p>[57] Yakubo K, Makino T, Takayama S, Sakai A, Iizuka R. [Endocrinological analysis of climacteric symptoms and gonadal dysfunction by CRF test]. Nihon Sanka Fujinka Gakkai Zasshi. 1990 Jun;42(6):553-60. Japanese. PMID: 2169510. </text:p>
          </table:table-cell>
          <table:table-cell table:number-columns-repeated="16379"/>
        </table:table-row>
        <table:table-row table:style-name="ro7">
          <table:table-cell office:value-type="string" calcext:value-type="string">
            <text:p>2013 Multiple sclerosis and other hormone-related brain s </text:p>
          </table:table-cell>
          <table:table-cell office:value-type="string" calcext:value-type="string">
            <text:p>[03] Lambert, J. J., J. A. Peters, and G. A. Cottrell. "Actions of synthetic and endogenous steroids on the GABAA receptor."'Trends in pharmacological sciences'8.6 (1987): 224-227. </text:p>
          </table:table-cell>
          <table:table-cell office:value-type="string" calcext:value-type="string">
            <text:p>[06-A] P. M. Wise, Menopause, 1984 </text:p>
          </table:table-cell>
          <table:table-cell office:value-type="string" calcext:value-type="string">
            <text:p>[08] C. B. Nemeroff, (Excitotoxins) 290-305, 1984. </text:p>
          </table:table-cell>
          <table:table-cell office:value-type="string" calcext:value-type="string">
            <text:p>[11] V. Gisclard and P. M. Vanhoutte, Physiologist 28, 324(48.1). </text:p>
          </table:table-cell>
          <table:table-cell office:value-type="string" calcext:value-type="string">
            <text:p>[12-A] W. A. D. A. Anderson, Pathology, 1953; H. H. Reese, et al.</text:p>
          </table:table-cell>
          <table:table-cell office:value-type="string" calcext:value-type="string">
            <text:p>[12-B] , 1936 Yearbook of Neurology, Psychiatry, and Endocrinology, Yearbook Publishers, Chicago, 1937. </text:p>
          </table:table-cell>
          <table:table-cell office:value-type="string" calcext:value-type="string">
            <text:p>[13] T. J. Putnam, Ann Int Med 9, 854-63, 1936; JAMA 108, 1477, 1937 </text:p>
          </table:table-cell>
          <table:table-cell office:value-type="string" calcext:value-type="string">
            <text:p>[14] R. S. Dow and G. Berglund, Arch Neurol and Psychiatry 47, 1, 1992 </text:p>
          </table:table-cell>
          <table:table-cell office:value-type="string" calcext:value-type="string">
            <text:p>[15] R. W. Estabrook, et al., Biochem Z. 338, 741-55, 1963 </text:p>
          </table:table-cell>
          <table:table-cell office:value-type="string" calcext:value-type="string">
            <text:p>[17] J. M. Matthieu, et al., Ann Endoc. 1974. </text:p>
          </table:table-cell>
          <table:table-cell office:value-type="string" calcext:value-type="string">
            <text:p>[18] K. Iwaharhi, et al., J Ster Biochem and Mol Biol 44(2), 163-4, 1993. </text:p>
          </table:table-cell>
          <table:table-cell office:value-type="string" calcext:value-type="string">
            <text:p>19] D. C. Gajdusek, Chapter 63, page 1519 in Virology (B. N. Fields, et al., editors), Raven Press, N.Y., 1985 </text:p>
          </table:table-cell>
          <table:table-cell table:number-columns-repeated="16371"/>
        </table:table-row>
        <table:table-row table:style-name="ro4">
          <table:table-cell office:value-type="string" calcext:value-type="string">
            <text:p>2013 Phosphate, activation, and aging </text:p>
          </table:table-cell>
          <table:table-cell office:value-type="string" calcext:value-type="string">
            <text:p>[03] Azin AL. Kislorod, uglekislota i kal'tsievy? kontrol' mekhanizmov rasslableniia v gladko? muskulature arteri? golovnogo mozga [Oxygen, carbon dioxide and calcium control of the mechanisms of relaxation in the cerebral artery smooth musculature]. Fiziol Zh SSSR Im I M Sechenova. 1982 Jan;68(1):59-63. Russian. PMID: 6277705. </text:p>
          </table:table-cell>
          <table:table-cell office:value-type="string" calcext:value-type="string">
            <text:p>[08] Campbell PI, al-Mahrouq HA, Abraham MI, Kempson SA. Specific inhibition of rat renal Na+/phosphate cotransport by picolinamide. J Pharmacol Exp Ther. 1989 Oct;251(1):188-92. PMID: 2529366. </text:p>
          </table:table-cell>
          <table:table-cell office:value-type="string" calcext:value-type="string">
            <text:p>[09] Canzanello VJ, Kraut JA, Holick MF, Johns C, Liu CC, Madias NE. Effect of chronic respiratory acidosis on calcium metabolism in the rat. J Lab Clin Med. 1995 Jul;126(1):81-7. PMID: 7602239. </text:p>
          </table:table-cell>
          <table:table-cell office:value-type="string" calcext:value-type="string">
            <text:p>[16] Duan J, Karmazyn M. A rapid phosphate-induced depression of heart subsarcolemmal mitochondrial oxidative phosphorylation. Res Commun Chem Pathol Pharmacol. 1989 Mar;63(3):361-72. PMID: 2727388. </text:p>
          </table:table-cell>
          <table:table-cell office:value-type="string" calcext:value-type="string">
            <text:p>[25] Hughes WS, Aurbach GD, Sharp ME, Marx SJ. The effect of the bicarbonate anion on serum ionized calcium concentration in vitro. J Lab Clin Med. 1984 Jan;103(1):93-103. PMID: 6317778. </text:p>
          </table:table-cell>
          <table:table-cell office:value-type="string" calcext:value-type="string">
            <text:p>[57] Yu XQ, Nikolic-Paterson DJ, Mu W, Giachelli CM, Atkins RC, Johnson RJ, Lan HY. A functional role for osteopontin in experimental crescentic glomerulonephritis in the rat. Proc Assoc Am Physicians. 1998 Jan-Feb;110(1):50-64. PMID: 9460083. </text:p>
          </table:table-cell>
          <table:table-cell table:number-columns-repeated="16377"/>
        </table:table-row>
        <table:table-row table:style-name="ro12">
          <table:table-cell office:value-type="string" calcext:value-type="string">
            <text:p>2013 Prostate Cancer </text:p>
          </table:table-cell>
          <table:table-cell office:value-type="string" calcext:value-type="string">
            <text:p>[05] Drago JR. The induction of NB rat prostatic carcinomas. Anticancer Res. 1984 Jul-Oct;4(4-5):255-6. PMID: 6486730. </text:p>
          </table:table-cell>
          <table:table-cell office:value-type="string" calcext:value-type="string">
            <text:p>[06] Geller J, Vazakas G, Fruchtman B, Newman H, Nakao K, Loh A. The effect of cyproterone acetate on advanced carcinoma of the prostate. Surg Gynecol Obstet. 1968 Oct;127(4):748-58. PMID: 5675191. </text:p>
          </table:table-cell>
          <table:table-cell office:value-type="string" calcext:value-type="string">
            <text:p>[19] McKeehan WL, Adams PS, Rosser MP. Direct mitogenic effects of insulin, epidermal growth factor, glucocorticoid, cholera toxin, unknown pituitary factors and possibly prolactin, but not androgen, on normal rat prostate epithelial cells in serum-free, primary cell culture. Cancer Res. 1984 May;44(5):1998-2010. PMID: 6370422. </text:p>
          </table:table-cell>
          <table:table-cell office:value-type="string" calcext:value-type="string">
            <text:p>[21] LOSTROH AJ, LI CH. Stimulation of the sex accessories of hypophysectomized male rats by non-gonadotrophic hormones of the pituitary gland. Acta Endocrinol (Copenh). 1957 May;25(1):1-16. doi: 10.1530/acta.0.0250001. PMID: 13434693. </text:p>
          </table:table-cell>
          <table:table-cell office:value-type="string" calcext:value-type="string">
            <text:p>[22] Merk FB, Warhol MJ, Kwan PW, Leav I, Alroy J, Ofner P, Pinkus GS. Multiple phenotypes of prostatic glandular cells in castrated dogs after individual or combined treatment with androgen and estrogen. Morphometric, ultrastructural, and cytochemical distinctions. Lab Invest. 1986 Apr;54(4):442-56. PMID: 2421104. </text:p>
          </table:table-cell>
          <table:table-cell office:value-type="string" calcext:value-type="string">
            <text:p>[24] Rolland PH, Martin PM, Jacquemier J, Rolland AM, Toga M. Prostaglandin in human breast cancer: Evidence suggesting that an elevated prostaglandin production is a marker of high metastatic potential for neoplastic cells. J Natl Cancer Inst. 1980 May;64(5):1061-70. PMID: 6767871. </text:p>
          </table:table-cell>
          <table:table-cell office:value-type="string" calcext:value-type="string">
            <text:p>[26] Schuman LM, Mandel J, Blackard C, Bauer H, Scarlett J, McHugh R. Epidemiologic study of prostatic cancer: preliminary report. Cancer Treat Rep. 1977 Mar-Apr;61(2):181-6. PMID: 194689. </text:p>
          </table:table-cell>
          <table:table-cell office:value-type="string" calcext:value-type="string">
            <text:p>[27] Siiteri, P.K. and P. C. MacDonald, "Role of extraglandular estrogen in human endocrinology," In Handbook of Physiology, section 7, Endocrinology Vol II (Eds. S. R. Geiger, et al.,) pp. 615-629, Williams &amp; Wilkins, Baltimore</text:p>
          </table:table-cell>
          <table:table-cell office:value-type="string" calcext:value-type="string">
            <text:p>[30] TULLNER WW. HORMONAL FACTORS IN THE ADRENAL-DEPENDENT GROWTH OF THE RAT VENTRAL PROSTATE. Natl Cancer Inst Monogr. 1963 Oct;12:211-23. PMID: 14072993. </text:p>
          </table:table-cell>
          <table:table-cell office:value-type="string" calcext:value-type="string">
            <text:p>[34] Vermeulen, A. "Hormonal factors related to abnormal growth of the prostate."'Prostate Cancer.'48 (1979): 81-92. <text:s/>UICC, Geneva</text:p>
          </table:table-cell>
          <table:table-cell table:number-columns-repeated="16373"/>
        </table:table-row>
        <table:table-row table:style-name="ro4">
          <table:table-cell office:value-type="string" calcext:value-type="string">
            <text:p>2013 Rosacea, inflammation, and aging, The inefficiency </text:p>
          </table:table-cell>
          <table:table-cell office:value-type="string" calcext:value-type="string">
            <text:p>[01] Anisimov VN, Okulov VB. Uroven' 'stradiola v krovi i G2-ke?lona v slizisto? obolochke vlagalishcha u krys raznogo vozrasta [Blood estradiol level and G2-chalone content in the vaginal mucosa in rats of different ages]. Probl Endokrinol (Mosk). 1981 Mar-Apr;27(2):48-52. Russian. PMID: 6453335.</text:p>
          </table:table-cell>
          <table:table-cell office:value-type="string" calcext:value-type="string">
            <text:p>[02] Batey DW, Eckhert CD. Analysis of flavins in ocular tissues of the rabbit. Invest Ophthalmol Vis Sci. 1991 Jun;32(7):1981-5. PMID: 2055692. </text:p>
          </table:table-cell>
          <table:table-cell office:value-type="string" calcext:value-type="string">
            <text:p>[03] BELLOMIO S. Contributo clinico alla conoscenza della alattoflavinosi oculare [Clinical contribution on riboflavin deficiency of the eye]. Boll Ocul. 1955 Mar;34(3):157-70. Italian. PMID: 14389481. </text:p>
          </table:table-cell>
          <table:table-cell office:value-type="string" calcext:value-type="string">
            <text:p>[05] BLINOVA LI, TSYPIN LM, SHEINBERG AI. [The content of riboflavin and ascorbic acid in the cornea in burns of the eye]. Vestn Oftalmol. 1961 Nov-Dec;74:48-53. Russian. PMID: 13870011. </text:p>
          </table:table-cell>
          <table:table-cell office:value-type="string" calcext:value-type="string">
            <text:p>[09] Eikvar L, Kirkeb'en KA. Reseptormedierte effekter av adenosin og koffein [Receptor mediated effects of adenosine and caffeine]. Tidsskr Nor Laegeforen. 1998 Mar 30;118(9):1390-5. Norwegian. PMID: 9599504. </text:p>
          </table:table-cell>
          <table:table-cell office:value-type="string" calcext:value-type="string">
            <text:p>[11] FUNATSU H, MOTEGI T. [The effects of vitamin B2 group on the corneal metabolism. I]. Nippon Ganka Gakkai Zasshi. 1961 Dec 10;65:2439-44. Japanese. PMID: 13895903. </text:p>
          </table:table-cell>
          <table:table-cell office:value-type="string" calcext:value-type="string">
            <text:p>[15] GOUGEROT H, GRUPPER C, PLAS G. Ariboflavinose cutan'o-muqueuse; rosac'e de la corn'e et dermite s'borrh'ique m'dio-faciale [Cutaneous-mucosal ariboflavinosis; rosacea of cornea and medio-facial seborrheic dermatitis]. Bull Soc Fr Dermatol Syphiligr. 1950 May-Jun;57(3):277-80. Undetermined Language. PMID: 14801575. </text:p>
          </table:table-cell>
          <table:table-cell office:value-type="string" calcext:value-type="string">
            <text:p>[26] Lanari A, de Kremer GH. Fibrosis y cirrosis en el conejo por acci'n del dietilestilbestrol y su inhibici'n por la progesterona [Fibrosis and cirrhosis in the rabbit induced by diethylstilbestrol and its inhibition with progesterone]. Medicina (B Aires). 1985;45(2):110-6. Spanish. PMID: 3841921. </text:p>
          </table:table-cell>
          <table:table-cell office:value-type="string" calcext:value-type="string">
            <text:p>[43] www.emedicine.com/oph/topic115.htm </text:p>
          </table:table-cell>
          <table:table-cell office:value-type="string" calcext:value-type="string">
            <text:p>[49] SIMKOVA M. Vliv vitaminu B1 a B2 na onemocn?n' rohovky [Effect of vitamin B1 and B2 on diseases of the cornea]. Cesk Oftalmol. 1951;7(1):37-42. Undetermined Language. PMID: 14822039. </text:p>
          </table:table-cell>
          <table:table-cell office:value-type="string" calcext:value-type="string">
            <text:p>[53] TAKETANI T. [Variations of total vitamin B2 content in the cornea, iris and ciliary body and the blood of rabbits in stress. (A preliminary report)]. Nihon Ganka Kiyo. 1962 Nov;13:489-94. Japanese. PMID: 13984683. </text:p>
          </table:table-cell>
          <table:table-cell office:value-type="string" calcext:value-type="string">
            <text:p>[57] Wilhelmi G, Gdynia R. Uber die phlogogenen Eigenschaften der Michs'ure im Tierexperiment [On the phlogogenic properties of lactic acid in animal experiments]. Arzneimittelforschung. 1968 Dec;18(12):1525-9. German. PMID: 5756245. </text:p>
          </table:table-cell>
          <table:table-cell office:value-type="string" calcext:value-type="string">
            <text:p>[61] Zaun H. Hautver'nderungen unter der Einnahme hormonaler Kontrazeptiva [Skin changes from taking hormonal contraceptives]. Med Monatsschr Pharm. 1981 Jun;4(6):161-5. German. PMID: 7242455. </text:p>
          </table:table-cell>
          <table:table-cell table:number-columns-repeated="16370"/>
        </table:table-row>
        <table:table-row table:style-name="ro3">
          <table:table-cell office:value-type="string" calcext:value-type="string">
            <text:p>2013 When energy fails Edema, heart failure, hypertens </text:p>
          </table:table-cell>
          <table:table-cell office:value-type="string" calcext:value-type="string">
            <text:p>[19] Hatton DC, Yue Q, McCarron DA. Mechanisms of calcium's effects on blood pressure. Semin Nephrol. 1995 Nov;15(6):593-602. PMID: 8588118. </text:p>
          </table:table-cell>
          <table:table-cell office:value-type="string" calcext:value-type="string">
            <text:p>[20] HEMPEL-JORGENSEN P, EILERSEN P. [The aldosterone-antagonistic effect of progesterone. A preliminary note on the effects of progesterone on 2 patients with liver cirrhosis]. Ugeskr Laeger. 1960 Feb 25;122:244-51. Danish. PMID: 14400966. </text:p>
          </table:table-cell>
          <table:table-cell office:value-type="string" calcext:value-type="string">
            <text:p>[34] Masugi F, Ogihara T, Hashizume K, Hasegawa T, Sakaguchi K, Kumahara Y. Changes in plasma lipids and uric acid with sodium loading and sodium depletion in patients with essential hypertension. J Hum Hypertens. 1988 Mar;1(4):293-8. PMID: 3221377. </text:p>
          </table:table-cell>
          <table:table-cell office:value-type="string" calcext:value-type="string">
            <text:p>[47] Ruppert M, Diehl J, Kolloch R, Overlack A, Kraft K, G'bel B, Hittel N, Stumpe KO. Short-term dietary sodium restriction increases serum lipids and insulin in salt-sensitive and salt-resistant normotensive adults. Klin Wochenschr. 1991;69 Suppl 25:51-7. PMID: 1921253. </text:p>
          </table:table-cell>
          <table:table-cell office:value-type="string" calcext:value-type="string">
            <text:p>[53] Sowers JR, Zemel MB, Standley PR, Zemel PC. Calcium and hypertension. J Lab Clin Med. 1989 Oct;114(4):338-48. PMID: 2677196. </text:p>
          </table:table-cell>
          <table:table-cell office:value-type="string" calcext:value-type="string">
            <text:p>[56] Tarazi RC. Hemodynamic role of extracellular fluid in hypertension. Circ Res. 1976 Jun;38(6 Suppl 2):73-83. doi: 10.1161/01.res.38.6.73. PMID: 773571. </text:p>
          </table:table-cell>
          <table:table-cell office:value-type="string" calcext:value-type="string">
            <text:p>[64] Zajicek G, Arber N, Schwartz-Arad D, Ariel I. Streaming pancreas: islet cell kinetics. Diabetes Res. 1990 Mar;13(3):121-5. PMID: 2091879. </text:p>
          </table:table-cell>
          <table:table-cell table:number-columns-repeated="16376"/>
        </table:table-row>
        <table:table-row table:style-name="ro4">
          <table:table-cell office:value-type="string" calcext:value-type="string">
            <text:p>2014 Cancer Disorder and Energy </text:p>
          </table:table-cell>
          <table:table-cell office:value-type="string" calcext:value-type="string">
            <text:p>[38] Mazzoni MC, Borgstr'm P, Intaglietta M, Arfors KE. Capillary narrowing in hemorrhagic shock is rectified by hyperosmotic saline-dextran reinfusion. Circ Shock. 1990 Aug;31(4):407-18. PMID: 1697790. </text:p>
          </table:table-cell>
          <table:table-cell office:value-type="string" calcext:value-type="string">
            <text:p>[41] Ne?fakh EA, Lankin VZ. Uvelichenie nenasyshchennykh zhirnykh kislot pri zlokachestvennom roste [Increase in unsaturated fatty acids during tumor growth]. Biofizika. 1967 Nov-Dec;12(6):1085-6. Russian. PMID: 4318222. </text:p>
          </table:table-cell>
          <table:table-cell office:value-type="string" calcext:value-type="string">
            <text:p>[51] Salvenmoser F, Kramar R, Seelich F. Uber das Vorkommen von Pyridinnucleotid-transhydrogenase in Mitochondrien verschiedener Ascitestumoren [Occurrence of pyridine nucleotide transhydrogenase in mitochondria of various ascites tumors]. Enzymologia. 1966 Apr 30;30(4):237-42. German. PMID: 4393283. </text:p>
          </table:table-cell>
          <table:table-cell office:value-type="string" calcext:value-type="string">
            <text:p>[68] Taylor DJ, Faragher EB, Evanson JM. Inflammatory cytokines stimulate glucose uptake and glycolysis but reduce glucose oxidation in human dermal fibroblasts in vitro. Circ Shock. 1992 Jun;37(2):105-10. PMID: 1511500. </text:p>
          </table:table-cell>
          <table:table-cell table:number-columns-repeated="16379"/>
        </table:table-row>
        <table:table-row table:style-name="ro6">
          <table:table-cell office:value-type="string" calcext:value-type="string">
            <text:p>2014 Cataracts water, energy, light, and aging </text:p>
          </table:table-cell>
          <table:table-cell office:value-type="string" calcext:value-type="string">
            <text:p>[11] Crabbe MJ. Cataract as a conformational disease--the Maillard reaction, alpha-crystallin and chemotherapy. Cell Mol Biol (Noisy-le-grand). 1998 Nov;44(7):1047-50. PMID: 9846886. </text:p>
          </table:table-cell>
          <table:table-cell office:value-type="string" calcext:value-type="string">
            <text:p>[29] Mori K. [Magnetic resonance imaging study on rat sugar cataract]. Nippon Ganka Gakkai Zasshi. 1993 Oct;97(10):1157-64. Japanese. PMID: 8256667. </text:p>
          </table:table-cell>
          <table:table-cell office:value-type="string" calcext:value-type="string">
            <text:p>[42] D.N.Stewart, 2008 dissertation UC Davis, Existence of protein turnover in adult human nuclear fiber cells. </text:p>
          </table:table-cell>
          <table:table-cell office:value-type="string" calcext:value-type="string">
            <text:p>[44] Tasaki I, Iwasa K. Rapid mechanical changes in crab nerve and squid axon during action potentials. J Physiol (Paris). 1981 May;77(9):1055-9. PMID: 7346626. </text:p>
          </table:table-cell>
          <table:table-cell office:value-type="string" calcext:value-type="string">
            <text:p>[48] Hu C, Zhang X, Hui Y. [The nuclear hardness and associated factors of age-related cataract]. Zhonghua Yan Ke Za Zhi. 2000 Sep;36(5):337-40. Chinese. PMID: 11853623. </text:p>
          </table:table-cell>
          <table:table-cell table:number-columns-repeated="16378"/>
        </table:table-row>
        <table:table-row table:style-name="ro10">
          <table:table-cell office:value-type="string" calcext:value-type="string">
            <text:p>2014 Meat physiology, stress, and degenerative physiolo </text:p>
          </table:table-cell>
          <table:table-cell office:value-type="string" calcext:value-type="string">
            <text:p>[04] Cipolla B, Guille F, Quemener V, L'v'que JM, Moulinoux JP, Lobel B. Int'r't diagnostique des polyamines 'rythrocytaires (PAE) dans l'ad'nocarcinome prostatique (AP): ' propos de 100 patients [The diagnostic value of erythrocyte polyamines (EPA) in prostatic adenocarcinoma (PA): apropos of 100 patients]. Prog Urol. 1992 Feb;2(1):50-7. French. PMID: 1284385. </text:p>
          </table:table-cell>
          <table:table-cell office:value-type="string" calcext:value-type="string">
            <text:p>[14] THE DAILY CITIZEN, April 5, 1994. Robert Greene, "Soggy Chickens," AP, April 2, 1994; "Interview with Elaine Dodge,"</text:p>
          </table:table-cell>
          <table:table-cell office:value-type="string" calcext:value-type="string">
            <text:p>[16] Ideta T. [Studies on relationship between progressive muscular dystrophy and estrogen]. Kumamoto Igakkai Zasshi. 1969 Aug 25;43(8):661-80. Japanese. PMID: 5395315. </text:p>
          </table:table-cell>
          <table:table-cell office:value-type="string" calcext:value-type="string">
            <text:p>[20] Jonkman JH, Westenberg HG, Rijntjes NV, van der Kleijn E, Lindeboom SF. Whole body distribution of the quaternary ammonium compound thiazinamium (N-methylpromethazine) and promethazine in monkey and mice. Arzneimittelforschung. 1983;33(2):223-8. PMID: 6133524. </text:p>
          </table:table-cell>
          <table:table-cell office:value-type="string" calcext:value-type="string">
            <text:p>[22] Kovach JS, Svingen PA. Enhancement of the antiproliferative activity of human interferon by polyamine depletion. Cancer Treat Rep. 1985 Jan;69(1):97-103. PMID: 3917854. </text:p>
          </table:table-cell>
          <table:table-cell office:value-type="string" calcext:value-type="string">
            <text:p>[24] Kuch'r S, Mozes S, Boda K, Koppel J. The effect of androgen and estrogen on food intake and body weight in rats--age dependency. Endokrinologie. 1982 Nov;80(3):294-8. PMID: 7166161. </text:p>
          </table:table-cell>
          <table:table-cell office:value-type="string" calcext:value-type="string">
            <text:p>[27] Lewis JS, Vijayanathan V, Thomas TJ, Pestell RG, Albanese C, Gallo MA, Thomas T. Activation of cyclin D1 by estradiol and spermine in MCF-7 breast cancer cells: a mechanism involving the p38 MAP kinase and phosphorylation of ATF-2. Oncol Res. 2005;15(3):113-28. doi: 10.3727/096504005776367924. PMID: 16050133. </text:p>
          </table:table-cell>
          <table:table-cell office:value-type="string" calcext:value-type="string">
            <text:p>[30] Luk GD, Desai TK, Conteas CN, Moshier JA, Silverman AL. Biochemical markers in colorectal cancer: diagnostic and therapeutic implications. Gastroenterol Clin North Am. 1988 Dec;17(4):931-40. PMID: 3068151. </text:p>
          </table:table-cell>
          <table:table-cell office:value-type="string" calcext:value-type="string">
            <text:p>[44] STERNBERG J, PASCOE-DAWSON E. Studies on the mechanism of the catabolic action of estrogens. Rev Can Biol. 1959 Apr;18(1):23-52. PMID: 13646238. </text:p>
          </table:table-cell>
          <table:table-cell office:value-type="string" calcext:value-type="string">
            <text:p>[45] https://web.archive.org/web/20160221022832/https://www.fsis.usda.gov/wps/portal/fsis/topics/food-safety-education/get-answers/food-safety-fact-sheets/meat-preparation/water-in-meat-and-poultry/CT_Index</text:p>
          </table:table-cell>
          <table:table-cell office:value-type="string" calcext:value-type="string">
            <text:p>[46] Usuki F, Nakazato O, Osame M, Igata A. [Hyperestrogenemia in Duchenne muscular dystrophy (DMD)]. Rinsho Shinkeigaku. 1985 Jun;25(6):711-5. Japanese. PMID: 4053465. </text:p>
          </table:table-cell>
          <table:table-cell office:value-type="string" calcext:value-type="string">
            <text:p>[54] Zaletok S, Alexandrova N, Berdynskykh N, Ignatenko N, Gogol S, Orlovsky O, Tregubova N, Gerner E, Chekhun V. Role of polyamines in the function of nuclear transcription factor NF-kappaB in breast cancer cells. Exp Oncol. 2004 Sep;26(3):221-5. PMID: 15494691. </text:p>
          </table:table-cell>
          <table:table-cell office:value-type="string" calcext:value-type="string">
            <text:p>[55] Zagrebin VM. Biologicheskie markery predraka tolsto? kishki [Biological markers of precancer of the large intestine]. Arkh Patol. 1995 Jul-Aug;57(4):89-92. Russian. PMID: 8526767. </text:p>
          </table:table-cell>
          <table:table-cell table:number-columns-repeated="16370"/>
        </table:table-row>
        <table:table-row table:style-name="ro15">
          <table:table-cell office:value-type="string" calcext:value-type="string">
            <text:p>2015 Heart and hormones </text:p>
          </table:table-cell>
          <table:table-cell office:value-type="string" calcext:value-type="string">
            <text:p>[38] Somogyi J, Szalay J, P'ndics T, Rosta K, Csermely P, V'r A. Uj szteroidhormon-csal'd: az endog'n sz'vglikozidok 's szerep'k a szervezetben fiziol'gi's 's patol'gi's k'r'lm'nyek k'z'tt [New steroid hormone family: endogenous cardiac glycosides and their role in physiologic and pathologic conditions]. Orv Hetil. 2004 Feb 8;145(6):259-66. Hungarian. PMID: 15038319. </text:p>
          </table:table-cell>
          <table:table-cell office:value-type="string" calcext:value-type="string">
            <text:p>[41] Tsygani? AA, Medvinskaia NA, Rudenko AF. Vliianie digoksina, strofantina i izolanida na pogloshchenie kisloroda, okislitel'noe fosforilirovanie, kolichestvo tsitokhromov v mitokhondriiakh miokarda i ego ATF-aznuiu aktivnost' [Effect of digoxin, strophanthin and isolanid on oxygen absorption, oxidative phosphorylation and the amount of cytochromes in the myocardial mitochondria and their ATPase activity]. Farmakol Toksikol. 1982 Jan-Feb;45(1):30-2. Russian. PMID: 6459955. </text:p>
          </table:table-cell>
          <table:table-cell table:number-columns-repeated="16381"/>
        </table:table-row>
        <table:table-row table:style-name="ro4">
          <table:table-cell office:value-type="string" calcext:value-type="string">
            <text:p>2015 Serotonin Effects in disease, aging and inflammation </text:p>
          </table:table-cell>
          <table:table-cell office:value-type="string" calcext:value-type="string">
            <text:p>[04] Bazarevich GIa, Deviataev AM, Likhtenshte?n AO, Natsvlishvili BP, Sadeko MKh. Rol' biologichesko? aktivnosti serotonina v formirovanii sindroma "shokovogo" legkogo [Role of the biological activity of serotonin in the production of the "shock lung" syndrome]. Biull Eksp Biol Med. 1976 Oct;82(10):1181-3. Russian. PMID: 1029497. </text:p>
          </table:table-cell>
          <table:table-cell office:value-type="string" calcext:value-type="string">
            <text:p>[22] GADDUM JH. Antagonism between lysergic acid diethylamide and 5-hydroxytryptamine. J Physiol. 1953 Jul;121(1):15P. PMID: 13085323. </text:p>
          </table:table-cell>
          <table:table-cell office:value-type="string" calcext:value-type="string">
            <text:p>[34] Henley WN, Bellush LL, Tressler M. Bulbospinal serotonergic activity during changes in thyroid status. Can J Physiol Pharmacol. 1998 Dec;76(12):1120-31. doi: 10.1139/cjpp-76-12-1120. PMID: 10326834. </text:p>
          </table:table-cell>
          <table:table-cell office:value-type="string" calcext:value-type="string">
            <text:p>[44] Malick JB. The pharmacology of isolation-induced aggressive behavior in mice. Curr Dev Psychopharmacol. 1979;5:1-27. PMID: 35310. </text:p>
          </table:table-cell>
          <table:table-cell office:value-type="string" calcext:value-type="string">
            <text:p>[46] Medvedev AE, Gorkin VZ. Rol' monoaminoksidaz v reguliatsii 'nergeticheskikh funktsi? mitokhondri? [The role of monoamine oxidase in the regulation of mitochondrial energy functions]. Vopr Med Khim. 1991 Sep-Oct;37(5):2-6. Russian. PMID: 1759390. </text:p>
          </table:table-cell>
          <table:table-cell office:value-type="string" calcext:value-type="string">
            <text:p>[54] Schwark WS, Keesey RR. Thyroid hormone control of serotonin in developing rat brain. Res Commun Chem Pathol Pharmacol. 1975 Jan;10(1):37-50. PMID: 1124320. </text:p>
          </table:table-cell>
          <table:table-cell table:number-columns-repeated="16377"/>
        </table:table-row>
        <table:table-row table:style-name="ro12">
          <table:table-cell office:value-type="string" calcext:value-type="string">
            <text:p>2016 Mitochondria and mortality </text:p>
          </table:table-cell>
          <table:table-cell office:value-type="string" calcext:value-type="string">
            <text:p>[02] Quatrini U, Licciardi A. Acid-base balance and blood lactate and pyruvate levels in albino rats bred under normobaric hypoxia or normoxia, after muscular work in a hypoxic or hypoxic-hypercapnic environment. Rev Pneumol Clin. 1986;42(5):238-41. PMID: 3809871. </text:p>
          </table:table-cell>
          <table:table-cell office:value-type="string" calcext:value-type="string">
            <text:p>[07] Rhodes RS. The effect of mitochondrial dysfunction on glucose metabolism during shock. Adv Shock Res. 1978;1:105-16. PMID: 262075. </text:p>
          </table:table-cell>
          <table:table-cell office:value-type="string" calcext:value-type="string">
            <text:p>[10] Park Y, Bowles DK, Kehrer JP. Protection against hypoxic injury in isolated-perfused rat heart by ruthenium red. J Pharmacol Exp Ther. 1990 May;253(2):628-35. PMID: 1692589. </text:p>
          </table:table-cell>
          <table:table-cell office:value-type="string" calcext:value-type="string">
            <text:p>[23] Harding JE, Charlton VE. Effect of lactate and beta-hydroxybutyrate infusions on brain metabolism in the fetal sheep. J Dev Physiol. 1990 Sep;14(3):139-46. PMID: 2100739. </text:p>
          </table:table-cell>
          <table:table-cell office:value-type="string" calcext:value-type="string">
            <text:p>[24] Soltero RG, Hansbrough JF. The effects of diaspirin cross-linked hemoglobin on hemodynamics, metabolic acidosis, and survival in burned rats. J Trauma. 1999 Feb;46(2):286-91. doi: 10.1097/00005373-199902000-00015. PMID: 10029035. </text:p>
          </table:table-cell>
          <table:table-cell office:value-type="string" calcext:value-type="string">
            <text:p>[25] Deb S, Martin B, Sun L, Ruff P, Burris D, Rich N, DeBreux S, Austin B, Rhee P. Resuscitation with lactated Ringer's solution in rats with hemorrhagic shock induces immediate apoptosis. J Trauma. 1999 Apr;46(4):582-8; discussion 588-9. doi: 10.1097/00005373-199904000-00005. PMID: 10217219. </text:p>
          </table:table-cell>
          <table:table-cell table:number-columns-repeated="16377"/>
        </table:table-row>
        <table:table-row table:style-name="ro4">
          <table:table-cell office:value-type="string" calcext:value-type="string">
            <text:p>2016 The dark side of stress (Learned helplessness) </text:p>
          </table:table-cell>
          <table:table-cell office:value-type="string" calcext:value-type="string">
            <text:p>[21] [51] Jeyarasasingam G, Yeluashvili M, Quik M. Nitric oxide is involved in acetylcholinesterase inhibitor-induced myopathy in rats. J Pharmacol Exp Ther. 2000 Oct;295(1):314-20. PMID: 10991996. </text:p>
          </table:table-cell>
          <table:table-cell office:value-type="string" calcext:value-type="string">
            <text:p>[27] Lyeth BG, Hayes RL. Cholinergic and opioid mediation of traumatic brain injury. J Neurotrauma. 1992 May;9 Suppl 2:S463-74. PMID: 1351951. </text:p>
          </table:table-cell>
          <table:table-cell office:value-type="string" calcext:value-type="string">
            <text:p>[76] Katayama S, Kito S, Yamamura Y. Increase of muscarinic receptor following kainic acid lesions of the nucleus basalis magnocellularis in rat brain: an autoradiographic study. Res Commun Chem Pathol Pharmacol. 1990 Jun;68(3):391-4. PMID: 2385763. </text:p>
          </table:table-cell>
          <table:table-cell office:value-type="string" calcext:value-type="string">
            <text:p>[80] Lyeth BG, Hayes RL. Cholinergic and opioid mediation of traumatic brain injury. J Neurotrauma. 1992 May;9 Suppl 2:S463-74. PMID: 1351951. </text:p>
          </table:table-cell>
          <table:table-cell office:value-type="string" calcext:value-type="string">
            <text:p>[82] Oriaku ET, Soliman KF. Effect of stress and glucocorticoids on the gastrointestinal cholinergic enzymes. Arch Int Pharmacodyn Ther. 1986 Mar;280(1):136-44. PMID: 3718075. </text:p>
          </table:table-cell>
          <table:table-cell office:value-type="string" calcext:value-type="string">
            <text:p>[93]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office:value-type="string" calcext:value-type="string">
            <text:p>[108] Edvinsson L, Owman Ch. Amino-retseptory v sosudakh mozga [Amine receptors in brain vessels]. Fiziol Zh SSSR Im I M Sechenova. 1975 Oct;61(10):1466-72. Russian. PMID: 1204859.</text:p>
          </table:table-cell>
          <table:table-cell office:value-type="string" calcext:value-type="string">
            <text:p>[114] Chien JL, Warren JR. Muscarinic receptor coupling to intracellular calcium release in rat pancreatic acinar carcinoma. Cancer Res. 1986 Nov;46(11):5706-14. PMID: 3756918. </text:p>
          </table:table-cell>
          <table:table-cell table:number-columns-repeated="16375"/>
        </table:table-row>
        <table:table-row table:style-name="ro3">
          <table:table-cell office:value-type="string" calcext:value-type="string">
            <text:p>Energy and Structure in Biological Water </text:p>
          </table:table-cell>
          <table:table-cell office:value-type="string" calcext:value-type="string">
            <text:p>[02] Structure and Properties of Water Near Biological Interfaces, Laboratory for Water Research, Coral Cables (1970)</text:p>
          </table:table-cell>
          <table:table-cell office:value-type="string" calcext:value-type="string">
            <text:p>[05] Hazlewood CF, Nichols BL, Chang DC, Brown B. On the state of water in developing muscle: a study of the major phase of ordered water in skeletal muscle and its relationship to sodium concentration. Johns Hopkins Med J. 1971 Mar;128(3):117-31. PMID: 5553118. </text:p>
          </table:table-cell>
          <table:table-cell office:value-type="string" calcext:value-type="string">
            <text:p>[06] Aspects of Yeast Metabolism (A. K. Mills, ed., Blackwell, Oxford, 1968) </text:p>
          </table:table-cell>
          <table:table-cell office:value-type="string" calcext:value-type="string">
            <text:p>[09] Effect of High Pressure on Intensity of Glucose Consumption by Pressure Tolerant Bacteria" in Dokl. Biol. Sci. 126, 524 (1959) </text:p>
          </table:table-cell>
          <table:table-cell office:value-type="string" calcext:value-type="string">
            <text:p>[12] The Neoplastic Process and the Nervous System (State Medical Puhl. House), 1958 </text:p>
          </table:table-cell>
          <table:table-cell table:number-columns-repeated="16378"/>
        </table:table-row>
        <table:table-row table:style-name="ro7">
          <table:table-cell office:value-type="string" calcext:value-type="string">
            <text:p>Energy, structure and carbon dioxide A realistic view o </text:p>
          </table:table-cell>
          <table:table-cell office:value-type="string" calcext:value-type="string">
            <text:p>[01] Zh, Ukr Biokhim. "May-Jun; 67 (3): 84-92,[Role of low molecular weight metabolites as natural regulators of metabolism]."'Mel'nychuk DO, Mykhailovs' kyi VO'(1995). </text:p>
          </table:table-cell>
          <table:table-cell table:number-columns-repeated="16382"/>
        </table:table-row>
        <table:table-row table:style-name="ro7">
          <table:table-cell office:value-type="string" calcext:value-type="string">
            <text:p>Stress and Water </text:p>
          </table:table-cell>
          <table:table-cell office:value-type="string" calcext:value-type="string">
            <text:p>[01] RC, VANNUCCI. "Carbon dioxide protects the perinatal brain from hypoxic-ischemic damage: an experimental study in the immature rat."'Pediatrics'95 (1995): 868-874. </text:p>
          </table:table-cell>
          <table:table-cell office:value-type="string" calcext:value-type="string">
            <text:p>[02] Drost-Hansen, W. "Society Experimental Biologists Symposium Proceedings." (1972): 61-101. </text:p>
          </table:table-cell>
          <table:table-cell office:value-type="string" calcext:value-type="string">
            <text:p>[03] F. W. Cope, "A primer of water structuring and cation association in cels," Physiol. Chem. &amp; Physics 8, 479-483, 1976. </text:p>
          </table:table-cell>
          <table:table-cell table:number-columns-repeated="16380"/>
        </table:table-row>
        <table:table-row table:style-name="ro1">
          <table:table-cell table:number-columns-repeated="16384"/>
        </table:table-row>
        <table:table-row table:style-name="ro1">
          <table:table-cell/>
          <table:table-cell office:value-type="float" office:value="693" calcext:value-type="float">
            <text:p>693</text:p>
          </table:table-cell>
          <table:table-cell table:number-columns-repeated="16382"/>
        </table:table-row>
        <table:table-row table:style-name="ro1" table:number-rows-repeated="1048483">
          <table:table-cell table:number-columns-repeated="16384"/>
        </table:table-row>
        <table:table-row table:style-name="ro1">
          <table:table-cell table:number-columns-repeated="16384"/>
        </table:table-row>
      </table:table>
      <table:table table:name="Newsletters" table:style-name="ta1">
        <table:table-column table:style-name="co2" table:number-columns-repeated="21" table:default-cell-style-name="ce1"/>
        <table:table-row table:style-name="ro1">
          <table:table-cell office:value-type="string" calcext:value-type="string">
            <text:p>Newsletter</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row>
        <table:table-row table:style-name="ro11">
          <table:table-cell office:value-type="string" calcext:value-type="string">
            <text:p>1986 Hormone Balancing Natural Cure for Arthritis </text:p>
          </table:table-cell>
          <table:table-cell office:value-type="string" calcext:value-type="string">
            <text:p>[01] Meerson FZ. Rol' stressa v mekhanizme dolgovremenno? adaptatsii i profilaktika stressornykh povrezheni? [Role of stress in the mechanism of long-term-adaptation and the prevention of stress injuries]. Patol Fiziol Eksp Ter. 1980 Sep-Oct;(5):3-16. Russian. PMID: 6999435. </text:p>
          </table:table-cell>
          <table:table-cell office:value-type="string" calcext:value-type="string">
            <text:p>[04] 4. Rosenfeld, A. 'Superpowder,' Omni magazine; 1980. </text:p>
          </table:table-cell>
          <table:table-cell table:number-columns-repeated="18"/>
        </table:table-row>
        <table:table-row table:style-name="ro2">
          <table:table-cell office:value-type="string" calcext:value-type="string">
            <text:p>1988-06 AIDS, Syphilis Treatments, and Ideas </text:p>
          </table:table-cell>
          <table:table-cell office:value-type="string" calcext:value-type="string">
            <text:p>[03] Ye. Chazov, et al, "Chemical asymmetry of the brain," Science in the USSR, No. 1, pp. 21-29, 1987</text:p>
          </table:table-cell>
          <table:table-cell table:number-columns-repeated="19"/>
        </table:table-row>
        <table:table-row table:style-name="ro5">
          <table:table-cell office:value-type="string" calcext:value-type="string">
            <text:p>1988-09 Natural Immunity And Viral Infections </text:p>
          </table:table-cell>
          <table:table-cell office:value-type="string" calcext:value-type="string">
            <text:p>[05] Cellerier, Rey, International de M'decine et de Chirurgie, Vol 28, 29-30, 1917</text:p>
          </table:table-cell>
          <table:table-cell office:value-type="string" calcext:value-type="string">
            <text:p>[08] 'Study of antivirals' gonad risks urged," Medical World News, p. 108, Feb. 10, 1986.</text:p>
          </table:table-cell>
          <table:table-cell office:value-type="string" calcext:value-type="string">
            <text:p>[14] Kasai, N. O. B. U. H. I. K. O., and K. I. Y. O. S. H. I. Egawa. "Effect of endotoxin on cytochrome P-450 activity."'Handbook of Endotoxin'3 (1985): 185-198. </text:p>
          </table:table-cell>
          <table:table-cell office:value-type="string" calcext:value-type="string">
            <text:p>[16] Ray Peat Newsletter #29 (1-49 missing), September 1983</text:p>
          </table:table-cell>
          <table:table-cell office:value-type="string" calcext:value-type="string">
            <text:p>[21] R. Salganik."Enzymes vs viruses," Science in the USSR 4, 98-103, 1985.</text:p>
          </table:table-cell>
          <table:table-cell table:number-columns-repeated="15"/>
        </table:table-row>
        <table:table-row table:style-name="ro2">
          <table:table-cell office:value-type="string" calcext:value-type="string">
            <text:p>1989-01 A New Approach to Detoxifying </text:p>
          </table:table-cell>
          <table:table-cell office:value-type="string" calcext:value-type="string">
            <text:p>[03] Chemical Abstracts 101 (1984), P9548 (NH3 and CO); 93656 (NH3 and CH4 ); 115982(propylene and nitrogen dioxide).</text:p>
          </table:table-cell>
          <table:table-cell table:number-columns-repeated="19"/>
        </table:table-row>
        <table:table-row table:style-name="ro5">
          <table:table-cell office:value-type="string" calcext:value-type="string">
            <text:p>1989-05 The Edema of Stress </text:p>
          </table:table-cell>
          <table:table-cell office:value-type="string" calcext:value-type="string">
            <text:p>[01-B] Shanklin and Hodin, lnfant Health and Matenral Nutrition, 1978.</text:p>
          </table:table-cell>
          <table:table-cell office:value-type="string" calcext:value-type="string">
            <text:p>[08-A] E.D. Danopoulos, The Possibility of treating malignancies with urea. TL/D Feb-March, 1988</text:p>
          </table:table-cell>
          <table:table-cell office:value-type="string" calcext:value-type="string">
            <text:p>[09] V.S. Shapat, Biochemical Aspects of Tumor Growht, Mir Publ., 1980</text:p>
          </table:table-cell>
          <table:table-cell office:value-type="string" calcext:value-type="string">
            <text:p>[11] Hasan H, Unsworth J. Hydration effects on muscle response. Physiol Chem Phys Med NMR. 1985;17(1):131-4. PMID: 3929281. </text:p>
          </table:table-cell>
          <table:table-cell office:value-type="string" calcext:value-type="string">
            <text:p>[14] K.H. Schutte, Metabolic Aspects of Health: Nutritional Elements in Health and Disease, Discovery Press, Kentfield, CA, 1979</text:p>
          </table:table-cell>
          <table:table-cell table:number-columns-repeated="15"/>
        </table:table-row>
        <table:table-row table:style-name="ro12">
          <table:table-cell office:value-type="string" calcext:value-type="string">
            <text:p>1989-11 Repairing Immunodeficiencies </text:p>
          </table:table-cell>
          <table:table-cell office:value-type="string" calcext:value-type="string">
            <text:p>[19] Kohli J, Bhattacharya SK, Gupta VS, Sen P, Chakravarty AK. Effect of metronidazole on immune mechanism in experimental animals. Indian J Exp Biol. 1987 Mar;25(3):177-80. PMID: 3666815. </text:p>
          </table:table-cell>
          <table:table-cell office:value-type="string" calcext:value-type="string">
            <text:p>[22] Kovalev GV, Spasov AA, Bogachev NA, Petrianik VD, Ostrovski? OV. Rol' GAMK-ergichesko? sistemy v mekhanizme stress-reguliruiushchego de?stviia fenibuta [Role of the GABAergic system in the mechanism of the stress-regulating action of phenibut]. Biull Eksp Biol Med. 1987 Nov;104(11):588-90. Russian. PMID: 3676496. </text:p>
          </table:table-cell>
          <table:table-cell table:number-columns-repeated="18"/>
        </table:table-row>
        <table:table-row table:style-name="ro2">
          <table:table-cell office:value-type="string" calcext:value-type="string">
            <text:p>1991 The Generality of Adaptogens </text:p>
          </table:table-cell>
          <table:table-cell office:value-type="string" calcext:value-type="string">
            <text:p>[04] [unpublished] Large study on Procaine done at Edgemoor Geriatric Hospital, Santee, California, in 1960. </text:p>
          </table:table-cell>
          <table:table-cell table:number-columns-repeated="19"/>
        </table:table-row>
        <table:table-row table:style-name="ro6">
          <table:table-cell office:value-type="string" calcext:value-type="string">
            <text:p>1991-04 Estrogen in 1990 </text:p>
          </table:table-cell>
          <table:table-cell office:value-type="string" calcext:value-type="string">
            <text:p>[01] Sas, Geza, The Biology of Antithrombins, CRC Press, Boa Raton, 1990</text:p>
          </table:table-cell>
          <table:table-cell office:value-type="string" calcext:value-type="string">
            <text:p>[12] [26] Bonnar J, Haddon M, Hunter DH, Richards DH, Thornton C. Coagulation system changes in post-menopausal women receiving oestrogen preparations. Postgrad Med J. 1976;52 Suppl 6:30-6. PMID: 981116. </text:p>
          </table:table-cell>
          <table:table-cell office:value-type="string" calcext:value-type="string">
            <text:p>[22] DeSwiet, M. "Thromboembolism," in Med Disorders in Obstretic Practice, Ed., Blackwell Scientific, Oxford, 1984, 95</text:p>
          </table:table-cell>
          <table:table-cell office:value-type="string" calcext:value-type="string">
            <text:p>[23] Hellgren, M. "Thromboembolism and pregnancy."'Studies on blood coagulation, fibrinolysis and treatment with heparin and antithrombin [Thesis]. Stockholm: Karolinska Institute'(1981). </text:p>
          </table:table-cell>
          <table:table-cell table:number-columns-repeated="16"/>
        </table:table-row>
        <table:table-row table:style-name="ro6">
          <table:table-cell office:value-type="string" calcext:value-type="string">
            <text:p>1994-06 Mortality Again </text:p>
          </table:table-cell>
          <table:table-cell office:value-type="string" calcext:value-type="string">
            <text:p>[01] Hershko C, Link G, Pinson A. Modification of iron uptake and lipid peroxidation by hypoxia, ascorbic acid, and alpha-tocopherol in iron-loaded rat myocardial cell cultures. J Lab Clin Med. 1987 Sep;110(3):355-61. PMID: 3611956. </text:p>
          </table:table-cell>
          <table:table-cell office:value-type="string" calcext:value-type="string">
            <text:p>[02] B. Eddinger., et al., Ann. Intern. Med, 106; 40-45, 1987</text:p>
          </table:table-cell>
          <table:table-cell table:number-columns-repeated="18"/>
        </table:table-row>
        <table:table-row table:style-name="ro5">
          <table:table-cell office:value-type="string" calcext:value-type="string">
            <text:p>1994-07 Chronic Fatigue </text:p>
          </table:table-cell>
          <table:table-cell office:value-type="string" calcext:value-type="string">
            <text:p>[03] Hartroft, W. S., and E. A. Porta. "Present knowledge of ceroid pigment."'Present knowledge in nutrition'(1967): 28. </text:p>
          </table:table-cell>
          <table:table-cell office:value-type="string" calcext:value-type="string">
            <text:p>[04] BALO J, BANGA I. Effect of metal complexes upon experimental carcinoma. Acta Unio Int Contra Cancrum. 1957;13(3):463-5. PMID: 13469606. </text:p>
          </table:table-cell>
          <table:table-cell table:number-columns-repeated="18"/>
        </table:table-row>
        <table:table-row table:style-name="ro6">
          <table:table-cell office:value-type="string" calcext:value-type="string">
            <text:p>1995 Food-junk and some mystery ailments </text:p>
          </table:table-cell>
          <table:table-cell office:value-type="string" calcext:value-type="string">
            <text:p>[01] Pathol Biol (Paris) 1979 Dec;27(10):615-626 [Biological and pharmacological effects of carrageenan].[Article in French] Roch-Arveiller M.</text:p>
          </table:table-cell>
          <table:table-cell office:value-type="string" calcext:value-type="string">
            <text:p>[05] Tobacman JK. Filament disassembly and loss of mammary myoepithelial cells after exposure to lambda-carrageenan. Cancer Res. 1997 Jul 15;57(14):2823-6. PMID: 9230181. </text:p>
          </table:table-cell>
          <table:table-cell office:value-type="string" calcext:value-type="string">
            <text:p>[07] Thomson AW. Carrageenan and the immune response. Biomedicine. 1978 May-Jun;28(3):148-52. PMID: 359059. </text:p>
          </table:table-cell>
          <table:table-cell office:value-type="string" calcext:value-type="string">
            <text:p>[10] Rod Riley. Crohn's disease and ulcerative colitis: morbidity and mortality. Health Rep. 1990;2(4):343-59. English, French. PMID: 2101290. </text:p>
          </table:table-cell>
          <table:table-cell office:value-type="string" calcext:value-type="string">
            <text:p>[15] Copp'r' H, Audigier JC. Evolution de la mortalit' par cirrhose en France entre 1925 et 1982 [Trends of mortality from cirrhosis in France between 1925 and 1982]. Gastroenterol Clin Biol. 1986 Jun-Jul;10(6-7):468-74. French. PMID: 3758591. </text:p>
          </table:table-cell>
          <table:table-cell office:value-type="string" calcext:value-type="string">
            <text:p>[17] Cortes-Espinosa T, Mondrag'n-S'nchez R, Hurtado-Andrade H, S'nchez-Cisneros R. Hepatocellular carcinoma and hepatic cirrhosis in Mexico: a 25 year necroscopy review. Hepatogastroenterology. 1997 Sep-Oct;44(17):1401-3. PMID: 9356862. </text:p>
          </table:table-cell>
          <table:table-cell office:value-type="string" calcext:value-type="string">
            <text:p>[18] Bartoloni St Omer F, Giannini A, Napoli P. Hepatocellular carcinoma and cirrhosis: a review of their relative incidence in a 25-year period in the Florence area. Hepatogastroenterology. 1984 Oct;31(5):215-7. PMID: 6096240. </text:p>
          </table:table-cell>
          <table:table-cell office:value-type="string" calcext:value-type="string">
            <text:p>[20] Pintera J. Increasing trend of hyperbilirubinemia incidence in the blood donors population. J Hyg Epidemiol Microbiol Immunol. 1990;34(4):343-8. PMID: 2100746. </text:p>
          </table:table-cell>
          <table:table-cell office:value-type="string" calcext:value-type="string">
            <text:p>[21] Bethke BA, Schubert GE. Primary hepatic cancer and liver cirrhosis. Autopsy study covering fifty years. Hepatogastroenterology. 1984 Oct;31(5):211-4. PMID: 6096239. </text:p>
          </table:table-cell>
          <table:table-cell office:value-type="string" calcext:value-type="string">
            <text:p>[22] Tarantino G, Morelli L, Califano C. Contraccettivi orali e danno epatico [Oral contraceptive and hepatic effects]. Riv Eur Sci Med Farmacol. 1990 Jun;12(3):165-8. Italian. PMID: 2101166. </text:p>
          </table:table-cell>
          <table:table-cell office:value-type="string" calcext:value-type="string">
            <text:p>[26] Acta Hepatogastroenterol (Stuttg) 1977 Apr;24(2):97-101 Plasma prolactin and prolactin release in liver cirrhosis. Wernze H, Schmitz E.</text:p>
          </table:table-cell>
          <table:table-cell office:value-type="string" calcext:value-type="string">
            <text:p>[29] Kujawa KI, Berning A, Odeyale C, Yaffe LJ. Effect of macrophage inhibition in carrageenan- and D-galactosamine-induced sensitivity to low-dose endotoxin. Prog Clin Biol Res. 1989;286:237-42. PMID: 2928367. </text:p>
          </table:table-cell>
          <table:table-cell office:value-type="string" calcext:value-type="string">
            <text:p>[33] Volkheimer G. Persorption von Mikropartikeln [Persorption of microparticles]. Pathologe. 1993 Sep;14(5):247-52. German. PMID: 8415433. </text:p>
          </table:table-cell>
          <table:table-cell office:value-type="string" calcext:value-type="string">
            <text:p>[36] Prokop O. Der Herbst-Volkheimer-Effekt [The Herbst-Volkheimer effect]. Kitasato Arch Exp Med. 1990 Apr;63(1):1-6. German. PMID: 2273756. </text:p>
          </table:table-cell>
          <table:table-cell office:value-type="string" calcext:value-type="string">
            <text:p>[37] Volkheimer G. Das Ph'nomen der Persorption--Historie und Fakten [The phenomenon of persorption--history and facts]. Z Arztl Fortbild (Jena). 1993 Mar 12;87(3):217-21. German. PMID: 8470407. </text:p>
          </table:table-cell>
          <table:table-cell office:value-type="string" calcext:value-type="string">
            <text:p>[39] R.F.V. Pulvertaft, PHA in relation to Burkitt's tumour, Lancet sept 12, pp 552-554, 1964. </text:p>
          </table:table-cell>
          <table:table-cell table:number-columns-repeated="4"/>
        </table:table-row>
        <table:table-row table:style-name="ro6">
          <table:table-cell office:value-type="string" calcext:value-type="string">
            <text:p>1995-09 Aging Ovaries, Not the Eggs </text:p>
          </table:table-cell>
          <table:table-cell office:value-type="string" calcext:value-type="string">
            <text:p>[02] Zeilmaker GH. Effects of prolonged feeding of an ovulation inhibitor (Lyndiol) on ageing of the hypothalamic-ovarian axis and pituitary gland tumorigenesis in rats. J Endocrinol. 1969 Jan;43(1):xxi-xxii. PMID: 5815247. </text:p>
          </table:table-cell>
          <table:table-cell office:value-type="string" calcext:value-type="string">
            <text:p>[03] Wise PM. Influence of estrogen on aging of the central nervous system: its role in declining female reproductive function. Prog Clin Biol Res. 1989;320:53-70. PMID: 2690143. </text:p>
          </table:table-cell>
          <table:table-cell office:value-type="string" calcext:value-type="string">
            <text:p>[04] WISE, PM, et al. "Neuroendocrine influences on aging of the female reproductive system."'Frontiers in neuroendocrinology'12.4 (1991): 323-356. </text:p>
          </table:table-cell>
          <table:table-cell office:value-type="string" calcext:value-type="string">
            <text:p>[05] Li, Min Hsin, and W. U. Gardner. "Experimental studies on the pathogenesis and histogenesis of ovarian tumors in mice."'Cancer Research'7.9 (1947): 549-566. </text:p>
          </table:table-cell>
          <table:table-cell office:value-type="string" calcext:value-type="string">
            <text:p>[06] GARDNER WU. Hormonal imbalances in tumorigenesis. Cancer Res. 1948 Sep;8(9):397-411. PMID: 18107381. </text:p>
          </table:table-cell>
          <table:table-cell office:value-type="string" calcext:value-type="string">
            <text:p>[09] Lee, NC, et al. "Estrogen therapy and the risk of breast ovary and endometrial cancer," Aging, Reproduction, and the Climacteric Mastroianni Jr. 1986,</text:p>
          </table:table-cell>
          <table:table-cell office:value-type="string" calcext:value-type="string">
            <text:p>[10] Bauer, Douglas C., Deborah Grady, and Alice Pressman. "Skin thickness, estrogen use, and bone mass in older women."'Menopause'1.3 (1994): 131-136. </text:p>
          </table:table-cell>
          <table:table-cell table:number-columns-repeated="13"/>
        </table:table-row>
        <table:table-row table:style-name="ro6">
          <table:table-cell office:value-type="string" calcext:value-type="string">
            <text:p>1996 Using Sunlight To Sustain Life </text:p>
          </table:table-cell>
          <table:table-cell office:value-type="string" calcext:value-type="string">
            <text:p>[16] 16. J. I. Kitay, M. D Altschule, The Pineal Gland, Harvard Univ. Press, Cambridge, 1964. </text:p>
          </table:table-cell>
          <table:table-cell office:value-type="string" calcext:value-type="string">
            <text:p>[18] Kunkel and Williams, J. Biological Chemistry, 1951. </text:p>
          </table:table-cell>
          <table:table-cell office:value-type="string" calcext:value-type="string">
            <text:p>[23] Pastore D, Greco M, Petragallo VA, Passarella S. Increase in &lt;--H+/e- ratio of the cytochrome c oxidase reaction in mitochondria irradiated with helium-neon laser. Biochem Mol Biol Int. 1994 Oct;34(4):817-26. PMID: 7866309. </text:p>
          </table:table-cell>
          <table:table-cell office:value-type="string" calcext:value-type="string">
            <text:p>[24] A. T. Pikulev, et al., Radiobiology 24(1), 29-44, 1984. Krebs cycle enzymes. </text:p>
          </table:table-cell>
          <table:table-cell office:value-type="string" calcext:value-type="string">
            <text:p>[25] Yu. I. Prokopenko, Gigiyena i Sanitariya 12, pp. 8-10, 1982, 'Adaptogenic light.' </text:p>
          </table:table-cell>
          <table:table-cell table:number-columns-repeated="15"/>
        </table:table-row>
        <table:table-row table:style-name="ro5">
          <table:table-cell office:value-type="string" calcext:value-type="string">
            <text:p>1996-04 Osteoporosis and the Skin </text:p>
          </table:table-cell>
          <table:table-cell office:value-type="string" calcext:value-type="string">
            <text:p>[01] C.M. Papa and A.M. Kligman, chapter XI in Advances in the Biology of Skin, vol VI aging ed. Pergamon Press, 1965</text:p>
          </table:table-cell>
          <table:table-cell office:value-type="string" calcext:value-type="string">
            <text:p>[02] Gherondache, C. N., L. P. Romanoff, and G. Pincus. "Steroid hormones in aging men."'Endocrines and aging. Charles C. Thomas Amsterdam, Oxford, 1967. 76-101. </text:p>
          </table:table-cell>
          <table:table-cell office:value-type="string" calcext:value-type="string">
            <text:p>[07] Porter SB, Ong DE, Chytil F. Vitamin A status affects chromatin structure. Int J Vitam Nutr Res. 1986;56(1):11-20. PMID: 2423469. </text:p>
          </table:table-cell>
          <table:table-cell office:value-type="string" calcext:value-type="string">
            <text:p>[08] Anonymous, "Estrogens for osteoporosis," FDA Drug Bulletin, 16(1), pages 5-6, June 1986</text:p>
          </table:table-cell>
          <table:table-cell office:value-type="string" calcext:value-type="string">
            <text:p>[09-A] S. Brody, et al, Maturitas (Netherlands) 4(2), 113-122 1982, </text:p>
          </table:table-cell>
          <table:table-cell office:value-type="string" calcext:value-type="string">
            <text:p>[09-B] M. Boross, et al. Aktuelle Gerontologie, (Stuttgart) 13(1), 15-18, 1983 </text:p>
          </table:table-cell>
          <table:table-cell office:value-type="string" calcext:value-type="string">
            <text:p>[10] F. P. Mandel, et al. J Reprod. Med. 27(8), 511-519, 1982</text:p>
          </table:table-cell>
          <table:table-cell office:value-type="string" calcext:value-type="string">
            <text:p>[11] T. Nencioni, and P. Polvani, Calcitonin, p297-305, A Pecile, editor, Elsevier, NY, 1985</text:p>
          </table:table-cell>
          <table:table-cell table:number-columns-repeated="12"/>
        </table:table-row>
        <table:table-row table:style-name="ro7">
          <table:table-cell office:value-type="string" calcext:value-type="string">
            <text:p>1997 Optimizing Respiration </text:p>
          </table:table-cell>
          <table:table-cell office:value-type="string" calcext:value-type="string">
            <text:p>[09] Volkheimer G. Persorption von Mikropartikeln [Persorption of microparticles]. Pathologe. 1993 Sep;14(5):247-52. German. PMID: 8415433. </text:p>
          </table:table-cell>
          <table:table-cell table:number-columns-repeated="19"/>
        </table:table-row>
        <table:table-row table:style-name="ro6">
          <table:table-cell office:value-type="string" calcext:value-type="string">
            <text:p>1998 Bioelectric Fields, Regeneration, and the Lactic </text:p>
          </table:table-cell>
          <table:table-cell office:value-type="string" calcext:value-type="string">
            <text:p>[02] Robinson, K. R., and M. A. Messerli. "Electric embryos: the embryonic epithelium as a generator of developmental information."'Nerve Growth and Nerve Guidance'(1996): 131-150. </text:p>
          </table:table-cell>
          <table:table-cell office:value-type="string" calcext:value-type="string">
            <text:p>[03] McCaig, Colin D. "Nerve growth and guidance."'(No Title)'(1996). </text:p>
          </table:table-cell>
          <table:table-cell office:value-type="string" calcext:value-type="string">
            <text:p>[04] C. M. Child, The Origin and Development ofthe Nervous System, Univ. ofChicago Press, 1921. </text:p>
          </table:table-cell>
          <table:table-cell office:value-type="string" calcext:value-type="string">
            <text:p>[19] Buteyko, K.P., "The theory of CO2-deficient <text:s/>diseases of civilisation as an adaptation to the <text:s/>evolution <text:s/>of atmosphere," Kiberneticheskie <text:s/>Aspekty Adaptatsii Sistemy "Chelovek-Sreda," <text:s/>Tez. Seminara, Moscow, 1975. seminar thesis.</text:p>
          </table:table-cell>
          <table:table-cell office:value-type="string" calcext:value-type="string">
            <text:p>[20] Stubbs M, Rodrigues L, Howe FA, Wang J, Jeong KS, Veech RL, Griffiths JR. Metabolic consequences of a reversed pH gradient in rat tumors. Cancer Res. 1994 Aug 1;54(15):4011-6. PMID: 8033132. </text:p>
          </table:table-cell>
          <table:table-cell table:number-columns-repeated="15"/>
        </table:table-row>
        <table:table-row table:style-name="ro11">
          <table:table-cell office:value-type="string" calcext:value-type="string">
            <text:p>1998 Hayflickers, Dolly, And Dandruff </text:p>
          </table:table-cell>
          <table:table-cell office:value-type="string" calcext:value-type="string">
            <text:p>[02] Barabo? VA, Nikiforova NA, Moskalenko IP. Sposobnost' limfotsitov periferichesko? krovi k reparatsii DNK i vyzhivaemost' krys [The ability of peripheral blood lymphocytes to repair DNA and the survival of rats]. Radiobiologiia. 1990 May-Jun;30(3):305-7. Russian. PMID: 2371387. </text:p>
          </table:table-cell>
          <table:table-cell office:value-type="string" calcext:value-type="string">
            <text:p>[03] Byrne E, Dennett X, Trounce I. Oxidative energy failure in post-mitotic cells: a major factor in senescence. Rev Neurol (Paris). 1991;147(6-7):532-5. PMID: 1962059. </text:p>
          </table:table-cell>
          <table:table-cell table:number-columns-repeated="18"/>
        </table:table-row>
        <table:table-row table:style-name="ro12">
          <table:table-cell office:value-type="string" calcext:value-type="string">
            <text:p>1998 Recharging the System </text:p>
          </table:table-cell>
          <table:table-cell office:value-type="string" calcext:value-type="string">
            <text:p>[02] Sharma GP, Eiseman B. Protective effect of ATP in experimental hemorrhagic shock. Surgery. 1966 Jan;59(1):66-75. PMID: 5901454. </text:p>
          </table:table-cell>
          <table:table-cell office:value-type="string" calcext:value-type="string">
            <text:p>[03] TALAAT SM, MASSION WH, SCHILLING JA. EFFECTS OF ADENOSINE TRIPHOSPHATE ADMINISTRATION IN IRREVERSIBLE HEMORRHAGIC SHOCK. Surgery. 1964 Jun;55:813-9. PMID: 14168003. </text:p>
          </table:table-cell>
          <table:table-cell office:value-type="string" calcext:value-type="string">
            <text:p>[04] G. R. Bartlett, The Human Red Cell in Vitro, pages 5-29, Greenwah and Jamieson, eds., Grune and Stratton, London, 1974 </text:p>
          </table:table-cell>
          <table:table-cell office:value-type="string" calcext:value-type="string">
            <text:p>[07] Keef KD, Pasco JS, Eckman DM. Purinergic relaxation and hyperpolarization in guinea pig and rabbit coronary artery: role of the endothelium. J Pharmacol Exp Ther. 1992 Feb;260(2):592-600. PMID: 1738109. </text:p>
          </table:table-cell>
          <table:table-cell office:value-type="string" calcext:value-type="string">
            <text:p>[13] R'nning G, Sager G, Revhaug A. Intraosseous infusion of a small volume of hyperosmotic fluid increases mean arterial pressure and lessens the catecholamine response in pigs with haemorrhagic shock. Eur J Surg. 1995 Oct;161(10):715-20. PMID: 8555337. </text:p>
          </table:table-cell>
          <table:table-cell office:value-type="string" calcext:value-type="string">
            <text:p>[14] R'nning G, Busund R, Revhaug A, Sager G. Effect of haemorrhagic shock and intraosseous resuscitation on plasma and urine catecholamine concentrations and urinary clearance in pigs. Eur J Surg. 1995 Jun;161(6):387-94. PMID: 7548373. </text:p>
          </table:table-cell>
          <table:table-cell office:value-type="string" calcext:value-type="string">
            <text:p>[18] MC, MAZZONI. "Capillary narrowing in hemorrhagic shock is rectified by hyperosmotic saline-dextran reinfusion."'Circ Shock'31 (1990): 407-418. </text:p>
          </table:table-cell>
          <table:table-cell office:value-type="string" calcext:value-type="string">
            <text:p>[19] Pascual JM, Watson JC, Runyon AE, Wade CE, Kramer GC. Resuscitation of intraoperative hypovolemia: a comparison of normal saline and hyperosmotic/hyperoncotic solutions in swine. Crit Care Med. 1992 Feb;20(2):200-10. PMID: 1371098. </text:p>
          </table:table-cell>
          <table:table-cell office:value-type="string" calcext:value-type="string">
            <text:p>[27] Solomatina VD. Osobennosti obmena fosfornykh soedineni? v mitokhondriiakh pecheni karpa pri adaptatsii k povyshennomu urovniu uglekisloty v vode [Peculiarities of phosphoric compound metabolism in liver mitochondria of carp adapted to higher concentrations of CO2 in water]. Ukr Biokhim Zh (1978). 1980 Mar-Apr;52(2):183-6. Russian. PMID: 6247795. </text:p>
          </table:table-cell>
          <table:table-cell table:number-columns-repeated="11"/>
        </table:table-row>
        <table:table-row table:style-name="ro6">
          <table:table-cell office:value-type="string" calcext:value-type="string">
            <text:p>1998 Tissue Firmness and Elasticity, and Rothen's </text:p>
          </table:table-cell>
          <table:table-cell office:value-type="string" calcext:value-type="string">
            <text:p>[04] Rothen A, Mathot C. Immunoelectroadsorption. The fundamentals of the immunoelectroadsorption method. Immunochemistry. 1969 Mar;6(2):241-51. PMID: 5778779. </text:p>
          </table:table-cell>
          <table:table-cell office:value-type="string" calcext:value-type="string">
            <text:p>[16] Gospodarowicz D, Greenburg G, Birdwell CR. Determination of cellular shape by the extracellular matrix and its correlation with the control of cellular growth. Cancer Res. 1978 Nov;38(11 Pt 2):4155-71. PMID: 359133. </text:p>
          </table:table-cell>
          <table:table-cell table:number-columns-repeated="18"/>
        </table:table-row>
        <table:table-row table:style-name="ro4">
          <table:table-cell office:value-type="string" calcext:value-type="string">
            <text:p>1999 Carbon Monoxide, Stress, and Cancer </text:p>
          </table:table-cell>
          <table:table-cell office:value-type="string" calcext:value-type="string">
            <text:p>[09] Strong LC, Matsunaga H. Effect of 5-methyl-cytidine on growth and regression of spontaneous tumours in mice. Cytobios. 1973 Jul-Aug;7(28):253-7. PMID: 4760571. </text:p>
          </table:table-cell>
          <table:table-cell office:value-type="string" calcext:value-type="string">
            <text:p>[30] Declo'tre F, Martin M, Ouldelhkim M, Nizard C. Alt'rations du cytosquelette cellulaire et promotion tumorale h'patique [Modification of the cellular cytoskeleton and hepatic tumor promotion]. Bull Cancer. 1990;77(5):479-83. French. PMID: 2400820. </text:p>
          </table:table-cell>
          <table:table-cell office:value-type="string" calcext:value-type="string">
            <text:p>[37] Lafarge-Frayssinet C, Frayssinet C. Oncog'nes et promotion tumorale [Oncogenes and tumor promotion]. Bull Cancer. 1990;77(5):475-8. French. PMID: 2400819. </text:p>
          </table:table-cell>
          <table:table-cell office:value-type="string" calcext:value-type="string">
            <text:p>[38] Lafarge-Frayssinet C, Morel-Chany E, Trincal G, Frayssinet C. Enhancement of DNA synthesis by biliverdin in a non-transformed liver cell strain. Cell Mol Biol Incl Cyto Enzymol. 1981;27(2-3):77-82. PMID: 6271402. </text:p>
          </table:table-cell>
          <table:table-cell office:value-type="string" calcext:value-type="string">
            <text:p>[40] Paradisi F, Graziano L, de Ritis F. A cytochemical study of some enzyme activities in biliverdin-treated cell cultures. Pathol Biol (Paris). 1975 Feb;23(2):101-5. PMID: 165446. </text:p>
          </table:table-cell>
          <table:table-cell office:value-type="string" calcext:value-type="string">
            <text:p>[44] Chekulaev VA, Shelepov VP, Pasha-zade GR, Shapot VS. Aktivatsiia lipoliza i ketogeneza v opukholevom organizme kak otrazhenie khronicheskogo stressornogo sostoianiia [Activation of lipolysis and ketogenesis in tumor-bearing animals as a reflection of chronic stress states]. Biokhimiia. 1987 Sep;52(9):1501-11. Russian. PMID: 3676360. </text:p>
          </table:table-cell>
          <table:table-cell office:value-type="string" calcext:value-type="string">
            <text:p>[45] Potapova GI, Shapot VS. Sopriazhennost' immunodepresii i narusheni? nukleinovogo obmena limfoidno? tkani kak proiavlenie paraneoplasticheskogo sindroma [Combination of immunodepression and disorders in nucleic acid metabolism of lymphoid tissue as a manifestation of a paraneoplastic syndrome]. Arkh Patol. 1987;49(6):10-8. Russian. PMID: 3310967. </text:p>
          </table:table-cell>
          <table:table-cell office:value-type="string" calcext:value-type="string">
            <text:p>[50] Wetterberg L, Olsson MB, Alm-Agvald I. Ostrogenbehandling gav akuta porfyriattacker [Estrogen treatment caused acute attacks of porphyria]. Lakartidningen. 1995 May 24;92(21):2197-8, 2201. Swedish. PMID: 7776757. </text:p>
          </table:table-cell>
          <table:table-cell table:number-columns-repeated="12"/>
        </table:table-row>
        <table:table-row table:style-name="ro11">
          <table:table-cell office:value-type="string" calcext:value-type="string">
            <text:p>1999-03 Estrogen Receptors'what do they explain </text:p>
          </table:table-cell>
          <table:table-cell office:value-type="string" calcext:value-type="string">
            <text:p>[06] ]16] McCall WV, Ellinwood EH Jr, Nishita JK, Lee TH. Clomiphene blocks the effect of intravenous estradiol on the firing rate of rat nigral dopamine neurons. Res Commun Chem Pathol Pharmacol. 1988 Apr;60(1):141-4. PMID: 3381008. </text:p>
          </table:table-cell>
          <table:table-cell office:value-type="string" calcext:value-type="string">
            <text:p>[11] Burtea C, David A, Butnaru F. The role of catecholamines in the distribution of steroid hormones in the striated and cardiac muscle. Rom J Endocrinol. 1993;31(1-2):41-8. PMID: 8173572. </text:p>
          </table:table-cell>
          <table:table-cell office:value-type="string" calcext:value-type="string">
            <text:p>[20] Verrecchia F, Herv' JC. Reversible inhibition of gap junctional communication elicited by several classes of lipophilic compounds in cultured rat cardiomyocytes. Can J Cardiol. 1997 Nov;13(11):1093-100. PMID: 9413243. </text:p>
          </table:table-cell>
          <table:table-cell office:value-type="string" calcext:value-type="string">
            <text:p>[27] Moss RL, Gu Q, Wong M. Estrogen: nontranscriptional signaling pathway. Recent Prog Horm Res. 1997;52:33-68; discussion 68-9. PMID: 9238847. </text:p>
          </table:table-cell>
          <table:table-cell office:value-type="string" calcext:value-type="string">
            <text:p>[28] Wiebe JP. Nongenomic actions of steroids on gonadotropin release. Recent Prog Horm Res. 1997;52:71-99; discussion 99-101. PMID: 9238848. </text:p>
          </table:table-cell>
          <table:table-cell office:value-type="string" calcext:value-type="string">
            <text:p>[29] Wiebe JP. Nongenomic actions of steroids on gonadotropin release. Recent Prog Horm Res. 1997;52:71-99; discussion 99-101. PMID: 9238848. </text:p>
          </table:table-cell>
          <table:table-cell office:value-type="string" calcext:value-type="string">
            <text:p>[30] Kobayashi K, Kobayashi H, Ueda M, Honda Y. Estrogen receptor expression in bovine and rat retinas. Invest Ophthalmol Vis Sci. 1998 Oct;39(11):2105-10. PMID: 9761289. </text:p>
          </table:table-cell>
          <table:table-cell office:value-type="string" calcext:value-type="string">
            <text:p>[33] Bodey B, Bodey B Jr, Kaiser HE. Immunocytochemical detection of prostate specific antigen expression in human breast carcinoma cells. Anticancer Res. 1997 Jul-Aug;17(4A):2577-81. PMID: 9252683. </text:p>
          </table:table-cell>
          <table:table-cell office:value-type="string" calcext:value-type="string">
            <text:p>[35] Tsukamoto Y, Kuwabara K, Hirota S, Kawano K, Yoshikawa K, Ozawa K, Kobayashi T, Yanagi H, Stern DM, Tohyama M, Kitamura Y, Ogawa S. Expression of the 150-kd oxygen-regulated protein in human breast cancer. Lab Invest. 1998 Jun;78(6):699-706. PMID: 9645760. </text:p>
          </table:table-cell>
          <table:table-cell table:number-columns-repeated="11"/>
        </table:table-row>
        <table:table-row table:style-name="ro3">
          <table:table-cell office:value-type="string" calcext:value-type="string">
            <text:p>1999-12 Homeostasis And Aging </text:p>
          </table:table-cell>
          <table:table-cell office:value-type="string" calcext:value-type="string">
            <text:p>[01] Pak GD, Sverchkova VS. Rol' uglekisloty v korrektsii koaguliatsionnogo gemostaza pri gipoksii [Role of carbon dioxide in the correction of coagulation hemostasis during hypoxia]. Kosm Biol Aviakosm Med. 1987 Nov-Dec;21(6):43-7. Russian. PMID: 3125377.</text:p>
          </table:table-cell>
          <table:table-cell office:value-type="string" calcext:value-type="string">
            <text:p>[02] Wong DW, Mishkin FS, Tanaka TT. The effects of bicarbonate on blood coagulation. JAMA. 1980 Jul 4;244(1):61-2. PMID: 7382058. </text:p>
          </table:table-cell>
          <table:table-cell office:value-type="string" calcext:value-type="string">
            <text:p>[03] Fujimoto M, Mizuno S. [Erythrocyte calcium and pH levels during postoperative tetany following radical operations for thyroid cancer]. Nihon Geka Gakkai Zasshi. 1987 Jul;88(7):864-71. Japanese. PMID: 3670271. </text:p>
          </table:table-cell>
          <table:table-cell office:value-type="string" calcext:value-type="string">
            <text:p>[04] Stadler G, Steurer J, D'r P, Binswanger U, Vetter W. Elektrolytver'nderungen w'hrend und nach willk'rlicher Hyperventilation [Electrolyte changes during and after voluntary hyperventilation]. Praxis (Bern 1994). 1995 Mar 21;84(12):328-34. German. PMID: 7701171. </text:p>
          </table:table-cell>
          <table:table-cell office:value-type="string" calcext:value-type="string">
            <text:p>[08] Hermann LS. Biguanides and lactate metabolism: a review. Dan Med Bull. 1973 Jun;20(3):65-79. PMID: 4594325. </text:p>
          </table:table-cell>
          <table:table-cell office:value-type="string" calcext:value-type="string">
            <text:p>[19] Vannucci RC, Brucklacher RM, Vannucci SJ. Effect of carbon dioxide on cerebral metabolism during hypoxia-ischemia in the immature rat. Pediatr Res. 1997 Jul;42(1):24-9. doi: 10.1203/00006450-199707000-00005. PMID: 9212033. </text:p>
          </table:table-cell>
          <table:table-cell table:number-columns-repeated="14"/>
        </table:table-row>
        <table:table-row table:style-name="ro3">
          <table:table-cell office:value-type="string" calcext:value-type="string">
            <text:p>2000-01 Edema, estrogen, and aging </text:p>
          </table:table-cell>
          <table:table-cell office:value-type="string" calcext:value-type="string">
            <text:p>[01] Folgering H. The pathophysiology of hyperventilation syndrome. Monaldi Arch Chest Dis. 1999 Aug;54(4):365-72. PMID: 10546483. </text:p>
          </table:table-cell>
          <table:table-cell office:value-type="string" calcext:value-type="string">
            <text:p>[03] Obrosov AN. K voprosu o mekhanizme lechebnogo de?stviia fizicheskikh faktorov [The mechanism of the therapeutic action of physical factors]. Vopr Kurortol Fizioter Lech Fiz Kult. 1990 Sep-Oct;(5):46-9. Russian. PMID: 2281625.</text:p>
          </table:table-cell>
          <table:table-cell office:value-type="string" calcext:value-type="string">
            <text:p>[04] Baum MA, Harris HW. Recent insights into the coordinate regulation of body water and divalent mineral ion metabolism. Am J Med Sci. 1998 Nov;316(5):321-8. Doi: 10.1097/00000441-199811000-00005. PMID: 9822114. </text:p>
          </table:table-cell>
          <table:table-cell office:value-type="string" calcext:value-type="string">
            <text:p>[05] Stadler G, Steurer J, D'r P, Binswanger U, Vetter W. Elektrolytver'nderungen w'hrend und nach willk'rlicher Hyperventilation [Electrolyte changes during and after voluntary hyperventilation]. Praxis (Bern 1994). 1995 Mar 21;84(12):328-34. German. PMID: 7701171. </text:p>
          </table:table-cell>
          <table:table-cell table:number-columns-repeated="16"/>
        </table:table-row>
        <table:table-row table:style-name="ro7">
          <table:table-cell office:value-type="string" calcext:value-type="string">
            <text:p>2000-03 Progesterone and ideas of balance in hormo </text:p>
          </table:table-cell>
          <table:table-cell office:value-type="string" calcext:value-type="string">
            <text:p>[25] T. Nencioni and F. Polvani, "Rationale for the use of calcitonin in the prevention of post-menopausal osteopo rosis," in Calcitonin, A. Pecile, editor, Elsevier Science Publ., 1985. </text:p>
          </table:table-cell>
          <table:table-cell office:value-type="string" calcext:value-type="string">
            <text:p>[26] C. C. Johnston, et aI., "Age-related bone loss," pages 91-100 in U. S. Barrel, editor, Osteoporosis II, Grone and Stratton, N. Y., 1979. </text:p>
          </table:table-cell>
          <table:table-cell table:number-columns-repeated="18"/>
        </table:table-row>
        <table:table-row table:style-name="ro10">
          <table:table-cell office:value-type="string" calcext:value-type="string">
            <text:p>2000-10 Estrogen, Aging, Radiation, Migraine &amp; </text:p>
          </table:table-cell>
          <table:table-cell office:value-type="string" calcext:value-type="string">
            <text:p>[03] Aschner M, Kimelberg HK. The use of astrocytes in culture as model systems for evaluating neurotoxic-induced-injury. Neurotoxicology. 1991 Fall;12(3):505-17. PMID: 1684034. </text:p>
          </table:table-cell>
          <table:table-cell office:value-type="string" calcext:value-type="string">
            <text:p>[04] Brignone JA, Campos de Brignone CM, Rodr'guez RR, Marzi A, Rebagliati de Mignone I, Rodoni MJ, Susemihl MC. Effect in vivo of endogenous sexual hormones upon the liver mitochondrial function compared in male and female diabetic rats. Acta Physiol Pharmacol Latinoam. 1989;39(3):197-209. PMID: 2534494. </text:p>
          </table:table-cell>
          <table:table-cell office:value-type="string" calcext:value-type="string">
            <text:p>[07] Dawson TM, Dawson VL. ADP-ribosylation as a mechanism for the action of nitric oxide in the nervous system. New Horiz. 1995 Feb;3(1):85-92. PMID: 7704595. </text:p>
          </table:table-cell>
          <table:table-cell office:value-type="string" calcext:value-type="string">
            <text:p>[14] Felipo V, Hermenegildo C, Montoliu C, Llansola M, Mi'ana MD. Neurotoxicity of ammonia and glutamate: molecular mechanisms and prevention. Neurotoxicology. 1998 Aug-Oct;19(4-5):675-81. PMID: 9745928. </text:p>
          </table:table-cell>
          <table:table-cell office:value-type="string" calcext:value-type="string">
            <text:p>[16] Gourdon I, Gu'rin MC, Torreilles J. Modulation de l'activit' respiratoire des macrophages r'naux du loup (Dicentrarchus labrax) par exposition chronique ' des concentrations subl'tales d'ammoniaque [Modulation of respiratory activity of renal macrophages in sea bass (Dicentrarchus labrax) by chronic exposure to sublethal concentration of ammonia]. C R Seances Soc Biol Fil. 1997;191(4):617-25. French. PMID: 9404463. </text:p>
          </table:table-cell>
          <table:table-cell office:value-type="string" calcext:value-type="string">
            <text:p>[21] Kozakiewicz J, Wrzolkowa T. Badania nad ultrastruktura tkanki ?acznej w profirii p'znej oraz zwyrodnieniu starczym sk'ry (elastosis senilis [Ultrastructure of connective tissue in porphyria cutanea tarda and elastosis senilis]. Przegl Dermatol. 1973 May-Jun;60(3):289-96. Polish. PMID: 4748069. </text:p>
          </table:table-cell>
          <table:table-cell office:value-type="string" calcext:value-type="string">
            <text:p>[29] Ogonowski AA, May SW, Moore AB, Barrett LT, O'Bryant CL, Pollock SH. Antiinflammatory and analgesic activity of an inhibitor of neuropeptide amidation. J Pharmacol Exp Ther. 1997 Feb;280(2):846-53. PMID: 9023299. </text:p>
          </table:table-cell>
          <table:table-cell office:value-type="string" calcext:value-type="string">
            <text:p>[31] Pushkina NV, Tsybul'ski? IE, Lukash AI. Amidirovannost' belkov krovi v usloviiakh giperglikemii pri 'ksperimental'nom sakharnom diabete [Amidation of blood proteins during hyperglycemia in experimental diabetes mellitus]. Vopr Med Khim. 1987 Jul-Aug;33(4):52-5. Russian. PMID: 3660740.</text:p>
          </table:table-cell>
          <table:table-cell office:value-type="string" calcext:value-type="string">
            <text:p>[35] Kurs'ky? MD. Viddil biokhimi? m'iaziv [Department of the Biochemistry of Muscles]. Ukr Biokhim Zh (1978). 1995 May-Jun;67(3):59-69. Ukrainian. PMID: 7571074. </text:p>
          </table:table-cell>
          <table:table-cell table:number-columns-repeated="11"/>
        </table:table-row>
        <table:table-row table:style-name="ro3">
          <table:table-cell office:value-type="string" calcext:value-type="string">
            <text:p>2001 Fibrosis, Estrogen, stiffness, excitotoxicity, aging</text:p>
          </table:table-cell>
          <table:table-cell office:value-type="string" calcext:value-type="string">
            <text:p>[10] Lahita RG. Collagen disease: the enemy within. Int J Fertil Womens Med. 1998 Sep-Oct;43(5):229-34. PMID: 9863615. </text:p>
          </table:table-cell>
          <table:table-cell office:value-type="string" calcext:value-type="string">
            <text:p>[11] Lanari A, de Kremer GH. Fibrosis y cirrosis en el conejo por acci'n del dietilestilbestrol y su inhibici'n por la progesterona [Fibrosis and cirrhosis in the rabbit induced by diethylstilbestrol and its inhibition with progesterone]. Medicina (B Aires). 1985;45(2):110-6. Spanish. PMID: 3841921. </text:p>
          </table:table-cell>
          <table:table-cell office:value-type="string" calcext:value-type="string">
            <text:p>[13] Medicina (B Aires) 1983;43(6 Pt 1):677-681. [Effect of progesterone on the development of experimental pleural adhesions]. </text:p>
          </table:table-cell>
          <table:table-cell office:value-type="string" calcext:value-type="string">
            <text:p>[18] Confino E, Friberg J, Vermesh M, Thomas W, Gleicher N. Effects of progesterone on postoperative adhesion formation in hysterectomized rabbits. Int J Fertil. 1988 Mar-Apr;33(2):139-42. PMID: 2898453. </text:p>
          </table:table-cell>
          <table:table-cell office:value-type="string" calcext:value-type="string">
            <text:p>[27] Breborowicz A, Martis L, Oreopoulos DG. In vitro influence of lactate on function of peritoneal fibroblasts. Adv Perit Dial. 1994;10:225-9. PMID: 7999834. </text:p>
          </table:table-cell>
          <table:table-cell office:value-type="string" calcext:value-type="string">
            <text:p>[44] NI Arlashchenko, Izv Akad Nauk Ser BioI 1995 May-Jun;(3):361-6. [Disruption of the permeability of blood-tissue barriers in mechanisms of primary reaction to irradiation] Russian.</text:p>
          </table:table-cell>
          <table:table-cell table:number-columns-repeated="14"/>
        </table:table-row>
        <table:table-row table:style-name="ro6">
          <table:table-cell office:value-type="string" calcext:value-type="string">
            <text:p>2001 Mary Shomon Interview </text:p>
          </table:table-cell>
          <table:table-cell office:value-type="string" calcext:value-type="string">
            <text:p>[13] Nicolau GY, Haus E, Lakatua DJ, Bogdan C, Petrescu E, Sackett-Lundeen L, Berg HG, Ioani?iu D, Popescu M, Chioran C. Endocrine circadian time structure in the aged. Endocrinologie. 1982 Jul-Sep;20(3):165-76. PMID: 6755633. </text:p>
          </table:table-cell>
          <table:table-cell table:number-columns-repeated="19"/>
        </table:table-row>
        <table:table-row table:style-name="ro4">
          <table:table-cell office:value-type="string" calcext:value-type="string">
            <text:p>2001-05 Cocaine babies, criminal responsibility, and </text:p>
          </table:table-cell>
          <table:table-cell office:value-type="string" calcext:value-type="string">
            <text:p>[01] Grieve JF. Prevention of gestational failure by high protein diet. J Reprod Med. 1974 Nov;13(5):170-4. PMID: 4427320. </text:p>
          </table:table-cell>
          <table:table-cell office:value-type="string" calcext:value-type="string">
            <text:p>[03] Huether G. Amino acid availability and brain development: effects of nutritional and metabolic inadequacies. Eur J Clin Nutr. 1989;43 Suppl 1:19-25. PMID: 2567665. </text:p>
          </table:table-cell>
          <table:table-cell office:value-type="string" calcext:value-type="string">
            <text:p>[09] Mello NK, Sarnyai Z, Mendelson JH, Drieze JM, Kelly M. Acute effects of cocaine on anterior pituitary hormones in male and female rhesus monkeys. J Pharmacol Exp Ther. 1993 Aug;266(2):804-11. PMID: 8355210. </text:p>
          </table:table-cell>
          <table:table-cell office:value-type="string" calcext:value-type="string">
            <text:p>[10] Slotkin TA. Fetal nicotine or cocaine exposure: which one is worse? J Pharmacol Exp Ther. 1998 Jun;285(3):931-45. PMID: 9618392. </text:p>
          </table:table-cell>
          <table:table-cell office:value-type="string" calcext:value-type="string">
            <text:p>[11] Riley EP, LaFiette MH. The effects of prenatal cocaine exposure on subsequent learning in the rat. NIDA Res Monogr. 1996;164:53-77. PMID: 8809868. </text:p>
          </table:table-cell>
          <table:table-cell office:value-type="string" calcext:value-type="string">
            <text:p>[13] de Jong G, Pattinson RC, Odendaal HJ. Influence of perinatal care on stillbirths in patients of low socio-economic class. S Afr Med J. 1988 Jul 16;74(2):53-4. PMID: 3399970. </text:p>
          </table:table-cell>
          <table:table-cell office:value-type="string" calcext:value-type="string">
            <text:p>[24] Mansani FE, Cavatorta E, Ceruti M, Coppola F, Vadora E. Effetti della infusione di l-aminoacidi naturali liberi alla madre nella terapia della insufficienza feto-placentare cronica [Effects of the infusion of free natural L-amino acids in the mother in the treatment of chronic feto-placental insufficiency]. Ateneo Parmense Acta Biomed. 1974 Jan-APR;45(1-2):29-40. Italian. PMID: 4157137. </text:p>
          </table:table-cell>
          <table:table-cell office:value-type="string" calcext:value-type="string">
            <text:p>[26] Fanard A, Picazo JJ. C'mo estimular la funci'n placentaria [How to stimulate the placental function (author's transl)]. Reproduccion. 1976 Jan-Jun;3(1-2):15-25. Spanish. PMID: 1027640. </text:p>
          </table:table-cell>
          <table:table-cell table:number-columns-repeated="12"/>
        </table:table-row>
        <table:table-row table:style-name="ro13">
          <table:table-cell office:value-type="string" calcext:value-type="string">
            <text:p>2001-10 Thought and energy, mood and metabolism </text:p>
          </table:table-cell>
          <table:table-cell office:value-type="string" calcext:value-type="string">
            <text:p>[01] Papousek M. Chronobiologische Aspekte der Zyklothymie [Chronobiological aspects of cyclothymia (author's transl)]. Fortschr Neurol Psychiatr Grenzgeb. 1975 Aug;43(8):381-440. German. PMID: 170178. </text:p>
          </table:table-cell>
          <table:table-cell office:value-type="string" calcext:value-type="string">
            <text:p>[03] Watanabe A. [The influence of L-triiodothyronine on the action of desipramine on beta and serotonin 2A receptor, monoamines in the rat brain]. Nihon Shinkei Seishin Yakurigaku Zasshi. 1999 Oct;19(4):139-46. Japanese. PMID: 10681158.</text:p>
          </table:table-cell>
          <table:table-cell office:value-type="string" calcext:value-type="string">
            <text:p>[06] Kotake H, Oikawa S. [Syndrome X]. Nihon Rinsho. 1999 Mar;57(3):622-6. Japanese. PMID: 10199144. </text:p>
          </table:table-cell>
          <table:table-cell office:value-type="string" calcext:value-type="string">
            <text:p>[09] Donchenko GV, Kuchmerovskaia TM, Parkhomets PK, Obrosova IG, Klimenko AP, Efimov AS. Vliianie nikotinamida na zakhvat i vysvobozhdenie serotonina i GAMK sinaptosomami kory golovnogo mozga krys s diabetom, vyzvannym vozde?stviem streptozototsina [Effect of nicotinamide on the uptake and release of serotonin and GABA by cerebral cortex synaptosomes in rats with diabetes induced by streptozotocin]. Ukr Biokhim Zh (1978). 1995 Jan-Feb;67(1):105-11. Russian. PMID: 8588246. </text:p>
          </table:table-cell>
          <table:table-cell office:value-type="string" calcext:value-type="string">
            <text:p>[13] Thase ME. Treatment issues related to sleep and depression. J Clin Psychiatry. 2000;61 Suppl 11:46-50. PMID: 10926055. </text:p>
          </table:table-cell>
          <table:table-cell table:number-columns-repeated="15"/>
        </table:table-row>
        <table:table-row table:style-name="ro13">
          <table:table-cell office:value-type="string" calcext:value-type="string">
            <text:p>2001-11 Postpartum, Premenstrual, and Seasonal S </text:p>
          </table:table-cell>
          <table:table-cell office:value-type="string" calcext:value-type="string">
            <text:p>[01] Pringuey D, Bovier P, Chiaroni P, Widmer J, Dufour H, Gaillard JM, Tissot R. Transports membranaires 'rythrocytaires de la L-tyrosine et du L-tryptophane chez 66 sujets atteints de syndromes d'pressifs. R'sultats pr'liminaires [Erythrocyte membrane transport of L-tyrosine and L-tryptophan in 66 patients with depressive syndromes. Preliminary results]. Acta Psychiatr Belg. 1986 Mar-Apr;86(2):131-40. French. PMID: 3728058. </text:p>
          </table:table-cell>
          <table:table-cell office:value-type="string" calcext:value-type="string">
            <text:p>[05] Levine ME, Duffy LK. Seasonal variation of the amino acid, L-tryptophan, in interior Alaska. Int J Circumpolar Health. 1998;57 Suppl 1:386-8. PMID: 10093312. </text:p>
          </table:table-cell>
          <table:table-cell office:value-type="string" calcext:value-type="string">
            <text:p>[10] van der Mast RC, Fekkes D. Serotonin and amino acids: partners in delirium pathophysiology? Semin Clin Neuropsychiatry. 2000 Apr;5(2):125-31. Doi: 10.153/SCNP00500125. PMID: 10837101. </text:p>
          </table:table-cell>
          <table:table-cell office:value-type="string" calcext:value-type="string">
            <text:p>[13] Carlini EA, Lindsey CJ. Effect of serotonergic drugs on the aggressiveness induced by delta 9-tetrahydrocannabinol in rem-sleep-deprived rats. Braz J Med Biol Res. 1982 Oct;15(4-5):281-3. PMID: 6303479. </text:p>
          </table:table-cell>
          <table:table-cell office:value-type="string" calcext:value-type="string">
            <text:p>[14] R'zs's C, J'zsa R, Mess B. Inhibitory role of brain stem serotoninergic neuron system on thyroid function in rat. Endocrinol Exp. 1979 Mar;13(1):9-18. PMID: 160313. </text:p>
          </table:table-cell>
          <table:table-cell office:value-type="string" calcext:value-type="string">
            <text:p>[15] Anisimov VN, Zavarzina NIu, Zabezhinski? MA, Popovich IG, Anikin IV, Zimina OA, Solov'ev MV, Shtylik AV, Arutiunian AV, Oparina TI, Prokopenko VM, Khavinson VKh. Vliianie melatonina na pokazateli biologicheskogo vozrasta, prodolzhitel'nost' zhizni i razvitie spontannykh opukhole? u myshe? [The effect of melatonin on the indices of biological age, on longevity and on the development of spontaneous tumors in mice]. Vopr Onkol. 2000;46(3):311-9. Russian. PMID: 10976278. </text:p>
          </table:table-cell>
          <table:table-cell office:value-type="string" calcext:value-type="string">
            <text:p>[17] Danilenko KV, Putilov AA, Russkikh GS, Duffy LK, Ebbesson SO. Diurnal and seasonal variations of melatonin and serotonin in women with seasonal affective disorder. Arctic Med Res. 1994 Jul;53(3):137-45. PMID: 7986318. </text:p>
          </table:table-cell>
          <table:table-cell office:value-type="string" calcext:value-type="string">
            <text:p>[18] Bozhko GKh, Tsaritsinski? VI, Kostiukovskaia LS, Kulabukhov VM. Vliianie sveta povyshenno? intensivnosti na izmenenie soderzhaniia serotonina i melatonina u bol'nykh s depressie? [The effect of an increased intensity of light on changes in the serotonin and melatonin content in patients with depression]. Lik Sprava. 1994 Jul-Aug;(7-8):88-90. Russian. PMID: 7900366. </text:p>
          </table:table-cell>
          <table:table-cell table:number-columns-repeated="12"/>
        </table:table-row>
        <table:table-row table:style-name="ro10">
          <table:table-cell office:value-type="string" calcext:value-type="string">
            <text:p>2002-09 Lungs Shock Inflammation And Aging </text:p>
          </table:table-cell>
          <table:table-cell office:value-type="string" calcext:value-type="string">
            <text:p>[02] Ansari A, Collier J, Mohsenifar Z. Isolated reduction in single-breath diffusion capacity in young, healthy, asymptomatic women. Am J Med Sci. 1995 Dec;310(6):226-8. PMID: 7503101. </text:p>
          </table:table-cell>
          <table:table-cell office:value-type="string" calcext:value-type="string">
            <text:p>[04] Bazarevich GIa, Deviataev AM, Likhtenshte?n AO, Natsvlishvili BP, Sadeko MKh. Rol' biologichesko? aktivnosti serotonina v formirovanii sindroma "shokovogo" legkogo [Role of the biological activity of serotonin in the production of the "shock lung" syndrome]. Biull Eksp Biol Med. 1976 Oct;82(10):1181-3. Russian. PMID: 1029497. </text:p>
          </table:table-cell>
          <table:table-cell office:value-type="string" calcext:value-type="string">
            <text:p>[06] di Filippo A, Scardi S, Consalvo M, Ridolfi N, Pellegrini G, Paternostro E, Novelli GP. L'etano espirato come marker non invasivo della evoluzione della multiple organ dysfunction syndrome (MODS) sperimentale [Expired ethane as a non-invasive marker of the course of experimental multiple organ dysfunction syndrome (MODS)]. Minerva Anestesiol. 1994 Jun;60(6):295-303. Italian. PMID: 7984312. </text:p>
          </table:table-cell>
          <table:table-cell office:value-type="string" calcext:value-type="string">
            <text:p>[16] Kharitonov SA, Barnes PJ. Nitric oxide in exhaled air is a new marker of airway inflammation. Monaldi Arch Chest Dis. 1996 Dec;51(6):533-7. PMID: 9046169. </text:p>
          </table:table-cell>
          <table:table-cell office:value-type="string" calcext:value-type="string">
            <text:p>[27] van Bel F. Toediening van glucocorticostero'den aan de te vroeg geborene: steeds meer aanwijzingen voor ongewenste bijwerkingen [Administration of glucocorticosteroids to premature infants: increasing evidence of adverse effects]. Ned Tijdschr Geneeskd. 2001 Dec 29;145(52):2521-5. Dutch. PMID: 11793826. </text:p>
          </table:table-cell>
          <table:table-cell table:number-columns-repeated="15"/>
        </table:table-row>
        <table:table-row table:style-name="ro3">
          <table:table-cell office:value-type="string" calcext:value-type="string">
            <text:p>2002-11 Progesterone, thyroid, cancer </text:p>
          </table:table-cell>
          <table:table-cell office:value-type="string" calcext:value-type="string">
            <text:p>[12] Confino E, Friberg J, Vermesh M, Thomas W, Gleicher N. Effects of progesterone on postoperative adhesion formation in hysterectomized rabbits. Int J Fertil. 1988 Mar-Apr;33(2):139-42. PMID: 2898453. </text:p>
          </table:table-cell>
          <table:table-cell office:value-type="string" calcext:value-type="string">
            <text:p>[14] Cragle RG. Dizygotic cattle twins and tissue tolerance. ORO-661. ORO Rep. 1967 Jul 1:50-5. PMID: 4890188. </text:p>
          </table:table-cell>
          <table:table-cell office:value-type="string" calcext:value-type="string">
            <text:p>[22] Garegnani TC, Barcat JA, Pistoia OA, Lanari A. Acci'n de la progesterona en la organizaci'n de adherencias pleurales experimentales [Effect of progesterone on the development of experimental pleural adhesions]. Medicina (B Aires). 1983;43(6 Pt 1):677-81. Spanish. PMID: 6679032. </text:p>
          </table:table-cell>
          <table:table-cell office:value-type="string" calcext:value-type="string">
            <text:p>[31] Kothari MV, Mehta LA. An epitaph for the gene. An obituary for genetics. An adieu for heredity. J Postgrad Med. 1997 Jul-Sep;43(3):57-60. PMID: 10740723. </text:p>
          </table:table-cell>
          <table:table-cell office:value-type="string" calcext:value-type="string">
            <text:p>[34] Lewis GC Jr. Progestin therapy for cancer of the uterine corpus. Pa Med. 1971 Apr;74(4):47-51. PMID: 4336781. </text:p>
          </table:table-cell>
          <table:table-cell office:value-type="string" calcext:value-type="string">
            <text:p>[39] Lahita RG. Collagen disease: the enemy within. Int J Fertil Womens Med. 1998 Sep-Oct;43(5):229-34. PMID: 9863615. </text:p>
          </table:table-cell>
          <table:table-cell office:value-type="string" calcext:value-type="string">
            <text:p>[40] Lanari A, de Kremer GH. Fibrosis y cirrosis en el conejo por acci'n del dietilestilbestrol y su inhibici'n por la progesterona [Fibrosis and cirrhosis in the rabbit induced by diethylstilbestrol and its inhibition with progesterone]. Medicina (B Aires). 1985;45(2):110-6. Spanish. PMID: 3841921. </text:p>
          </table:table-cell>
          <table:table-cell office:value-type="string" calcext:value-type="string">
            <text:p>[41] Rouayrenc JF, Vignon F, Bringer J, Pujol P. Les effets non-transcriptionnels des oestrog'nes refont surface [Non-genomic steroid effects: estrogen action revisited]. Ann Endocrinol (Paris). 2000 Dec;61(6):517-523. French. PMID: 11148326. </text:p>
          </table:table-cell>
          <table:table-cell office:value-type="string" calcext:value-type="string">
            <text:p>[42] Rubin H. Cell damage, aging and transformation: a multilevel analysis of carcinogenesis. Anticancer Res. 1999 Nov-Dec;19(6A):4877-86. PMID: 10697601. </text:p>
          </table:table-cell>
          <table:table-cell table:number-columns-repeated="11"/>
        </table:table-row>
        <table:table-row table:style-name="ro8">
          <table:table-cell office:value-type="string" calcext:value-type="string">
            <text:p>2003-03 Estrogen's Mechanisms in Aging and Cancer</text:p>
          </table:table-cell>
          <table:table-cell office:value-type="string" calcext:value-type="string">
            <text:p>[02] Boljevic S, Kogan AH, Gracev SV, Jelisejeva SV, Daniljak IG. Osobina ugljen dioksida da inhibise stvaranje aktivnih oblika kiseonika u ?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office:value-type="string" calcext:value-type="string">
            <text:p>[04] Merlen JF. Microcirculation et contraceptifs oraux [Microcirculation and oral contraceptives]. Phlebologie. 1982 Apr-Jun;35(2):631-7. French. PMID: 7111432. </text:p>
          </table:table-cell>
          <table:table-cell office:value-type="string" calcext:value-type="string">
            <text:p>[06] Reid AC, Teasdale GM, McCulloch J. Hormonal influence on water permeability across the blood-brain barrier. Clin Exp Neurol. 1983;19:50-3. PMID: 6568928. </text:p>
          </table:table-cell>
          <table:table-cell office:value-type="string" calcext:value-type="string">
            <text:p>[08] Lagrue G, Behar A, Morville R. Etude de la fonction ovarienne au cours des oed'mes idiopathiques orthostatiques. Administration orale de progest'rone et variations de la perm'abilit' capillaire [Ovarian function in orthostatic idiopathic edema. Oral administration of progesterone and changes in capillary permeability]. Presse Med. 1983 Dec 10;12(45):2859-62. French. PMID: 6228862. </text:p>
          </table:table-cell>
          <table:table-cell office:value-type="string" calcext:value-type="string">
            <text:p>[19] Kimoto Y, Tanji Y, Taguchi T, Sugimoto T, Watanabe T, Tsukamoto F, Kim S, Yoneda K, Takamura Y, Izukura M, Shiba E, Takai S. Antitumor effect of medium-chain triglyceride and its influence on the self-defense system of the body. Cancer Detect Prev. 1998;22(3):219-24. doi: 10.1046/j.1525-1500.1998.0oa32.x. PMID: 9618043. </text:p>
          </table:table-cell>
          <table:table-cell office:value-type="string" calcext:value-type="string">
            <text:p>[20] Trams G, Engel B, Lehmann F, Maass H. Specific binding of oestradiol in human uterine tissue. Acta Endocrinol (Copenh). 1973 Feb;72(2):351-60. doi: 10.1530/acta.0.0720351. PMID: 4739184. </text:p>
          </table:table-cell>
          <table:table-cell office:value-type="string" calcext:value-type="string">
            <text:p>[21] Engel LL, Weidenfield J, Merriam GR. Metabolism of diethylstilbestrol by rat liver: a preliminary report. J Toxicol Environ Health Suppl. 1976;1:37-44. PMID: 11352. </text:p>
          </table:table-cell>
          <table:table-cell office:value-type="string" calcext:value-type="string">
            <text:p>[27] Kimoto Y. Gene transcripts of eleven proteins with specific functions are all detected in human normal cells and tumor cell lines: a possible DNA--&gt;RNA basal constant flow. Hum Cell. 1995 Dec;8(4):202-10. PMID: 8721092. </text:p>
          </table:table-cell>
          <table:table-cell table:number-columns-repeated="12"/>
        </table:table-row>
        <table:table-row table:style-name="ro12">
          <table:table-cell office:value-type="string" calcext:value-type="string">
            <text:p>2005 Carbon monoxide, Estrogen, and the Medical </text:p>
          </table:table-cell>
          <table:table-cell office:value-type="string" calcext:value-type="string">
            <text:p>[10] Correa ME, Finol HJ, Marquez A, Sosa L, Diaz NL. Ultrastructure of hepatocyte abnormalities in perimetastatic areas. J Submicrosc Cytol Pathol. 1998 Jul;30(3):371-7. PMID: 9723197. </text:p>
          </table:table-cell>
          <table:table-cell office:value-type="string" calcext:value-type="string">
            <text:p>[12] Eidemiller LR, Fletcher WS, Dennis DL, Krippaehne WW. Spontaneous remission of proven cancer. Northwest Med. 1971 Aug;70(8):539-43. PMID: 4327746. </text:p>
          </table:table-cell>
          <table:table-cell office:value-type="string" calcext:value-type="string">
            <text:p>[16] Figge, F. H. J., and G. S. Weiland. "The affinity of neoplastic, embryonic, and traumatized tissue for porphyrins and metalloporphyrins."'Anatomical record. Vol. 100. No. 4. DIV JOHN WILEY &amp; SONS INC, 605 THIRD AVE, NEW YORK, NY 10158-0012: WILEY-LISS, 1948. </text:p>
          </table:table-cell>
          <table:table-cell office:value-type="string" calcext:value-type="string">
            <text:p>[31] Nagy P, Csaba IF. Uber die Wirkungsweise von Ostrogenen auf den In-vitro-Stoffwechsel des aus menschlicher Fr'hschwangerschaft stammended Trophoblasten [Action of oestrogens on in vitro metabolism of trophoblast from human early pregnancy (author's transl)]. Zentralbl Gynakol. 1982;104(2):111-6. German. PMID: 7080714. </text:p>
          </table:table-cell>
          <table:table-cell office:value-type="string" calcext:value-type="string">
            <text:p>[47] Tian J, Zheng Y, Yang C. [Effect of sex hormones on heme oxygenase expression in rat ventral prostate]. Sheng Li Xue Bao. 2004 Feb 25;56(1):54-9. Chinese. PMID: 14985830. </text:p>
          </table:table-cell>
          <table:table-cell office:value-type="string" calcext:value-type="string">
            <text:p>[50] Yam D, Eliraz A, Berry EM. Diet and disease--the Israeli paradox: possible dangers of a high omega-6 polyunsaturated fatty acid diet. Isr J Med Sci. 1996 Nov;32(11):1134-43. PMID: 8960090. </text:p>
          </table:table-cell>
          <table:table-cell office:value-type="string" calcext:value-type="string">
            <text:p>[51] Zajicek G. Pernicious cachexia: a different view of cancer. Anticancer Res. 1999 Nov-Dec;19(6A):4907-12. PMID: 10697603. </text:p>
          </table:table-cell>
          <table:table-cell table:number-columns-repeated="13"/>
        </table:table-row>
        <table:table-row table:style-name="ro12">
          <table:table-cell office:value-type="string" calcext:value-type="string">
            <text:p>2005 Contexts for Asthma </text:p>
          </table:table-cell>
          <table:table-cell office:value-type="string" calcext:value-type="string">
            <text:p>[14] Terral C, Godard P, Michel FB, Macabies J. Influence des estrog'nes sur l'histamino-lib'ration du sang total induite par des allerg'nes in vitro [Influence of estrogens on histamines liberation by whole blood induced by allergens in vitro]. C R Seances Soc Biol Fil. 1981;175(2):247-52. French. PMID: 6166357. </text:p>
          </table:table-cell>
          <table:table-cell office:value-type="string" calcext:value-type="string">
            <text:p>[25] Torreilles J, Gu'rin MC. Peut-on parler d'un stress NO? [Does nitric oxide stress exist?]. C R Seances Soc Biol Fil. 1995;189(3):389-400. French. PMID: 8521087. </text:p>
          </table:table-cell>
          <table:table-cell office:value-type="string" calcext:value-type="string">
            <text:p>[26] Bazarevich GIa, Deviataev AM, Likhtenshte?n AO, Natsvlishvili BP, Sadeko MKh. Rol' biologichesko? aktivnosti serotonina v formirovanii sindroma "shokovogo" legkogo [Role of the biological activity of serotonin in the production of the "shock lung" syndrome]. Biull Eksp Biol Med. 1976 Oct;82(10):1181-3. Russian. PMID: 1029497. </text:p>
          </table:table-cell>
          <table:table-cell office:value-type="string" calcext:value-type="string">
            <text:p>[40] Fehrenbach E, Northoff H. Free radicals, exercise, apoptosis, and heat shock proteins. Exerc Immunol Rev. 2001;7:66-89. PMID: 11579749. </text:p>
          </table:table-cell>
          <table:table-cell table:number-columns-repeated="16"/>
        </table:table-row>
        <table:table-row table:style-name="ro13">
          <table:table-cell office:value-type="string" calcext:value-type="string">
            <text:p>2005-11 Thyroiditis, Some confusions and causes </text:p>
          </table:table-cell>
          <table:table-cell office:value-type="string" calcext:value-type="string">
            <text:p>[10] Genovesi G, Paolini P, Marcellini L, Vernillo E, Salvati G, Polidori G, Ricciardi D, de Nuccio I, Re M. Relationship between autoimmune thyroid disease Rand Alzheimer's disease. Panminerva Med. 1996 Mar;38(1):61-3. PMID: 8766884. </text:p>
          </table:table-cell>
          <table:table-cell office:value-type="string" calcext:value-type="string">
            <text:p>[12] Graebert KS, Popp GM, Kehle T, Herzog V. Regulated O-glycosylation of the Alzheimer beta-A4 amyloid precursor protein in thyrocytes. Eur J Cell Biol. 1995 Jan;66(1):39-46. PMID: 7750518. </text:p>
          </table:table-cell>
          <table:table-cell office:value-type="string" calcext:value-type="string">
            <text:p>[13] Graebert KS, Lemansky P, Kehle T, Herzog V. Localization and regulated release of Alzheimer amyloid precursor-like protein in thyrocytes. Lab Invest. 1995 May;72(5):513-23. PMID: 7745947. </text:p>
          </table:table-cell>
          <table:table-cell office:value-type="string" calcext:value-type="string">
            <text:p>[14] Ishii K, Hayashi A, Tamaoka A, Mizusawa H, Shoji S. [A case of Hashimoto's encephalopathy with a relapsing course related to menstrual cycle]. Rinsho Shinkeigaku. 1993 Sep;33(9):995-7. Japanese. PMID: 8299282. </text:p>
          </table:table-cell>
          <table:table-cell office:value-type="string" calcext:value-type="string">
            <text:p>[17] K'nig F, von Hippel C, Petersdorff T, Kaschka W. Schilddr'senautoantik'rper bei depressiven Erkrankungen [Thyroid autoantibodies in depressive disorders]. Acta Med Austriaca. 1999;26(4):126-8. German. PMID: 10526630. </text:p>
          </table:table-cell>
          <table:table-cell office:value-type="string" calcext:value-type="string">
            <text:p>[18] Konno N, Iizuka N, Kawasaki K, Taguchi H, Miura K, Taguchi S, Murakami S, Hagiwara K, Noda Y, Ukawa S. [Screening for thyroid dysfunction in adults residing in Hokkaido Japan: in relation to urinary iodide concentration and thyroid autoantibodies]. Hokkaido Igaku Zasshi. 1994 May;69(3):614-26. Japanese. PMID: 7927185. </text:p>
          </table:table-cell>
          <table:table-cell office:value-type="string" calcext:value-type="string">
            <text:p>[30] Poverenny? AM, Shinkarkina AP, Vinogradova IuE, Beziaeva GP, Podgorodnichenko VK, Tsyb AF. Veroiatnye posledstviia povrezhdeniia radioaktivnym ?odom shchitovidno? zhelezy v period Chernobyl'sko? avarii [The probable sequelae of thyroid damage from radioactive iodine during the Chernobyl accident]. Radiats Biol Radioecol. 1996 Jul-Aug;36(4):632-40. Russian. PMID: 8925035. </text:p>
          </table:table-cell>
          <table:table-cell office:value-type="string" calcext:value-type="string">
            <text:p>[36] Shinkarkina AP, Podgorodnichenko VK, Poverenny? AM. Antitela k mikrosomal'nomu antigenu shchitovidno? zhelezy u dete? i podrostkov, podvergshikhsia radiatsionnomu vozde?stviiu v rezul'tate avarii na Chernobyl'sko? AES [Antibodies to the thyroid microsomal antigen in children and adolescents subjected to radiation exposure as a result of the accident at the Chernobyl Atomic Electric Power Station]. Radiats Biol Radioecol. 1994 Jan-Feb;34(1):3-7. Russian. PMID: 8148974. </text:p>
          </table:table-cell>
          <table:table-cell office:value-type="string" calcext:value-type="string">
            <text:p>[37] Schumm-Draeger PM, L'nger F, Caspar G, Rippegather K, Herrmann G, Fortmeyer HP, Usadel KH, H'bner K. Spontane Hashimoto-artige Thyreoiditis im Modell der Katze [Spontaneous Hashimoto-like thyroiditis in cats]. Verh Dtsch Ges Pathol. 1996;80:297-301. German. PMID: 9065031. </text:p>
          </table:table-cell>
          <table:table-cell office:value-type="string" calcext:value-type="string">
            <text:p>[38] Sterzl I, Hrd' P, Proch'zkov' J, B'rtov' J, Matucha P. Reakce na kovy u pacient? s chronickou 'navou a autoimunitn'mi endokrinopatiemi [Reactions to metals in patients with chronic fatigue and autoimmune endocrinopathy]. Vnitr Lek. 1999 Sep;45(9):527-31. Czech. PMID: 10951876. </text:p>
          </table:table-cell>
          <table:table-cell office:value-type="string" calcext:value-type="string">
            <text:p>[42] W'meau JL. Hypothyro'dies li'es aux surcharges iod'es [Hypothyroidism related to excess iodine]. Presse Med. 2002 Oct 26;31(35):1670-5. French. PMID: 12448334. </text:p>
          </table:table-cell>
          <table:table-cell table:number-columns-repeated="9"/>
        </table:table-row>
        <table:table-row table:style-name="ro11">
          <table:table-cell office:value-type="string" calcext:value-type="string">
            <text:p>2006 Autoimmunity </text:p>
          </table:table-cell>
          <table:table-cell office:value-type="string" calcext:value-type="string">
            <text:p>[05] Ayres S Jr, Mihan R. Is vitamin E involved in the autoimmune mechanism? Cutis. 1978 Mar;21(3):321-5. PMID: 343998. </text:p>
          </table:table-cell>
          <table:table-cell office:value-type="string" calcext:value-type="string">
            <text:p>[09] Blank M, Mendlovic S, Fricke H, Mozes E, Talal N, Shoenfeld Y. Sex hormone involvement in the induction of experimental systemic lupus erythematosus by a pathogenic anti-DNA idiotype in naive mice. J Rheumatol. 1990 Mar;17(3):311-7. PMID: 2332851. </text:p>
          </table:table-cell>
          <table:table-cell office:value-type="string" calcext:value-type="string">
            <text:p>[10] Bliznakov EG. Serotonin and its precursors as modulators of the immunological responsiveness in mice. J Med. 1980;11(2-3):81-105. PMID: 6967931. </text:p>
          </table:table-cell>
          <table:table-cell office:value-type="string" calcext:value-type="string">
            <text:p>[21] Ishii K, Hayashi A, Tamaoka A, Mizusawa H, Shoji S. [A case of Hashimoto's encephalopathy with a relapsing course related to menstrual cycle]. Rinsho Shinkeigaku. 1993 Sep;33(9):995-7. Japanese. PMID: 8299282. </text:p>
          </table:table-cell>
          <table:table-cell office:value-type="string" calcext:value-type="string">
            <text:p>[45] Talal N, Dang H, Ahmed SA, Kraig E, Fischbach M. Interleukin 2, T cell receptor and sex hormone studies in autoimmune mice. J Rheumatol Suppl. 1987 Jun;14 Suppl 13:21-5. PMID: 3112377. </text:p>
          </table:table-cell>
          <table:table-cell office:value-type="string" calcext:value-type="string">
            <text:p>[46] Talal N, Ahmed SA. Sex hormones, CD5+ (Lyl+) B-cells, and autoimmune diseases. Isr J Med Sci. 1988 Dec;24(12):725-8. PMID: 3265707. </text:p>
          </table:table-cell>
          <table:table-cell office:value-type="string" calcext:value-type="string">
            <text:p>[48] Talal N. Sex hormones and modulation of immune response in SLE. Clin Rheum Dis. 1982 Apr;8(1):23-8. PMID: 6749398. </text:p>
          </table:table-cell>
          <table:table-cell office:value-type="string" calcext:value-type="string">
            <text:p>[50] Torras H, Ferrando J, Mallolas J. Dermatitis postovulaci'n (dermatitis por progesterona) [Postovulation dermatitis (dermatitis caused by progesterone)]. Med Cutan Ibero Lat Am. 1980;8(1-3):15-21. Spanish. PMID: 7022048. </text:p>
          </table:table-cell>
          <table:table-cell table:number-columns-repeated="12"/>
        </table:table-row>
        <table:table-row table:style-name="ro11">
          <table:table-cell office:value-type="string" calcext:value-type="string">
            <text:p>2006 Inflammation, endotoxin, estrogen, and other </text:p>
          </table:table-cell>
          <table:table-cell office:value-type="string" calcext:value-type="string">
            <text:p>[29] Gen' S, G'rd'l F, Oner-Iyido?an Y, S'zme R. Acute effects of estradiol and of diethylstilbestrol: pro- or antioxidant potential? Res Commun Mol Pathol Pharmacol. 1999;105(3):253-61. PMID: 10954129. </text:p>
          </table:table-cell>
          <table:table-cell office:value-type="string" calcext:value-type="string">
            <text:p>[43] Lanari A, Garegnani TC, Heinrichs G, Castresana MP. Fibrosis hep'tica y progesterona [Hepatic fibrosis and progesterone]. Acta Gastroenterol Latinoam. 1988;18(3):161-71. Spanish. PMID: 3270299. </text:p>
          </table:table-cell>
          <table:table-cell office:value-type="string" calcext:value-type="string">
            <text:p>[44] Leathard HL. New possibilities for anti-migraine drugs: prostanoid antagonists and progesterone-mimicking stabilizers of excitable cells. Drug Des Deliv. 1989 Mar;4(2):85-91. PMID: 2569876.</text:p>
          </table:table-cell>
          <table:table-cell office:value-type="string" calcext:value-type="string">
            <text:p>[46] Li EJ, Cook JA, Spicer KM, Wise WC, Rokach J, Halushka PV. Resistance of essential fatty acid-deficient rats to endotoxin-induced increases in vascular permeability. Circ Shock. 1990 Jun;31(2):159-70. PMID: 2188748. </text:p>
          </table:table-cell>
          <table:table-cell office:value-type="string" calcext:value-type="string">
            <text:p>[50] M'lleken K. Leberbiopsiebefunde nach Einnahme oraler Kontrazeptiva [Liver biopsy findings after intake of oral contraceptives (author's transl)]. Zentralbl Allg Pathol. 1979;123(3):195-201. German. PMID: 473954. </text:p>
          </table:table-cell>
          <table:table-cell office:value-type="string" calcext:value-type="string">
            <text:p>[58] Parmar NS. The gastric anti-ulcer activity of naringenin, a specific histidine decarboxylase inhibitor. Int J Tissue React. 1983;5(4):415-20. PMID: 6671888. </text:p>
          </table:table-cell>
          <table:table-cell office:value-type="string" calcext:value-type="string">
            <text:p>[80] Wang CK, Liu JD, Lin SY, Liao LY, Cheng NY, Wang CS, Siauw CP, Chen PH. Drug-induced liver disease--a review of 14 cases. Gaoxiong Yi Xue Ke Xue Za Zhi. 1995 Apr;11(4):213-9. PMID: 7602656. </text:p>
          </table:table-cell>
          <table:table-cell office:value-type="string" calcext:value-type="string">
            <text:p>[82] Wise PM, Kashon ML, Krajnak KM, Rosewell KL, Cai A, Scarbrough K, Harney JP, McShane T, Lloyd JM, Weiland NG. Aging of the female reproductive system: a window into brain aging. Recent Prog Horm Res. 1997;52:279-303; discussion 303-5. PMID: 9238857. </text:p>
          </table:table-cell>
          <table:table-cell table:number-columns-repeated="12"/>
        </table:table-row>
        <table:table-row table:style-name="ro4">
          <table:table-cell office:value-type="string" calcext:value-type="string">
            <text:p>2006-01 X-rays, estrogen, and the brain </text:p>
          </table:table-cell>
          <table:table-cell office:value-type="string" calcext:value-type="string">
            <text:p>[14] Belousov LV, Popp FA, Kazakova NI. Sverkhslabye izlucheniia kurinykh iaits i zarodyshe?: neadditivnoe vzaimode?stvie dvukh izluchatele? i usto?chivaia neravnovesnost' [Ultraweak emissions from chicken eggs and embryos: the nonadditive interaction of 2 emitters and stable nonequilibrium]. Ontogenez. 1997 Sep-Oct;28(5):377-88. Russian. PMID: 9411317. </text:p>
          </table:table-cell>
          <table:table-cell office:value-type="string" calcext:value-type="string">
            <text:p>[21] Nagl W, Popp FA. A physical (electromagnetic) model of differentiation. 1. Basic considerations. Cytobios. 1983;37(145):45-62. PMID: 6851665. </text:p>
          </table:table-cell>
          <table:table-cell office:value-type="string" calcext:value-type="string">
            <text:p>[23] Popp FA. A very significant correlation between carcinogenic activity of polycyclic hydrocarbons and certain properties of their transition states in the range of the lowest triplet states of the DNA. Arch Geschwulstforsch. 1977;47(2):97-105. PMID: 879983. </text:p>
          </table:table-cell>
          <table:table-cell office:value-type="string" calcext:value-type="string">
            <text:p>[25] Ruth B, Popp FA. Experimentelle Untersuchungen zur ultraschwachen Photonenemission biologischer Systeme [Experimental investigations on ultraweak photonemission form biological systems (author's transl)]. Z Naturforsch C Biosci. 1976 Nov-Dec;31(11-12):741-5. German. PMID: 138296. </text:p>
          </table:table-cell>
          <table:table-cell table:number-columns-repeated="16"/>
        </table:table-row>
        <table:table-row table:style-name="ro4">
          <table:table-cell office:value-type="string" calcext:value-type="string">
            <text:p>2007 The GABA system, defenses, and tissue renewal </text:p>
          </table:table-cell>
          <table:table-cell office:value-type="string" calcext:value-type="string">
            <text:p>[13] Chuang DM. Neuroprotective and neurotrophic actions of the mood stabilizer lithium: can it be used to treat neurodegenerative diseases? Crit Rev Neurobiol. 2004;16(1-2):83-90. doi: 10.1615/critrevneurobiol.v16.i12.90. PMID: 15581403. </text:p>
          </table:table-cell>
          <table:table-cell office:value-type="string" calcext:value-type="string">
            <text:p>[36] Novikov VE, Iasnetsov VV, Evseev AV, Merkulova LI. Farmakologicheskaia korrektsiia aktivnosti protsessov perekisnogo okisleniia lipidov v dinamike cherepno-mozgovo? travmy [The pharmacological correction of the activity of lipid peroxidation processes in the dynamics of craniocerebral trauma]. Eksp Klin Farmakol. 1995 Jan-Feb;58(1):46-8. Russian. PMID: 7787698.</text:p>
          </table:table-cell>
          <table:table-cell office:value-type="string" calcext:value-type="string">
            <text:p>[37] Toksikol, Farmakol. "Nov-Dec; 54 (6): 44-6.[The effect of GABA-ergic agents on oxidative phosphorylation in the brain mitochondria in traumatic edema][Article in Russian]."'Novikov VE, Sharov A'(1991). </text:p>
          </table:table-cell>
          <table:table-cell office:value-type="string" calcext:value-type="string">
            <text:p>[48] Riou JP, Beylot M, Perrot L, Klioua R, Odeon M, Mornex R. Influence de l''tat thyro'dien sur la c'tog'n'se [Effect of thyroid function on ketogenesis (author's transl)]. Ann Endocrinol (Paris). 1980 Nov-Dec;41(6):562-7. French. PMID: 7247339. </text:p>
          </table:table-cell>
          <table:table-cell office:value-type="string" calcext:value-type="string">
            <text:p>[56] Silverman BS. Use of magnesium sulfate to control status epilepticus. Mod Vet Pract. 1982 May;63(5):384. PMID: 7187925. </text:p>
          </table:table-cell>
          <table:table-cell office:value-type="string" calcext:value-type="string">
            <text:p>[57] Simon RP, Niro M, Gwinn R. Brain acidosis induced by hypercarbic ventilation attenuates focal ischemic injury. J Pharmacol Exp Ther. 1993 Dec;267(3):1428-31. PMID: 8263804. </text:p>
          </table:table-cell>
          <table:table-cell office:value-type="string" calcext:value-type="string">
            <text:p>[70] Yeh GC, Wang SM, Wang IF. Interaction of arachidonic acid with ligand binding sites of the N-methyl-D-aspartate receptor in rat hippocampal membranes. Chin J Physiol. 1995;38(2):117-23. Erratum in: Chin J Physiol 1995;38(3):200. PMID: 8697896. </text:p>
          </table:table-cell>
          <table:table-cell table:number-columns-repeated="13"/>
        </table:table-row>
        <table:table-row table:style-name="ro10">
          <table:table-cell office:value-type="string" calcext:value-type="string">
            <text:p>2009 Peptides, coherent adaption, and some terminal diseases </text:p>
          </table:table-cell>
          <table:table-cell office:value-type="string" calcext:value-type="string">
            <text:p>[29] Guimar'es AR, Costa Rosa LF, Safi DA, Curi R. Metabolic and functional changes in macrophages of rats fed polyunsaturated or saturated fatty acid rich-diets during ageing. Biochem Int. 1992 Jun;27(1):9-16. PMID: 1627181. </text:p>
          </table:table-cell>
          <table:table-cell office:value-type="string" calcext:value-type="string">
            <text:p>[30] Guimar'es AR, Costa Rosa LF, Sitnik RH, Curi R. Effect of polyunsaturated (PUFA n-6) and saturated fatty acids-rich diets on macrophage metabolism and function. Biochem Int. 1991 Feb;23(3):533-43. PMID: 1877991. </text:p>
          </table:table-cell>
          <table:table-cell office:value-type="string" calcext:value-type="string">
            <text:p>[44] Krause A, Liepke C, Meyer M, Adermann K, Forssmann WG, Maronde E. Human natriuretic peptides exhibit antimicrobial activity. Eur J Med Res. 2001 May 29;6(5):215-8. PMID: 11410403. </text:p>
          </table:table-cell>
          <table:table-cell office:value-type="string" calcext:value-type="string">
            <text:p>[68] Sukhikh GT, Meerson FZ, Mikhaleva II. Stressornoe snizhenie rezistentnosti organizma k opukholevomu rostu i preduprezhdenie 'togo iavleniia tsentral'nymi tormoznymi metabolitami [Stress-induced decrease in body resistance to tumor growth and the prevention of this phenomenon by central inhibitory metabolites]. Dokl Akad Nauk SSSR. 1984 Sep-Oct;278(1):253-6. Russian. PMID: 6548436. </text:p>
          </table:table-cell>
          <table:table-cell office:value-type="string" calcext:value-type="string">
            <text:p>[82] Zhao YL, Wang JH, Cheng CP. [Effect of ANP on estradiol and progesterone production by rat ovarian cells]. Sheng Li Xue Bao. 1991 Dec;43(6):580-3. Chinese. PMID: 1839085. </text:p>
          </table:table-cell>
          <table:table-cell table:number-columns-repeated="15"/>
        </table:table-row>
        <table:table-row table:style-name="ro6">
          <table:table-cell office:value-type="string" calcext:value-type="string">
            <text:p>2009 Resveratrol, rate of living, CO2, and aging </text:p>
          </table:table-cell>
          <table:table-cell office:value-type="string" calcext:value-type="string">
            <text:p>[15] https://www.sciencedaily.com/releases/2009/06/090624152811.htm</text:p>
          </table:table-cell>
          <table:table-cell office:value-type="string" calcext:value-type="string">
            <text:p>[58] Tian XM, Ma XD, Yan F. [Resveratrol promotes Ca2+-induced Ca2+ release from rat liver cell mitochondria mediated by Ca2+]. Nan Fang Yi Ke Da Xue Xue Bao. 2006 Jul;26(7):910-3. Chinese. PMID: 16864075. </text:p>
          </table:table-cell>
          <table:table-cell table:number-columns-repeated="18"/>
        </table:table-row>
        <table:table-row table:style-name="ro11">
          <table:table-cell office:value-type="string" calcext:value-type="string">
            <text:p>2011 Radiation and Growth, Incoherent imprinting </text:p>
          </table:table-cell>
          <table:table-cell office:value-type="string" calcext:value-type="string">
            <text:p>[21] S'tonyi PT, Dobozy O, Csaba G. Changes of free histones in chick testicular and ovarian cells after embryonic and/or neonatal treatment with diethylstilbestrol (DES) or allyloestrenol (AE). Acta Morphol Hung. 1986;34(1-2):23-9. PMID: 3105256. </text:p>
          </table:table-cell>
          <table:table-cell office:value-type="string" calcext:value-type="string">
            <text:p>[23] Voe?kov VL, Malenkov AG. Issledovanie 'lektroprovodnosti suspenzi? normal'nykh i opukholevykh kletok [Electric conductivity of suspensions of normal and neoplastic cells]. Biofizika. 1971 Jul-Aug;16(4):657-62. Russian. PMID: 4328357. </text:p>
          </table:table-cell>
          <table:table-cell office:value-type="string" calcext:value-type="string">
            <text:p>[25] Voe?kov VL. Bio-fiziko-khimicheskie aspekty stareniia i dolgoletiia [Bio-physico-chemical aspects of aging and longevity]. Adv Gerontol. 2002;9:54-66. Russian. PMID: 12096439. </text:p>
          </table:table-cell>
          <table:table-cell office:value-type="string" calcext:value-type="string">
            <text:p>[27] Voeikov VL, Asfaramov R, Bouravleva EV, Novikov CN, Vilenskaya ND. Biophoton research in blood reveals its holistic properties. Indian J Exp Biol. 2003 May;41(5):473-82. PMID: 15244269. </text:p>
          </table:table-cell>
          <table:table-cell table:number-columns-repeated="16"/>
        </table:table-row>
        <table:table-row table:style-name="ro6">
          <table:table-cell office:value-type="string" calcext:value-type="string">
            <text:p>2011-05 Endotoxin, Stress, Depression </text:p>
          </table:table-cell>
          <table:table-cell office:value-type="string" calcext:value-type="string">
            <text:p>[09] Carlini EA, Lindsey CJ. Effect of serotonergic drugs on the aggressiveness induced by delta 9-tetrahydrocannabinol in rem-sleep-deprived rats. Braz J Med Biol Res. 1982 Oct;15(4-5):281-3. PMID: 6303479. </text:p>
          </table:table-cell>
          <table:table-cell office:value-type="string" calcext:value-type="string">
            <text:p>[10] Kazura JW. Eosinophilia-myalgia syndrome. Cleve Clin J Med. 1991 May-Jun;58(3):267-70. doi: 10.3949/ccjm.58.3.267. PMID: 1893558. </text:p>
          </table:table-cell>
          <table:table-cell table:number-columns-repeated="18"/>
        </table:table-row>
        <table:table-row table:style-name="ro5">
          <table:table-cell office:value-type="string" calcext:value-type="string">
            <text:p>2012-05 Implications of inflammation </text:p>
          </table:table-cell>
          <table:table-cell office:value-type="string" calcext:value-type="string">
            <text:p>[17] Zajicek G, Arber N, Schwartz-Arad D, Ariel I. Streaming pancreas: islet cell kinetics. Diabetes Res. 1990 Mar;13(3):121-5. PMID: 2091879. </text:p>
          </table:table-cell>
          <table:table-cell table:number-columns-repeated="19"/>
        </table:table-row>
        <table:table-row table:style-name="ro12">
          <table:table-cell office:value-type="string" calcext:value-type="string">
            <text:p>2013-01 Demystifying dementia, Protective progest </text:p>
          </table:table-cell>
          <table:table-cell office:value-type="string" calcext:value-type="string">
            <text:p>[09] Cherkasskaia MD, Matulis AA, Iasa?tis AA. Vliianie prostaglandina E2 na 'nergeticheskie parametry izolirovannykh mitokhondri? pecheni krysy [Effect of prostaglandin E2 on energy metabolism in isolated rat liver mitochondria]. Vopr Med Khim. 1982 May-Jun;28(3):110-4. Russian. PMID: 6285614. </text:p>
          </table:table-cell>
          <table:table-cell office:value-type="string" calcext:value-type="string">
            <text:p>[30]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number-columns-repeated="18"/>
        </table:table-row>
        <table:table-row table:style-name="ro12">
          <table:table-cell office:value-type="string" calcext:value-type="string">
            <text:p>2014-03 Protecting and restoring nerves </text:p>
          </table:table-cell>
          <table:table-cell office:value-type="string" calcext:value-type="string">
            <text:p>[03] Ando S, Toyoda Y, Nagai Y, Ikuta F. Alterations in brain gangliosides and other lipids of patients with Creutzfeldt-Jakob disease and subacute sclerosing panencephalitis (SSPE). Jpn J Exp Med. 1984 Dec;54(6):229-34. PMID: 6399079. </text:p>
          </table:table-cell>
          <table:table-cell office:value-type="string" calcext:value-type="string">
            <text:p>[50]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number-columns-repeated="18"/>
        </table:table-row>
        <table:table-row table:style-name="ro11">
          <table:table-cell office:value-type="string" calcext:value-type="string">
            <text:p>2014-05 Shock, inflammation, resistance, epigenetics </text:p>
          </table:table-cell>
          <table:table-cell office:value-type="string" calcext:value-type="string">
            <text:p>[08] Halushka PV, Wise WC, Cook JA. Protective effects of aspirin in endotoxic shock. J Pharmacol Exp Ther. 1981 Aug;218(2):464-9. PMID: 6894770. </text:p>
          </table:table-cell>
          <table:table-cell office:value-type="string" calcext:value-type="string">
            <text:p>[19] Menguy R, Masters YF. Influence of hyperglycemia on survival after hemorrhagic shock. Adv Shock Res. 1978;1:43-54. PMID: 262089. </text:p>
          </table:table-cell>
          <table:table-cell office:value-type="string" calcext:value-type="string">
            <text:p>[21] Okazaki K, Okutsu Y, Fukunaga A. [Effects of carbon dioxide (hypocapnia and hypercapnia) on tissue blood flow and oxygenation of liver, kidney and skeletal muscle in the dog]. Masui. 1989 Apr;38(4):457-64. Japanese. PMID: 2498552. </text:p>
          </table:table-cell>
          <table:table-cell table:number-columns-repeated="17"/>
        </table:table-row>
        <table:table-row table:style-name="ro5">
          <table:table-cell office:value-type="string" calcext:value-type="string">
            <text:p>2014-07 Approaches to renewal </text:p>
          </table:table-cell>
          <table:table-cell office:value-type="string" calcext:value-type="string">
            <text:p>[19] Sarroca A, Lin S, Bonanno JA. The effects of low pH and CO2 on bovine corneal lactate production. CLAO J. 1997 Oct;23(4):282-5. PMID: 9348454. </text:p>
          </table:table-cell>
          <table:table-cell table:number-columns-repeated="19"/>
        </table:table-row>
        <table:table-row table:style-name="ro11">
          <table:table-cell office:value-type="string" calcext:value-type="string">
            <text:p>2014-09 Antioxidants and formative fields Disruptor </text:p>
          </table:table-cell>
          <table:table-cell office:value-type="string" calcext:value-type="string">
            <text:p>[20] Romanovich EA, Basieva FI. Obmen askorbinovo? kisloty, ketokislot i oksikislot v iadrakh kletok nekotorykh opukhole? [Ascorbic, keto and hydroxy acid metabolism in the cell nuclei of certain tumors]. Vopr Onkol. 1975;21(10):34-6. Russian. PMID: 1189349. </text:p>
          </table:table-cell>
          <table:table-cell office:value-type="string" calcext:value-type="string">
            <text:p>[22] Sauer LA, Nagel WO, Dauchy RT, Miceli LA, Austin JE. Stimulation of tumor growth in adult rats in vivo during an acute fast. Cancer Res. 1986 Jul;46(7):3469-75. PMID: 3708579. </text:p>
          </table:table-cell>
          <table:table-cell office:value-type="string" calcext:value-type="string">
            <text:p>[23] Sauer LA, Dauchy RT. Blood nutrient concentrations and tumor growth in vivo in rats: relationships during the onset of an acute fast. Cancer Res. 1987 Feb 15;47(4):1065-8. PMID: 3802090. </text:p>
          </table:table-cell>
          <table:table-cell table:number-columns-repeated="17"/>
        </table:table-row>
        <table:table-row table:style-name="ro4">
          <table:table-cell office:value-type="string" calcext:value-type="string">
            <text:p>2015 Mushrooms'observations and interpretations </text:p>
          </table:table-cell>
          <table:table-cell office:value-type="string" calcext:value-type="string">
            <text:p>[09] Emanuele E. Can trehalose prevent neurodegeneration? Insights from experimental studies. Curr Drug Targets. 2014 May;15(5):551-7. doi: 10.2174/1389450115666140225104705. PMID: 24568549. </text:p>
          </table:table-cell>
          <table:table-cell office:value-type="string" calcext:value-type="string">
            <text:p>[39] Vakulenko NN. Patogistologicheskie i biokhimicheskie izmeneniia golovnogo mozga pri ateroskleroze i ateroskleroticheskom slaboumii [Pathohistologic and biochemical changes in the brain in atherosclerosis and atherosclerotic dementia]. Zh Nevropatol Psikhiatr Im S S Korsakova. 1980;80(7):997-1002. Russian. PMID: 7415733. </text:p>
          </table:table-cell>
          <table:table-cell table:number-columns-repeated="18"/>
        </table:table-row>
        <table:table-row table:style-name="ro12">
          <table:table-cell office:value-type="string" calcext:value-type="string">
            <text:p>2015 Stress, inertia, aging </text:p>
          </table:table-cell>
          <table:table-cell office:value-type="string" calcext:value-type="string">
            <text:p>[03] Barron J, Sandman CA. Relationship of sedative-hypnotic response to self-injurious behavior and stereotypy by mentally retarded clients. Am J Ment Defic. 1983 Sep;88(2):177-86. PMID: 6638079. </text:p>
          </table:table-cell>
          <table:table-cell office:value-type="string" calcext:value-type="string">
            <text:p>[22] Konturek SJ. Opiates and the gastrointestinal tract. Am J Gastroenterol. 1980 Sep;74(3):285-91. PMID: 6258423. </text:p>
          </table:table-cell>
          <table:table-cell office:value-type="string" calcext:value-type="string">
            <text:p>[23] Krivosheev OG, Stoliarov GK, Bakalkin GIa, Chazov EI. Vozniknovenie pozitsionno? asimmetrii pri bolevom, immobilizatsionnom i kholodovom stresse [Development of positional asymmetry during pain, immobilization, and cold stress]. Dokl Akad Nauk SSSR. 1980;253(4):1015-8. Russian. PMID: 6253248. </text:p>
          </table:table-cell>
          <table:table-cell office:value-type="string" calcext:value-type="string">
            <text:p>[24] Kream RM, Stefano GB. Endogenous morphine and nitric oxide coupled regulation of mitochondrial processes. Med Sci Monit. 2009 Dec;15(12):RA263-8. PMID: 19946245. </text:p>
          </table:table-cell>
          <table:table-cell office:value-type="string" calcext:value-type="string">
            <text:p>[32] Powell-Jones K, Saunders WS, St Onge RD, Thornill JA. Skeletal muscle thermogenesis: its role in the hyperthermia of conscious rats given morphine or beta-endorphin. J Pharmacol Exp Ther. 1987 Oct;243(1):322-32. PMID: 2959769. </text:p>
          </table:table-cell>
          <table:table-cell office:value-type="string" calcext:value-type="string">
            <text:p>[34] Rhoads DL, Wei LX, Lin ET, Rezvani A, Way EL. Opioids and rat erythrocyte deformability. NIDA Res Monogr. 1986;75:121-4. PMID: 3123933. </text:p>
          </table:table-cell>
          <table:table-cell office:value-type="string" calcext:value-type="string">
            <text:p>[35] Richardson JS, Zaleski WA. Naloxone and self-mutilation. Biol Psychiatry. 1983 Jan;18(1):99-101. doi: 10.1016/0378-1097(83)90142-8. PMID: 6299409. </text:p>
          </table:table-cell>
          <table:table-cell office:value-type="string" calcext:value-type="string">
            <text:p>[37] Sandman CA, Barron JL, Chicz-DeMet A, DeMet EM. Plasma B-endorphin levels in patients with self-injurious behavior and stereotypy. Am J Ment Retard. 1990 Jul;95(1):84-92. PMID: 2167106. </text:p>
          </table:table-cell>
          <table:table-cell table:number-columns-repeated="12"/>
        </table:table-row>
        <table:table-row table:style-name="ro12">
          <table:table-cell office:value-type="string" calcext:value-type="string">
            <text:p>2015-05 Urea, coherent life and forgotten or unreali </text:p>
          </table:table-cell>
          <table:table-cell office:value-type="string" calcext:value-type="string">
            <text:p>[13] Krichevskaia AA, Lukash AI, Kesel'man NA. Izmenenie perekisnogo okisleniia i soderzhaniia fosfolipidov v mozge pri giperoksii i zashchitnoe de?stvie mocheviny [Change in peroxidation and in the phospholipid content in the brain in hyperoxia and the protective action of urea]. Ukr Biokhim Zh. 1976 Mar-Apr;48(2):190-4. Russian. PMID: 941311. </text:p>
          </table:table-cell>
          <table:table-cell office:value-type="string" calcext:value-type="string">
            <text:p>[14] Lukash AI, Kartashev IP, Antipina TV. Uchastie ionov zheleza v antioksidantnom de?stvii mocheviny [Participation of iron ions in antioxidant action of urea]. Ukr Biokhim Zh (1978). 1980 Jul-Aug;52(4):462-5. Russian. PMID: 7210209. </text:p>
          </table:table-cell>
          <table:table-cell office:value-type="string" calcext:value-type="string">
            <text:p>[15] Mairose UB. Osmolalit'tsprobleme [Osmolality problems]. Infusionsther Klin Ernahr. 1976 Apr;3(2):117-9. German. PMID: 965081. </text:p>
          </table:table-cell>
          <table:table-cell office:value-type="string" calcext:value-type="string">
            <text:p>[27] Veksler IaI, Atabegova NG. Vliianie mocheviny na 'nergeticheski? obmen mozga v norme i v usloviiakh gipotermii [Effect of urea on brain energy metabolism in normal conditions and in hypothermia]. Vopr Med Khim. 1972;18(2):202-7. Russian. PMID: 4679573. </text:p>
          </table:table-cell>
          <table:table-cell office:value-type="string" calcext:value-type="string">
            <text:p>[29] Watanabe H, Lau DC, Guyn HL, Wong NL. Effect of progesterone therapy on arginine vasopressin and atrial natriuretic factor in premenstrual syndrome. Clin Invest Med. 1997 Aug;20(4):211-23. PMID: 9258576. </text:p>
          </table:table-cell>
          <table:table-cell table:number-columns-repeated="15"/>
        </table:table-row>
        <table:table-row table:style-name="ro7">
          <table:table-cell office:value-type="string" calcext:value-type="string">
            <text:p>2015-07 Imprinting and Aging </text:p>
          </table:table-cell>
          <table:table-cell office:value-type="string" calcext:value-type="string">
            <text:p>[05] Carney SL, Dirks JH. Effect of parathyroid and antidiuretic hormone on water and calcium permeability in the rat collecting duct. Miner Electrolyte Metab. 1988;14(2-3):142-5. PMID: 3380069. </text:p>
          </table:table-cell>
          <table:table-cell office:value-type="string" calcext:value-type="string">
            <text:p>[06] https://www.ncbi.nlm.nih.gov/books/NBK279163/</text:p>
          </table:table-cell>
          <table:table-cell table:number-columns-repeated="18"/>
        </table:table-row>
        <table:table-row table:style-name="ro8">
          <table:table-cell office:value-type="string" calcext:value-type="string">
            <text:p>2015-09 Nitric oxide, degenerative processes, and </text:p>
          </table:table-cell>
          <table:table-cell office:value-type="string" calcext:value-type="string">
            <text:p>[04] Bonartsev AP, Slavutskaia Av, Postnikov AB, Medvedeva NA. Vliianie khronicheskogo vvedeniia aminoguanidina na reaktivnost' legochnykh sosudov u krys s monokrotalinovo? model'iu legochno? gipertenzii [Effect of chronic administration of aminoguanidine on the reactivity of pulmonary vessels in rats with monocrotaline-induced pulmonary hypertension]. Ross Fiziol Zh Im I M Sechenova. 2004 Jul;90(7):908-15. Russian. PMID: 15462215. </text:p>
          </table:table-cell>
          <table:table-cell office:value-type="string" calcext:value-type="string">
            <text:p>[06] Chaves MC, Ribeiro RA, Rao VS. Possible involvement of nitric oxide in estrogen-induced uterine edema in the immature rat. Braz J Med Biol Res. 1993 Aug;26(8):853-7. PMID: 7507764. </text:p>
          </table:table-cell>
          <table:table-cell table:number-columns-repeated="18"/>
        </table:table-row>
        <table:table-row table:style-name="ro5">
          <table:table-cell office:value-type="string" calcext:value-type="string">
            <text:p>2016 Progesterone, brain protection, and the scienc </text:p>
          </table:table-cell>
          <table:table-cell office:value-type="string" calcext:value-type="string">
            <text:p>[25] Sherwin BB. Progestogens used in menopause. Side effects, mood and quality of life. J Reprod Med. 1999 Feb;44(2 Suppl):227-32. PMID: 11392037. </text:p>
          </table:table-cell>
          <table:table-cell table:number-columns-repeated="19"/>
        </table:table-row>
        <table:table-row table:style-name="ro6">
          <table:table-cell office:value-type="string" calcext:value-type="string">
            <text:p>2016-01 Nitric oxide, aging, and adaption </text:p>
          </table:table-cell>
          <table:table-cell office:value-type="string" calcext:value-type="string">
            <text:p>[27] Lloret A, Fuchsberger T, Giraldo E, Vina J. Reductive Stress: A New Concept in Alzheimer's Disease. Curr Alzheimer Res. 2016;13(2):206-11. doi: 10.2174/1567205012666150921101430. PMID: 26391042. </text:p>
          </table:table-cell>
          <table:table-cell office:value-type="string" calcext:value-type="string">
            <text:p>[29] Maletic SD, Dragicevic-Djokovic LM, Zikic RV, Stajn AS, Milenkovic P, Kostic MM. Effects of nitric oxide donors on energy metabolism of rat erythrocytes. J Environ Pathol Toxicol Oncol. 2000;19(4):383-90. PMID: 11213021. </text:p>
          </table:table-cell>
          <table:table-cell table:number-columns-repeated="18"/>
        </table:table-row>
        <table:table-row table:style-name="ro5">
          <table:table-cell office:value-type="string" calcext:value-type="string">
            <text:p>2016-05 Comments on cancer therapy </text:p>
          </table:table-cell>
          <table:table-cell office:value-type="string" calcext:value-type="string">
            <text:p>[06] Cohen P, Wax Y, Modan B. Seasonality in the occurrence of breast cancer. Cancer Res. 1983 Feb;43(2):892-6. PMID: 6848200. </text:p>
          </table:table-cell>
          <table:table-cell office:value-type="string" calcext:value-type="string">
            <text:p>[23] PARK WW, LEES JC. The absolute curability of cancer of the breast. Surg Gynecol Obstet. 1951 Aug;93(2):129-52. PMID: 14855258. </text:p>
          </table:table-cell>
          <table:table-cell table:number-columns-repeated="18"/>
        </table:table-row>
        <table:table-row table:style-name="ro12">
          <table:table-cell office:value-type="string" calcext:value-type="string">
            <text:p>2016-07 100 Years of Cancer Metabolism </text:p>
          </table:table-cell>
          <table:table-cell office:value-type="string" calcext:value-type="string">
            <text:p>[02] Sam Apple, NYT May 15,2016, on page MM64 of the Sunday Magazine. </text:p>
          </table:table-cell>
          <table:table-cell office:value-type="string" calcext:value-type="string">
            <text:p>[03] Baev VI, Drukina MA, Valeeva GA, Volkova ZA. Tsiki krebsa v takniakh krys, podvergnutykh sochetannomy vozde?stviiu giperkapnii, gipoksii i okhlazhdeniia [Krebs cycle in tissue of rats subjected to combined effect of hypercapnia, hypoxia and cooling]. Ukr Biokhim Zh. 1975 May-Jun;47(3):352-7. Russian. PMID: 1216351.</text:p>
          </table:table-cell>
          <table:table-cell office:value-type="string" calcext:value-type="string">
            <text:p>[15] Shapot VS, Davydova IG, Karetnikov IuP, Seregin GI. Gipoglikemicheskoe davlenie opukholi i bio'lektricheskaia aktivnost' golovnogo mozga u onkologicheskikh bol'nykh [Tumor-induced hypoglycemia and bioelectric activity of the brain in cancer patients]. Vopr Onkol. 1983;29(12):12-7. Russian. PMID: 6666093. </text:p>
          </table:table-cell>
          <table:table-cell office:value-type="string" calcext:value-type="string">
            <text:p>[17] Tagi-zade SB, Shapot VS. Vozmozhnost' osushchestvleniia Pasterovskogo 'ffekta astsitnymi rakovymi kletkami in vivo [Possibility of achieving the Pasteur effect by ascites carcinoma cells in vivo]. Vopr Med Khim. 1971 Jul-Aug;17(4):407-11. Russian. PMID: 5317626. </text:p>
          </table:table-cell>
          <table:table-cell table:number-columns-repeated="16"/>
        </table:table-row>
        <table:table-row table:style-name="ro7">
          <table:table-cell office:value-type="string" calcext:value-type="string">
            <text:p>2016-09 Dangers of sadistic science Determinism </text:p>
          </table:table-cell>
          <table:table-cell office:value-type="string" calcext:value-type="string">
            <text:p>[22] Harman D. Lipofuscin and ceroid formation: the cellular recycling system. Adv Exp Med Biol. 1989;266:3-15. doi: 10.1007/978-1-4899-5339-1_1. PMID: 2486157. </text:p>
          </table:table-cell>
          <table:table-cell table:number-columns-repeated="19"/>
        </table:table-row>
        <table:table-row table:style-name="ro4">
          <table:table-cell office:value-type="string" calcext:value-type="string">
            <text:p>2017 Adaptogenic Milk </text:p>
          </table:table-cell>
          <table:table-cell office:value-type="string" calcext:value-type="string">
            <text:p>[02] Artus M. Etude, chez le jeune rat en croissance, des effets de l'administration d'un r'gime a base d'amidon ou de saccharose sur certains param'tres du m'tabolisme calcique [Effects of administering diets with starch or sucrose basis on certain parameters of calcium metabolism in the young, growing rat]. Ann Nutr Aliment. 1975;29(4):305-12. French. PMID: 1221903. </text:p>
          </table:table-cell>
          <table:table-cell office:value-type="string" calcext:value-type="string">
            <text:p>[13] Competitive Enterprise Institute https://cei.org/blog/annual-biofuel-subsidies-will hit-60-billion-2022-earth-track. </text:p>
          </table:table-cell>
          <table:table-cell office:value-type="string" calcext:value-type="string">
            <text:p>[25] Pirie, N. W. "The direct use of leaf protein in human nutrition."'Chemistry &amp; Industry'61 (1942): 45-48. </text:p>
          </table:table-cell>
          <table:table-cell office:value-type="string" calcext:value-type="string">
            <text:p>[27] Radjaipour M, Kindtner E, R'sler H, Eggstein M. Circadiane Rhythmik der Konzentrationen von Parathyrin und Calcitonin im Serum [Circadian rhythm of parathyrin and calcitonin concentrations in the serum]. J Clin Chem Clin Biochem. 1986 Mar;24(3):175-8. German. PMID: 3711800. </text:p>
          </table:table-cell>
          <table:table-cell office:value-type="string" calcext:value-type="string">
            <text:p>[32] Zamenhof S, Ahmad G. The effects of exogenous nutrients on growth of chick embryo brain. Growth. 1979 Sep;43(3):160-6. PMID: 510956. </text:p>
          </table:table-cell>
          <table:table-cell table:number-columns-repeated="15"/>
        </table:table-row>
        <table:table-row table:style-name="ro2">
          <table:table-cell office:value-type="string" calcext:value-type="string">
            <text:p>2017-05 Language and Criticism of Science </text:p>
          </table:table-cell>
          <table:table-cell office:value-type="string" calcext:value-type="string">
            <text:p>[04] Braden, Thomas W. "I'm Glad the CIA Is 'Immoral,'."'Saturday Evening Post'May 20, pg. 10-14 (1967). </text:p>
          </table:table-cell>
          <table:table-cell table:number-columns-repeated="19"/>
        </table:table-row>
        <table:table-row table:style-name="ro3">
          <table:table-cell office:value-type="string" calcext:value-type="string">
            <text:p>2017-07 Problems of Metabolic Energy and Efficiency </text:p>
          </table:table-cell>
          <table:table-cell office:value-type="string" calcext:value-type="string">
            <text:p>[05] Kogure K. [Ischemic edema formation and energy failure of the brain]. Tanpakushitsu Kakusan Koso. 1984 Dec;29(14):1695-709. Japanese. PMID: 6099896. </text:p>
          </table:table-cell>
          <table:table-cell office:value-type="string" calcext:value-type="string">
            <text:p>[09] Dreiling DA, Janowitz HD, Halpern M. The effect of a carbonic anhydrase inhibitor, Diamox, on human pancreatic secretion. Implications on the mechanism of pancreatic secretion. Gastroenterology. 1968 Apr;54(4):Suppl:765-7. PMID: 5659822. </text:p>
          </table:table-cell>
          <table:table-cell office:value-type="string" calcext:value-type="string">
            <text:p>[13] Garg LC. Induction of hepatic carbonic anhydrase by estrogen. J Pharmacol Exp Ther. 1975 Feb;192(2):297-302. PMID: 804034. </text:p>
          </table:table-cell>
          <table:table-cell office:value-type="string" calcext:value-type="string">
            <text:p>[22] Lloret A, Fuchsberger T, Giraldo E, Vina J. Reductive Stress: A New Concept in Alzheimer's Disease. Curr Alzheimer Res. 2016;13(2):206-11. doi: 10.2174/1567205012666150921101430. PMID: 26391042. </text:p>
          </table:table-cell>
          <table:table-cell office:value-type="string" calcext:value-type="string">
            <text:p>[28] Puscas I, Coltau M, Baican M, Pasca R, Domuta G, Hecht A. Vasoconstrictive drugs increase carbonic anhydrase I in vascular smooth muscle while vasodilating drugs reduce the activity of this isozyme by a direct mechanism of action. Drugs Exp Clin Res. 2001;27(2):53-60. PMID: 11392054. </text:p>
          </table:table-cell>
          <table:table-cell office:value-type="string" calcext:value-type="string">
            <text:p>[30] Schwartz L, Supuran CT, Alfarouk KO. The Warburg Effect and the Hallmarks of Cancer. Anticancer Agents Med Chem. 2017;17(2):164-170. doi: 10.2174/1871520616666161031143301. PMID: 27804847. </text:p>
          </table:table-cell>
          <table:table-cell office:value-type="string" calcext:value-type="string">
            <text:p>[31] Severinghaus JW. Endotoxin hyperventilation mechanisms. Crit Care Med. 1998 Sep;26(9):1481-2. Doi: 10.1097/00003246-199809000-00009. PMID: 9751579. </text:p>
          </table:table-cell>
          <table:table-cell table:number-columns-repeated="13"/>
        </table:table-row>
        <table:table-row table:style-name="ro6">
          <table:table-cell office:value-type="string" calcext:value-type="string">
            <text:p>2018-01 Consciousness, Nootropics, And Progester </text:p>
          </table:table-cell>
          <table:table-cell office:value-type="string" calcext:value-type="string">
            <text:p>[09] Mallouk RS. Letter: Longevity in vertebrates is proportional to relative brain weight. Fed Proc. 1975 Nov;34(12):2102-3. PMID: 1183610. </text:p>
          </table:table-cell>
          <table:table-cell office:value-type="string" calcext:value-type="string">
            <text:p>[16] Li DL, Han H. [Effect of progesterone on the expression of GLUT in the brain following hypoxic-ischemia in newborn rats]. Zhongguo Ying Yong Sheng Li Xue Za Zhi. 2008 Aug;24(3):353-5. Chinese. PMID: 21141602. </text:p>
          </table:table-cell>
          <table:table-cell table:number-columns-repeated="18"/>
        </table:table-row>
        <table:table-row table:style-name="ro7">
          <table:table-cell office:value-type="string" calcext:value-type="string">
            <text:p>2018-03 Sleep and Aging </text:p>
          </table:table-cell>
          <table:table-cell office:value-type="string" calcext:value-type="string">
            <text:p>[06] Luo H, Guo H, Xiao J, Xue Z. [Circadian variations of plasma SOD and MDA in health subjects]. Hua Xi Yi Ke Da Xue Xue Bao. 1997 Dec;28(4):401-3. Chinese. PMID: 10683957. </text:p>
          </table:table-cell>
          <table:table-cell table:number-columns-repeated="19"/>
        </table:table-row>
        <table:table-row table:style-name="ro7">
          <table:table-cell office:value-type="string" calcext:value-type="string">
            <text:p>2018-05 Autism And Causality </text:p>
          </table:table-cell>
          <table:table-cell office:value-type="string" calcext:value-type="string">
            <text:p>[08] https://www.kennedykrieger.org/overview/news/ <text:s/>study-finds-fever-may-lead-improved-behavior-ch <text:s/>ildren-autism-spectrum-disorders</text:p>
          </table:table-cell>
          <table:table-cell table:number-columns-repeated="19"/>
        </table:table-row>
        <table:table-row table:style-name="ro5">
          <table:table-cell office:value-type="string" calcext:value-type="string">
            <text:p>2018-09 Cholesterol in Context - Part 1 </text:p>
          </table:table-cell>
          <table:table-cell office:value-type="string" calcext:value-type="string">
            <text:p>[20] Land', K. E., and W. M. Sperry. "Human atherosclerosis in relation to the cholesterol content of the blood serum." (1936): 301-312. </text:p>
          </table:table-cell>
          <table:table-cell table:number-columns-repeated="19"/>
        </table:table-row>
        <table:table-row table:style-name="ro3">
          <table:table-cell office:value-type="string" calcext:value-type="string">
            <text:p>2018-11 Cholesterol in Context Part 2 </text:p>
          </table:table-cell>
          <table:table-cell office:value-type="string" calcext:value-type="string">
            <text:p>[25] Smith EB. The relationship between plasma and tissue lipids in human atherosclerosis. Adv Lipid Res. 1974;12(0):1-49. doi: 10.1016/b978-0-12-024912-1.50008-9. PMID: 4371518. </text:p>
          </table:table-cell>
          <table:table-cell office:value-type="string" calcext:value-type="string">
            <text:p>[28] SoRelle R. Death rate higher in elderly with low cholesterol. Circulation. 2001 Aug 14;104(7):E9011-3. PMID: 11505958. </text:p>
          </table:table-cell>
          <table:table-cell office:value-type="string" calcext:value-type="string">
            <text:p>[32] Struchkov VA, Strazhevskaia NV. Izmenenie sostava DNK-sviazannykh lipidov sarkomy 37, indutsirovannoe sarkolizinom in vivo [Changes induced by sarcolysine in vivo in the composition of DNA-bound lipids in sarcoma 37]. Biull Eksp Biol Med. 1989 Sep;108(9):327-30. Russian. PMID: 2611393. </text:p>
          </table:table-cell>
          <table:table-cell table:number-columns-repeated="17"/>
        </table:table-row>
        <table:table-row table:style-name="ro5">
          <table:table-cell office:value-type="string" calcext:value-type="string">
            <text:p>2019 Money, progesterone &amp; life </text:p>
          </table:table-cell>
          <table:table-cell office:value-type="string" calcext:value-type="string">
            <text:p>[23] Senie RT, Kinne DW. Menstrual timing of treatment for breast cancer. J Natl Cancer Inst Monogr. 1994;(16):85-90. PMID: 7999475. </text:p>
          </table:table-cell>
          <table:table-cell table:number-columns-repeated="19"/>
        </table:table-row>
        <table:table-row table:style-name="ro12">
          <table:table-cell office:value-type="string" calcext:value-type="string">
            <text:p>2019 Serotonin Energy, Degeneration, and Aging </text:p>
          </table:table-cell>
          <table:table-cell office:value-type="string" calcext:value-type="string">
            <text:p>[21] Montilla P, Montilla J, Pinilla J, Mu'oz MC. Serotonina cerebral en la respuesta del eje hipot'lamohip'fiso-adrenal a la hipoglucemia insul'nica [Brain serotonin in response to the hypothalamo-hypophyseal-adrenal system to insulin hypoglycemia]. Rev Esp Fisiol. 1988 Mar;44(1):93-7. Spanish. PMID: 2845530. </text:p>
          </table:table-cell>
          <table:table-cell office:value-type="string" calcext:value-type="string">
            <text:p>[22] Nabarra B, Casanova M, Paris D, Nicole A, Toyama K, Sinet PM, Ceballos I, London J. Transgenic mice overexpressing the human Cu/Zn-SOD gene: ultrastructural studies of a premature thymic involution model of Down's syndrome (trisomy 21). Lab Invest. 1996 Mar;74(3):617-26. PMID: 8600312. </text:p>
          </table:table-cell>
          <table:table-cell office:value-type="string" calcext:value-type="string">
            <text:p>[29] Popova NK, Vo?tenko NN, Maslova LN. Vliianie 'motsional'nogo stressa i kortikosterona na aktivnost' monoaminoksidaz mozga krys [The effect of emotional stress and corticosterone on the activity of monoaminoxidase in the rat brain]. Vopr Med Khim. 1989 Jul-Aug;35(4):114-9. Russian. PMID: 2815668. </text:p>
          </table:table-cell>
          <table:table-cell office:value-type="string" calcext:value-type="string">
            <text:p>[34] Tamarkina AD, Annenkov GA, Filippov IK, Lamchingi?n T. Effekt dozy gena tsitoplazmatichesko? superoksidismutazy (SOD-1) v 'ritrotsitakh bol'nykh s sindromon Dauna [Dosage effect of the cytoplasmic superoxide dismutase (SOD-1) gene in the erythrocytes of Down's syndrome patients]. Genetika. 1977;13(5):929-32. Russian. PMID: 147797. </text:p>
          </table:table-cell>
          <table:table-cell table:number-columns-repeated="16"/>
        </table:table-row>
        <table:table-row table:style-name="ro5">
          <table:table-cell office:value-type="string" calcext:value-type="string">
            <text:p>2019-01 Receptors, or Sensitive Substance </text:p>
          </table:table-cell>
          <table:table-cell office:value-type="string" calcext:value-type="string">
            <text:p>[01] Popular Science, May 1904, page 96. A talk by Paul Ehrlich at Johns Hopkins University, "Physical chemistry versus biology in the doctrines of immunity.' </text:p>
          </table:table-cell>
          <table:table-cell table:number-columns-repeated="19"/>
        </table:table-row>
        <table:table-row table:style-name="ro4">
          <table:table-cell office:value-type="string" calcext:value-type="string">
            <text:p>2019-03 Particles in Context </text:p>
          </table:table-cell>
          <table:table-cell office:value-type="string" calcext:value-type="string">
            <text:p>[05] Contemporary Problems in Science and Education Number 5, (2009) p.15-20. Influence of soybean gene EPSPS CP4 on the physiological state and reproductive functions of rats in the first two generations.</text:p>
          </table:table-cell>
          <table:table-cell office:value-type="string" calcext:value-type="string">
            <text:p>[13] Huaux F. Une nouvelle voie pathologique menant a la fibrose pulmonaire induite par la silice: implication des r'ponses immunitaires suppressives [A new pathologic pathway for pulmonary fibrosis induced by silica: involvement of immunosuppressive responses]. Bull Mem Acad R Med Belg. 2009;164(5-6):240-6. French. PMID: 20666153. </text:p>
          </table:table-cell>
          <table:table-cell office:value-type="string" calcext:value-type="string">
            <text:p>[23] Soy diet suppresses reproductive function of rodents. Modern problems of science and education ' 6. (2008) (Annex 'Biological sciences'). C. 26. Maligin AG, Ermakova IV </text:p>
          </table:table-cell>
          <table:table-cell office:value-type="string" calcext:value-type="string">
            <text:p>[25] Machado EA, Lair SV. Giant multinucleate macrophages in methyl cellulose-stimulated athymic nude mice. J Reticuloendothel Soc. 1978 May;23(5):383-7. PMID: 671424. </text:p>
          </table:table-cell>
          <table:table-cell office:value-type="string" calcext:value-type="string">
            <text:p>[32] What's killing America's teens? Inside CDC's new mortality report. News June 01, 2018. By Fiza Pirani, The Atlanta Journal-Constitution </text:p>
          </table:table-cell>
          <table:table-cell office:value-type="string" calcext:value-type="string">
            <text:p>[44] AV Surov, NY Feoktistov, MV Ushakov, AV Gureeva (2010) Changing the physiological parameters of mammals feeding genetically modified ingredients of vegetable origin. Insti tution of the Russian Academy of Sciences Insti tute of Ecology and Evolution behalf of A. N. Severtsov RAS (IEE RAS) http://oagb.ru/ lib.php?txt_id=12292. Commissioned by the National Association for Genetic Safety </text:p>
          </table:table-cell>
          <table:table-cell office:value-type="string" calcext:value-type="string">
            <text:p>[46] Udina M, Castellv' P, Moreno-Espa'a J, Navin's R, Vald's M, Forns X, Langohr K, Sol' R, Vieta E, Mart'n-Santos R. Interferon-induced depression in chronic hepatitis C: a systematic review and meta-analysis. J Clin Psychiatry. 2012 Aug;73(8):1128-38. doi: 10.4088/JCP.12r07694. PMID: 22967776. </text:p>
          </table:table-cell>
          <table:table-cell table:number-columns-repeated="13"/>
        </table:table-row>
        <table:table-row table:style-name="ro11">
          <table:table-cell office:value-type="string" calcext:value-type="string">
            <text:p>2019-05 Postpartum Depression, Brain Aging, </text:p>
          </table:table-cell>
          <table:table-cell office:value-type="string" calcext:value-type="string">
            <text:p>[06] Datta S, Hurley RJ, Naulty JS, Stern P, Lambert DH, Concepcion M, Tulchinsky D, Weiss JB, Ostheimer GW. Plasma and cerebrospinal fluid progesterone concentrations in pregnant and nonpregnant women. Anesth Analg. 1986 Sep;65(9):950-4. PMID: 3740493. </text:p>
          </table:table-cell>
          <table:table-cell table:number-columns-repeated="19"/>
        </table:table-row>
        <table:table-row table:style-name="ro11">
          <table:table-cell office:value-type="string" calcext:value-type="string">
            <text:p>2019-09 Serotonin, coherence and aging </text:p>
          </table:table-cell>
          <table:table-cell office:value-type="string" calcext:value-type="string">
            <text:p>[05] Balitskii KP, Vinnitskii VB. Vplyv serotoninu na enerhetychni protsesy u pukhlyni i kistkovomu mozku [Effect of serotonin on energy processes in tumors and bone marrow]. Ukr Biokhim Zh. 1972;44(3):303-6. Ukrainian. PMID: 4145553. </text:p>
          </table:table-cell>
          <table:table-cell office:value-type="string" calcext:value-type="string">
            <text:p>[27] Rudzit EA, Mal'tseva LD, Brazhnikova ID. Vliianie serotonina na dykhanie i glikoliz opukholevo? tkani [The effect of serotonin on respiration and glycolysis in tumor tissues]. Vopr Onkol. 1968;14(7):46-50. Russian. PMID: 5725419. </text:p>
          </table:table-cell>
          <table:table-cell table:number-columns-repeated="18"/>
        </table:table-row>
        <table:table-row table:style-name="ro7">
          <table:table-cell office:value-type="string" calcext:value-type="string">
            <text:p>2020 Lactate, Metabolism Regression, and Political </text:p>
          </table:table-cell>
          <table:table-cell office:value-type="string" calcext:value-type="string">
            <text:p>[11] Pennington AJ, Pentreath VW. Transmitter-induced glycogenolysis and gluconeogenesis in leech segmental ganglia. J Physiol (Paris). 1987;82(4):218-28. PMID: 2903239. </text:p>
          </table:table-cell>
          <table:table-cell table:number-columns-repeated="19"/>
        </table:table-row>
        <table:table-row table:style-name="ro6">
          <table:table-cell office:value-type="string" calcext:value-type="string">
            <text:p>2020 This Novel Flu Season </text:p>
          </table:table-cell>
          <table:table-cell office:value-type="string" calcext:value-type="string">
            <text:p>[16] Kovaleva IuO, Artem'eva MM, Ilatovskaia ME, Medvedev OS, Medvedeva NA. [Role of estradiol in hypoxia-induced pulmonary hypertension in female rats]. Eksp Klin Farmakol. 2012;75(12):19-21. Russian. PMID: 23700662. </text:p>
          </table:table-cell>
          <table:table-cell table:number-columns-repeated="19"/>
        </table:table-row>
        <table:table-row table:style-name="ro6">
          <table:table-cell office:value-type="string" calcext:value-type="string">
            <text:p>2020-01 Contexts for Vaccinations </text:p>
          </table:table-cell>
          <table:table-cell office:value-type="string" calcext:value-type="string">
            <text:p>[06] Geffen, Dennis H. "The Incidence of Paralysis occurring in London Children within Four Weeks after Immunisation." (1950): 137-40. </text:p>
          </table:table-cell>
          <table:table-cell office:value-type="string" calcext:value-type="string">
            <text:p>[21] The Orkneys and Shetland: Their Past and Present State; SHETLAND UNDER SCOTTISH AND BRITISH RULE, pages 173-174. By John R. Tudor, 1883. https://archive.org/stream/orkneysshetlandt00tudo/ork neysshetlandt00tudo_djvu.txt </text:p>
          </table:table-cell>
          <table:table-cell office:value-type="string" calcext:value-type="string">
            <text:p>[22] Wyatt HV. Provocation poliomyelitis: neglected clinical observations from 1914 to 1950. Bull Hist Med. 1981 Winter;55(4):543-57. PMID: 7039740. </text:p>
          </table:table-cell>
          <table:table-cell office:value-type="string" calcext:value-type="string">
            <text:p>[25] Wyatt HV, Issues Med Ethics, 4(1) (1996): 14-15. A View From The West: Health Warning: Injections Can Endanger Health</text:p>
          </table:table-cell>
          <table:table-cell table:number-columns-repeated="16"/>
        </table:table-row>
        <table:table-row table:style-name="ro12">
          <table:table-cell office:value-type="string" calcext:value-type="string">
            <text:p>2020-03 Natural Order and Gilbert Ling </text:p>
          </table:table-cell>
          <table:table-cell office:value-type="string" calcext:value-type="string">
            <text:p>[12] Ling GN, Murphy RC. Studies on the physical state of water in living cells and model systems. II. NMR relaxation times of water protons in aqueous solutions of gelatin and oxygen-containing polymers which reduce the solvency of water for NA+, sugars, and free amino acids. Physiol Chem Phys Med NMR. 1983;15(2):137-54. PMID: 6665043. </text:p>
          </table:table-cell>
          <table:table-cell office:value-type="string" calcext:value-type="string">
            <text:p>[15] Parui R, Gambhir KK, Mehrotra PP. Changes in carbonic anhydrase may be the initial step of altered metabolism in hypertension. Biochem Int. 1991 Mar;23(4):779-89. PMID: 1908243. </text:p>
          </table:table-cell>
          <table:table-cell table:number-columns-repeated="18"/>
        </table:table-row>
        <table:table-row table:style-name="ro12">
          <table:table-cell office:value-type="string" calcext:value-type="string">
            <text:p>2020-07 Education, a developmental process </text:p>
          </table:table-cell>
          <table:table-cell office:value-type="string" calcext:value-type="string">
            <text:p>[01] Centre Canadien d''tudes Allemandes et Europ'ennes (CCEAE) Universit' de Montr'al, 25 octobre 2012. 'ducation et N'o-Lib'ralisme: L''conomie de l'Ignorance. Martin Beddeleem </text:p>
          </table:table-cell>
          <table:table-cell office:value-type="string" calcext:value-type="string">
            <text:p>[02] Children's Health Defense Fund, July 21, 2020, Gates and Gov. Cuomo Take Advan tage of COVID-19 and Re-Imagine the NY Education System, Curtis Cost. https://childrenshealthdefense.org/news/gates-and gov-cuomo-take-advantage-of-covid-19-and-re-im agine-the-ny-education-system </text:p>
          </table:table-cell>
          <table:table-cell office:value-type="string" calcext:value-type="string">
            <text:p>[04] Ivan Illich, Deschooling Society, 1970 </text:p>
          </table:table-cell>
          <table:table-cell office:value-type="string" calcext:value-type="string">
            <text:p>[07] Children's Health Defense Fund, July 30, 2020, New Censorship Czars: Tech Titans Aim to Restrict Access to Information in the Vaccine Debate. Robert F. Kennedy, Jr. https://childrenshealthdefense.org/news/the-new-c ensorship-czars-tech-titans-aim-to-call-the-shots-o n-what-the-public-is-exposed-to-in-the-vaccine-de bate/</text:p>
          </table:table-cell>
          <table:table-cell office:value-type="string" calcext:value-type="string">
            <text:p>[08] The Intercept, May 9, 2020, Screen New Deal, Naomi Klein. Https://theintercept.com/2020/05/08/andrew cuomo-eric-schmidt-coronavirus-tech-shock-d octrine/ </text:p>
          </table:table-cell>
          <table:table-cell office:value-type="string" calcext:value-type="string">
            <text:p>[09] Harvard Educational Review, 1954, 24, 86'97. The science of learning and the art of teaching. </text:p>
          </table:table-cell>
          <table:table-cell office:value-type="string" calcext:value-type="string">
            <text:p>[10] Harvard Educational Review, 1961, Vol. 31, pp. 377'398. Why We Need Teaching Machines, Skinner, B. F. </text:p>
          </table:table-cell>
          <table:table-cell table:number-columns-repeated="13"/>
        </table:table-row>
        <table:table-row table:style-name="ro5">
          <table:table-cell office:value-type="string" calcext:value-type="string">
            <text:p>2021-01 Cumulative damage, degeneration, &amp; aging </text:p>
          </table:table-cell>
          <table:table-cell office:value-type="string" calcext:value-type="string">
            <text:p>[01] Ahmad G, Zamenhof S. The effect of progesterone on brain and body growth of chick embryos. Growth. 1979 Mar;43(1):58-61. PMID: 456930. </text:p>
          </table:table-cell>
          <table:table-cell table:number-columns-repeated="19"/>
        </table:table-row>
        <table:table-row table:style-name="ro11">
          <table:table-cell office:value-type="string" calcext:value-type="string">
            <text:p>2021-03 Inflammation, adaptation, and aging </text:p>
          </table:table-cell>
          <table:table-cell office:value-type="string" calcext:value-type="string">
            <text:p>[03] Caplin I. Diabetes mellitus and insulin in an aspirin sensitive asthmatic. Ann Allergy. 1976 Mar;36(3):193-202. PMID: 1259204. </text:p>
          </table:table-cell>
          <table:table-cell office:value-type="string" calcext:value-type="string">
            <text:p>[15] JASMIN G. Etude de l'inflammation anaphylactoide [Study of anaphylactoid inflammation]. Rev Can Biol. 1956 Oct;15(2):107-85. French. PMID: 13371060. </text:p>
          </table:table-cell>
          <table:table-cell office:value-type="string" calcext:value-type="string">
            <text:p>[16] JASMIN G, RICHER L. Acquisitions recentes sur l'inflammation anaphylacto'de. II [Recent acquisitions on anaphylactoid inflammation. II]. Rev Can Biol. 1955 Sep;14(2):118-22. French. PMID: 13267233. </text:p>
          </table:table-cell>
          <table:table-cell office:value-type="string" calcext:value-type="string">
            <text:p>[27] Park SH, Kim KW, Lee YS, Baek JH, Kim MS, Lee YM, Lee MS, Kim YJ. Hypoglycemia-induced VEGF expression is mediated by intracellular Ca2+ and protein kinase C signaling pathway in HepG2 human hepatoblastoma cells. Int J Mol Med. 2001 Jan;7(1):91-6. PMID: 11115615. </text:p>
          </table:table-cell>
          <table:table-cell table:number-columns-repeated="16"/>
        </table:table-row>
        <table:table-row table:style-name="ro4">
          <table:table-cell office:value-type="string" calcext:value-type="string">
            <text:p>2021-07 Estrogen, iron, degenerative aging </text:p>
          </table:table-cell>
          <table:table-cell office:value-type="string" calcext:value-type="string">
            <text:p>[25] Solerte SB, Fioravanti M, Magri F, Spinillo A, Guaschino S, Ferrari E. Influence des hormones sexuelles sur l'h'morh'ologie et les prot'ines plasmatiques au cours du cycle menstruel [Influence of sex hormones on hemorrheology and plasma proteins during the menstrual cycle]. Rev Fr Gynecol Obstet. 1991 Feb 25;86(2 Pt 2):139-42. French. PMID: 1767163. </text:p>
          </table:table-cell>
          <table:table-cell table:number-columns-repeated="19"/>
        </table:table-row>
        <table:table-row table:style-name="ro5">
          <table:table-cell office:value-type="string" calcext:value-type="string">
            <text:p>2021-09 Immunology, Ideology, Power </text:p>
          </table:table-cell>
          <table:table-cell office:value-type="string" calcext:value-type="string">
            <text:p>[05] Jerne NK. Towards a network theory of the immune system. Ann Immunol (Paris). 1974 Jan;125C(1-2):373-89. PMID: 4142565. </text:p>
          </table:table-cell>
          <table:table-cell table:number-columns-repeated="19"/>
        </table:table-row>
        <table:table-row table:style-name="ro11">
          <table:table-cell office:value-type="string" calcext:value-type="string">
            <text:p>2022 Q1 Carcinogenic Metabolism </text:p>
          </table:table-cell>
          <table:table-cell office:value-type="string" calcext:value-type="string">
            <text:p>[19] Verma N, Tiku AB. Role of mTOR pathway in modulation of radiation induced bystander effects. Int J Radiat Biol. 2022;98(2):173-182. doi: 10.1080/09553002.2022.2013567. Epub 2021 Dec 16. PMID: 34855567. </text:p>
          </table:table-cell>
          <table:table-cell office:value-type="string" calcext:value-type="string">
            <text:p>[24] Zhao Y, Huang H, Jia CH, Fan K, Xie T, Zhu ZY, Xie ML. Apigenin increases radiosensitivity of glioma stem cells by attenuating HIF-1?-mediated glycolysis. Med Oncol. 2021 Sep 23;38(11):131. doi: 10.1007/s12032-021-01586-8. PMID: 34554338. </text:p>
          </table:table-cell>
          <table:table-cell table:number-columns-repeated="18"/>
        </table:table-row>
        <table:table-row table:style-name="ro5">
          <table:table-cell office:value-type="string" calcext:value-type="string">
            <text:p>2022 Q2 Aging, Energy, Progesterone </text:p>
          </table:table-cell>
          <table:table-cell office:value-type="string" calcext:value-type="string">
            <text:p>[20] Segall P. Long-term tryptophan restriction and aging in the rat. Aktuelle Gerontol. 1977 Oct;7(10):535-8. PMID: 22255. </text:p>
          </table:table-cell>
          <table:table-cell table:number-columns-repeated="19"/>
        </table:table-row>
        <table:table-row table:style-name="ro7">
          <table:table-cell office:value-type="string" calcext:value-type="string">
            <text:p>A Physiological Approach to Ovarian Cancer </text:p>
          </table:table-cell>
          <table:table-cell office:value-type="string" calcext:value-type="string">
            <text:p>[03-A] Li, Min Hsin, and W. U. Gardner. "Experimental studies on the pathogenesis and histogenesis of ovarian tumors in mice."'Cancer Research'7.9 (1947): 549-566. </text:p>
          </table:table-cell>
          <table:table-cell office:value-type="string" calcext:value-type="string">
            <text:p>[03-B] GARDNER WU. Hormonal imbalances in tumorigenesis. Cancer Res. 1948 Sep;8(9):397-411. PMID: 18107381. </text:p>
          </table:table-cell>
          <table:table-cell office:value-type="string" calcext:value-type="string">
            <text:p>[05] KAPLAN HS. Influence of ovarian function on incidence of radiation-induced ovarian tumors in mice. J Natl Cancer Inst. 1950 Aug;11(1):125-32. PMID: 14784847. </text:p>
          </table:table-cell>
          <table:table-cell office:value-type="string" calcext:value-type="string">
            <text:p>[13-B] T.E. Rohan, et al. Breast, Cancer Research 50, 3176-81, 1990. </text:p>
          </table:table-cell>
          <table:table-cell table:number-columns-repeated="16"/>
        </table:table-row>
        <table:table-row table:style-name="ro6">
          <table:table-cell office:value-type="string" calcext:value-type="string">
            <text:p>Carbon Monoxide Cancer Hormone </text:p>
          </table:table-cell>
          <table:table-cell office:value-type="string" calcext:value-type="string">
            <text:p>[03] Han X, Liehr JG. 8-Hydroxylation of guanine bases in kidney and liver DNA of hamsters treated with estradiol: role of free radicals in estrogen-induced carcinogenesis. Cancer Res. 1994 Nov 1;54(21):5515-7. PMID: 7923187. </text:p>
          </table:table-cell>
          <table:table-cell office:value-type="string" calcext:value-type="string">
            <text:p>[05] Figge, FRANK HJ. "The relationship of pyrrol compounds to carcinogenesis."'In AAAS Research Conference on Cancer. 1945. </text:p>
          </table:table-cell>
          <table:table-cell table:number-columns-repeated="18"/>
        </table:table-row>
        <table:table-row table:style-name="ro12">
          <table:table-cell office:value-type="string" calcext:value-type="string">
            <text:p>Estrogen, serotonin, mood, and aging </text:p>
          </table:table-cell>
          <table:table-cell office:value-type="string" calcext:value-type="string">
            <text:p>[02] Bazarevich GIa, Deviataev AM, Likhtenshte?n AO, Natsvlishvili BP, Sadeko MKh. Rol' biologichesko? aktivnosti serotonina v formirovanii sindroma "shokovogo" legkogo [Role of the biological activity of serotonin in the production of the "shock lung" syndrome]. Biull Eksp Biol Med. 1976 Oct;82(10):1181-3. Russian. PMID: 1029497. </text:p>
          </table:table-cell>
          <table:table-cell office:value-type="string" calcext:value-type="string">
            <text:p>[06] Carlini EA, Lindsey CJ. Effect of serotonergic drugs on the aggressiveness induced by delta 9-tetrahydrocannabinol in rem-sleep-deprived rats. Braz J Med Biol Res. 1982 Oct;15(4-5):281-3. PMID: 6303479. </text:p>
          </table:table-cell>
          <table:table-cell office:value-type="string" calcext:value-type="string">
            <text:p>[14] Klingberg F, Mager P, Mager R. The mesencephalic reticular formation as a link in the cortical control of exploratory and goal-directed behaviour. Acta Physiol Hung. 1989;74(2):121-34. PMID: 2603729. </text:p>
          </table:table-cell>
          <table:table-cell office:value-type="string" calcext:value-type="string">
            <text:p>[22] Medvedev AE. Reguliatsiia biogennymi aminami 'nergeticheskikh funktsi? mitokhondri? [Regulation by biogenic amines of energy functions of mitochondria]. Vopr Med Khim. 1990 Sep-Oct;36(5):18-21. Russian. PMID: 2174585. </text:p>
          </table:table-cell>
          <table:table-cell office:value-type="string" calcext:value-type="string">
            <text:p>[23] Medvedev AE, Gorkin VZ. Rol' monoaminoksidaz v reguliatsii 'nergeticheskikh funktsi? mitokhondri? [The role of monoamine oxidase in the regulation of mitochondrial energy functions]. Vopr Med Khim. 1991 Sep-Oct;37(5):2-6. Russian. PMID: 1759390. </text:p>
          </table:table-cell>
          <table:table-cell office:value-type="string" calcext:value-type="string">
            <text:p>[28] Rastogi RB, Singhal RL. Influence of neonatal and adult hyperthyroidism on behavior and biosynthetic capacity for norepinephrine, dopamine and 5-hydroxytryptamine in rat brain. J Pharmacol Exp Ther. 1976 Sep;198(3):609-18. PMID: 978462. </text:p>
          </table:table-cell>
          <table:table-cell office:value-type="string" calcext:value-type="string">
            <text:p>[32] Semenov VL. Vliianie mediatorov vospaleniia na dykhanie mitokhondri? pecheni krys [Effect of inflammatory mediators on respiration in rat liver mitochondria]. Ukr Biokhim Zh (1978). 1990 Nov-Dec;62(6):93-7. Russian. PMID: 2087796. </text:p>
          </table:table-cell>
          <table:table-cell office:value-type="string" calcext:value-type="string">
            <text:p>[38] Arch Ital Biol. 2001 Feb;139(1-2):37-51. Active neocortical processes during quiescent sleep. Steriade M. </text:p>
          </table:table-cell>
          <table:table-cell office:value-type="string" calcext:value-type="string">
            <text:p>[42] van der Mast RC, Fekkes D. Serotonin and amino acids: partners in delirium pathophysiology? Semin Clin Neuropsychiatry. 2000 Apr;5(2):125-31. doi: 10.153/SCNP00500125. PMID: 10837101. </text:p>
          </table:table-cell>
          <table:table-cell table:number-columns-repeated="11"/>
        </table:table-row>
        <table:table-row table:style-name="ro2">
          <table:table-cell office:value-type="string" calcext:value-type="string">
            <text:p>Oral Absorption of Progesterone </text:p>
          </table:table-cell>
          <table:table-cell office:value-type="string" calcext:value-type="string">
            <text:p>[01] Badawy SZA, Marshall L. Luteal phase inadequacy and infertility. Fam pract news 1981; 6:17A-24A</text:p>
          </table:table-cell>
          <table:table-cell table:number-columns-repeated="19"/>
        </table:table-row>
        <table:table-row table:style-name="ro11">
          <table:table-cell office:value-type="string" calcext:value-type="string">
            <text:p>Steroids, Thyroid </text:p>
          </table:table-cell>
          <table:table-cell office:value-type="string" calcext:value-type="string">
            <text:p>[01] Renard E, Bringer J, Jaffiol C. St'ro'des sexuels. Effets sur le m'tabolisme hydrocarbon' avant et apr's la m'nopause [Sex steroids. Effects on the carbohydrate metabolism before and after menopause]. Presse Med. 1993 Mar 13;22(9):431-5. French. PMID: 8502647. </text:p>
          </table:table-cell>
          <table:table-cell office:value-type="string" calcext:value-type="string">
            <text:p>[06] Diamond MP, Lavy G, Polan ML. Progesterone production from granulosa cells of individual human follicles derived from diabetic and nondiabetic subjects. Int J Fertil. 1989 May-Jun;34(3):204-8. PMID: 2567716. </text:p>
          </table:table-cell>
          <table:table-cell table:number-columns-repeated="18"/>
        </table:table-row>
        <table:table-row table:style-name="ro1" table:number-rows-repeated="1048484">
          <table:table-cell table:number-columns-repeated="21"/>
        </table:table-row>
        <table:table-row table:style-name="ro1">
          <table:table-cell table:number-columns-repeated="2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08T14:09:39.515000000</dc:date>
    <meta:editing-duration>PT3M36S</meta:editing-duration>
    <meta:editing-cycles>1</meta:editing-cycles>
    <meta:document-statistic meta:table-count="2" meta:cell-count="1291" meta:object-count="0"/>
    <meta:generator>LibreOffice/24.8.6.2$Windows_X86_64 LibreOffice_project/6d98ba145e9a8a39fc57bcc76981d1fb1316c60c</meta:generator>
  </office:meta>
</office:document-meta>
</file>